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ntarell" svg:font-family="Cantarell" style:font-pitch="variable"/>
    <style:font-face style:name="DejaVu Sans1" svg:font-family="'DejaVu Sans'" style:font-pitch="variable"/>
    <style:font-face style:name="Cambria" svg:font-family="Cambria" style:font-family-generic="roman" style:font-pitch="variable"/>
    <style:font-face style:name="DejaVu Sans2"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79mm"/>
    </style:style>
    <style:style style:name="co3" style:family="table-column">
      <style:table-column-properties fo:break-before="auto" style:column-width="29.35mm"/>
    </style:style>
    <style:style style:name="co4" style:family="table-column">
      <style:table-column-properties fo:break-before="auto" style:column-width="27.6mm"/>
    </style:style>
    <style:style style:name="co5" style:family="table-column">
      <style:table-column-properties fo:break-before="auto" style:column-width="26.71mm"/>
    </style:style>
    <style:style style:name="co6" style:family="table-column">
      <style:table-column-properties fo:break-before="auto" style:column-width="32.61mm"/>
    </style:style>
    <style:style style:name="co7" style:family="table-column">
      <style:table-column-properties fo:break-before="auto" style:column-width="24.75mm"/>
    </style:style>
    <style:style style:name="co8" style:family="table-column">
      <style:table-column-properties fo:break-before="auto" style:column-width="28.91mm"/>
    </style:style>
    <style:style style:name="co9" style:family="table-column">
      <style:table-column-properties fo:break-before="auto" style:column-width="47.54mm"/>
    </style:style>
    <style:style style:name="co10" style:family="table-column">
      <style:table-column-properties fo:break-before="auto" style:column-width="34.82mm"/>
    </style:style>
    <style:style style:name="co11" style:family="table-column">
      <style:table-column-properties fo:break-before="auto" style:column-width="38.96mm"/>
    </style:style>
    <style:style style:name="co12" style:family="table-column">
      <style:table-column-properties fo:break-before="auto" style:column-width="31.29mm"/>
    </style:style>
    <style:style style:name="co13" style:family="table-column">
      <style:table-column-properties fo:break-before="auto" style:column-width="40.29mm"/>
    </style:style>
    <style:style style:name="co14" style:family="table-column">
      <style:table-column-properties fo:break-before="auto" style:column-width="31.57mm"/>
    </style:style>
    <style:style style:name="co15" style:family="table-column">
      <style:table-column-properties fo:break-before="auto" style:column-width="40.52mm"/>
    </style:style>
    <style:style style:name="co16" style:family="table-column">
      <style:table-column-properties fo:break-before="auto" style:column-width="39.83mm"/>
    </style:style>
    <style:style style:name="co17" style:family="table-column">
      <style:table-column-properties fo:break-before="auto" style:column-width="38.21mm"/>
    </style:style>
    <style:style style:name="co18" style:family="table-column">
      <style:table-column-properties fo:break-before="auto" style:column-width="36.57mm"/>
    </style:style>
    <style:style style:name="co19" style:family="table-column">
      <style:table-column-properties fo:break-before="auto" style:column-width="26.28mm"/>
    </style:style>
    <style:style style:name="co20" style:family="table-column">
      <style:table-column-properties fo:break-before="auto" style:column-width="16.44mm"/>
    </style:style>
    <style:style style:name="co21" style:family="table-column">
      <style:table-column-properties fo:break-before="auto" style:column-width="81.65mm"/>
    </style:style>
    <style:style style:name="co22" style:family="table-column">
      <style:table-column-properties fo:break-before="auto" style:column-width="22.56mm"/>
    </style:style>
    <style:style style:name="co23" style:family="table-column">
      <style:table-column-properties fo:break-before="auto" style:column-width="20.37mm"/>
    </style:style>
    <style:style style:name="co24" style:family="table-column">
      <style:table-column-properties fo:break-before="auto" style:column-width="19.07mm"/>
    </style:style>
    <style:style style:name="co25" style:family="table-column">
      <style:table-column-properties fo:break-before="auto" style:column-width="20.81mm"/>
    </style:style>
    <style:style style:name="co26" style:family="table-column">
      <style:table-column-properties fo:break-before="auto" style:column-width="28.26mm"/>
    </style:style>
    <style:style style:name="co27" style:family="table-column">
      <style:table-column-properties fo:break-before="auto" style:column-width="32.95mm"/>
    </style:style>
    <style:style style:name="co28" style:family="table-column">
      <style:table-column-properties fo:break-before="auto" style:column-width="79.6mm"/>
    </style:style>
    <style:style style:name="co29" style:family="table-column">
      <style:table-column-properties fo:break-before="auto" style:column-width="62.83mm"/>
    </style:style>
    <style:style style:name="co30" style:family="table-column">
      <style:table-column-properties fo:break-before="auto" style:column-width="26.14mm"/>
    </style:style>
    <style:style style:name="co31" style:family="table-column">
      <style:table-column-properties fo:break-before="auto" style:column-width="26.95mm"/>
    </style:style>
    <style:style style:name="co32" style:family="table-column">
      <style:table-column-properties fo:break-before="auto" style:column-width="23.95mm"/>
    </style:style>
    <style:style style:name="co33" style:family="table-column">
      <style:table-column-properties fo:break-before="auto" style:column-width="23.41mm"/>
    </style:style>
    <style:style style:name="co34" style:family="table-column">
      <style:table-column-properties fo:break-before="auto" style:column-width="25.31mm"/>
    </style:style>
    <style:style style:name="co35" style:family="table-column">
      <style:table-column-properties fo:break-before="auto" style:column-width="21.24mm"/>
    </style:style>
    <style:style style:name="co36" style:family="table-column">
      <style:table-column-properties fo:break-before="auto" style:column-width="55.28mm"/>
    </style:style>
    <style:style style:name="co37" style:family="table-column">
      <style:table-column-properties fo:break-before="auto" style:column-width="27.76mm"/>
    </style:style>
    <style:style style:name="co38" style:family="table-column">
      <style:table-column-properties fo:break-before="auto" style:column-width="30.5mm"/>
    </style:style>
    <style:style style:name="co39" style:family="table-column">
      <style:table-column-properties fo:break-before="auto" style:column-width="32.67mm"/>
    </style:style>
    <style:style style:name="co40" style:family="table-column">
      <style:table-column-properties fo:break-before="auto" style:column-width="97.19mm"/>
    </style:style>
    <style:style style:name="co41" style:family="table-column">
      <style:table-column-properties fo:break-before="auto" style:column-width="16.88mm"/>
    </style:style>
    <style:style style:name="co42" style:family="table-column">
      <style:table-column-properties fo:break-before="auto" style:column-width="27.16mm"/>
    </style:style>
    <style:style style:name="co43" style:family="table-column">
      <style:table-column-properties fo:break-before="auto" style:column-width="25.49mm"/>
    </style:style>
    <style:style style:name="co44" style:family="table-column">
      <style:table-column-properties fo:break-before="auto" style:column-width="20.78mm"/>
    </style:style>
    <style:style style:name="co45" style:family="table-column">
      <style:table-column-properties fo:break-before="auto" style:column-width="23.55mm"/>
    </style:style>
    <style:style style:name="co46" style:family="table-column">
      <style:table-column-properties fo:break-before="auto" style:column-width="25.75mm"/>
    </style:style>
    <style:style style:name="co47" style:family="table-column">
      <style:table-column-properties fo:break-before="auto" style:column-width="22.12mm"/>
    </style:style>
    <style:style style:name="co48" style:family="table-column">
      <style:table-column-properties fo:break-before="auto" style:column-width="15.56mm"/>
    </style:style>
    <style:style style:name="co49" style:family="table-column">
      <style:table-column-properties fo:break-before="auto" style:column-width="25.21mm"/>
    </style:style>
    <style:style style:name="co50" style:family="table-column">
      <style:table-column-properties fo:break-before="auto" style:column-width="56.16mm"/>
    </style:style>
    <style:style style:name="co51" style:family="table-column">
      <style:table-column-properties fo:break-before="auto" style:column-width="46.78mm"/>
    </style:style>
    <style:style style:name="co52" style:family="table-column">
      <style:table-column-properties fo:break-before="auto" style:column-width="23.83mm"/>
    </style:style>
    <style:style style:name="co53" style:family="table-column">
      <style:table-column-properties fo:break-before="auto" style:column-width="31.84mm"/>
    </style:style>
    <style:style style:name="co54" style:family="table-column">
      <style:table-column-properties fo:break-before="auto" style:column-width="94.76mm"/>
    </style:style>
    <style:style style:name="co55" style:family="table-column">
      <style:table-column-properties fo:break-before="auto" style:column-width="60.2mm"/>
    </style:style>
    <style:style style:name="co56" style:family="table-column">
      <style:table-column-properties fo:break-before="auto" style:column-width="38.93mm"/>
    </style:style>
    <style:style style:name="co57" style:family="table-column">
      <style:table-column-properties fo:break-before="auto" style:column-width="28.24mm"/>
    </style:style>
    <style:style style:name="co58" style:family="table-column">
      <style:table-column-properties fo:break-before="auto" style:column-width="35.7mm"/>
    </style:style>
    <style:style style:name="co59" style:family="table-column">
      <style:table-column-properties fo:break-before="auto" style:column-width="36.58mm"/>
    </style:style>
    <style:style style:name="co60" style:family="table-column">
      <style:table-column-properties fo:break-before="auto" style:column-width="31.1mm"/>
    </style:style>
    <style:style style:name="co61" style:family="table-column">
      <style:table-column-properties fo:break-before="auto" style:column-width="44.03mm"/>
    </style:style>
    <style:style style:name="co62" style:family="table-column">
      <style:table-column-properties fo:break-before="auto" style:column-width="43.57mm"/>
    </style:style>
    <style:style style:name="co63" style:family="table-column">
      <style:table-column-properties fo:break-before="auto" style:column-width="41.61mm"/>
    </style:style>
    <style:style style:name="co64" style:family="table-column">
      <style:table-column-properties fo:break-before="auto" style:column-width="41.8mm"/>
    </style:style>
    <style:style style:name="co65" style:family="table-column">
      <style:table-column-properties fo:break-before="auto" style:column-width="38.98mm"/>
    </style:style>
    <style:style style:name="co66" style:family="table-column">
      <style:table-column-properties fo:break-before="auto" style:column-width="39.86mm"/>
    </style:style>
    <style:style style:name="co67" style:family="table-column">
      <style:table-column-properties fo:break-before="auto" style:column-width="23.27mm"/>
    </style:style>
    <style:style style:name="co68" style:family="table-column">
      <style:table-column-properties fo:break-before="auto" style:column-width="21.91mm"/>
    </style:style>
    <style:style style:name="co69" style:family="table-column">
      <style:table-column-properties fo:break-before="auto" style:column-width="19.93mm"/>
    </style:style>
    <style:style style:name="co70" style:family="table-column">
      <style:table-column-properties fo:break-before="auto" style:column-width="26.72mm"/>
    </style:style>
    <style:style style:name="co71" style:family="table-column">
      <style:table-column-properties fo:break-before="auto" style:column-width="33.21mm"/>
    </style:style>
    <style:style style:name="co72" style:family="table-column">
      <style:table-column-properties fo:break-before="auto" style:column-width="52.79mm"/>
    </style:style>
    <style:style style:name="co73" style:family="table-column">
      <style:table-column-properties fo:break-before="auto" style:column-width="9.86mm"/>
    </style:style>
    <style:style style:name="co74" style:family="table-column">
      <style:table-column-properties fo:break-before="auto" style:column-width="43.36mm"/>
    </style:style>
    <style:style style:name="co75" style:family="table-column">
      <style:table-column-properties fo:break-before="auto" style:column-width="36.55mm"/>
    </style:style>
    <style:style style:name="co76" style:family="table-column">
      <style:table-column-properties fo:break-before="auto" style:column-width="36.67mm"/>
    </style:style>
    <style:style style:name="co77" style:family="table-column">
      <style:table-column-properties fo:break-before="auto" style:column-width="53.41mm"/>
    </style:style>
    <style:style style:name="co78" style:family="table-column">
      <style:table-column-properties fo:break-before="auto" style:column-width="40.3mm"/>
    </style:style>
    <style:style style:name="co79" style:family="table-column">
      <style:table-column-properties fo:break-before="auto" style:column-width="42.47mm"/>
    </style:style>
    <style:style style:name="co80" style:family="table-column">
      <style:table-column-properties fo:break-before="auto" style:column-width="19.88mm"/>
    </style:style>
    <style:style style:name="co81" style:family="table-column">
      <style:table-column-properties fo:break-before="auto" style:column-width="53.9mm"/>
    </style:style>
    <style:style style:name="co82" style:family="table-column">
      <style:table-column-properties fo:break-before="auto" style:column-width="20.51mm"/>
    </style:style>
    <style:style style:name="co83" style:family="table-column">
      <style:table-column-properties fo:break-before="auto" style:column-width="20.16mm"/>
    </style:style>
    <style:style style:name="co84" style:family="table-column">
      <style:table-column-properties fo:break-before="auto" style:column-width="14.15mm"/>
    </style:style>
    <style:style style:name="co85" style:family="table-column">
      <style:table-column-properties fo:break-before="auto" style:column-width="16.92mm"/>
    </style:style>
    <style:style style:name="co86" style:family="table-column">
      <style:table-column-properties fo:break-before="auto" style:column-width="28.7mm"/>
    </style:style>
    <style:style style:name="co87" style:family="table-column">
      <style:table-column-properties fo:break-before="auto" style:column-width="38.33mm"/>
    </style:style>
    <style:style style:name="co88" style:family="table-column">
      <style:table-column-properties fo:break-before="auto" style:column-width="27.15mm"/>
    </style:style>
    <style:style style:name="co89" style:family="table-column">
      <style:table-column-properties fo:break-before="auto" style:column-width="29.14mm"/>
    </style:style>
    <style:style style:name="co90" style:family="table-column">
      <style:table-column-properties fo:break-before="auto" style:column-width="46.65mm"/>
    </style:style>
    <style:style style:name="co91" style:family="table-column">
      <style:table-column-properties fo:break-before="auto" style:column-width="34.61mm"/>
    </style:style>
    <style:style style:name="co92" style:family="table-column">
      <style:table-column-properties fo:break-before="auto" style:column-width="24.98mm"/>
    </style:style>
    <style:style style:name="co93" style:family="table-column">
      <style:table-column-properties fo:break-before="auto" style:column-width="26.04mm"/>
    </style:style>
    <style:style style:name="co94" style:family="table-column">
      <style:table-column-properties fo:break-before="auto" style:column-width="28.52mm"/>
    </style:style>
    <style:style style:name="co95" style:family="table-column">
      <style:table-column-properties fo:break-before="auto" style:column-width="15.8mm"/>
    </style:style>
    <style:style style:name="co96" style:family="table-column">
      <style:table-column-properties fo:break-before="auto" style:column-width="22.44mm"/>
    </style:style>
    <style:style style:name="co97" style:family="table-column">
      <style:table-column-properties fo:break-before="auto" style:column-width="21.89mm"/>
    </style:style>
    <style:style style:name="co98" style:family="table-column">
      <style:table-column-properties fo:break-before="auto" style:column-width="89.54mm"/>
    </style:style>
    <style:style style:name="co99" style:family="table-column">
      <style:table-column-properties fo:break-before="auto" style:column-width="136.19mm"/>
    </style:style>
    <style:style style:name="co100" style:family="table-column">
      <style:table-column-properties fo:break-before="auto" style:column-width="26.92mm"/>
    </style:style>
    <style:style style:name="co101" style:family="table-column">
      <style:table-column-properties fo:break-before="auto" style:column-width="24.54mm"/>
    </style:style>
    <style:style style:name="co102" style:family="table-column">
      <style:table-column-properties fo:break-before="auto" style:column-width="37.09mm"/>
    </style:style>
    <style:style style:name="co103" style:family="table-column">
      <style:table-column-properties fo:break-before="auto" style:column-width="55.4mm"/>
    </style:style>
    <style:style style:name="co104" style:family="table-column">
      <style:table-column-properties fo:break-before="auto" style:column-width="26.86mm"/>
    </style:style>
    <style:style style:name="co105" style:family="table-column">
      <style:table-column-properties fo:break-before="auto" style:column-width="36.14mm"/>
    </style:style>
    <style:style style:name="co106" style:family="table-column">
      <style:table-column-properties fo:break-before="auto" style:column-width="38.75mm"/>
    </style:style>
    <style:style style:name="co107" style:family="table-column">
      <style:table-column-properties fo:break-before="auto" style:column-width="26.93mm"/>
    </style:style>
    <style:style style:name="co108" style:family="table-column">
      <style:table-column-properties fo:break-before="auto" style:column-width="37.45mm"/>
    </style:style>
    <style:style style:name="co109" style:family="table-column">
      <style:table-column-properties fo:break-before="auto" style:column-width="32.63mm"/>
    </style:style>
    <style:style style:name="co110" style:family="table-column">
      <style:table-column-properties fo:break-before="auto" style:column-width="99.17mm"/>
    </style:style>
    <style:style style:name="co111" style:family="table-column">
      <style:table-column-properties fo:break-before="auto" style:column-width="48.4mm"/>
    </style:style>
    <style:style style:name="co112" style:family="table-column">
      <style:table-column-properties fo:break-before="auto" style:column-width="45.12mm"/>
    </style:style>
    <style:style style:name="co113" style:family="table-column">
      <style:table-column-properties fo:break-before="auto" style:column-width="30.89mm"/>
    </style:style>
    <style:style style:name="co114" style:family="table-column">
      <style:table-column-properties fo:break-before="auto" style:column-width="23.44mm"/>
    </style:style>
    <style:style style:name="co115" style:family="table-column">
      <style:table-column-properties fo:break-before="auto" style:column-width="25.63mm"/>
    </style:style>
    <style:style style:name="co116" style:family="table-column">
      <style:table-column-properties fo:break-before="auto" style:column-width="25.19mm"/>
    </style:style>
    <style:style style:name="co117" style:family="table-column">
      <style:table-column-properties fo:break-before="auto" style:column-width="66.78mm"/>
    </style:style>
    <style:style style:name="co118" style:family="table-column">
      <style:table-column-properties fo:break-before="auto" style:column-width="180.64mm"/>
    </style:style>
    <style:style style:name="co119" style:family="table-column">
      <style:table-column-properties fo:break-before="auto" style:column-width="51.36mm"/>
    </style:style>
    <style:style style:name="co120" style:family="table-column">
      <style:table-column-properties fo:break-before="auto" style:column-width="45.98mm"/>
    </style:style>
    <style:style style:name="co121" style:family="table-column">
      <style:table-column-properties fo:break-before="auto" style:column-width="57.38mm"/>
    </style:style>
    <style:style style:name="co122" style:family="table-column">
      <style:table-column-properties fo:break-before="auto" style:column-width="37.99mm"/>
    </style:style>
    <style:style style:name="co123" style:family="table-column">
      <style:table-column-properties fo:break-before="auto" style:column-width="45.33mm"/>
    </style:style>
    <style:style style:name="co124" style:family="table-column">
      <style:table-column-properties fo:break-before="auto" style:column-width="48.28mm"/>
    </style:style>
    <style:style style:name="co125" style:family="table-column">
      <style:table-column-properties fo:break-before="auto" style:column-width="32.19mm"/>
    </style:style>
    <style:style style:name="co126" style:family="table-column">
      <style:table-column-properties fo:break-before="auto" style:column-width="41.84mm"/>
    </style:style>
    <style:style style:name="co127" style:family="table-column">
      <style:table-column-properties fo:break-before="auto" style:column-width="21.47mm"/>
    </style:style>
    <style:style style:name="co128" style:family="table-column">
      <style:table-column-properties fo:break-before="auto" style:column-width="14.25mm"/>
    </style:style>
    <style:style style:name="co129" style:family="table-column">
      <style:table-column-properties fo:break-before="auto" style:column-width="23.21mm"/>
    </style:style>
    <style:style style:name="co130" style:family="table-column">
      <style:table-column-properties fo:break-before="auto" style:column-width="172.51mm"/>
    </style:style>
    <style:style style:name="co131" style:family="table-column">
      <style:table-column-properties fo:break-before="auto" style:column-width="35.31mm"/>
    </style:style>
    <style:style style:name="co132" style:family="table-column">
      <style:table-column-properties fo:break-before="auto" style:column-width="31.41mm"/>
    </style:style>
    <style:style style:name="co133" style:family="table-column">
      <style:table-column-properties fo:break-before="auto" style:column-width="24.08mm"/>
    </style:style>
    <style:style style:name="co134" style:family="table-column">
      <style:table-column-properties fo:break-before="auto" style:column-width="44.38mm"/>
    </style:style>
    <style:style style:name="co135" style:family="table-column">
      <style:table-column-properties fo:break-before="auto" style:column-width="21.03mm"/>
    </style:style>
    <style:style style:name="co136" style:family="table-column">
      <style:table-column-properties fo:break-before="auto" style:column-width="64.81mm"/>
    </style:style>
    <style:style style:name="co137" style:family="table-column">
      <style:table-column-properties fo:break-before="auto" style:column-width="33.95mm"/>
    </style:style>
    <style:style style:name="co138" style:family="table-column">
      <style:table-column-properties fo:break-before="auto" style:column-width="53.71mm"/>
    </style:style>
    <style:style style:name="co139" style:family="table-column">
      <style:table-column-properties fo:break-before="auto" style:column-width="50.98mm"/>
    </style:style>
    <style:style style:name="co140" style:family="table-column">
      <style:table-column-properties fo:break-before="auto" style:column-width="49.6mm"/>
    </style:style>
    <style:style style:name="co141" style:family="table-column">
      <style:table-column-properties fo:break-before="auto" style:column-width="37.29mm"/>
    </style:style>
    <style:style style:name="co142" style:family="table-column">
      <style:table-column-properties fo:break-before="auto" style:column-width="17.53mm"/>
    </style:style>
    <style:style style:name="co143" style:family="table-column">
      <style:table-column-properties fo:break-before="auto" style:column-width="30mm"/>
    </style:style>
    <style:style style:name="co144" style:family="table-column">
      <style:table-column-properties fo:break-before="auto" style:column-width="42.93mm"/>
    </style:style>
    <style:style style:name="co145" style:family="table-column">
      <style:table-column-properties fo:break-before="auto" style:column-width="33.6mm"/>
    </style:style>
    <style:style style:name="co146" style:family="table-column">
      <style:table-column-properties fo:break-before="auto" style:column-width="20.71mm"/>
    </style:style>
    <style:style style:name="co147" style:family="table-column">
      <style:table-column-properties fo:break-before="auto" style:column-width="21.7mm"/>
    </style:style>
    <style:style style:name="co148" style:family="table-column">
      <style:table-column-properties fo:break-before="auto" style:column-width="23.39mm"/>
    </style:style>
    <style:style style:name="co149" style:family="table-column">
      <style:table-column-properties fo:break-before="auto" style:column-width="25.82mm"/>
    </style:style>
    <style:style style:name="co150" style:family="table-column">
      <style:table-column-properties fo:break-before="auto" style:column-width="16.09mm"/>
    </style:style>
    <style:style style:name="co151" style:family="table-column">
      <style:table-column-properties fo:break-before="auto" style:column-width="40.9mm"/>
    </style:style>
    <style:style style:name="co152" style:family="table-column">
      <style:table-column-properties fo:break-before="auto" style:column-width="24.61mm"/>
    </style:style>
    <style:style style:name="co153" style:family="table-column">
      <style:table-column-properties fo:break-before="auto" style:column-width="28.75mm"/>
    </style:style>
    <style:style style:name="co154" style:family="table-column">
      <style:table-column-properties fo:break-before="auto" style:column-width="32.39mm"/>
    </style:style>
    <style:style style:name="co155" style:family="table-column">
      <style:table-column-properties fo:break-before="auto" style:column-width="28.01mm"/>
    </style:style>
    <style:style style:name="co156" style:family="table-column">
      <style:table-column-properties fo:break-before="auto" style:column-width="25.33mm"/>
    </style:style>
    <style:style style:name="co157" style:family="table-column">
      <style:table-column-properties fo:break-before="auto" style:column-width="23.88mm"/>
    </style:style>
    <style:style style:name="co158" style:family="table-column">
      <style:table-column-properties fo:break-before="auto" style:column-width="125.02mm"/>
    </style:style>
    <style:style style:name="co159" style:family="table-column">
      <style:table-column-properties fo:break-before="auto" style:column-width="27.53mm"/>
    </style:style>
    <style:style style:name="co160" style:family="table-column">
      <style:table-column-properties fo:break-before="auto" style:column-width="24.85mm"/>
    </style:style>
    <style:style style:name="co161" style:family="table-column">
      <style:table-column-properties fo:break-before="auto" style:column-width="23.64mm"/>
    </style:style>
    <style:style style:name="co162" style:family="table-column">
      <style:table-column-properties fo:break-before="auto" style:column-width="24.11mm"/>
    </style:style>
    <style:style style:name="co163" style:family="table-column">
      <style:table-column-properties fo:break-before="auto" style:column-width="23.65mm"/>
    </style:style>
    <style:style style:name="co164" style:family="table-column">
      <style:table-column-properties fo:break-before="auto" style:column-width="31.98mm"/>
    </style:style>
    <style:style style:name="co165" style:family="table-column">
      <style:table-column-properties fo:break-before="auto" style:column-width="27.38mm"/>
    </style:style>
    <style:style style:name="co166" style:family="table-column">
      <style:table-column-properties fo:break-before="auto" style:column-width="30.44mm"/>
    </style:style>
    <style:style style:name="co167" style:family="table-column">
      <style:table-column-properties fo:break-before="auto" style:column-width="84.28mm"/>
    </style:style>
    <style:style style:name="co168" style:family="table-column">
      <style:table-column-properties fo:break-before="auto" style:column-width="32.86mm"/>
    </style:style>
    <style:style style:name="co169" style:family="table-column">
      <style:table-column-properties fo:break-before="auto" style:column-width="34.17mm"/>
    </style:style>
    <style:style style:name="co170" style:family="table-column">
      <style:table-column-properties fo:break-before="auto" style:column-width="40.73mm"/>
    </style:style>
    <style:style style:name="co171" style:family="table-column">
      <style:table-column-properties fo:break-before="auto" style:column-width="41.17mm"/>
    </style:style>
    <style:style style:name="co172" style:family="table-column">
      <style:table-column-properties fo:break-before="auto" style:column-width="39.63mm"/>
    </style:style>
    <style:style style:name="co173" style:family="table-column">
      <style:table-column-properties fo:break-before="auto" style:column-width="58.03mm"/>
    </style:style>
    <style:style style:name="co174" style:family="table-column">
      <style:table-column-properties fo:break-before="auto" style:column-width="198.35mm"/>
    </style:style>
    <style:style style:name="co175" style:family="table-column">
      <style:table-column-properties fo:break-before="auto" style:column-width="55.84mm"/>
    </style:style>
    <style:style style:name="co176" style:family="table-column">
      <style:table-column-properties fo:break-before="auto" style:column-width="23.14mm"/>
    </style:style>
    <style:style style:name="co177" style:family="table-column">
      <style:table-column-properties fo:break-before="auto" style:column-width="20.48mm"/>
    </style:style>
    <style:style style:name="co178" style:family="table-column">
      <style:table-column-properties fo:break-before="auto" style:column-width="19.26mm"/>
    </style:style>
    <style:style style:name="co179" style:family="table-column">
      <style:table-column-properties fo:break-before="auto" style:column-width="28.47mm"/>
    </style:style>
    <style:style style:name="co180" style:family="table-column">
      <style:table-column-properties fo:break-before="auto" style:column-width="75.3mm"/>
    </style:style>
    <style:style style:name="co181" style:family="table-column">
      <style:table-column-properties fo:break-before="auto" style:column-width="66.11mm"/>
    </style:style>
    <style:style style:name="co182" style:family="table-column">
      <style:table-column-properties fo:break-before="auto" style:column-width="51.03mm"/>
    </style:style>
    <style:style style:name="co183" style:family="table-column">
      <style:table-column-properties fo:break-before="auto" style:column-width="58.24mm"/>
    </style:style>
    <style:style style:name="co184" style:family="table-column">
      <style:table-column-properties fo:break-before="auto" style:column-width="40.96mm"/>
    </style:style>
    <style:style style:name="co185" style:family="table-column">
      <style:table-column-properties fo:break-before="auto" style:column-width="48.84mm"/>
    </style:style>
    <style:style style:name="co186" style:family="table-column">
      <style:table-column-properties fo:break-before="auto" style:column-width="44.89mm"/>
    </style:style>
    <style:style style:name="co187" style:family="table-column">
      <style:table-column-properties fo:break-before="auto" style:column-width="47.31mm"/>
    </style:style>
    <style:style style:name="co188" style:family="table-column">
      <style:table-column-properties fo:break-before="auto" style:column-width="58.68mm"/>
    </style:style>
    <style:style style:name="co189" style:family="table-column">
      <style:table-column-properties fo:break-before="auto" style:column-width="48.17mm"/>
    </style:style>
    <style:style style:name="co190" style:family="table-column">
      <style:table-column-properties fo:break-before="auto" style:column-width="59.57mm"/>
    </style:style>
    <style:style style:name="co191" style:family="table-column">
      <style:table-column-properties fo:break-before="auto" style:column-width="33.07mm"/>
    </style:style>
    <style:style style:name="co192" style:family="table-column">
      <style:table-column-properties fo:break-before="auto" style:column-width="46.21mm"/>
    </style:style>
    <style:style style:name="co193" style:family="table-column">
      <style:table-column-properties fo:break-before="auto" style:column-width="43.59mm"/>
    </style:style>
    <style:style style:name="co194" style:family="table-column">
      <style:table-column-properties fo:break-before="auto" style:column-width="51.89mm"/>
    </style:style>
    <style:style style:name="co195" style:family="table-column">
      <style:table-column-properties fo:break-before="auto" style:column-width="50.8mm"/>
    </style:style>
    <style:style style:name="co196" style:family="table-column">
      <style:table-column-properties fo:break-before="auto" style:column-width="52.56mm"/>
    </style:style>
    <style:style style:name="co197" style:family="table-column">
      <style:table-column-properties fo:break-before="auto" style:column-width="45.47mm"/>
    </style:style>
    <style:style style:name="co198" style:family="table-column">
      <style:table-column-properties fo:break-before="auto" style:column-width="33.71mm"/>
    </style:style>
    <style:style style:name="co199" style:family="table-column">
      <style:table-column-properties fo:break-before="auto" style:column-width="30.76mm"/>
    </style:style>
    <style:style style:name="co200" style:family="table-column">
      <style:table-column-properties fo:break-before="auto" style:column-width="26.53mm"/>
    </style:style>
    <style:style style:name="ro1" style:family="table-row">
      <style:table-row-properties style:row-height="4.52mm" fo:break-before="auto" style:use-optimal-row-height="true"/>
    </style:style>
    <style:style style:name="ro2" style:family="table-row">
      <style:table-row-properties style:row-height="5.06mm" fo:break-before="auto" style:use-optimal-row-height="true"/>
    </style:style>
    <style:style style:name="ro3" style:family="table-row">
      <style:table-row-properties style:row-height="4.67mm" fo:break-before="auto" style:use-optimal-row-height="false"/>
    </style:style>
    <style:style style:name="ro4" style:family="table-row">
      <style:table-row-properties style:row-height="7.92mm" fo:break-before="auto" style:use-optimal-row-height="true"/>
    </style:style>
    <style:style style:name="ro5" style:family="table-row">
      <style:table-row-properties style:row-height="11.62mm" fo:break-before="auto" style:use-optimal-row-height="true"/>
    </style:style>
    <style:style style:name="ro6" style:family="table-row">
      <style:table-row-properties style:row-height="18.5mm" fo:break-before="auto" style:use-optimal-row-height="true"/>
    </style:style>
    <style:style style:name="ro7" style:family="table-row">
      <style:table-row-properties style:row-height="4.99mm" fo:break-before="auto" style:use-optimal-row-height="false"/>
    </style:style>
    <style:style style:name="ro8" style:family="table-row">
      <style:table-row-properties style:row-height="5.26mm" fo:break-before="auto" style:use-optimal-row-height="true"/>
    </style:style>
    <style:style style:name="ro9" style:family="table-row">
      <style:table-row-properties style:row-height="4.73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text-properties fo:font-weight="bold" style:font-weight-asian="bold" style:font-weight-complex="bold"/>
      <style:map style:condition="cell-content()!='OK'" style:apply-style-name="VerifNOK" style:base-cell-address="Verifs.F2"/>
    </style:style>
    <style:style style:name="ce3" style:family="table-cell" style:parent-style-name="Default" style:data-style-name="N37"/>
    <style:style style:name="ce4" style:family="table-cell" style:parent-style-name="VerifNOK">
      <style:table-cell-properties style:text-align-source="fix" style:repeat-content="false"/>
      <style:paragraph-properties fo:text-align="center" fo:margin-left="0mm"/>
      <style:text-properties fo:font-weight="bold" style:font-weight-asian="bold" style:font-weight-complex="bold"/>
      <style:map style:condition="cell-content()=&quot;OK&quot;" style:apply-style-name="VerifOK" style:base-cell-address="Verifs.G2"/>
      <style:map style:condition="cell-content()!=&quot;OK&quot;" style:apply-style-name="VerifNOK" style:base-cell-address="Verifs.G2"/>
    </style:style>
    <style:style style:name="ce5" style:family="table-cell" style:parent-style-name="Default">
      <style:map style:condition="is-true-formula([$Verifs.$G$2])" style:apply-style-name="CalculAuto" style:base-cell-address="Verifs.G8"/>
    </style:style>
    <style:style style:name="ce6" style:family="table-cell" style:parent-style-name="NomVariable">
      <style:table-cell-properties style:text-align-source="fix" style:repeat-content="false"/>
      <style:paragraph-properties fo:text-align="center" fo:margin-left="0mm"/>
    </style:style>
    <style:style style:name="ce7" style:family="table-cell" style:parent-style-name="Default">
      <style:table-cell-properties style:cell-protect="none" style:print-content="true" style:text-align-source="fix" style:repeat-content="false"/>
      <style:paragraph-properties fo:text-align="center" fo:margin-left="0mm"/>
      <style:text-properties fo:font-style="italic" style:font-style-asian="italic" style:font-style-complex="italic"/>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style:cell-protect="none" style:print-content="true" style:text-align-source="fix" style:repeat-content="false"/>
      <style:paragraph-properties fo:text-align="center" fo:margin-left="0mm"/>
    </style:style>
    <style:style style:name="ce10" style:family="table-cell" style:parent-style-name="Default" style:data-style-name="N100">
      <style:table-cell-properties style:cell-protect="none" style:print-content="true" style:text-align-source="fix" style:repeat-content="false"/>
      <style:paragraph-properties fo:text-align="center" fo:margin-left="0mm"/>
      <style:text-properties fo:font-style="normal" style:font-style-asian="normal" style:font-style-complex="normal"/>
    </style:style>
    <style:style style:name="ce11" style:family="table-cell" style:parent-style-name="Default" style:data-style-name="N113">
      <style:table-cell-properties style:cell-protect="none" style:print-content="true" style:text-align-source="fix" style:repeat-content="false"/>
      <style:paragraph-properties fo:text-align="center" fo:margin-left="0mm"/>
    </style:style>
    <style:style style:name="ce1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Nimbus Sans L" fo:font-size="10pt" fo:language="fr" fo:country="FR"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13" style:family="table-cell" style:parent-style-name="Default" style:data-style-name="N100">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Nimbus Sans L" fo:font-size="10pt" fo:language="fr" fo:country="FR"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14" style:family="table-cell" style:parent-style-name="Protégé">
      <style:table-cell-properties style:text-align-source="fix" style:repeat-content="false"/>
      <style:paragraph-properties fo:text-align="center" fo:margin-left="0mm"/>
    </style:style>
    <style:style style:name="ce15" style:family="table-cell" style:parent-style-name="Default">
      <style:table-cell-properties style:cell-protect="protected" style:print-content="true" style:text-align-source="fix" style:repeat-content="false"/>
      <style:paragraph-properties fo:text-align="center" fo:margin-left="0mm"/>
    </style:style>
    <style:style style:name="ce16" style:family="table-cell" style:parent-style-name="NomVariable">
      <style:table-cell-properties style:cell-protect="protected" style:print-content="true" style:text-align-source="fix" style:repeat-content="false"/>
      <style:paragraph-properties fo:text-align="center" fo:margin-left="0mm"/>
    </style:style>
    <style:style style:name="ce17" style:family="table-cell" style:parent-style-name="Default" style:data-style-name="N114">
      <style:table-cell-properties style:cell-protect="protected" style:print-content="true" style:text-align-source="fix" style:repeat-content="false"/>
      <style:paragraph-properties fo:text-align="center" fo:margin-left="0mm"/>
      <style:text-properties fo:font-style="italic" style:font-style-asian="italic" style:font-style-complex="italic"/>
    </style:style>
    <style:style style:name="ce18" style:family="table-cell" style:parent-style-name="Default" style:data-style-name="N100">
      <style:table-cell-properties style:cell-protect="protected" style:print-content="true" style:text-align-source="fix" style:repeat-content="false"/>
      <style:paragraph-properties fo:text-align="center" fo:margin-left="0mm"/>
      <style:text-properties fo:font-style="italic" style:font-style-asian="italic" style:font-style-complex="italic"/>
    </style:style>
    <style:style style:name="ce19" style:family="table-cell" style:parent-style-name="Protégé">
      <style:table-cell-properties style:cell-protect="protected" style:print-content="true" style:text-align-source="fix" style:repeat-content="false"/>
      <style:paragraph-properties fo:text-align="center" fo:margin-left="0mm"/>
    </style:style>
    <style:style style:name="ce20" style:family="table-cell" style:parent-style-name="Default" style:data-style-name="N37">
      <style:table-cell-properties style:cell-protect="protected" style:print-content="true" style:text-align-source="fix" style:repeat-content="false"/>
      <style:paragraph-properties fo:text-align="center" fo:margin-left="0mm"/>
    </style:style>
    <style:style style:name="ce21" style:family="table-cell" style:parent-style-name="NomVariable">
      <style:table-cell-properties style:cell-protect="none" style:print-content="true" style:text-align-source="fix" style:repeat-content="false"/>
      <style:paragraph-properties fo:text-align="center" fo:margin-left="0mm"/>
    </style:style>
    <style:style style:name="ce22" style:family="table-cell" style:parent-style-name="Default" style:data-style-name="N0">
      <style:table-cell-properties style:text-align-source="fix" style:repeat-content="false"/>
      <style:paragraph-properties fo:text-align="center" fo:margin-left="0mm"/>
    </style:style>
    <style:style style:name="ce23" style:family="table-cell" style:parent-style-name="Default">
      <style:table-cell-properties fo:background-color="#006600" style:text-align-source="fix" style:repeat-content="false"/>
      <style:paragraph-properties fo:text-align="center" fo:margin-left="0mm"/>
      <style:text-properties fo:font-weight="normal" style:font-weight-asian="normal" style:font-weight-complex="normal"/>
    </style:style>
    <style:style style:name="ce24" style:family="table-cell" style:parent-style-name="Default" style:data-style-name="N100">
      <style:table-cell-properties style:text-align-source="fix" style:repeat-content="false"/>
      <style:paragraph-properties fo:text-align="center" fo:margin-left="0mm"/>
    </style:style>
    <style:style style:name="ce25" style:family="table-cell" style:parent-style-name="NomVariable">
      <style:table-cell-properties style:cell-protect="protected" style:print-content="true" style:text-align-source="fix" style:repeat-content="false"/>
      <style:paragraph-properties fo:text-align="center" fo:margin-left="0mm"/>
      <style:text-properties fo:font-weight="bold" style:font-weight-asian="bold" style:font-weight-complex="bold"/>
    </style:style>
    <style:style style:name="ce26" style:family="table-cell" style:parent-style-name="Protégé">
      <style:table-cell-properties style:cell-protect="protected" style:print-content="true" style:text-align-source="fix" style:repeat-content="false" fo:background-color="transparent"/>
      <style:paragraph-properties fo:text-align="center" fo:margin-left="0mm"/>
      <style:text-properties fo:color="#000000" fo:font-weight="bold" style:font-weight-asian="bold" style:font-weight-complex="bold"/>
    </style:style>
    <style:style style:name="ce27" style:family="table-cell" style:parent-style-name="Default" style:data-style-name="N113">
      <style:table-cell-properties style:text-align-source="fix" style:repeat-content="false"/>
      <style:paragraph-properties fo:text-align="center" fo:margin-left="0mm"/>
      <style:text-properties fo:font-style="italic" style:font-style-asian="italic" style:font-style-complex="italic"/>
    </style:style>
    <style:style style:name="ce28" style:family="table-cell" style:parent-style-name="Default">
      <style:table-cell-properties fo:background-color="#006600" style:text-align-source="fix" style:repeat-content="false"/>
      <style:paragraph-properties fo:text-align="center" fo:margin-left="0mm"/>
    </style:style>
    <style:style style:name="ce29" style:family="table-cell" style:parent-style-name="Default" style:data-style-name="N37">
      <style:table-cell-properties style:text-align-source="fix" style:repeat-content="false"/>
      <style:paragraph-properties fo:text-align="center" fo:margin-left="0mm"/>
    </style:style>
    <style:style style:name="ce30" style:family="table-cell" style:parent-style-name="Default" style:data-style-name="N1">
      <style:table-cell-properties style:cell-protect="protected" style:print-content="true" style:text-align-source="fix" style:repeat-content="false"/>
      <style:paragraph-properties fo:text-align="center" fo:margin-left="0mm"/>
      <style:text-properties fo:font-style="italic" style:font-style-asian="italic" style:font-style-complex="italic"/>
    </style:style>
    <style:style style:name="ce31" style:family="table-cell" style:parent-style-name="Default" style:data-style-name="N113">
      <style:table-cell-properties style:text-align-source="fix" style:repeat-content="false"/>
      <style:paragraph-properties fo:text-align="center" fo:margin-left="0mm"/>
      <style:text-properties fo:font-style="normal" fo:font-weight="normal" style:font-style-asian="normal" style:font-weight-asian="normal" style:font-style-complex="normal" style:font-weight-complex="normal"/>
    </style:style>
    <style:style style:name="ce32" style:family="table-cell" style:parent-style-name="Default">
      <style:table-cell-properties style:cell-protect="protected" style:print-content="true" style:text-align-source="fix" style:repeat-content="false" fo:background-color="transparent"/>
      <style:paragraph-properties fo:text-align="center" fo:margin-left="0mm"/>
    </style:style>
    <style:style style:name="ce33" style:family="table-cell" style:parent-style-name="Default" style:data-style-name="N119">
      <style:table-cell-properties style:cell-protect="protected" style:print-content="true" style:text-align-source="fix" style:repeat-content="false" fo:background-color="transparent"/>
      <style:paragraph-properties fo:text-align="center" fo:margin-left="0mm"/>
    </style:style>
    <style:style style:name="ce34" style:family="table-cell" style:parent-style-name="Default" style:data-style-name="N113">
      <style:table-cell-properties style:cell-protect="protected" style:print-content="true" style:text-align-source="fix" style:repeat-content="false" fo:background-color="transparent"/>
      <style:paragraph-properties fo:text-align="center" fo:margin-left="0mm"/>
    </style:style>
    <style:style style:name="ce35" style:family="table-cell" style:parent-style-name="Default" style:data-style-name="N100">
      <style:table-cell-properties style:cell-protect="protected" style:print-content="true" style:text-align-source="fix" style:repeat-content="false" fo:background-color="transparent"/>
      <style:paragraph-properties fo:text-align="center" fo:margin-left="0mm"/>
      <style:text-properties fo:font-style="normal" style:font-style-asian="normal" style:font-style-complex="normal"/>
    </style:style>
    <style:style style:name="ce36" style:family="table-cell" style:parent-style-name="Default" style:data-style-name="N114">
      <style:table-cell-properties style:cell-protect="protected" style:print-content="true" style:text-align-source="fix" style:repeat-content="false"/>
      <style:paragraph-properties fo:text-align="center" fo:margin-left="0mm"/>
    </style:style>
    <style:style style:name="ce37" style:family="table-cell" style:parent-style-name="Default">
      <style:table-cell-properties style:cell-protect="none" style:print-content="true" style:text-align-source="fix" style:repeat-content="false"/>
      <style:paragraph-properties fo:text-align="center" fo:margin-left="0mm"/>
      <style:text-properties fo:font-style="normal" style:font-style-asian="normal" style:font-style-complex="normal"/>
    </style:style>
    <style:style style:name="ce38" style:family="table-cell" style:parent-style-name="Default">
      <style:table-cell-properties style:cell-protect="protected" style:print-content="true" fo:background-color="transparent"/>
    </style:style>
    <style:style style:name="ce39" style:family="table-cell" style:parent-style-name="Default" style:data-style-name="N113">
      <style:table-cell-properties style:cell-protect="protected" style:print-content="true" fo:background-color="transparent"/>
    </style:style>
    <style:style style:name="ce40" style:family="table-cell" style:parent-style-name="Default" style:data-style-name="N119">
      <style:table-cell-properties style:text-align-source="fix" style:repeat-content="false"/>
      <style:paragraph-properties fo:text-align="center" fo:margin-left="0mm"/>
    </style:style>
    <style:style style:name="ce41" style:family="table-cell" style:parent-style-name="Default">
      <style:table-cell-properties style:cell-protect="protected" style:print-content="true"/>
    </style:style>
    <style:style style:name="ce42" style:family="table-cell" style:parent-style-name="Default" style:data-style-name="N37">
      <style:table-cell-properties style:cell-protect="protected" style:print-content="true"/>
    </style:style>
    <style:style style:name="ce43" style:family="table-cell" style:parent-style-name="Default" style:data-style-name="N0">
      <style:table-cell-properties style:cell-protect="none" style:print-content="true" style:text-align-source="fix" style:repeat-content="false"/>
      <style:paragraph-properties fo:text-align="center" fo:margin-left="0mm"/>
      <style:text-properties fo:font-style="italic" style:font-style-asian="italic" style:font-style-complex="italic"/>
    </style:style>
    <style:style style:name="ce44" style:family="table-cell" style:parent-style-name="Default" style:data-style-name="N0">
      <style:table-cell-properties style:cell-protect="none" style:print-content="true" style:text-align-source="fix" style:repeat-content="false"/>
      <style:paragraph-properties fo:text-align="center" fo:margin-left="0mm"/>
    </style:style>
    <style:style style:name="ce45" style:family="table-cell" style:parent-style-name="Default" style:data-style-name="N0">
      <style:table-cell-properties style:cell-protect="protected" style:print-content="true" style:text-align-source="fix" style:repeat-content="false"/>
      <style:paragraph-properties fo:text-align="center" fo:margin-left="0mm"/>
    </style:style>
    <style:style style:name="ce46" style:family="table-cell" style:parent-style-name="Default">
      <style:table-cell-properties fo:background-color="#006600" style:cell-protect="none" style:print-content="true" style:text-align-source="fix" style:repeat-content="false"/>
      <style:paragraph-properties fo:text-align="center" fo:margin-left="0mm"/>
    </style:style>
    <style:style style:name="ce47" style:family="table-cell" style:parent-style-name="Default" style:data-style-name="N108">
      <style:table-cell-properties style:cell-protect="none" style:print-content="true" style:text-align-source="fix" style:repeat-content="false"/>
      <style:paragraph-properties fo:text-align="center" fo:margin-left="0mm"/>
    </style:style>
    <style:style style:name="ce48" style:family="table-cell" style:parent-style-name="Default">
      <style:table-cell-properties style:cell-protect="none" style:print-content="true"/>
    </style:style>
    <style:style style:name="ce49" style:family="table-cell" style:parent-style-name="Default">
      <style:table-cell-properties style:cell-protect="protected" style:print-content="true" style:text-align-source="fix" style:repeat-content="false"/>
      <style:paragraph-properties fo:text-align="center" fo:margin-left="0mm"/>
      <style:text-properties fo:font-weight="bold" style:font-weight-asian="bold" style:font-weight-complex="bold"/>
    </style:style>
    <style:style style:name="ce50" style:family="table-cell" style:parent-style-name="Default" style:data-style-name="N108">
      <style:table-cell-properties style:cell-protect="protected" style:print-content="true" style:text-align-source="fix" style:repeat-content="false"/>
      <style:paragraph-properties fo:text-align="center" fo:margin-left="0mm"/>
    </style:style>
    <style:style style:name="ce51" style:family="table-cell" style:parent-style-name="Default">
      <style:table-cell-properties fo:background-color="#006600" style:cell-protect="protected" style:print-content="true" style:text-align-source="fix" style:repeat-content="false"/>
      <style:paragraph-properties fo:text-align="center" fo:margin-left="0mm"/>
    </style:style>
    <style:style style:name="ce52" style:family="table-cell" style:parent-style-name="Default">
      <style:table-cell-properties style:cell-protect="protected" style:print-content="true"/>
      <style:text-properties fo:font-weight="bold" style:font-weight-asian="bold" style:font-weight-complex="bold"/>
    </style:style>
    <style:style style:name="ce53" style:family="table-cell" style:parent-style-name="Default">
      <style:table-cell-properties style:cell-protect="protected" style:print-content="true" style:text-align-source="fix" style:repeat-content="false"/>
      <style:paragraph-properties fo:text-align="center" fo:margin-left="0mm"/>
      <style:text-properties style:font-name="Nimbus Sans L" fo:font-weight="bold" style:font-name-asian="DejaVu Sans" style:font-weight-asian="bold" style:font-name-complex="DejaVu Sans" style:font-weight-complex="bold"/>
    </style:style>
    <style:style style:name="ce54" style:family="table-cell" style:parent-style-name="Default" style:data-style-name="N108">
      <style:table-cell-properties style:cell-protect="protected" style:print-content="true" style:text-align-source="fix" style:repeat-content="false"/>
      <style:paragraph-properties fo:text-align="center" fo:margin-left="0mm"/>
      <style:text-properties style:font-name="Nimbus Sans L" style:font-name-asian="DejaVu Sans" style:font-name-complex="DejaVu Sans"/>
    </style:style>
    <style:style style:name="ce55" style:family="table-cell" style:parent-style-name="Default">
      <style:table-cell-properties style:cell-protect="protected" style:print-content="true"/>
      <style:text-properties style:font-name="Nimbus Sans L" style:font-name-asian="DejaVu Sans" style:font-name-complex="DejaVu Sans"/>
    </style:style>
    <style:style style:name="ce56" style:family="table-cell" style:parent-style-name="Default">
      <style:table-cell-properties fo:background-color="#006600" style:cell-protect="protected" style:print-content="true" style:text-align-source="fix" style:repeat-content="false"/>
      <style:paragraph-properties fo:text-align="center" fo:margin-left="0mm"/>
      <style:text-properties style:font-name="Nimbus Sans L" fo:font-weight="normal" style:font-name-asian="DejaVu Sans" style:font-weight-asian="normal" style:font-name-complex="DejaVu Sans" style:font-weight-complex="normal"/>
    </style:style>
    <style:style style:name="ce57" style:family="table-cell" style:parent-style-name="Default">
      <style:table-cell-properties fo:background-color="#006600" style:cell-protect="protected" style:print-content="true" style:text-align-source="fix" style:repeat-content="false"/>
      <style:paragraph-properties fo:text-align="center" fo:margin-left="0mm"/>
      <style:text-properties style:font-name="Nimbus Sans L" style:font-name-asian="DejaVu Sans" style:font-name-complex="DejaVu Sans"/>
    </style:style>
    <style:style style:name="ce58" style:family="table-cell" style:parent-style-name="NomVariable" style:data-style-name="N100">
      <style:text-properties style:font-weight-asian="normal" style:font-weight-complex="normal"/>
    </style:style>
    <style:style style:name="ce59" style:family="table-cell" style:parent-style-name="Default" style:data-style-name="N100"/>
    <style:style style:name="ce60" style:family="table-cell" style:parent-style-name="Default" style:data-style-name="N100">
      <style:table-cell-properties style:text-align-source="fix" style:repeat-content="false" fo:wrap-option="wrap"/>
      <style:paragraph-properties fo:text-align="end" fo:margin-left="0mm"/>
      <style:text-properties style:use-window-font-color="true" style:text-outline="false" style:text-line-through-style="none" style:text-line-through-type="none" style:font-name="Nimbus Sans 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Nimbus Sans L"/>
    </style:style>
    <style:style style:name="ce62" style:family="table-cell" style:parent-style-name="Default" style:data-style-name="N100">
      <style:table-cell-properties style:text-align-source="fix" style:repeat-content="false" fo:wrap-option="wrap"/>
      <style:paragraph-properties fo:text-align="end" fo:margin-left="0mm"/>
      <style:text-properties style:use-window-font-color="true" style:text-outline="false" style:text-line-through-style="none" style:text-line-through-type="none" style:font-name="Nimbus Sans L"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63" style:family="table-cell" style:parent-style-name="NomVariable" style:data-style-name="N100">
      <style:table-cell-properties style:text-align-source="fix" style:repeat-content="false"/>
      <style:paragraph-properties fo:text-align="center" fo:margin-left="0mm"/>
      <style:text-properties style:font-weight-asian="normal" style:font-weight-complex="normal"/>
    </style:style>
    <style:style style:name="ce64" style:family="table-cell" style:parent-style-name="Default">
      <style:table-cell-properties style:text-align-source="fix" style:repeat-content="false"/>
      <style:paragraph-properties fo:text-align="center" fo:margin-left="0mm"/>
      <style:text-properties fo:font-style="italic" style:font-style-asian="italic" style:font-style-complex="italic"/>
    </style:style>
    <style:style style:name="ce65" style:family="table-cell" style:parent-style-name="Default">
      <style:table-cell-properties style:text-align-source="fix" style:repeat-content="false"/>
      <style:paragraph-properties fo:text-align="center" fo:margin-left="0mm"/>
      <style:text-properties fo:font-style="normal" style:text-underline-style="none" style:font-style-asian="normal" style:font-style-complex="normal"/>
    </style:style>
    <style:style style:name="ce66" style:family="table-cell" style:parent-style-name="Default" style:data-style-name="N110">
      <style:table-cell-properties style:text-align-source="fix" style:repeat-content="false"/>
      <style:paragraph-properties fo:text-align="end" fo:margin-left="0mm"/>
      <style:text-properties fo:font-style="normal" style:text-underline-style="none" style:font-style-asian="normal" style:font-style-complex="normal"/>
    </style:style>
    <style:style style:name="ce67" style:family="table-cell" style:parent-style-name="Default" style:data-style-name="N110">
      <style:table-cell-properties style:text-align-source="fix" style:repeat-content="false"/>
      <style:paragraph-properties fo:text-align="end" fo:margin-left="0mm"/>
    </style:style>
    <style:style style:name="ce68" style:family="table-cell" style:parent-style-name="Default">
      <style:text-properties style:font-name="Nimbus Sans L" style:font-name-asian="DejaVu Sans" style:font-name-complex="DejaVu Sans"/>
    </style:style>
    <style:style style:name="ce69" style:family="table-cell" style:parent-style-name="NomVariable" style:data-style-name="N100">
      <style:table-cell-properties style:text-align-source="fix" style:repeat-content="false"/>
      <style:paragraph-properties fo:text-align="end" fo:margin-left="0mm"/>
      <style:text-properties style:font-weight-asian="normal" style:font-weight-complex="normal"/>
    </style:style>
    <style:style style:name="ce70" style:family="table-cell" style:parent-style-name="Default" style:data-style-name="N110">
      <style:table-cell-properties style:text-align-source="fix" style:repeat-content="false" fo:wrap-option="no-wrap"/>
      <style:paragraph-properties fo:text-align="end" fo:margin-left="0mm"/>
      <style:text-properties fo:font-style="normal" style:text-underline-style="none" style:font-style-asian="normal" style:font-style-complex="normal"/>
    </style:style>
    <style:style style:name="ce71" style:family="table-cell" style:parent-style-name="Default" style:data-style-name="N110">
      <style:table-cell-properties style:text-align-source="fix" style:repeat-content="false" fo:wrap-option="no-wrap"/>
      <style:paragraph-properties fo:text-align="end" fo:margin-left="0mm"/>
    </style:style>
    <style:style style:name="ce72" style:family="table-cell" style:parent-style-name="Default">
      <style:table-cell-properties style:text-align-source="fix" style:repeat-content="false" fo:wrap-option="no-wrap"/>
      <style:paragraph-properties fo:text-align="end" fo:margin-left="0mm"/>
    </style:style>
    <style:style style:name="ce73" style:family="table-cell" style:parent-style-name="Default" style:data-style-name="N108">
      <style:table-cell-properties style:text-align-source="fix" style:repeat-content="false" fo:wrap-option="no-wrap"/>
      <style:paragraph-properties fo:text-align="end" fo:margin-left="0mm"/>
      <style:text-properties style:font-name="Nimbus Sans L" style:font-name-asian="DejaVu Sans" style:font-name-complex="DejaVu Sans"/>
    </style:style>
    <style:style style:name="ce74" style:family="table-cell" style:parent-style-name="Default" style:data-style-name="N112">
      <style:table-cell-properties style:text-align-source="fix" style:repeat-content="false" fo:wrap-option="no-wrap"/>
      <style:paragraph-properties fo:text-align="end" fo:margin-left="0mm"/>
      <style:text-properties style:use-window-font-color="true" style:font-name="Nimbus Sans L" fo:font-size="10pt" fo:language="none" fo:country="none" fo:font-weight="normal" style:font-name-asian="Cantarell" style:font-size-asian="10pt" style:language-asian="none" style:country-asian="none" style:font-weight-asian="normal" style:font-name-complex="Cantarell" style:font-size-complex="10pt" style:language-complex="none" style:country-complex="none" style:font-weight-complex="normal"/>
    </style:style>
    <style:style style:name="ce75" style:family="table-cell" style:parent-style-name="Default" style:data-style-name="N0">
      <style:table-cell-properties style:text-align-source="fix" style:repeat-content="false" fo:wrap-option="no-wrap"/>
      <style:paragraph-properties fo:text-align="end" fo:margin-left="0mm"/>
      <style:text-properties fo:font-style="normal" style:text-underline-style="none" style:font-style-asian="normal" style:font-style-complex="normal"/>
    </style:style>
    <style:style style:name="ce76" style:family="table-cell" style:parent-style-name="Default">
      <style:table-cell-properties style:text-align-source="fix" style:repeat-content="false"/>
      <style:paragraph-properties fo:text-align="justify"/>
      <style:text-properties fo:color="#00000a" style:text-outline="false" style:text-line-through-style="none" style:text-line-through-type="none" style:font-name="Cambria" fo:font-size="11pt" fo:language="fr" fo:country="FR" fo:font-style="normal" fo:text-shadow="none" style:text-underline-style="none" fo:font-weight="normal" style:text-underline-mode="continuous" style:text-overline-mode="continuous" style:text-line-through-mode="continuous" style:font-name-asian="DejaVu Sans1" style:font-size-asian="11pt" style:language-asian="ar" style:country-asian="SA"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ext-properties fo:font-style="normal" style:text-underline-style="none" style:font-style-asian="normal" style:font-style-complex="normal"/>
    </style:style>
    <style:style style:name="ce78" style:family="table-cell" style:parent-style-name="Default">
      <style:table-cell-properties style:text-align-source="fix" style:repeat-content="false"/>
      <style:paragraph-properties fo:text-align="end" fo:margin-left="0mm"/>
    </style:style>
    <style:style style:name="ce79" style:family="table-cell" style:parent-style-name="Default">
      <style:table-cell-properties style:text-align-source="fix" style:repeat-content="false"/>
      <style:paragraph-properties fo:text-align="end" fo:margin-left="0mm"/>
      <style:text-properties fo:font-style="normal" style:text-underline-style="none" style:font-style-asian="normal" style:font-style-complex="normal"/>
    </style:style>
    <style:style style:name="ce80" style:family="table-cell" style:parent-style-name="Default">
      <style:table-cell-properties style:text-align-source="fix" style:repeat-content="false"/>
      <style:paragraph-properties fo:text-align="center" fo:margin-left="0mm"/>
      <style:text-properties style:font-name="Nimbus Sans L" fo:font-style="normal" style:text-underline-style="none" style:font-name-asian="DejaVu Sans" style:font-style-asian="normal" style:font-name-complex="DejaVu Sans" style:font-style-complex="normal"/>
    </style:style>
    <style:style style:name="ce81" style:family="table-cell" style:parent-style-name="Default">
      <style:table-cell-properties style:text-align-source="fix" style:repeat-content="false"/>
      <style:paragraph-properties fo:text-align="center" fo:margin-left="0mm"/>
      <style:text-properties style:font-name="Nimbus Sans L" fo:font-style="italic" style:font-name-asian="DejaVu Sans" style:font-style-asian="italic" style:font-name-complex="DejaVu Sans" style:font-style-complex="italic"/>
    </style:style>
    <style:style style:name="ce82" style:family="table-cell" style:parent-style-name="Default" style:data-style-name="N113">
      <style:table-cell-properties style:cell-protect="protected" style:print-content="true" style:text-align-source="fix" style:repeat-content="false"/>
      <style:paragraph-properties fo:text-align="center" fo:margin-left="0mm"/>
    </style:style>
    <style:style style:name="ce83" style:family="table-cell" style:parent-style-name="Default" style:data-style-name="N113">
      <style:table-cell-properties style:text-align-source="fix" style:repeat-content="false"/>
      <style:paragraph-properties fo:text-align="center" fo:margin-left="0mm"/>
    </style:style>
    <style:style style:name="ce84" style:family="table-cell" style:parent-style-name="Default" style:data-style-name="N100">
      <style:table-cell-properties style:cell-protect="protected" style:print-content="true" style:text-align-source="fix" style:repeat-content="false"/>
      <style:paragraph-properties fo:text-align="center" fo:margin-left="0mm"/>
      <style:text-properties fo:font-style="normal" style:font-style-asian="normal" style:font-style-complex="normal"/>
    </style:style>
    <style:style style:name="ce85" style:family="table-cell" style:parent-style-name="Default">
      <style:table-cell-properties style:cell-protect="none" style:print-content="true" style:text-align-source="fix" style:repeat-content="false"/>
      <style:paragraph-properties fo:text-align="center" fo:margin-left="0mm"/>
      <style:text-properties fo:font-weight="bold" style:font-weight-asian="bold" style:font-weight-complex="bold"/>
    </style:style>
    <style:style style:name="ce86" style:family="table-cell" style:parent-style-name="Default">
      <style:table-cell-properties fo:background-color="#006600" style:text-align-source="fix" style:repeat-content="false"/>
      <style:paragraph-properties fo:text-align="center" fo:margin-left="0mm"/>
      <style:text-properties fo:color="#ffffff" fo:font-weight="normal" style:font-weight-asian="normal" style:font-weight-complex="normal"/>
    </style:style>
    <style:style style:name="ce87"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88"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89"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90" style:family="table-cell" style:parent-style-name="Default" style:data-style-name="N110">
      <style:table-cell-properties style:text-align-source="fix" style:repeat-content="false"/>
      <style:paragraph-properties fo:text-align="center" fo:margin-left="0mm"/>
    </style:style>
    <style:style style:name="ce91" style:family="table-cell" style:parent-style-name="Default">
      <style:table-cell-properties fo:background-color="#006600" style:text-align-source="fix" style:repeat-content="false"/>
      <style:paragraph-properties fo:text-align="center" fo:margin-left="0mm"/>
      <style:text-properties style:use-window-font-color="true" fo:font-weight="normal" style:font-weight-asian="normal" style:font-weight-complex="normal"/>
    </style:style>
    <style:style style:name="ce92" style:family="table-cell" style:parent-style-name="Default" style:data-style-name="N100">
      <style:table-cell-properties style:text-align-source="fix" style:repeat-content="false"/>
      <style:paragraph-properties fo:text-align="center" fo:margin-left="0mm"/>
      <style:text-properties fo:font-weight="bold" style:font-weight-asian="bold" style:font-weight-complex="bold"/>
    </style:style>
    <style:style style:name="ce93" style:family="table-cell" style:parent-style-name="Protégé" style:data-style-name="N100">
      <style:table-cell-properties style:text-align-source="fix" style:repeat-content="false"/>
      <style:paragraph-properties fo:text-align="center" fo:margin-left="0mm"/>
      <style:text-properties fo:font-weight="normal" style:font-weight-asian="normal" style:font-weight-complex="normal"/>
    </style:style>
    <style:style style:name="ce94" style:family="table-cell" style:parent-style-name="Default" style:data-style-name="N0">
      <style:table-cell-properties style:text-align-source="fix" style:repeat-content="false"/>
      <style:paragraph-properties fo:text-align="center" fo:margin-left="0mm"/>
      <style:text-properties fo:font-style="normal" style:font-style-asian="normal" style:font-style-complex="normal"/>
    </style:style>
    <style:style style:name="ce95"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96" style:family="table-cell" style:parent-style-name="CalculAuto">
      <style:table-cell-properties style:text-align-source="fix" style:repeat-content="false"/>
      <style:paragraph-properties fo:text-align="center" fo:margin-left="0mm"/>
      <style:text-properties style:font-weight-asian="normal" style:font-weight-complex="normal"/>
    </style:style>
    <style:style style:name="ce97" style:family="table-cell" style:parent-style-name="Protégé">
      <style:table-cell-properties style:text-align-source="fix" style:repeat-content="false"/>
      <style:paragraph-properties fo:text-align="center" fo:margin-left="0mm"/>
      <style:text-properties style:font-weight-asian="normal" style:font-weight-complex="normal"/>
    </style:style>
    <style:style style:name="ce98" style:family="table-cell" style:parent-style-name="Default" style:data-style-name="N110">
      <style:table-cell-properties style:text-align-source="fix" style:repeat-content="false"/>
      <style:paragraph-properties fo:text-align="center" fo:margin-left="0mm"/>
      <style:text-properties fo:font-style="italic" style:font-style-asian="italic" style:font-style-complex="italic"/>
    </style:style>
    <style:style style:name="ce99" style:family="table-cell" style:parent-style-name="Protégé" style:data-style-name="N100">
      <style:table-cell-properties style:text-align-source="fix" style:repeat-content="false"/>
      <style:paragraph-properties fo:text-align="center" fo:margin-left="0mm"/>
    </style:style>
    <style:style style:name="ce100" style:family="table-cell" style:parent-style-name="Default">
      <style:table-cell-properties fo:background-color="#ffff00" style:text-align-source="fix" style:repeat-content="false" fo:border="0.06pt solid #000000"/>
      <style:paragraph-properties fo:text-align="center" fo:margin-left="0mm"/>
      <style:text-properties fo:font-weight="bold" style:font-weight-asian="bold" style:font-weight-complex="bold"/>
    </style:style>
    <style:style style:name="ce101" style:family="table-cell" style:parent-style-name="Default" style:data-style-name="N100">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102" style:family="table-cell" style:parent-style-name="Default">
      <style:table-cell-properties style:text-align-source="fix" style:repeat-content="false"/>
      <style:paragraph-properties fo:text-align="center" fo:margin-left="0mm"/>
      <style:text-properties fo:color="#000000" style:font-name="Nimbus Sans L" fo:font-size="10pt" fo:language="none" fo:country="none" style:font-name-asian="Cantarell" style:font-size-asian="10pt" style:language-asian="none" style:country-asian="none" style:font-name-complex="Cantarell" style:font-size-complex="10pt" style:language-complex="none" style:country-complex="none"/>
    </style:style>
    <style:style style:name="ce103" style:family="table-cell" style:parent-style-name="Protégé">
      <style:table-cell-properties style:text-align-source="fix" style:repeat-content="false"/>
      <style:paragraph-properties fo:text-align="center" fo:margin-left="0mm"/>
      <style:text-properties fo:font-weight="normal" style:font-weight-asian="normal" style:font-weight-complex="normal"/>
    </style:style>
    <style:style style:name="ce104" style:family="table-cell" style:parent-style-name="Default" style:data-style-name="N100">
      <style:table-cell-properties style:text-align-source="fix" style:repeat-content="false"/>
      <style:paragraph-properties fo:text-align="center" fo:margin-left="0mm"/>
      <style:text-properties fo:font-weight="normal" style:font-weight-asian="normal" style:font-weight-complex="normal"/>
    </style:style>
    <style:style style:name="ce105"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106" style:family="table-cell" style:parent-style-name="Default">
      <style:table-cell-properties style:text-align-source="fix" style:repeat-content="false"/>
      <style:paragraph-properties fo:text-align="center" fo:margin-left="0mm"/>
      <style:text-properties fo:font-style="normal" style:font-style-asian="normal" style:font-style-complex="normal"/>
    </style:style>
    <style:style style:name="ce107" style:family="table-cell" style:parent-style-name="Default" style:data-style-name="N100">
      <style:table-cell-properties style:text-align-source="fix" style:repeat-content="false"/>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data-style-name="N114">
      <style:table-cell-properties style:text-align-source="fix" style:repeat-content="false"/>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text-properties fo:font-style="italic" fo:font-weight="normal" style:font-style-asian="italic" style:font-weight-asian="normal" style:font-style-complex="italic" style:font-weight-complex="normal"/>
    </style:style>
    <style:style style:name="ce110" style:family="table-cell" style:parent-style-name="Default">
      <style:text-properties fo:font-weight="normal" style:font-weight-asian="normal" style:font-weight-complex="normal"/>
    </style:style>
    <style:style style:name="ce111" style:family="table-cell" style:parent-style-name="Default" style:data-style-name="N117">
      <style:table-cell-properties style:text-align-source="fix" style:repeat-content="false"/>
      <style:paragraph-properties fo:text-align="center" fo:margin-left="0mm"/>
      <style:text-properties fo:font-style="italic" style:font-style-asian="italic" style:font-style-complex="italic"/>
    </style:style>
    <style:style style:name="ce112" style:family="table-cell" style:parent-style-name="Default" style:data-style-name="N117">
      <style:table-cell-properties style:text-align-source="fix" style:repeat-content="false"/>
      <style:paragraph-properties fo:text-align="center" fo:margin-left="0mm"/>
    </style:style>
    <style:style style:name="ce113" style:family="table-cell" style:parent-style-name="NomVariable">
      <style:table-cell-properties style:text-align-source="fix" style:repeat-content="false"/>
      <style:paragraph-properties fo:text-align="end" fo:margin-left="0mm"/>
    </style:style>
    <style:style style:name="ce114" style:family="table-cell" style:parent-style-name="Default">
      <style:table-cell-properties fo:wrap-option="wrap"/>
      <style:text-properties style:use-window-font-color="true" style:text-outline="false" style:text-line-through-style="none" style:text-line-through-type="none" style:font-name="Nimbus Sans 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29.17mm" fo:padding-top="1mm" fo:padding-bottom="1mm" fo:padding-left="1mm" fo:padding-right="1mm" draw:shadow="hidden" draw:shadow-offset-x="1mm" draw:shadow-offset-y="1mm" draw:caption-escape-direction="auto"/>
    </style:style>
    <style:style style:name="gr2" style:family="graphic">
      <style:graphic-properties draw:stroke="dash" draw:stroke-dash="Fine_20_Dashed" svg:stroke-color="#000000" draw:fill="solid" draw:fill-color="#dddddd" fo:min-height="74.17mm"/>
    </style:style>
    <style:style style:name="gr3" style:family="graphic">
      <style:graphic-properties draw:marker-start="Arrowheads_20_1" draw:marker-start-width="2mm" draw:marker-start-center="false" draw:fill="solid" draw:fill-color="#ffffc0" draw:auto-grow-height="true" draw:auto-grow-width="false" fo:min-height="14.77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6" style:family="graphic">
      <style:graphic-properties draw:stroke="dash" draw:stroke-dash="Fine_20_Dashed" svg:stroke-color="#000000" draw:fill="solid" draw:fill-color="#dddddd" fo:min-height="40.43mm"/>
    </style:style>
    <style:style style:name="gr7" style:family="graphic">
      <style:graphic-properties draw:stroke="dash" draw:stroke-dash="Fine_20_Dashed" svg:stroke-color="#000000" draw:fill="solid" draw:fill-color="#dddddd" fo:min-height="18.06mm"/>
    </style:style>
    <style:style style:name="gr8" style:family="graphic">
      <style:graphic-properties draw:stroke="dash" draw:stroke-dash="Fine_20_Dashed" svg:stroke-color="#000000" draw:fill="solid" draw:fill-color="#dddddd" fo:min-height="68.2mm"/>
    </style:style>
    <style:style style:name="gr9" style:family="graphic">
      <style:graphic-properties draw:marker-start="Arrowheads_20_1" draw:marker-start-width="2mm" draw:marker-start-center="false" draw:fill="solid" draw:fill-color="#ffffc0" draw:auto-grow-height="true" draw:auto-grow-width="false" fo:min-height="25.84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c0" draw:auto-grow-height="true" draw:auto-grow-width="false" fo:min-height="14.82mm" fo:padding-top="1mm" fo:padding-bottom="1mm" fo:padding-left="1mm" fo:padding-right="1mm" draw:shadow="hidden" draw:shadow-offset-x="1mm" draw:shadow-offset-y="1mm" draw:caption-escape-direction="auto"/>
    </style:style>
    <style:style style:name="gr11" style:family="graphic">
      <style:graphic-properties draw:marker-start="Arrowheads_20_1" draw:marker-start-width="2mm" draw:marker-start-center="false" draw:fill="solid" draw:fill-color="#ffffc0" draw:auto-grow-height="true" draw:auto-grow-width="false" fo:min-height="16.52mm" fo:padding-top="1mm" fo:padding-bottom="1mm" fo:padding-left="1mm" fo:padding-right="1mm" draw:shadow="hidden" draw:shadow-offset-x="1mm" draw:shadow-offset-y="1mm" draw:caption-escape-direction="auto"/>
    </style:style>
    <style:style style:name="gr12" style:family="graphic">
      <style:graphic-properties draw:stroke="none" draw:fill="none" draw:textarea-horizontal-align="center" draw:textarea-vertical-align="middle" draw:ole-draw-aspect="1"/>
    </style:style>
    <style:style style:name="gr13" style:family="graphic">
      <style:graphic-properties draw:stroke="dash" draw:stroke-dash="Fine_20_Dashed" svg:stroke-color="#000000" draw:fill="solid" draw:fill-color="#dddddd" fo:min-height="27.1mm"/>
    </style:style>
    <style:style style:name="gr14" style:family="graphic">
      <style:graphic-properties draw:stroke="dash" draw:stroke-dash="Fine_20_Dashed" svg:stroke-color="#000000" draw:fill="solid" draw:fill-color="#dddddd" fo:min-height="9.26mm"/>
    </style:style>
    <style:style style:name="gr15"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6" style:family="graphic">
      <style:graphic-properties draw:marker-start="Arrowheads_20_1" draw:marker-start-width="2mm" draw:marker-start-center="false" draw:fill="solid" draw:fill-color="#ffffc0" draw:auto-grow-height="true" draw:auto-grow-width="false" fo:min-height="24.49mm" fo:padding-top="1mm" fo:padding-bottom="1mm" fo:padding-left="1mm" fo:padding-right="1mm" draw:shadow="hidden" draw:shadow-offset-x="1mm" draw:shadow-offset-y="1mm" draw:caption-escape-direction="auto"/>
    </style:style>
    <style:style style:name="gr17"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18" style:family="graphic">
      <style:graphic-properties draw:marker-start="Arrowheads_20_1" draw:marker-start-width="2mm" draw:marker-start-center="false" draw:fill="solid" draw:fill-color="#ffffcc" draw:auto-grow-height="true" draw:auto-grow-width="false" fo:min-height="12.31mm" fo:padding-top="1mm" fo:padding-bottom="1mm" fo:padding-left="1mm" fo:padding-right="1mm" draw:shadow="hidden" draw:shadow-offset-x="1mm" draw:shadow-offset-y="1mm" draw:caption-escape-direction="auto"/>
    </style:style>
    <style:style style:name="gr19" style:family="graphic">
      <style:graphic-properties draw:stroke="dash" draw:stroke-dash="Fine_20_Dashed" svg:stroke-color="#000000" draw:fill="solid" draw:fill-color="#dddddd" fo:min-height="27.78mm"/>
    </style:style>
    <style:style style:name="gr20" style:family="graphic">
      <style:graphic-properties draw:stroke="dash" draw:stroke-dash="Fine_20_Dashed" svg:stroke-color="#000000" draw:fill="solid" draw:fill-color="#dddddd" fo:min-height="19.06mm"/>
    </style:style>
    <style:style style:name="gr21" style:family="graphic">
      <style:graphic-properties draw:marker-start="Arrowheads_20_1" draw:marker-start-width="2mm" draw:marker-start-center="false" draw:fill="solid" draw:fill-color="#ffffc0" draw:auto-grow-height="true" draw:auto-grow-width="false" fo:min-height="24.23mm" fo:padding-top="1mm" fo:padding-bottom="1mm" fo:padding-left="1mm" fo:padding-right="1mm" draw:shadow="hidden" draw:shadow-offset-x="1mm" draw:shadow-offset-y="1mm" draw:caption-escape-direction="auto"/>
    </style:style>
    <style:style style:name="gr22" style:family="graphic">
      <style:graphic-properties draw:marker-start="Arrowheads_20_1" draw:marker-start-width="2mm" draw:marker-start-center="false" draw:fill="solid" draw:fill-color="#ffffcc" draw:auto-grow-height="true" draw:auto-grow-width="false" fo:min-height="8.75mm" fo:padding-top="1mm" fo:padding-bottom="1mm" fo:padding-left="1mm" fo:padding-right="1mm" draw:shadow="hidden" draw:shadow-offset-x="1mm" draw:shadow-offset-y="1mm" draw:caption-escape-direction="auto"/>
    </style:style>
    <style:style style:name="gr23" style:family="graphic">
      <style:graphic-properties draw:stroke="dash" draw:stroke-dash="Fine_20_Dashed" svg:stroke-color="#000000" draw:fill="solid" draw:fill-color="#dddddd" fo:min-height="32.41mm"/>
    </style:style>
    <style:style style:name="gr24" style:family="graphic">
      <style:graphic-properties draw:stroke="dash" draw:stroke-dash="Fine_20_Dashed" svg:stroke-color="#000000" draw:fill="solid" draw:fill-color="#dddddd" fo:min-height="41.29mm"/>
    </style:style>
    <style:style style:name="gr25" style:family="graphic">
      <style:graphic-properties draw:stroke="dash" draw:stroke-dash="Fine_20_Dashed" svg:stroke-color="#000000" draw:fill="solid" draw:fill-color="#dddddd" fo:min-height="10.67mm"/>
    </style:style>
    <style:style style:name="gr26" style:family="graphic">
      <style:graphic-properties draw:stroke="dash" draw:stroke-dash="Fine_20_Dashed" svg:stroke-color="#000000" draw:fill="solid" draw:fill-color="#dddddd" fo:min-height="35.91mm"/>
    </style:style>
    <style:style style:name="gr27" style:family="graphic">
      <style:graphic-properties draw:stroke="dash" draw:stroke-dash="Fine_20_Dashed" svg:stroke-color="#000000" draw:fill="solid" draw:fill-color="#dddddd" fo:min-height="4.47mm"/>
    </style:style>
    <style:style style:name="gr28" style:family="graphic">
      <style:graphic-properties draw:stroke="dash" draw:stroke-dash="Fine_20_Dashed" svg:stroke-color="#000000" draw:fill="solid" draw:fill-color="#dddddd" fo:min-height="4.73mm"/>
    </style:style>
    <style:style style:name="gr29" style:family="graphic">
      <style:graphic-properties draw:stroke="dash" draw:stroke-dash="Fine_20_Dashed" svg:stroke-color="#000000" draw:fill="solid" draw:fill-color="#dddddd" fo:min-height="4.51mm"/>
    </style:style>
    <style:style style:name="gr30" style:family="graphic">
      <style:graphic-properties draw:stroke="dash" draw:stroke-dash="Fine_20_Dashed" svg:stroke-color="#000000" draw:fill="solid" draw:fill-color="#dddddd" fo:min-height="4.84mm"/>
    </style:style>
    <style:style style:name="gr31" style:family="graphic">
      <style:graphic-properties draw:marker-start="Arrowheads_20_1" draw:marker-start-width="2mm" draw:marker-start-center="false" draw:fill="solid" draw:fill-color="#ffffc0" draw:auto-grow-height="true" draw:auto-grow-width="false" fo:min-height="8.76mm" fo:padding-top="1mm" fo:padding-bottom="1mm" fo:padding-left="1mm" fo:padding-right="1mm" draw:shadow="hidden" draw:shadow-offset-x="1mm" draw:shadow-offset-y="1mm" draw:caption-escape-direction="auto"/>
    </style:style>
    <style:style style:name="gr32" style:family="graphic">
      <style:graphic-properties draw:stroke="dash" draw:stroke-dash="Fine_20_Dashed" svg:stroke-color="#000000" draw:fill="solid" draw:fill-color="#dddddd" fo:min-height="58.7mm"/>
    </style:style>
    <style:style style:name="gr33" style:family="graphic">
      <style:graphic-properties draw:marker-start="Arrowheads_20_1" draw:marker-start-width="2mm" draw:marker-start-center="false" draw:fill="solid" draw:fill-color="#00cc00" draw:auto-grow-height="true" draw:auto-grow-width="false" fo:min-height="14.5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Nimbus Sans 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style>
    <style:style style:name="P4" style:family="paragraph">
      <loext:graphic-properties draw:fill="solid" draw:fill-color="#dddddd"/>
      <style:paragraph-properties fo:text-align="start"/>
      <style:text-properties fo:font-family="'Nimbus Sans L'" style:font-family-generic="swiss" fo:font-weight="bold" style:font-weight-asian="bold" style:font-weight-complex="bold"/>
    </style:style>
    <style:style style:name="P5" style:family="paragraph">
      <style:paragraph-properties style:text-autospace="none" style:line-break="normal" style:writing-mode="page"/>
      <style:text-properties fo:hyphenate="false"/>
    </style:style>
    <style:style style:name="P6" style:family="paragraph">
      <loext:graphic-properties draw:fill="solid" draw:fill-color="#dddddd"/>
      <style:text-properties fo:font-family="'Nimbus Sans L'" style:font-family-generic="swiss" fo:font-size="11pt" style:font-size-asian="11pt" style:font-size-complex="11pt"/>
    </style:style>
    <style:style style:name="P7" style:family="paragraph">
      <loext:graphic-properties draw:fill="solid" draw:fill-color="#dddddd"/>
      <style:paragraph-properties style:text-autospace="none" style:line-break="normal" style:writing-mode="page"/>
      <style:text-properties fo:font-size="11pt" style:font-size-asian="11pt" style:font-size-complex="11pt" fo:hyphenate="false"/>
    </style:style>
    <style:style style:name="P8" style:family="paragraph">
      <style:paragraph-properties fo:margin-left="0mm" fo:margin-right="0mm" fo:margin-top="0mm" fo:margin-bottom="3.53mm" fo:line-height="115%" fo:text-indent="0mm" style:text-autospace="none" style:writing-mode="lr-tb"/>
    </style:style>
    <style:style style:name="P9" style:family="paragraph">
      <loext:graphic-properties draw:fill="solid" draw:fill-color="#ffffc0"/>
      <style:paragraph-properties fo:margin-left="0mm" fo:margin-right="0mm" fo:margin-top="0mm" fo:margin-bottom="3.53mm" fo:line-height="115%" fo:text-indent="0mm" style:text-autospace="none" style:line-break="normal" style:writing-mode="lr-tb"/>
      <style:text-properties style:text-outline="false" style:text-line-through-style="none" style:text-line-through-type="none" fo:font-family="'Nimbus Sans L'" style:font-family-generic="swiss" fo:font-size="10pt" fo:language="fr" fo:country="FR" fo:font-style="normal" fo:text-shadow="none" style:text-underline-style="none" fo:font-weight="normal" style:text-underline-mode="continuous" style:text-overline-mode="continuous" style:text-line-through-mode="continuous" style:font-family-asian="'Times New Roman'" style:font-family-generic-asian="roman" style:font-pitch-asian="variable" style:font-size-asian="10pt" style:language-asian="fr" style:country-asian="FR" style:font-style-asian="normal" style:font-weight-asian="normal" style:font-family-complex="Calibri" style:font-family-generic-complex="swiss" style:font-pitch-complex="variable" style:font-size-complex="10pt" style:language-complex="ar" style:country-complex="SA" style:font-style-complex="normal" style:font-weight-complex="normal" style:text-emphasize="none" style:font-relief="none" style:text-overline-style="none" style:text-overline-color="font-color" fo:hyphenate="false"/>
    </style:style>
    <style:style style:name="P10" style:family="paragraph">
      <loext:graphic-properties draw:fill="none"/>
      <style:paragraph-properties fo:text-align="center"/>
    </style:style>
    <style:style style:name="P11" style:family="paragraph">
      <loext:graphic-properties draw:fill="solid" draw:fill-color="#ffffcc"/>
      <style:paragraph-properties style:text-autospace="none" style:line-break="normal" style:writing-mode="page"/>
      <style:text-properties style:text-outline="false" style:text-line-through-style="none" style:text-line-through-type="none" fo:font-family="'Nimbus sans L'" style:font-family-generic="swis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loext:graphic-properties draw:fill="solid" draw:fill-color="#dddddd"/>
      <style:text-properties fo:font-family="'Nimbus Sans L'" style:font-family-generic="swiss" fo:font-size="11pt" fo:font-weight="normal" style:font-size-asian="11pt" style:font-weight-asian="normal" style:font-size-complex="11pt" style:font-weight-complex="normal"/>
    </style:style>
    <style:style style:name="P1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L"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fo:hyphenate="false"/>
    </style:style>
    <style:style style:name="P14" style:family="paragraph">
      <loext:graphic-properties draw:fill="solid" draw:fill-color="#ffffcc"/>
      <style:paragraph-properties style:text-autospace="none" style:line-break="normal" style:writing-mode="page"/>
      <style:text-properties style:text-outline="false" style:text-line-through-style="none" style:text-line-through-type="none" style:font-name="Nimbus Sans 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loext:graphic-properties draw:fill="solid" draw:fill-color="#dddddd"/>
      <style:paragraph-properties style:text-autospace="none" style:line-break="normal" style:writing-mode="page"/>
      <style:text-properties style:text-outline="false" fo:font-size="11pt" fo:text-shadow="1pt 1pt" style:font-size-asian="11pt" style:font-size-complex="11pt" fo:hyphenate="false"/>
    </style:style>
    <style:style style:name="P16" style:family="paragraph">
      <loext:graphic-properties draw:fill="solid" draw:fill-color="#00cc00"/>
      <style:paragraph-properties style:text-autospace="none" style:line-break="normal" style:writing-mode="page"/>
      <style:text-properties style:text-outline="false" style:text-line-through-style="none" style:text-line-through-type="none" style:font-name="Nimbus Sans 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Nimbus Sans 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family="'Nimbus Sans L'" style:font-family-generic="swiss" fo:font-weight="bold" style:font-weight-asian="bold" style:font-weight-complex="bold"/>
    </style:style>
    <style:style style:name="T3" style:family="text">
      <style:text-properties fo:font-family="'Nimbus Sans L'" style:font-family-generic="swiss" fo:font-weight="normal" style:font-weight-asian="normal" style:font-weight-complex="normal"/>
    </style:style>
    <style:style style:name="T4" style:family="text">
      <style:text-properties fo:font-family="'Nimbus Sans L'" style:font-family-generic="swiss" fo:font-style="normal" fo:font-weight="normal" style:font-style-asian="normal" style:font-weight-asian="normal" style:font-style-complex="normal" style:font-weight-complex="normal"/>
    </style:style>
    <style:style style:name="T5" style:family="text">
      <style:text-properties fo:font-family="'Nimbus Sans L'" style:font-family-generic="swiss" style:text-underline-style="solid" style:text-underline-width="auto" style:text-underline-color="font-color" fo:font-weight="normal" style:font-weight-asian="normal" style:font-weight-complex="normal"/>
    </style:style>
    <style:style style:name="T6" style:family="text">
      <style:text-properties style:text-outline="false" style:text-line-through-style="none" style:text-line-through-type="none" style:font-name="Nimbus Sans L"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font-family="'Nimbus Sans L'" style:font-family-generic="swiss" fo:font-size="11pt" style:font-size-asian="11pt" style:font-size-complex="11pt"/>
    </style:style>
    <style:style style:name="T8" style:family="text">
      <style:text-properties fo:font-family="'Nimbus Sans L'" style:font-family-generic="swiss" fo:font-size="11pt" fo:font-style="italic" style:font-size-asian="11pt" style:font-style-asian="italic" style:font-size-complex="11pt" style:font-style-complex="italic"/>
    </style:style>
    <style:style style:name="T9" style:family="text">
      <style:text-properties fo:font-family="'Nimbus Sans L'" style:font-family-generic="swiss" fo:font-size="11pt" fo:font-style="normal" style:font-size-asian="11pt" style:font-style-asian="normal" style:font-size-complex="11pt" style:font-style-complex="normal"/>
    </style:style>
    <style:style style:name="T10" style:family="text">
      <style:text-properties fo:font-family="'Nimbus Sans L'" style:font-family-generic="swiss" fo:font-size="11pt" fo:font-style="normal" fo:font-weight="bold" style:font-size-asian="11pt" style:font-style-asian="normal" style:font-weight-asian="bold" style:font-size-complex="11pt" style:font-style-complex="normal" style:font-weight-complex="bold"/>
    </style:style>
    <style:style style:name="T11" style:family="text">
      <style:text-properties style:text-outline="false" style:text-line-through-style="none" style:text-line-through-type="none" fo:font-family="'Nimbus Sans L'" style:font-family-generic="swiss" fo:font-size="11pt" fo:language="fr" fo:country="FR"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fo:font-family="'Nimbus Sans L'" style:font-family-generic="swiss" fo:font-size="11pt" fo:language="fr" fo:country="FR"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T13" style:family="text">
      <style:text-properties fo:font-family="'Nimbus Sans L'" style:font-family-generic="swiss" fo:font-size="11pt" fo:font-weight="bold" style:font-size-asian="11pt" style:font-weight-asian="bold" style:font-size-complex="11pt" style:font-weight-complex="bold"/>
    </style:style>
    <style:style style:name="T14" style:family="text">
      <style:text-properties fo:font-family="'Nimbus Sans L'" style:font-family-generic="swiss" fo:font-size="11pt" fo:font-weight="normal" style:font-size-asian="11pt" style:font-weight-asian="normal" style:font-size-complex="11pt" style:font-weight-complex="normal"/>
    </style:style>
    <style:style style:name="T15" style:family="text">
      <style:text-properties style:text-outline="false" style:text-line-through-style="none" style:text-line-through-type="none" style:font-name="Nimbus Sans L" fo:font-size="10pt" fo:language="fr" fo:country="FR"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T16" style:family="text">
      <style:text-properties fo:font-family="'Nimbus Sans L'" style:font-family-generic="swiss" fo:font-size="10pt" style:font-family-asian="'Times New Roman'" style:font-family-generic-asian="roman" style:font-pitch-asian="variable" style:font-size-asian="10pt" style:language-asian="fr" style:country-asian="FR" style:font-family-complex="Calibri" style:font-family-generic-complex="swiss" style:font-pitch-complex="variable" style:font-size-complex="10pt" style:language-complex="ar" style:country-complex="SA"/>
    </style:style>
    <style:style style:name="T17" style:family="text">
      <style:text-properties style:text-outline="false" style:text-line-through-style="none" style:text-line-through-type="none" fo:font-family="'Nimbus Sans L'" style:font-family-generic="swis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text-outline="false" style:text-line-through-style="none" style:text-line-through-type="none" style:font-name="Nimbus Sans L" fo:font-size="12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font-family="'Nimbus sans L'" style:font-family-generic="swiss" fo:font-size="10pt" style:font-size-asian="10pt" style:font-size-complex="10pt"/>
    </style:style>
    <style:style style:name="T20" style:family="text">
      <style:text-properties style:text-outline="false" style:text-line-through-style="none" style:text-line-through-type="none" style:font-name="Nimbus Sans L" fo:font-size="11pt" fo:language="fr" fo:country="FR" fo:font-style="normal" fo:text-shadow="1pt 1pt"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T21" style:family="text">
      <style:text-properties style:text-outline="false" style:text-line-through-style="none" style:text-line-through-type="none" style:font-name="Nimbus Sans L" fo:font-size="11pt" fo:language="fr" fo:country="FR" fo:font-style="normal" fo:text-shadow="1pt 1pt"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T22" style:family="text">
      <style:text-properties style:text-outline="false" style:text-line-through-style="none" style:text-line-through-type="none" style:font-name="Nimbus Sans L" fo:font-size="11pt" fo:language="fr" fo:country="FR" fo:font-style="italic" fo:text-shadow="1pt 1pt" style:text-underline-style="none" fo:font-weight="normal" style:text-underline-mode="continuous" style:text-overline-mode="continuous" style:text-line-through-mode="continuous" style:font-name-asian="DejaVu Sans" style:font-size-asian="11pt" style:language-asian="zh" style:country-asian="CN" style:font-style-asian="italic" style:font-weight-asian="normal" style:font-name-complex="DejaVu Sans" style:font-size-complex="11pt" style:language-complex="hi" style:country-complex="IN" style:font-style-complex="italic" style:font-weight-complex="normal" style:text-emphasize="none" style:font-relief="none" style:text-overline-style="none" style:text-overline-color="font-color"/>
    </style:style>
    <style:style style:name="T23" style:family="text">
      <style:text-properties style:text-outline="false" style:text-line-through-style="none" style:text-line-through-type="none" style:font-name="Nimbus Sans L" fo:font-size="11pt" fo:language="fr" fo:country="FR"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font-family="'Nimbus Sans L'" style:font-family-generic="swiss"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fo:font-family="'Nimbus Sans L'" style:font-family-generic="swis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text-position="33% 58%"/>
    </style:style>
    <style:style style:name="T27" style:family="text">
      <style:text-properties style:font-weight-asian="bold" style:font-weight-complex="bold"/>
    </style:style>
  </office:automatic-styles>
  <office:body>
    <office:spreadsheet>
      <table:content-validations>
        <table:content-validation table:name="val1" table:condition="of:cell-content-is-whole-number() and cell-content-is-between(0,1)" table:allow-empty-cell="false" table:base-cell-address="Verifs.S2">
          <table:error-message table:message-type="stop" table:display="true"/>
        </table:content-validation>
      </table:content-validations>
      <table:table table:name="Verifs"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1" table:default-cell-style-name="Default"/>
        <table:table-row table:style-name="ro1">
          <table:table-cell table:style-name="ce1" office:value-type="string" calcext:value-type="string">
            <text:p>DEV</text:p>
          </table:table-cell>
          <table:table-cell table:style-name="ce1" office:value-type="string" calcext:value-type="string">
            <text:p>CdC</text:p>
          </table:table-cell>
          <table:table-cell table:style-name="ce1" office:value-type="string" calcext:value-type="string">
            <text:p>PC</text:p>
          </table:table-cell>
          <table:table-cell table:style-name="ce1" office:value-type="string" calcext:value-type="string">
            <text:p>CE</text:p>
          </table:table-cell>
          <table:table-cell table:style-name="ce1" office:value-type="string" calcext:value-type="string">
            <text:p>RMChaff</text:p>
          </table:table-cell>
          <table:table-cell table:style-name="ce1" office:value-type="string" calcext:value-type="string">
            <text:p>RMIntervenant</text:p>
          </table:table-cell>
          <table:table-cell table:style-name="ce1" office:value-type="string" calcext:value-type="string">
            <text:p>PVR</text:p>
          </table:table-cell>
          <table:table-cell table:style-name="ce1" office:value-type="string" calcext:value-type="string">
            <text:p>RP</text:p>
          </table:table-cell>
        </table:table-row>
        <table:table-row table:style-name="ro1">
          <table:table-cell table:number-columns-repeated="5"/>
          <table:table-cell table:style-name="ce2" table:formula="of:=IF(SUM([RMIntervenant.Y2:.Y25])=SUM([Phases.B2:.B17]);&quot;OK&quot;;&quot;Erreur Nombre JEH&quot;)" office:value-type="string" office:string-value="Erreur Nombre JEH" calcext:value-type="string">
            <text:p>Erreur Nombre JEH</text:p>
          </table:table-cell>
          <table:table-cell table:style-name="ce4" table:formula="of:=IF(AND([PVR.S2] &gt; [CE.P2]; [PVR.S2] &lt;= [CE.P2] + [PC.O2]*7);&quot;OK&quot;;&quot;Erreur date PVR&quot;)" office:value-type="string" office:string-value="OK" calcext:value-type="string">
            <office:annotation draw:style-name="gr1" draw:text-style-name="P2" svg:width="28.99mm" svg:height="31.17mm" svg:x="185.03mm" svg:y="0mm" draw:caption-point-x="-6.1mm" draw:caption-point-y="4.61mm">
              <dc:date>2016-08-09T00:00:00</dc:date>
              <text:p text:style-name="P1"><text:span text:style-name="T1">La date du PVR doit être comprise entre celle de signature et de rendu.</text:span></text:p>
            </office:annotation>
            <text:p>OK</text:p>
          </table:table-cell>
          <table:table-cell/>
        </table:table-row>
        <table:table-row table:style-name="ro1">
          <table:table-cell table:number-columns-repeated="5"/>
          <table:table-cell table:style-name="ce2" table:formula="of:=IF(SUM([RMIntervenant.V2:.V25])=SUM([Phases.D2:.D17]);&quot;OK&quot;;&quot;Erreur Montant JEH&quot;)" office:value-type="string" office:string-value="Erreur Montant JEH" calcext:value-type="string">
            <text:p>Erreur Montant JEH</text:p>
          </table:table-cell>
          <table:table-cell table:number-columns-repeated="2"/>
        </table:table-row>
        <table:table-row table:style-name="ro2">
          <table:table-cell table:number-columns-repeated="8"/>
        </table:table-row>
        <table:table-row table:style-name="ro2">
          <table:table-cell table:number-columns-repeated="5"/>
          <table:table-cell table:style-name="ce3"/>
          <table:table-cell table:number-columns-repeated="2"/>
        </table:table-row>
        <table:table-row table:style-name="ro2" table:number-rows-repeated="2">
          <table:table-cell table:number-columns-repeated="8"/>
        </table:table-row>
        <table:table-row table:style-name="ro2">
          <table:table-cell table:number-columns-repeated="6"/>
          <table:table-cell table:style-name="ce5"/>
          <table:table-cell/>
        </table:table-row>
        <calcext:conditional-formats>
          <calcext:conditional-format calcext:target-range-address="Verifs.G8:Verifs.G8">
            <calcext:condition calcext:apply-style-name="CalculAuto" calcext:value="formula-is([$Verifs.$G$2])" calcext:base-cell-address="Verifs.G8"/>
          </calcext:conditional-format>
          <calcext:conditional-format calcext:target-range-address="Verifs.G2:Verifs.G2">
            <calcext:condition calcext:apply-style-name="VerifOK" calcext:value="=&quot;OK&quot;" calcext:base-cell-address="Verifs.G2"/>
            <calcext:condition calcext:apply-style-name="VerifNOK" calcext:value="!=&quot;OK&quot;" calcext:base-cell-address="Verifs.G2"/>
          </calcext:conditional-format>
          <calcext:conditional-format calcext:target-range-address="Verifs.F2:Verifs.F3">
            <calcext:condition calcext:apply-style-name="VerifNOK" calcext:value="!='OK'" calcext:base-cell-address="Verifs.F2"/>
          </calcext:conditional-format>
        </calcext:conditional-formats>
      </table:table>
      <table:table table:name="Global" table:style-name="ta1">
        <table:shapes>
          <draw:frame draw:z-index="1" draw:style-name="gr2" draw:text-style-name="P4" svg:width="205.77mm" svg:height="74.17mm" svg:x="4.49mm" svg:y="38.99mm">
            <draw:text-box>
              <text:p text:style-name="P3"><text:span text:style-name="T2">IMPORTANT</text:span><text:span text:style-name="T2"><text:line-break/></text:span><text:span text:style-name="T2"><text:line-break/></text:span><text:span text:style-name="T3">- Il est important que vous </text:span><text:span text:style-name="T3">remplissiez les colonnes </text:span><text:span text:style-name="T2">une par une</text:span><text:span text:style-name="T4">,</text:span><text:span text:style-name="T3"> c’est-à-dire </text:span><text:span text:style-name="T3">en ne supprimant pas </text:span><text:span text:style-name="T3">plusieurs colonnes d’un </text:span><text:span text:style-name="T3">coup (car vous pourriez </text:span><text:span text:style-name="T3">supprimer des champs </text:span><text:span text:style-name="T3">cachés nécessaires à la </text:span><text:span text:style-name="T3">création du fichier PDF).</text:span></text:p>
              <text:p text:style-name="P3"><text:span text:style-name="T3"/></text:p>
              <text:p text:style-name="P3"><text:span text:style-name="T3">- Vérifiez que les cellules </text:span><text:span text:style-name="T3">se mettent </text:span><text:span text:style-name="T3">automatiquement à jour : </text:span><text:span text:style-name="T3">Outils &gt; Contenu des </text:span><text:span text:style-name="T3">cellules &gt; Calcul </text:span><text:span text:style-name="T3">automatique (pour la </text:span><text:span text:style-name="T3">version LibreOffice 4.4). </text:span><text:span text:style-name="T3">Pour la version </text:span><text:span text:style-name="T3">LibreOffice 5.0 : Données </text:span><text:span text:style-name="T3">&gt; Calculer &gt; Calculer </text:span><text:span text:style-name="T3">automatiquement </text:span><text:span text:style-name="T3">(coché).</text:span></text:p>
              <text:p text:style-name="P3"><text:span text:style-name="T3"><text:line-break/></text:span><text:span text:style-name="T3">- Les champs en italique </text:span><text:span text:style-name="T3">sont bien évidemment </text:span><text:span text:style-name="T3">des exemples montrant le </text:span><text:span text:style-name="T3">format du champ et avec </text:span><text:span text:style-name="T3">quoi le remplir.</text:span></text:p>
              <text:p text:style-name="P3"><text:span text:style-name="T3"/></text:p>
              <text:p text:style-name="P3"><text:span text:style-name="T3">- Normalement, tout est </text:span><text:span text:style-name="T3">expliqué sur le Wiki : </text:span><text:span text:style-name="T5"><text:a xlink:href="http://wiki.nsigma.fr/index.php?title=LibreOffice" xlink:type="simple">http://wiki.nsigma.fr/index.php?title=LibreOffice</text:a></text:span><text:span text:style-name="T3">.</text:span></text:p>
              <text:p text:style-name="P3"><text:span text:style-name="T3">En cas de problème, s'en </text:span><text:span text:style-name="T3">prendre sauvagement au </text:span><text:span text:style-name="T3">DC.</text:span></text:p>
            </draw:text-box>
          </draw:frame>
        </table:shapes>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4"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visibility="collapse" table:default-cell-style-name="ce8"/>
        <table:table-column table:style-name="co14" table:visibility="collapse" table:default-cell-style-name="ce8"/>
        <table:table-column table:style-name="co15" table:visibility="collapse" table:default-cell-style-name="ce8"/>
        <table:table-column table:style-name="co16" table:default-cell-style-name="ce8"/>
        <table:table-column table:style-name="co17" table:default-cell-style-name="ce8"/>
        <table:table-column table:style-name="co18" table:default-cell-style-name="ce8"/>
        <table:table-column table:style-name="co19" table:visibility="collapse" table:default-cell-style-name="ce8"/>
        <table:table-column table:style-name="co20" table:default-cell-style-name="ce8"/>
        <table:table-column table:style-name="co1" table:number-columns-repeated="1006" table:default-cell-style-name="ce8"/>
        <table:table-row table:style-name="ro2">
          <table:table-cell table:style-name="ce6" office:value-type="string" calcext:value-type="string">
            <text:p>NOM_client</text:p>
          </table:table-cell>
          <table:table-cell table:style-name="ce6" office:value-type="string" calcext:value-type="string">
            <text:p>prenom_client</text:p>
          </table:table-cell>
          <table:table-cell table:style-name="ce6" office:value-type="string" calcext:value-type="string">
            <office:annotation office:display="true" draw:style-name="gr3" draw:text-style-name="P2" svg:width="23.61mm" svg:height="16.77mm" svg:x="67.24mm" svg:y="14.28mm" draw:caption-point-x="19.58mm" draw:caption-point-y="-14.18mm">
              <dc:date>2016-04-08T00:00:00</dc:date>
              <text:p text:style-name="P5"><text:span text:style-name="T1">Référence de l’éude </text:span><text:span text:style-name="T6">en majuscules</text:span></text:p>
            </office:annotation>
            <text:p>REF_etude</text:p>
          </table:table-cell>
          <table:table-cell table:style-name="ce6" office:value-type="string" calcext:value-type="string">
            <text:p>annee_etude</text:p>
          </table:table-cell>
          <table:table-cell table:style-name="ce6" office:value-type="string" calcext:value-type="string">
            <text:p>numero_etude</text:p>
          </table:table-cell>
          <table:table-cell table:style-name="ce6" office:value-type="string" calcext:value-type="string">
            <text:p>societe_client</text:p>
          </table:table-cell>
          <table:table-cell table:style-name="ce6" office:value-type="string" calcext:value-type="string">
            <text:p>adresse_client</text:p>
          </table:table-cell>
          <table:table-cell table:style-name="ce6" office:value-type="string" calcext:value-type="string">
            <text:p>code_postal_client</text:p>
          </table:table-cell>
          <table:table-cell table:style-name="ce6" office:value-type="string" calcext:value-type="string">
            <text:p>nom_ville_client</text:p>
          </table:table-cell>
          <table:table-cell table:style-name="ce6" office:value-type="string" calcext:value-type="string">
            <text:p>poste_client</text:p>
          </table:table-cell>
          <table:table-cell table:style-name="ce14" office:value-type="string" calcext:value-type="string">
            <text:p>tva</text:p>
          </table:table-cell>
          <table:table-cell table:style-name="ce14" office:value-type="string" calcext:value-type="string">
            <text:p>montant_max_jeh</text:p>
          </table:table-cell>
          <table:table-cell table:style-name="ce14" office:value-type="string" calcext:value-type="string">
            <text:p>nom_president</text:p>
          </table:table-cell>
          <table:table-cell table:style-name="ce16" office:value-type="string" calcext:value-type="string">
            <text:p>date_signature_annee</text:p>
          </table:table-cell>
          <table:table-cell table:style-name="ce16" office:value-type="string" calcext:value-type="string">
            <text:p>date_signature_mois</text:p>
          </table:table-cell>
          <table:table-cell table:style-name="ce16" office:value-type="string" calcext:value-type="string">
            <text:p>date_signature_jour</text:p>
          </table:table-cell>
          <table:table-cell table:style-name="ce19" office:value-type="string" calcext:value-type="string">
            <text:p>date_signature</text:p>
          </table:table-cell>
          <table:table-cell table:style-name="ce21" office:value-type="string" calcext:value-type="string">
            <text:p>avec_jai</text:p>
          </table:table-cell>
          <table:table-cell table:style-name="ce9" table:number-columns-repeated="9"/>
          <table:table-cell table:number-columns-repeated="997"/>
        </table:table-row>
        <table:table-row table:style-name="ro3">
          <table:table-cell table:style-name="ce7" office:value-type="string" calcext:value-type="string">
            <text:p>BONBEUR</text:p>
          </table:table-cell>
          <table:table-cell table:style-name="ce7" office:value-type="string" calcext:value-type="string">
            <text:p>Jean</text:p>
          </table:table-cell>
          <table:table-cell table:style-name="ce7" office:value-type="string" calcext:value-type="string">
            <text:p>OPT</text:p>
          </table:table-cell>
          <table:table-cell table:style-name="ce7" office:value-type="float" office:value="2016" calcext:value-type="float">
            <text:p>2016</text:p>
          </table:table-cell>
          <table:table-cell table:style-name="ce10" office:value-type="string" calcext:value-type="string">
            <text:p>01</text:p>
          </table:table-cell>
          <table:table-cell table:style-name="ce7" office:value-type="string" calcext:value-type="string">
            <text:p>Google Inc.</text:p>
          </table:table-cell>
          <table:table-cell table:style-name="ce12" office:value-type="string" calcext:value-type="string">
            <text:p>1, rue de la Raie</text:p>
          </table:table-cell>
          <table:table-cell table:style-name="ce13" office:value-type="string" calcext:value-type="string">
            <text:p>06400</text:p>
          </table:table-cell>
          <table:table-cell table:style-name="ce7" office:value-type="string" calcext:value-type="string">
            <text:p>Montcuq</text:p>
          </table:table-cell>
          <table:table-cell table:style-name="ce7" office:value-type="string" calcext:value-type="string">
            <text:p>Responsable</text:p>
          </table:table-cell>
          <table:table-cell office:value-type="float" office:value="0.2" calcext:value-type="float">
            <text:p>0,2</text:p>
          </table:table-cell>
          <table:table-cell office:value-type="float" office:value="340" calcext:value-type="float">
            <text:p>340</text:p>
          </table:table-cell>
          <table:table-cell table:style-name="ce15" office:value-type="string" calcext:value-type="string">
            <text:p>Grégory JOLLY</text:p>
          </table:table-cell>
          <table:table-cell table:style-name="ce17" office:value-type="float" office:value="2016" calcext:value-type="float">
            <text:p>2016</text:p>
          </table:table-cell>
          <table:table-cell table:number-columns-repeated="2" table:style-name="ce18" office:value-type="string" calcext:value-type="string">
            <text:p>01</text:p>
          </table:table-cell>
          <table:table-cell table:style-name="ce20" table:formula="of:=DATE([Global.N2];[Global.O2];[Global.P2])" office:value-type="date" office:date-value="2016-01-01" calcext:value-type="date">
            <text:p>01/01/16</text:p>
          </table:table-cell>
          <table:table-cell table:style-name="ce22" table:content-validation-name="val1" office:value-type="float" office:value="0" calcext:value-type="float">
            <office:annotation office:display="true" draw:style-name="gr4" draw:text-style-name="P2" svg:width="15.19mm" svg:height="9.91mm" svg:x="457mm" svg:y="8.01mm" draw:caption-point-x="-5.27mm" draw:caption-point-y="-2.85mm">
              <dc:date>2016-06-09T00:00:00</dc:date>
              <text:p text:style-name="P5"><text:span text:style-name="T1">0 = non</text:span></text:p>
              <text:p text:style-name="P5"><text:span text:style-name="T1">1 = oui</text:span></text:p>
            </office:annotation>
            <text:p>0</text:p>
          </table:table-cell>
          <table:table-cell table:style-name="ce9" table:number-columns-repeated="9"/>
          <table:table-cell table:number-columns-repeated="997"/>
        </table:table-row>
        <table:table-row table:style-name="ro2" table:number-rows-repeated="4">
          <table:table-cell table:number-columns-repeated="3"/>
          <table:table-cell table:style-name="ce9"/>
          <table:table-cell table:style-name="ce11"/>
          <table:table-cell table:number-columns-repeated="4"/>
          <table:table-cell table:style-name="ce9"/>
          <table:table-cell table:number-columns-repeated="1014"/>
        </table:table-row>
        <table:table-row table:style-name="ro1" table:number-rows-repeated="2">
          <table:table-cell table:number-columns-repeated="3"/>
          <table:table-cell table:style-name="ce9"/>
          <table:table-cell table:style-name="ce11"/>
          <table:table-cell table:number-columns-repeated="4"/>
          <table:table-cell table:style-name="ce9"/>
          <table:table-cell table:number-columns-repeated="1014"/>
        </table:table-row>
        <table:table-row table:style-name="ro2" table:number-rows-repeated="92">
          <table:table-cell table:number-columns-repeated="3"/>
          <table:table-cell table:style-name="ce9"/>
          <table:table-cell table:style-name="ce11"/>
          <table:table-cell table:number-columns-repeated="4"/>
          <table:table-cell table:style-name="ce9"/>
          <table:table-cell table:number-columns-repeated="1014"/>
        </table:table-row>
        <table:table-row table:style-name="ro2" table:number-rows-repeated="1048475">
          <table:table-cell table:number-columns-repeated="1024"/>
        </table:table-row>
        <table:table-row table:style-name="ro2">
          <table:table-cell table:number-columns-repeated="1024"/>
        </table:table-row>
      </table:table>
      <table:table table:name="DEV" table:style-name="ta1">
        <table:table-column table:style-name="co1" table:visibility="collapse" table:default-cell-style-name="ce23"/>
        <table:table-column table:style-name="co7" table:visibility="collapse" table:default-cell-style-name="ce23"/>
        <table:table-column table:style-name="co4" table:visibility="collapse" table:default-cell-style-name="ce23"/>
        <table:table-column table:style-name="co1" table:default-cell-style-name="ce1"/>
        <table:table-column table:style-name="co21" table:default-cell-style-name="ce25"/>
        <table:table-column table:style-name="co22" table:default-cell-style-name="ce26"/>
        <table:table-column table:style-name="co23" table:default-cell-style-name="ce26"/>
        <table:table-column table:style-name="co24" table:default-cell-style-name="ce26"/>
        <table:table-column table:style-name="co25" table:visibility="collapse" table:default-cell-style-name="ce19"/>
        <table:table-column table:style-name="co26" table:visibility="collapse" table:default-cell-style-name="ce28"/>
        <table:table-column table:style-name="co27" table:default-cell-style-name="ce26"/>
        <table:table-column table:style-name="co28" table:default-cell-style-name="ce26"/>
        <table:table-column table:style-name="co29" table:default-cell-style-name="ce26"/>
        <table:table-row table:style-name="ro1">
          <table:table-cell office:value-type="string"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version</text:p>
          </table:table-cell>
          <table:table-cell office:value-type="string" calcext:value-type="string">
            <text:p>titre_etude</text:p>
          </table:table-cell>
          <table:table-cell office:value-type="string" calcext:value-type="string">
            <text:p>date_annee</text:p>
          </table:table-cell>
          <table:table-cell office:value-type="string" calcext:value-type="string">
            <text:p>date_mois</text:p>
          </table:table-cell>
          <table:table-cell office:value-type="string" calcext:value-type="string">
            <text:p>date_jour</text:p>
          </table:table-cell>
          <table:table-cell office:value-type="string" calcext:value-type="string">
            <text:p>date</text:p>
          </table:table-cell>
          <table:table-cell office:value-type="string" calcext:value-type="string">
            <text:p>date_fin_validite</text:p>
          </table:table-cell>
          <table:table-cell office:value-type="string" calcext:value-type="string">
            <text:p>duree_semaines</text:p>
          </table:table-cell>
          <table:table-cell office:value-type="string" calcext:value-type="string">
            <text:p>objectifs_gauche</text:p>
          </table:table-cell>
          <table:table-cell office:value-type="string" calcext:value-type="string">
            <text:p>objectifs_droite</text:p>
          </table:table-cell>
        </table:table-row>
        <table:table-row table:style-name="ro1">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24" office:value-type="string" calcext:value-type="string">
            <text:p>01</text:p>
          </table:table-cell>
          <table:table-cell table:style-name="ce7" office:value-type="string" calcext:value-type="string">
            <text:p>Conception d'un portail temporel</text:p>
          </table:table-cell>
          <table:table-cell table:style-name="ce17" office:value-type="float" office:value="2016" calcext:value-type="float">
            <text:p>2016</text:p>
          </table:table-cell>
          <table:table-cell table:number-columns-repeated="2" table:style-name="ce27" office:value-type="float" office:value="1" calcext:value-type="float">
            <text:p>01</text:p>
          </table:table-cell>
          <table:table-cell table:style-name="ce20" table:formula="of:=DATE([DEV.F2];[DEV.G2];[DEV.H2])" office:value-type="date" office:date-value="2016-01-01" calcext:value-type="date">
            <text:p>01/01/16</text:p>
          </table:table-cell>
          <table:table-cell table:style-name="ce29" table:formula="of:=[.I2]+30" office:value-type="date" office:date-value="2016-01-31" calcext:value-type="date">
            <text:p>31/01/16</text:p>
          </table:table-cell>
          <table:table-cell table:style-name="ce30" office:value-type="float" office:value="1" calcext:value-type="float">
            <office:annotation office:display="true" draw:style-name="gr5" draw:text-style-name="P2" svg:width="41.64mm" svg:height="13.86mm" svg:x="165.37mm" svg:y="21.22mm" draw:caption-point-x="33.7mm" draw:caption-point-y="-16.61mm">
              <dc:date>2016-06-28T00:00:00</dc:date>
              <text:p text:style-name="P5"><text:span text:style-name="T1">Mettre « 0 » si vous ne souhaitez pas renseigner de durée</text:span></text:p>
            </office:annotation>
            <text:p>1</text:p>
          </table:table-cell>
          <table:table-cell table:style-name="ce31" office:value-type="string" calcext:value-type="string">
            <text:p>je suis une &lt;strong&gt;qdsqs&lt;/strong&gt; qds</text:p>
          </table:table-cell>
          <table:table-cell table:style-name="ce20" office:value-type="string" calcext:value-type="string">
            <text:p>right</text:p>
          </table:table-cell>
        </table:table-row>
      </table:table>
      <table:table table:name="CdC" table:style-name="ta1">
        <table:table-column table:style-name="co30" table:visibility="collapse" table:default-cell-style-name="ce8"/>
        <table:table-column table:style-name="co31" table:visibility="collapse" table:default-cell-style-name="ce8"/>
        <table:table-column table:style-name="co32" table:visibility="collapse" table:default-cell-style-name="ce8"/>
        <table:table-column table:style-name="co33" table:visibility="collapse" table:default-cell-style-name="ce8"/>
        <table:table-column table:style-name="co34" table:visibility="collapse" table:default-cell-style-name="ce8"/>
        <table:table-column table:style-name="co35" table:default-cell-style-name="ce8"/>
        <table:table-column table:style-name="co36" table:visibility="collapse" table:default-cell-style-name="ce8"/>
        <table:table-column table:style-name="co37" table:visibility="collapse" table:default-cell-style-name="ce8"/>
        <table:table-column table:style-name="co38" table:visibility="collapse" table:default-cell-style-name="ce8"/>
        <table:table-column table:style-name="co39" table:visibility="collapse" table:default-cell-style-name="ce8"/>
        <table:table-column table:style-name="co4" table:visibility="collapse" table:default-cell-style-name="ce8"/>
        <table:table-column table:style-name="co40" table:default-cell-style-name="ce8"/>
        <table:table-column table:style-name="co41" table:visibility="collapse" table:default-cell-style-name="ce8"/>
        <table:table-column table:style-name="co1" table:number-columns-repeated="1008" table:default-cell-style-name="ce8"/>
        <table:table-row table:style-name="ro2">
          <table:table-cell table:style-name="ce19" table:formula="of:=[Global.A1]" office:value-type="string" office:string-value="NOM_client" calcext:value-type="string">
            <text:p>NOM_client</text:p>
          </table:table-cell>
          <table:table-cell table:style-name="ce19" table:formula="of:=[Global.B1]" office:value-type="string" office:string-value="prenom_client" calcext:value-type="string">
            <text:p>prenom_client</text:p>
          </table:table-cell>
          <table:table-cell table:style-name="ce19" table:formula="of:=[Global.C1]" office:value-type="string" office:string-value="REF_etude" calcext:value-type="string">
            <text:p>REF_etude</text:p>
          </table:table-cell>
          <table:table-cell table:style-name="ce19" table:formula="of:=[Global.D1]" office:value-type="string" office:string-value="annee_etude" calcext:value-type="string">
            <text:p>annee_etude</text:p>
          </table:table-cell>
          <table:table-cell table:style-name="ce19" table:formula="of:=[Global.E1]" office:value-type="string" office:string-value="numero_etude" calcext:value-type="string">
            <text:p>numero_etude</text:p>
          </table:table-cell>
          <table:table-cell table:style-name="ce26" office:value-type="string" calcext:value-type="string">
            <text:p>version</text:p>
          </table:table-cell>
          <table:table-cell table:style-name="ce19" table:formula="of:=[Global.M1]" office:value-type="string" office:string-value="nom_president" calcext:value-type="string">
            <text:p>nom_president</text:p>
          </table:table-cell>
          <table:table-cell table:style-name="ce19" table:formula="of:=[Global.F1]" office:value-type="string" office:string-value="societe_client" calcext:value-type="string">
            <text:p>societe_client</text:p>
          </table:table-cell>
          <table:table-cell table:style-name="ce19" table:formula="of:=[Global.G1]" office:value-type="string" office:string-value="adresse_client" calcext:value-type="string">
            <text:p>adresse_client</text:p>
          </table:table-cell>
          <table:table-cell table:style-name="ce19" table:formula="of:=[Global.H1]" office:value-type="string" office:string-value="code_postal_client" calcext:value-type="string">
            <text:p>code_postal_client</text:p>
          </table:table-cell>
          <table:table-cell table:style-name="ce19" table:formula="of:=[Global.I1]" office:value-type="string" office:string-value="nom_ville_client" calcext:value-type="string">
            <text:p>nom_ville_client</text:p>
          </table:table-cell>
          <table:table-cell table:style-name="ce16" office:value-type="string" calcext:value-type="string">
            <text:p>titre_etude</text:p>
          </table:table-cell>
          <table:table-cell table:style-name="ce19" office:value-type="string" calcext:value-type="string">
            <text:p>date</text:p>
          </table:table-cell>
          <table:table-cell table:style-name="ce21"/>
          <table:table-cell table:style-name="ce9" table:number-columns-repeated="14"/>
          <table:table-cell table:number-columns-repeated="993"/>
        </table:table-row>
        <table:table-row table:style-name="ro1">
          <table:table-cell table:style-name="ce32" table:formula="of:=[Global.A2]" office:value-type="string" office:string-value="BONBEUR" calcext:value-type="string">
            <text:p>BONBEUR</text:p>
          </table:table-cell>
          <table:table-cell table:style-name="ce32" table:formula="of:=[Global.B2]" office:value-type="string" office:string-value="Jean" calcext:value-type="string">
            <text:p>Jean</text:p>
          </table:table-cell>
          <table:table-cell table:style-name="ce32" table:formula="of:=[Global.C2]" office:value-type="string" office:string-value="OPT" calcext:value-type="string">
            <text:p>OPT</text:p>
          </table:table-cell>
          <table:table-cell table:style-name="ce32" table:formula="of:=[Global.D2]" office:value-type="float" office:value="2016" calcext:value-type="float">
            <text:p>2016</text:p>
          </table:table-cell>
          <table:table-cell table:style-name="ce33" table:formula="of:=[Global.E2]" office:value-type="string" office:string-value="01" calcext:value-type="string">
            <text:p>01</text:p>
          </table:table-cell>
          <table:table-cell table:style-name="ce35" table:formula="of:=[CE.I2]" office:value-type="string" office:string-value="01" calcext:value-type="string">
            <text:p>01</text:p>
          </table:table-cell>
          <table:table-cell table:style-name="ce32" table:formula="of:=[Global.M$2]" office:value-type="string" office:string-value="Grégory JOLLY" calcext:value-type="string">
            <text:p>Grégory JOLLY</text:p>
          </table:table-cell>
          <table:table-cell table:style-name="ce15" table:formula="of:=[Global.F2]" office:value-type="string" office:string-value="Google Inc." calcext:value-type="string">
            <text:p>Google Inc.</text:p>
          </table:table-cell>
          <table:table-cell table:style-name="ce15" table:formula="of:=[Global.G2]" office:value-type="string" office:string-value="1, rue de la Raie" calcext:value-type="string">
            <text:p>1, rue de la Raie</text:p>
          </table:table-cell>
          <table:table-cell table:style-name="ce36" table:formula="of:=[Global.H2]" office:value-type="string" office:string-value="06400" calcext:value-type="string">
            <text:p>06400</text:p>
          </table:table-cell>
          <table:table-cell table:style-name="ce15" table:formula="of:=[Global.I2]" office:value-type="string" office:string-value="Montcuq" calcext:value-type="string">
            <text:p>Montcuq</text:p>
          </table:table-cell>
          <table:table-cell table:style-name="ce37" table:formula="of:=[DEV.E2]" office:value-type="string" office:string-value="Conception d'un portail temporel" calcext:value-type="string">
            <text:p>Conception d'un portail temporel</text:p>
          </table:table-cell>
          <table:table-cell table:style-name="ce20" table:formula="of:=[CE.P2]" office:value-type="date" office:date-value="2016-01-01" calcext:value-type="date">
            <text:p>01/01/16</text:p>
          </table:table-cell>
          <table:table-cell table:style-name="ce9" table:number-columns-repeated="15"/>
          <table:table-cell table:number-columns-repeated="993"/>
        </table:table-row>
        <table:table-row table:style-name="ro2" table:number-rows-repeated="98">
          <table:table-cell table:style-name="ce32" table:number-columns-repeated="4"/>
          <table:table-cell table:style-name="ce34" table:number-columns-repeated="2"/>
          <table:table-cell table:style-name="ce32"/>
          <table:table-cell table:style-name="ce15" table:number-columns-repeated="4"/>
          <table:table-cell table:number-columns-repeated="1010"/>
        </table:table-row>
        <table:table-row table:style-name="ro2" table:number-rows-repeated="1048475">
          <table:table-cell table:number-columns-repeated="1021"/>
        </table:table-row>
        <table:table-row table:style-name="ro2">
          <table:table-cell table:number-columns-repeated="1021"/>
        </table:table-row>
      </table:table>
      <table:table table:name="PC" table:style-name="ta1">
        <table:shapes>
          <draw:frame draw:z-index="0" draw:style-name="gr6" draw:text-style-name="P6" svg:width="147.98mm" svg:height="40.43mm" svg:x="252.38mm" svg:y="13.33mm">
            <draw:text-box>
              <text:p><text:span text:style-name="T7">S’il n’y a pas de rendu intermédiaire, laissez les variables </text:span><text:span text:style-name="T8">nb_semaines_ri_x</text:span><text:span text:style-name="T9"> et </text:span><text:span text:style-name="T8">montant_ht_solde_int_x</text:span><text:span text:style-name="T9"> à 0 et supprimez les colonnes correspondantes </text:span><text:span text:style-name="T10">dans l’échéancier de paiement</text:span><text:span text:style-name="T9"> que vous trouverez dans la PC.</text:span><text:span text:style-name="T9"><text:line-break/></text:span><text:span text:style-name="T9">Sinon, remplissez les cases avec les valeurs voulues et ajustez le tableau dans la PC.</text:span><text:span text:style-name="T9"><text:line-break/></text:span><text:span text:style-name="T9"><text:line-break/></text:span><text:span text:style-name="T9">Enfin, s’il y a éventuellement plus de deux rendus intermédiaires, alors il va falloir remplir le tableau de la PC à la main en faisant très attention aux erreurs de montants et en n’oubliant pas de prévenir le Qualiteux de la manipulation manuelle.</text:span></text:p>
            </draw:text-box>
          </draw:frame>
          <draw:frame draw:z-index="1" draw:style-name="gr7" draw:text-style-name="P7" svg:width="180.2mm" svg:height="18.06mm" svg:x="47.29mm" svg:y="13.33mm">
            <draw:text-box>
              <text:p text:style-name="P5"><text:span text:style-name="T11">Description du livrable dans l’échéancier de livrable.</text:span><text:span text:style-name="T11"><text:line-break/></text:span><text:span text:style-name="T11"><text:line-break/></text:span><text:span text:style-name="T11">Si pas de rendu intermédiaire, ne vous occupez pas des cases correspondantes et </text:span><text:span text:style-name="T12">ajustez l’échéancier de livrable</text:span><text:span text:style-name="T11"> dans la PC.</text:span></text:p>
            </draw:text-box>
          </draw:frame>
        </table:shapes>
        <table:table-column table:style-name="co42" table:visibility="collapse" table:default-cell-style-name="ce38"/>
        <table:table-column table:style-name="co43" table:visibility="collapse" table:default-cell-style-name="ce38"/>
        <table:table-column table:style-name="co44" table:visibility="collapse" table:default-cell-style-name="ce38"/>
        <table:table-column table:style-name="co45" table:visibility="collapse" table:default-cell-style-name="ce38"/>
        <table:table-column table:style-name="co46" table:visibility="collapse" table:default-cell-style-name="ce39"/>
        <table:table-column table:style-name="co47" table:visibility="collapse" table:default-cell-style-name="ce39"/>
        <table:table-column table:style-name="co48" table:default-cell-style-name="ce39"/>
        <table:table-column table:style-name="co15" table:visibility="collapse" table:default-cell-style-name="ce38"/>
        <table:table-column table:style-name="co49" table:visibility="collapse" table:default-cell-style-name="ce41"/>
        <table:table-column table:style-name="co50" table:visibility="collapse" table:default-cell-style-name="ce41"/>
        <table:table-column table:style-name="co27" table:visibility="collapse" table:default-cell-style-name="ce41"/>
        <table:table-column table:style-name="co51" table:visibility="collapse" table:default-cell-style-name="ce41"/>
        <table:table-column table:style-name="co52" table:visibility="collapse" table:default-cell-style-name="ce41"/>
        <table:table-column table:style-name="co41" table:visibility="collapse" table:default-cell-style-name="ce42"/>
        <table:table-column table:style-name="co53" table:default-cell-style-name="Default"/>
        <table:table-column table:style-name="co54" table:visibility="collapse" table:default-cell-style-name="ce41"/>
        <table:table-column table:style-name="co55" table:number-columns-repeated="2" table:default-cell-style-name="ce41"/>
        <table:table-column table:style-name="co55" table:default-cell-style-name="Default"/>
        <table:table-column table:style-name="co56" table:visibility="collapse" table:default-cell-style-name="Default"/>
        <table:table-column table:style-name="co57" table:visibility="collapse" table:default-cell-style-name="ce42"/>
        <table:table-column table:style-name="co7" table:default-cell-style-name="ce42"/>
        <table:table-column table:style-name="co58" table:visibility="collapse" table:default-cell-style-name="ce48"/>
        <table:table-column table:style-name="co59" table:visibility="collapse" table:default-cell-style-name="ce48"/>
        <table:table-column table:style-name="co60" table:default-cell-style-name="ce41"/>
        <table:table-column table:style-name="co61" table:default-cell-style-name="ce41"/>
        <table:table-column table:style-name="co62" table:visibility="collapse" table:default-cell-style-name="ce41"/>
        <table:table-column table:style-name="co60" table:default-cell-style-name="ce41"/>
        <table:table-column table:style-name="co63" table:default-cell-style-name="ce55"/>
        <table:table-column table:style-name="co64" table:visibility="collapse" table:default-cell-style-name="ce41"/>
        <table:table-column table:style-name="co65" table:visibility="collapse" table:default-cell-style-name="ce55"/>
        <table:table-column table:style-name="co66" table:visibility="collapse" table:default-cell-style-name="ce55"/>
        <table:table-column table:style-name="co67" table:default-cell-style-name="ce41"/>
        <table:table-column table:style-name="co68" table:default-cell-style-name="Default"/>
        <table:table-column table:style-name="co69" table:default-cell-style-name="Default"/>
        <table:table-column table:style-name="co68" table:default-cell-style-name="Default"/>
        <table:table-column table:style-name="co60" table:default-cell-style-name="Default"/>
        <table:table-column table:style-name="co70" table:default-cell-style-name="Default"/>
        <table:table-column table:style-name="co71" table:default-cell-style-name="Default"/>
        <table:table-column table:style-name="co1" table:number-columns-repeated="10" table:default-cell-style-name="Default"/>
        <table:table-row table:style-name="ro1">
          <table:table-cell table:style-name="ce19" table:formula="of:=[Global.A1]" office:value-type="string" office:string-value="NOM_client" calcext:value-type="string">
            <text:p>NOM_client</text:p>
          </table:table-cell>
          <table:table-cell table:style-name="ce19" table:formula="of:=[Global.B1]" office:value-type="string" office:string-value="prenom_client" calcext:value-type="string">
            <text:p>prenom_client</text:p>
          </table:table-cell>
          <table:table-cell table:style-name="ce19" table:formula="of:=[Global.C1]" office:value-type="string" office:string-value="REF_etude" calcext:value-type="string">
            <text:p>REF_etude</text:p>
          </table:table-cell>
          <table:table-cell table:style-name="ce19" table:formula="of:=[Global.D1]" office:value-type="string" office:string-value="annee_etude" calcext:value-type="string">
            <text:p>annee_etude</text:p>
          </table:table-cell>
          <table:table-cell table:style-name="ce19" table:formula="of:=[Global.E1]" office:value-type="string" office:string-value="numero_etude" calcext:value-type="string">
            <text:p>numero_etude</text:p>
          </table:table-cell>
          <table:table-cell table:style-name="ce19" office:value-type="string" calcext:value-type="string">
            <text:p>version_cdc</text:p>
          </table:table-cell>
          <table:table-cell table:style-name="ce26" office:value-type="string" calcext:value-type="string">
            <text:p>version</text:p>
          </table:table-cell>
          <table:table-cell table:style-name="ce19" table:formula="of:=[Global.M1]" office:value-type="string" office:string-value="nom_president" calcext:value-type="string">
            <text:p>nom_president</text:p>
          </table:table-cell>
          <table:table-cell table:style-name="ce19" table:formula="of:=[Global.F1]" office:value-type="string" office:string-value="societe_client" calcext:value-type="string">
            <text:p>societe_client</text:p>
          </table:table-cell>
          <table:table-cell table:style-name="ce19" table:formula="of:=[Global.G1]" office:value-type="string" office:string-value="adresse_client" calcext:value-type="string">
            <text:p>adresse_client</text:p>
          </table:table-cell>
          <table:table-cell table:style-name="ce19" table:formula="of:=[Global.H1]" office:value-type="string" office:string-value="code_postal_client" calcext:value-type="string">
            <text:p>code_postal_client</text:p>
          </table:table-cell>
          <table:table-cell table:style-name="ce19" table:formula="of:=[Global.I1]" office:value-type="string" office:string-value="nom_ville_client" calcext:value-type="string">
            <text:p>nom_ville_client</text:p>
          </table:table-cell>
          <table:table-cell table:style-name="ce19" table:formula="of:=[Global.J1]" office:value-type="string" office:string-value="poste_client" calcext:value-type="string">
            <text:p>poste_client</text:p>
          </table:table-cell>
          <table:table-cell table:style-name="ce19" office:value-type="string" calcext:value-type="string">
            <text:p>date</text:p>
          </table:table-cell>
          <table:table-cell table:style-name="ce16" office:value-type="string" calcext:value-type="string">
            <text:p>duree_semaines</text:p>
          </table:table-cell>
          <table:table-cell table:style-name="ce19" office:value-type="string" calcext:value-type="string">
            <text:p>duree_semaines_lettres</text:p>
          </table:table-cell>
          <table:table-cell table:style-name="ce26" office:value-type="string" calcext:value-type="string">
            <text:p>forme_ri₁</text:p>
          </table:table-cell>
          <table:table-cell table:style-name="ce26" office:value-type="string" calcext:value-type="string">
            <text:p>forme_ri₂</text:p>
          </table:table-cell>
          <table:table-cell table:style-name="ce16" office:value-type="string" calcext:value-type="string">
            <text:p>forme_rendu</text:p>
          </table:table-cell>
          <table:table-cell table:style-name="ce19" office:value-type="string" calcext:value-type="string">
            <text:p>duree_validite (jours)</text:p>
          </table:table-cell>
          <table:table-cell table:style-name="ce19" office:value-type="string" calcext:value-type="string">
            <text:p>date_fin_validite</text:p>
          </table:table-cell>
          <table:table-cell table:style-name="ce26" office:value-type="string" calcext:value-type="string">
            <text:p>acompte (%)</text:p>
          </table:table-cell>
          <table:table-cell table:style-name="ce46" office:value-type="string" calcext:value-type="string">
            <text:p>montant_ht_acompte</text:p>
          </table:table-cell>
          <table:table-cell table:style-name="ce46" office:value-type="string" calcext:value-type="string">
            <text:p>montant_ttc_acompte</text:p>
          </table:table-cell>
          <table:table-cell table:style-name="ce49" office:value-type="string" calcext:value-type="string">
            <text:p>nb_semaines_ri₁</text:p>
          </table:table-cell>
          <table:table-cell table:style-name="ce49" office:value-type="string" calcext:value-type="string">
            <text:p>montant_ht_solde_int₁</text:p>
          </table:table-cell>
          <table:table-cell table:style-name="ce51" office:value-type="string" calcext:value-type="string">
            <text:p>montant_ttc_solde_int₁</text:p>
          </table:table-cell>
          <table:table-cell table:style-name="ce52" office:value-type="string" calcext:value-type="string">
            <text:p>nb_semaines_ri₂</text:p>
          </table:table-cell>
          <table:table-cell table:style-name="ce53" office:value-type="string" calcext:value-type="string">
            <text:p>montant_ht_solde_int₂</text:p>
          </table:table-cell>
          <table:table-cell table:style-name="ce51" office:value-type="string" calcext:value-type="string">
            <text:p>montant_ttc_solde_int₂</text:p>
          </table:table-cell>
          <table:table-cell table:style-name="ce56" office:value-type="string" calcext:value-type="string">
            <text:p>montant_ht_solde_final</text:p>
          </table:table-cell>
          <table:table-cell table:style-name="ce57" office:value-type="string" calcext:value-type="string">
            <text:p>montant_ttc_solde_final</text:p>
          </table:table-cell>
          <table:table-cell table:number-columns-repeated="6"/>
          <table:table-cell table:style-name="ce48" table:number-columns-repeated="11"/>
        </table:table-row>
        <table:table-row table:style-name="ro1">
          <table:table-cell table:style-name="ce32" table:formula="of:=[Global.A2]" office:value-type="string" office:string-value="BONBEUR" calcext:value-type="string">
            <text:p>BONBEUR</text:p>
          </table:table-cell>
          <table:table-cell table:style-name="ce32" table:formula="of:=[Global.B2]" office:value-type="string" office:string-value="Jean" calcext:value-type="string">
            <text:p>Jean</text:p>
          </table:table-cell>
          <table:table-cell table:style-name="ce32" table:formula="of:=[Global.C2]" office:value-type="string" office:string-value="OPT" calcext:value-type="string">
            <text:p>OPT</text:p>
          </table:table-cell>
          <table:table-cell table:style-name="ce32" table:formula="of:=[Global.D2]" office:value-type="float" office:value="2016" calcext:value-type="float">
            <text:p>2016</text:p>
          </table:table-cell>
          <table:table-cell table:style-name="ce33" table:formula="of:=[Global.E2]" office:value-type="string" office:string-value="01" calcext:value-type="string">
            <text:p>01</text:p>
          </table:table-cell>
          <table:table-cell table:style-name="ce40" table:formula="of:=[CdC.F2]" office:value-type="string" office:string-value="01" calcext:value-type="string">
            <text:p>01</text:p>
          </table:table-cell>
          <table:table-cell table:style-name="ce35" table:formula="of:=[CE.I2]" office:value-type="string" office:string-value="01" calcext:value-type="string">
            <text:p>01</text:p>
          </table:table-cell>
          <table:table-cell table:style-name="ce32" table:formula="of:=[Global.M$2]" office:value-type="string" office:string-value="Grégory JOLLY" calcext:value-type="string">
            <text:p>Grégory JOLLY</text:p>
          </table:table-cell>
          <table:table-cell table:style-name="ce15" table:formula="of:=[Global.F2]" office:value-type="string" office:string-value="Google Inc." calcext:value-type="string">
            <text:p>Google Inc.</text:p>
          </table:table-cell>
          <table:table-cell table:style-name="ce15" table:formula="of:=[Global.G2]" office:value-type="string" office:string-value="1, rue de la Raie" calcext:value-type="string">
            <text:p>1, rue de la Raie</text:p>
          </table:table-cell>
          <table:table-cell table:style-name="ce36" table:formula="of:=[Global.H2]" office:value-type="string" office:string-value="06400" calcext:value-type="string">
            <text:p>06400</text:p>
          </table:table-cell>
          <table:table-cell table:style-name="ce15" table:formula="of:=[Global.I2]" office:value-type="string" office:string-value="Montcuq" calcext:value-type="string">
            <text:p>Montcuq</text:p>
          </table:table-cell>
          <table:table-cell table:style-name="ce15" table:formula="of:=[Global.J2]" office:value-type="string" office:string-value="Responsable" calcext:value-type="string">
            <text:p>Responsable</text:p>
          </table:table-cell>
          <table:table-cell table:style-name="ce20" table:formula="of:=[CE.P2]" office:value-type="date" office:date-value="2016-01-01" calcext:value-type="date">
            <text:p>01/01/16</text:p>
          </table:table-cell>
          <table:table-cell table:style-name="ce43" office:value-type="float" office:value="5" calcext:value-type="float">
            <text:p>5</text:p>
          </table:table-cell>
          <table:table-cell table:style-name="ce44" table:formula="of:=IF([PC.O2]=1;&quot;une&quot;;ORG.NUMBERTEXT.NUMBERTEXT([PC.O2];&quot;fr&quot;))" office:value-type="string" office:string-value="cinq" calcext:value-type="string">
            <text:p>cinq</text:p>
          </table:table-cell>
          <table:table-cell table:style-name="ce43" office:value-type="string" calcext:value-type="string">
            <text:p>Application mobile iOS</text:p>
          </table:table-cell>
          <table:table-cell table:style-name="ce43" office:value-type="string" calcext:value-type="string">
            <text:p>Application mobile Android</text:p>
          </table:table-cell>
          <table:table-cell table:style-name="ce7" office:value-type="string" calcext:value-type="string">
            <text:p>Site Web</text:p>
          </table:table-cell>
          <table:table-cell table:style-name="ce37" office:value-type="float" office:value="30" calcext:value-type="float">
            <text:p>30</text:p>
          </table:table-cell>
          <table:table-cell table:style-name="ce20" table:formula="of:=[PC.N2]+[PC.T2]" office:value-type="date" office:date-value="2016-01-31" calcext:value-type="date">
            <text:p>31/01/16</text:p>
          </table:table-cell>
          <table:table-cell table:style-name="ce45" office:value-type="float" office:value="30" calcext:value-type="float">
            <text:p>30</text:p>
          </table:table-cell>
          <table:table-cell table:style-name="ce47" table:formula="of:=[.V2]/100*[Phases.D22]" office:value-type="currency" office:currency="EUR" office:value="3558" calcext:value-type="currency">
            <text:p>3 558,00 €</text:p>
          </table:table-cell>
          <table:table-cell table:style-name="ce47" table:formula="of:=(1+[Global.K$2])*[.W2]" office:value-type="currency" office:currency="EUR" office:value="4269.6" calcext:value-type="currency">
            <text:p>4 269,60 €</text:p>
          </table:table-cell>
          <table:table-cell table:style-name="ce15" office:value-type="float" office:value="0" calcext:value-type="float">
            <text:p>0</text:p>
          </table:table-cell>
          <table:table-cell table:style-name="ce50" office:value-type="currency" office:currency="EUR" office:value="0" calcext:value-type="currency">
            <text:p>0,00 €</text:p>
          </table:table-cell>
          <table:table-cell table:style-name="ce50" table:formula="of:=(1+[Global.K$2])*[.Z2]" office:value-type="currency" office:currency="EUR" office:value="0" calcext:value-type="currency">
            <text:p>0,00 €</text:p>
          </table:table-cell>
          <table:table-cell table:style-name="ce8" office:value-type="float" office:value="0" calcext:value-type="float">
            <text:p>0</text:p>
          </table:table-cell>
          <table:table-cell table:style-name="ce54" office:value-type="currency" office:currency="EUR" office:value="0" calcext:value-type="currency">
            <text:p>0,00 €</text:p>
          </table:table-cell>
          <table:table-cell table:style-name="ce50" table:formula="of:=(1+[Global.K$2])*[.AC2]" office:value-type="currency" office:currency="EUR" office:value="0" calcext:value-type="currency">
            <text:p>0,00 €</text:p>
          </table:table-cell>
          <table:table-cell table:style-name="ce54" table:formula="of:=[Phases.D22]-[.AC2]-[.Z2]-[.W2]" office:value-type="currency" office:currency="EUR" office:value="8302" calcext:value-type="currency">
            <text:p>8 302,00 €</text:p>
          </table:table-cell>
          <table:table-cell table:style-name="ce54" table:formula="of:=(1+[Global.K$2])*[.AE2]" office:value-type="currency" office:currency="EUR" office:value="9962.4" calcext:value-type="currency">
            <text:p>9 962,40 €</text:p>
          </table:table-cell>
          <table:table-cell table:number-columns-repeated="6"/>
          <table:table-cell table:style-name="ce48" table:number-columns-repeated="11"/>
        </table:table-row>
        <table:table-row table:style-name="ro1" table:number-rows-repeated="17">
          <table:table-cell table:number-columns-repeated="49"/>
        </table:table-row>
        <table:table-row table:style-name="ro1">
          <table:table-cell table:number-columns-repeated="29"/>
          <table:table-cell table:style-name="Default"/>
          <table:table-cell table:number-columns-repeated="19"/>
        </table:table-row>
        <table:table-row table:style-name="ro1" table:number-rows-repeated="78">
          <table:table-cell table:number-columns-repeated="49"/>
        </table:table-row>
        <table:table-row table:style-name="ro1">
          <table:table-cell table:number-columns-repeated="22"/>
          <table:table-cell table:style-name="Default" table:number-columns-repeated="11"/>
          <table:table-cell table:number-columns-repeated="16"/>
        </table:table-row>
        <table:table-row table:style-name="ro1">
          <table:table-cell table:number-columns-repeated="22"/>
          <table:table-cell table:style-name="Default" table:number-columns-repeated="11"/>
          <table:table-cell table:number-columns-repeated="16"/>
        </table:table-row>
      </table:table>
      <table:table table:name="Phases" table:style-name="ta1">
        <table:shapes>
          <draw:frame draw:z-index="0" draw:style-name="gr8" draw:text-style-name="P6" svg:width="147.45mm" svg:height="68.2mm" svg:x="67.64mm" svg:y="131.86mm">
            <draw:text-box>
              <text:p><text:span text:style-name="T13">IMPORTANT</text:span></text:p>
              <text:p><text:span text:style-name="T13"/></text:p>
              <text:p><text:span text:style-name="T14">Supprimez les phases en trop avec un clic droit sur leur numéro de ligne.</text:span></text:p>
              <text:p><text:span text:style-name="T14"/></text:p>
              <text:p><text:span text:style-name="T14">Utilisez des noms de phase explicites. Par exemple « Mise en ligne du site » au lieu de « Phase 3 » ou « Semaine 4 ».</text:span></text:p>
              <text:p><text:span text:style-name="T13"/></text:p>
              <text:p><text:span text:style-name="T7">Pour ajouter une phase : </text:span></text:p>
              <text:p><text:span text:style-name="T7"><text:s text:c="2"/></text:span><text:span text:style-name="T7">* Clic droit sur le numéro de ligne de la dernière phase </text:span><text:span text:style-name="T13">intervenant </text:span><text:span text:style-name="T14">(au-dessus de « Suivi d'étude »)</text:span></text:p>
              <text:p><text:span text:style-name="T7"><text:s text:c="2"/></text:span><text:span text:style-name="T7">* </text:span><text:span text:style-name="T8">Insérer des lignes au-dessus</text:span></text:p>
              <text:p><text:span text:style-name="T7"><text:s text:c="2"/></text:span><text:span text:style-name="T7">* Puis copiez-collez la ligne de la phase 1 pour remplir celle insérée</text:span></text:p>
              <text:p><text:span text:style-name="T7"/></text:p>
              <text:p><text:span text:style-name="T7">Afin que la somme des montants se fasse correctement, il est nécessaire que la phase juste au-dessus de celle du suivi d'étude, si elle existe, reste la dernière.</text:span></text:p>
            </draw:text-box>
          </draw:frame>
        </table:shapes>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1" table:number-columns-repeated="2" table:default-cell-style-name="Default"/>
        <table:table-column table:style-name="co76" table:default-cell-style-name="Default"/>
        <table:table-column table:style-name="co1" table:number-columns-repeated="2" table:default-cell-style-name="Default"/>
        <table:table-column table:style-name="co77" table:default-cell-style-name="Default"/>
        <table:table-column table:style-name="co78" table:default-cell-style-name="ce8"/>
        <table:table-column table:style-name="co79" table:visibility="collapse" table:default-cell-style-name="Default"/>
        <table:table-column table:style-name="co80" table:default-cell-style-name="Default"/>
        <table:table-column table:style-name="co81" table:default-cell-style-name="Default"/>
        <table:table-row table:style-name="ro1">
          <table:table-cell table:style-name="ce58" office:value-type="string" calcext:value-type="string">
            <text:p>Phase</text:p>
          </table:table-cell>
          <table:table-cell table:style-name="ce63" office:value-type="string" calcext:value-type="string">
            <text:p>JEH</text:p>
          </table:table-cell>
          <table:table-cell table:style-name="ce63" office:value-type="string" calcext:value-type="string">
            <text:p>Montant unitaire du JEH</text:p>
          </table:table-cell>
          <table:table-cell table:style-name="ce69" office:value-type="string" calcext:value-type="string">
            <text:p>Montant de la phase</text:p>
          </table:table-cell>
          <table:table-cell table:style-name="ce69" office:value-type="string" calcext:value-type="string">
            <text:p>Objectifs</text:p>
          </table:table-cell>
          <table:table-cell table:style-name="ce69" office:value-type="string" calcext:value-type="string">
            <text:p>Priorité</text:p>
          </table:table-cell>
          <table:table-cell table:style-name="ce69" office:value-type="string" calcext:value-type="string">
            <text:p>Fonctionnalités</text:p>
          </table:table-cell>
          <table:table-cell table:style-name="ce69" office:value-type="string" calcext:value-type="string">
            <text:p>Début</text:p>
          </table:table-cell>
          <table:table-cell table:style-name="ce69" office:value-type="string" calcext:value-type="string">
            <text:p>Durée</text:p>
          </table:table-cell>
          <table:table-cell table:style-name="ce69" office:value-type="string" calcext:value-type="string">
            <text:p>Vérif</text:p>
          </table:table-cell>
          <table:table-cell table:style-name="ce63" office:value-type="string" calcext:value-type="string">
            <office:annotation office:display="true" draw:style-name="gr9" draw:text-style-name="P2" svg:width="62.67mm" svg:height="27.84mm" svg:x="367.72mm" svg:y="2.9mm" draw:caption-point-x="-4.57mm" draw:caption-point-y="-2.8mm">
              <dc:date>2016-04-10T00:00:00</dc:date>
              <text:p text:style-name="P5"><text:span text:style-name="T1">Ne rien changer si un seul intervenant.</text:span></text:p>
              <text:p text:style-name="P5"><text:span text:style-name="T1">Utile uniquement s'il n'y a qu'un intervenant par phase. Sinon, il faut remplir les montants du RM à la main (directement dans la feuille </text:span><text:span text:style-name="T15">RMIntervenant</text:span><text:span text:style-name="T1">, pas dans le </text:span><text:span text:style-name="T15">.odt</text:span><text:span text:style-name="T1">).</text:span></text:p>
            </office:annotation>
            <text:p>Identifiant intervenant</text:p>
          </table:table-cell>
          <table:table-cell table:style-name="Protégé" office:value-type="string" calcext:value-type="string">
            <text:p>Nombre JEH Intervenants</text:p>
          </table:table-cell>
          <table:table-cell table:number-columns-repeated="2"/>
        </table:table-row>
        <table:table-row table:style-name="ro4">
          <table:table-cell table:style-name="ce59" office:value-type="string" calcext:value-type="string">
            <text:p>Nom phase 1</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2]*[Phases.C2]" office:value-type="currency" office:currency="€ H.T." office:value="680" calcext:value-type="currency">
            <text:p>680,00 € H.T.</text:p>
          </table:table-cell>
          <table:table-cell table:style-name="ce70" office:value-type="string" calcext:value-type="string">
            <text:p>a</text:p>
          </table:table-cell>
          <table:table-cell table:style-name="ce75" office:value-type="float" office:value="20" calcext:value-type="float">
            <text:p>20</text:p>
          </table:table-cell>
          <table:table-cell table:style-name="ce75" office:value-type="string" calcext:value-type="string">
            <text:p>Une fonctionnalité</text:p>
            <text:p>Une autre</text:p>
          </table:table-cell>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2]+[.I2]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formula="of:=SUM([Phases.B2:.B17])" office:value-type="float" office:value="32" calcext:value-type="float">
            <text:p>32</text:p>
          </table:table-cell>
          <table:table-cell table:number-columns-repeated="2"/>
        </table:table-row>
        <table:table-row table:style-name="ro5">
          <table:table-cell table:style-name="ce59" office:value-type="string" calcext:value-type="string">
            <text:p>Nom phase 2</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3]*[Phases.C3]" office:value-type="currency" office:currency="€ H.T." office:value="680" calcext:value-type="currency">
            <text:p>680,00 € H.T.</text:p>
          </table:table-cell>
          <table:table-cell table:style-name="ce70" office:value-type="string" calcext:value-type="string">
            <text:p>b</text:p>
          </table:table-cell>
          <table:table-cell table:style-name="ce75" office:value-type="float" office:value="20" calcext:value-type="float">
            <text:p>20</text:p>
          </table:table-cell>
          <table:table-cell table:style-name="ce75" office:value-type="string" calcext:value-type="string">
            <text:p>aaa</text:p>
            <text:p>Dqsd</text:p>
            <text:p>Dqsd</text:p>
          </table:table-cell>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3]+[.I3]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3</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4]*[Phases.C4]" office:value-type="currency" office:currency="€ H.T." office:value="680" calcext:value-type="currency">
            <text:p>680,00 € H.T.</text:p>
          </table:table-cell>
          <table:table-cell table:style-name="ce70" office:value-type="string" calcext:value-type="string">
            <text:p>c</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4]+[.I4]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4</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5]*[Phases.C5]" office:value-type="currency" office:currency="€ H.T." office:value="680" calcext:value-type="currency">
            <text:p>680,00 € H.T.</text:p>
          </table:table-cell>
          <table:table-cell table:style-name="ce70" office:value-type="string" calcext:value-type="string">
            <text:p>d</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5]+[.I5]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5</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6]*[Phases.C6]" office:value-type="currency" office:currency="€ H.T." office:value="680" calcext:value-type="currency">
            <text:p>680,00 € H.T.</text:p>
          </table:table-cell>
          <table:table-cell table:style-name="ce70" office:value-type="string" calcext:value-type="string">
            <text:p>e</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6]+[.I6]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6</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7]*[Phases.C7]" office:value-type="currency" office:currency="€ H.T." office:value="680" calcext:value-type="currency">
            <text:p>680,00 € H.T.</text:p>
          </table:table-cell>
          <table:table-cell table:style-name="ce70" office:value-type="string" calcext:value-type="string">
            <text:p>f</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7]+[.I7]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7</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8]*[Phases.C8]" office:value-type="currency" office:currency="€ H.T." office:value="680" calcext:value-type="currency">
            <text:p>680,00 € H.T.</text:p>
          </table:table-cell>
          <table:table-cell table:style-name="ce70" office:value-type="string" calcext:value-type="string">
            <text:p>g</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8]+[.I8]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8</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9]*[Phases.C9]" office:value-type="currency" office:currency="€ H.T." office:value="680" calcext:value-type="currency">
            <text:p>680,00 € H.T.</text:p>
          </table:table-cell>
          <table:table-cell table:style-name="ce70" office:value-type="string" calcext:value-type="string">
            <text:p>h</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9]+[.I9]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9</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10]*[Phases.C10]" office:value-type="currency" office:currency="€ H.T." office:value="680" calcext:value-type="currency">
            <text:p>680,00 € H.T.</text:p>
          </table:table-cell>
          <table:table-cell table:style-name="ce70" office:value-type="string" calcext:value-type="string">
            <text:p>i</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10]+[.I10]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10</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11]*[Phases.C11]" office:value-type="currency" office:currency="€ H.T." office:value="680" calcext:value-type="currency">
            <text:p>680,00 € H.T.</text:p>
          </table:table-cell>
          <table:table-cell table:style-name="ce70" office:value-type="string" calcext:value-type="string">
            <text:p>j</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11]+[.I11]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11</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12]*[Phases.C12]" office:value-type="currency" office:currency="€ H.T." office:value="680" calcext:value-type="currency">
            <text:p>680,00 € H.T.</text:p>
          </table:table-cell>
          <table:table-cell table:style-name="ce70" office:value-type="string" calcext:value-type="string">
            <text:p>k</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12]+[.I12]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12</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13]*[Phases.C13]" office:value-type="currency" office:currency="€ H.T." office:value="680" calcext:value-type="currency">
            <text:p>680,00 € H.T.</text:p>
          </table:table-cell>
          <table:table-cell table:style-name="ce70" office:value-type="string" calcext:value-type="string">
            <text:p>l</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13]+[.I13]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13</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14]*[Phases.C14]" office:value-type="currency" office:currency="€ H.T." office:value="680" calcext:value-type="currency">
            <text:p>680,00 € H.T.</text:p>
          </table:table-cell>
          <table:table-cell table:style-name="ce70" office:value-type="string" calcext:value-type="string">
            <text:p>m</text:p>
          </table:table-cell>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14]+[.I14]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14</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15]*[Phases.C15]" office:value-type="currency" office:currency="€ H.T." office:value="680" calcext:value-type="currency">
            <text:p>680,00 € H.T.</text:p>
          </table:table-cell>
          <table:table-cell table:style-name="ce70"/>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15]+[.I15]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15</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16]*[Phases.C16]" office:value-type="currency" office:currency="€ H.T." office:value="680" calcext:value-type="currency">
            <text:p>680,00 € H.T.</text:p>
          </table:table-cell>
          <table:table-cell table:style-name="ce70"/>
          <table:table-cell table:style-name="ce75" office:value-type="float" office:value="20" calcext:value-type="float">
            <text:p>20</text:p>
          </table:table-cell>
          <table:table-cell table:style-name="ce75"/>
          <table:table-cell table:style-name="ce77" office:value-type="float" office:value="0" calcext:value-type="float">
            <text:p>0</text:p>
          </table:table-cell>
          <table:table-cell table:style-name="ce77" office:value-type="float" office:value="2" calcext:value-type="float">
            <text:p>2</text:p>
          </table:table-cell>
          <table:table-cell table:style-name="ce79" table:formula="of:=IF([.H16]+[.I16]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style-name="ce8"/>
          <table:table-cell table:number-columns-repeated="2"/>
        </table:table-row>
        <table:table-row table:style-name="ro1">
          <table:table-cell table:style-name="ce59" office:value-type="string" calcext:value-type="string">
            <text:p>Nom phase 16</text:p>
          </table:table-cell>
          <table:table-cell table:style-name="ce65" office:value-type="float" office:value="2" calcext:value-type="float">
            <text:p>2</text:p>
          </table:table-cell>
          <table:table-cell table:style-name="ce66" office:value-type="currency" office:currency="€ H.T." office:value="340" calcext:value-type="currency">
            <text:p>340,00 € H.T.</text:p>
          </table:table-cell>
          <table:table-cell table:style-name="ce70" table:formula="of:=[Phases.B17]*[Phases.C17]" office:value-type="currency" office:currency="€ H.T." office:value="680" calcext:value-type="currency">
            <text:p>680,00 € H.T.</text:p>
          </table:table-cell>
          <table:table-cell table:style-name="ce70"/>
          <table:table-cell table:style-name="ce75" office:value-type="float" office:value="20" calcext:value-type="float">
            <text:p>20</text:p>
          </table:table-cell>
          <table:table-cell table:style-name="ce75"/>
          <table:table-cell table:style-name="ce77" office:value-type="float" office:value="2" calcext:value-type="float">
            <text:p>2</text:p>
          </table:table-cell>
          <table:table-cell table:style-name="ce77" office:value-type="float" office:value="3" calcext:value-type="float">
            <text:p>3</text:p>
          </table:table-cell>
          <table:table-cell table:style-name="ce79" table:formula="of:=IF([.H17]+[.I17] &lt;= [.I$18];&quot;OK&quot;;&quot;La phase dure plus longtemps que l'étude&quot;)" office:value-type="string" office:string-value="OK" calcext:value-type="string">
            <text:p>OK</text:p>
          </table:table-cell>
          <table:table-cell table:style-name="ce80" table:formula="of:=[RMIntervenant.AA$2]" office:value-type="string" office:string-value="SIMR" calcext:value-type="string">
            <text:p>SIMR</text:p>
          </table:table-cell>
          <table:table-cell table:number-columns-repeated="3"/>
        </table:table-row>
        <table:table-row table:style-name="ro6">
          <table:table-cell table:style-name="ce59" office:value-type="string" calcext:value-type="string">
            <office:annotation office:display="true" draw:style-name="gr10" draw:text-style-name="P9" svg:width="113.78mm" svg:height="16.82mm" svg:x="158.48mm" svg:y="101.05mm" draw:caption-point-x="-105.79mm" draw:caption-point-y="-24.19mm">
              <dc:date>2016-06-08T00:00:00</dc:date>
              <text:p text:style-name="P8"><text:span text:style-name="T16">Pour cette phase de suivi d’étude (qui doit couvrir toute la durée de l’étude), les JEH sont destinés au Chaff (montant calculé automatiquement, mais peut être modulé suivant le ressenti du Chaff).</text:span></text:p>
            </office:annotation>
            <text:p>Suivi d'étude</text:p>
          </table:table-cell>
          <table:table-cell table:style-name="ce8" table:formula="of:=VLOOKUP([Phases.L2];[Frais.A$2]:INDIRECT(&quot;Frais.&quot; &amp; [Frais.G$2]);2)" office:value-type="float" office:value="3" calcext:value-type="float">
            <text:p>3</text:p>
          </table:table-cell>
          <table:table-cell table:style-name="ce67" table:formula="of:=VLOOKUP([Phases.L2];[Frais.A$2]:INDIRECT(&quot;Frais.&quot; &amp; [Frais.G$2]);3)" office:value-type="currency" office:currency="€ H.T." office:value="300" calcext:value-type="currency">
            <text:p>300,00 € H.T.</text:p>
          </table:table-cell>
          <table:table-cell table:style-name="ce71" table:formula="of:=[Phases.B18]*[Phases.C18]" office:value-type="currency" office:currency="€ H.T." office:value="900" calcext:value-type="currency">
            <text:p>900,00 € H.T.</text:p>
          </table:table-cell>
          <table:table-cell table:style-name="ce70" office:value-type="string" calcext:value-type="string">
            <text:p>Vous accompagner tout au long de ce projet et s’assurer du bon déroulement de ce dernier.</text:p>
          </table:table-cell>
          <table:table-cell table:style-name="ce75" office:value-type="float" office:value="20" calcext:value-type="float">
            <text:p>20</text:p>
          </table:table-cell>
          <table:table-cell table:style-name="ce76" office:value-type="string" calcext:value-type="string">
            <text:p>Analyse du besoin</text:p>
            <text:p>Gestion administrative</text:p>
            <text:p>Suivi de la qualité</text:p>
          </table:table-cell>
          <table:table-cell office:value-type="float" office:value="0" calcext:value-type="float">
            <text:p>0</text:p>
          </table:table-cell>
          <table:table-cell table:style-name="ce78" table:formula="of:=[PC.O2]" office:value-type="float" office:value="5" calcext:value-type="float">
            <text:p>5</text:p>
          </table:table-cell>
          <table:table-cell table:style-name="ce78"/>
          <table:table-cell table:style-name="ce81"/>
          <table:table-cell table:number-columns-repeated="3"/>
        </table:table-row>
        <table:table-row table:style-name="ro1">
          <table:table-cell/>
          <table:table-cell table:style-name="ce8" table:number-columns-repeated="2"/>
          <table:table-cell table:style-name="ce72" table:number-columns-repeated="2"/>
          <table:table-cell table:style-name="ce75" table:number-columns-repeated="2"/>
          <table:table-cell table:number-columns-repeated="7"/>
        </table:table-row>
        <table:table-row table:style-name="ro7">
          <table:table-cell table:style-name="ce60" office:value-type="string" calcext:value-type="string">
            <text:p>Sous-total réalisation de l’étude</text:p>
          </table:table-cell>
          <table:table-cell table:style-name="ce8" table:formula="of:=SUM([Phases.B2:.B18])" office:value-type="float" office:value="35" calcext:value-type="float">
            <text:p>35</text:p>
          </table:table-cell>
          <table:table-cell table:style-name="ce8" office:value-type="string" calcext:value-type="string">
            <text:p>-</text:p>
          </table:table-cell>
          <table:table-cell table:style-name="ce71" table:formula="of:=SUM([Phases.D2:.D18])" office:value-type="currency" office:currency="€ H.T." office:value="11780" calcext:value-type="currency">
            <text:p>11 780,00 € H.T.</text:p>
          </table:table-cell>
          <table:table-cell table:style-name="ce71" table:number-columns-repeated="3"/>
          <table:table-cell table:number-columns-repeated="7"/>
        </table:table-row>
        <table:table-row table:style-name="ro1">
          <table:table-cell table:style-name="ce60" office:value-type="string" calcext:value-type="string">
            <text:p>Frais de dossier</text:p>
          </table:table-cell>
          <table:table-cell table:number-columns-repeated="2" table:style-name="ce8" office:value-type="string" calcext:value-type="string">
            <text:p>-</text:p>
          </table:table-cell>
          <table:table-cell table:style-name="ce71" table:formula="of:=VLOOKUP([Phases.L2];[Frais.A$2]:INDIRECT(&quot;Frais.&quot; &amp; [Frais.G$2]);5)" office:value-type="currency" office:currency="€ H.T." office:value="80" calcext:value-type="currency">
            <text:p>80,00 € H.T.</text:p>
          </table:table-cell>
          <table:table-cell table:style-name="ce71" table:number-columns-repeated="3"/>
          <table:table-cell table:number-columns-repeated="7"/>
        </table:table-row>
        <table:table-row table:style-name="ro1">
          <table:table-cell table:style-name="ce60" office:value-type="string" calcext:value-type="string">
            <text:p>Total hors taxes</text:p>
          </table:table-cell>
          <table:table-cell table:number-columns-repeated="2" table:style-name="ce8" office:value-type="string" calcext:value-type="string">
            <text:p>-</text:p>
          </table:table-cell>
          <table:table-cell table:style-name="ce71" table:formula="of:=[Phases.D20]+[Phases.D21]" office:value-type="currency" office:currency="€ H.T." office:value="11860" calcext:value-type="currency">
            <text:p>11 860,00 € H.T.</text:p>
          </table:table-cell>
          <table:table-cell table:style-name="ce71" table:number-columns-repeated="3"/>
          <table:table-cell table:number-columns-repeated="7"/>
        </table:table-row>
        <table:table-row table:style-name="ro1">
          <table:table-cell table:style-name="ce61"/>
          <table:table-cell table:style-name="ce8" table:number-columns-repeated="2"/>
          <table:table-cell table:style-name="ce72" table:number-columns-repeated="4"/>
          <table:table-cell table:number-columns-repeated="7"/>
        </table:table-row>
        <table:table-row table:style-name="ro1">
          <table:table-cell table:style-name="ce60" office:value-type="string" calcext:value-type="string">
            <text:p>TVA<text:span text:style-name="T26">1</text:span></text:p>
          </table:table-cell>
          <table:table-cell table:number-columns-repeated="2" table:style-name="ce8" office:value-type="string" calcext:value-type="string">
            <text:p>-</text:p>
          </table:table-cell>
          <table:table-cell table:style-name="ce73" table:formula="of:=[Global.K$2]*[Phases.D22]" office:value-type="currency" office:currency="EUR" office:value="2372" calcext:value-type="currency">
            <text:p>2 372,00 €</text:p>
          </table:table-cell>
          <table:table-cell table:style-name="ce73" table:number-columns-repeated="3"/>
          <table:table-cell table:number-columns-repeated="7"/>
        </table:table-row>
        <table:table-row table:style-name="ro1">
          <table:table-cell table:style-name="ce62" office:value-type="string" calcext:value-type="string">
            <text:p>Total<text:span text:style-name="T26">1</text:span></text:p>
          </table:table-cell>
          <table:table-cell table:number-columns-repeated="2" table:style-name="ce8" office:value-type="string" calcext:value-type="string">
            <text:p>-</text:p>
          </table:table-cell>
          <table:table-cell table:style-name="ce74" table:formula="of:=[Phases.D22]+[Phases.D24]" office:value-type="currency" office:currency="€ T.T.C." office:value="14232" calcext:value-type="currency">
            <text:p>14 232,00 € T.T.C.</text:p>
          </table:table-cell>
          <table:table-cell table:style-name="ce74" table:number-columns-repeated="3"/>
          <table:table-cell table:number-columns-repeated="7"/>
        </table:table-row>
        <table:table-row table:style-name="ro1" table:number-rows-repeated="3">
          <table:table-cell table:number-columns-repeated="14"/>
        </table:table-row>
        <table:table-row table:style-name="ro1">
          <table:table-cell table:style-name="ce63" office:value-type="string" calcext:value-type="string">
            <office:annotation office:display="true" draw:style-name="gr11" draw:text-style-name="P2" svg:width="49.87mm" svg:height="18.52mm" svg:x="1.88mm" svg:y="137.18mm" draw:caption-point-x="50.81mm" draw:caption-point-y="-10.17mm">
              <dc:date>2016-07-04T00:00:00</dc:date>
              <text:p text:style-name="P5"><text:span text:style-name="T1">Pratique si vous devez ajouter manuellement des JEH dans la PC (dans le cas où certains ne sont pas à 340 euros).</text:span></text:p>
            </office:annotation>
            <text:p>chiffres TO lettres</text:p>
          </table:table-cell>
          <table:table-cell table:number-columns-repeated="13"/>
        </table:table-row>
        <table:table-row table:style-name="ro1">
          <table:table-cell table:style-name="ce64" office:value-type="float" office:value="2" calcext:value-type="float">
            <text:p>2</text:p>
          </table:table-cell>
          <table:table-cell table:number-columns-repeated="13"/>
        </table:table-row>
        <table:table-row table:style-name="ro1">
          <table:table-cell table:style-name="ce24" table:formula="of:=ORG.NUMBERTEXT.NUMBERTEXT([Phases.A30];&quot;fr&quot;)" office:value-type="string" office:string-value="deux" calcext:value-type="string">
            <text:p>deux</text:p>
          </table:table-cell>
          <table:table-cell table:number-columns-repeated="13"/>
        </table:table-row>
        <table:table-row table:style-name="ro1" table:number-rows-repeated="2">
          <table:table-cell table:number-columns-repeated="14"/>
        </table:table-row>
        <table:table-row table:style-name="ro1">
          <table:table-cell table:number-columns-repeated="2"/>
          <table:table-cell table:style-name="ce68"/>
          <table:table-cell table:number-columns-repeated="11"/>
        </table:table-row>
        <table:table-row table:style-name="ro1" table:number-rows-repeated="1048541">
          <table:table-cell table:number-columns-repeated="14"/>
        </table:table-row>
        <table:table-row table:style-name="ro1">
          <table:table-cell table:number-columns-repeated="14"/>
        </table:table-row>
      </table:table>
      <table:table table:name="Gantt" table:style-name="ta1">
        <table:shapes>
          <draw:frame draw:z-index="0" draw:style-name="gr12" draw:text-style-name="P10" svg:width="159.99mm" svg:height="89.99mm" svg:x="17.36mm" svg:y="10.94mm">
            <loext:p draw:notify-on-update-of-ranges="Phases.H2:Phases.H18 Phases.I2:Phases.I18"/>
            <draw:object xlink:href="./Object 1" xlink:type="simple" xlink:show="embed" xlink:actuate="onLoad"/>
            <draw:image xlink:href="./ObjectReplacements/Object 1" xlink:type="simple" xlink:show="embed" xlink:actuate="onLoad"/>
          </draw:frame>
          <draw:frame draw:z-index="1" draw:style-name="gr13" draw:text-style-name="P6" svg:width="71.33mm" svg:height="27.1mm" svg:x="58.1mm" svg:y="116.72mm">
            <draw:text-box>
              <text:p><text:span text:style-name="T7">Après avoir copié/collé votre Gantt, n’oubliez pas de le </text:span><text:span text:style-name="T13">rogner</text:span><text:span text:style-name="T7"> au niveau du nombre de semaines (cf. Wiki, section </text:span><text:span text:style-name="T8">Gantt</text:span><text:span text:style-name="T7">, sur la page </text:span><text:span text:style-name="T8">LibreOffice</text:span><text:span text:style-name="T7">)</text:span><text:span text:style-name="T7"><text:line-break/></text:span><text:span text:style-name="T7">Sur l’exemple ici, la sixième semaine n’a aucun intérêt.</text:span></text:p>
            </draw:text-box>
          </draw:frame>
          <draw:frame draw:z-index="2" draw:style-name="gr12" draw:text-style-name="P10" svg:width="159.99mm" svg:height="89.99mm" svg:x="212.62mm" svg:y="31.18mm">
            <loext:p draw:notify-on-update-of-ranges="Phases.A2:Phases.A18 Phases.H2:Phases.H18 Phases.I2:Phases.I18"/>
            <draw:object xlink:href="./Object 2" xlink:type="simple" xlink:show="embed" xlink:actuate="onLoad"/>
            <draw:image xlink:href="./ObjectReplacements/Object 2" xlink:type="simple" xlink:show="embed" xlink:actuate="onLoad"/>
          </draw:frame>
          <draw:frame draw:z-index="3" draw:style-name="gr14" draw:text-style-name="P6" svg:width="18.4mm" svg:height="9.26mm" svg:x="211.76mm" svg:y="20.24mm">
            <draw:text-box>
              <text:p><text:span text:style-name="T7">Gantt à privilégier</text:span></text:p>
            </draw:text-box>
          </draw:frame>
        </table:shapes>
        <table:table-column table:style-name="co1" table:default-cell-style-name="Default"/>
        <table:table-row table:style-name="ro2">
          <table:table-cell/>
        </table:table-row>
      </table:table>
      <table:table table:name="CE" table:style-name="ta1">
        <table:table-column table:style-name="co82" table:visibility="collapse" table:default-cell-style-name="ce8"/>
        <table:table-column table:style-name="co43" table:visibility="collapse" table:default-cell-style-name="ce8"/>
        <table:table-column table:style-name="co44" table:visibility="collapse" table:default-cell-style-name="ce8"/>
        <table:table-column table:style-name="co45" table:visibility="collapse" table:default-cell-style-name="ce8"/>
        <table:table-column table:style-name="co46" table:visibility="collapse" table:default-cell-style-name="ce8"/>
        <table:table-column table:style-name="co47" table:visibility="collapse" table:number-columns-repeated="2" table:default-cell-style-name="ce8"/>
        <table:table-column table:style-name="co83" table:visibility="collapse" table:default-cell-style-name="ce8"/>
        <table:table-column table:style-name="co84" table:default-cell-style-name="ce8"/>
        <table:table-column table:style-name="co15" table:visibility="collapse" table:default-cell-style-name="ce8"/>
        <table:table-column table:style-name="co49" table:visibility="collapse" table:default-cell-style-name="ce8"/>
        <table:table-column table:style-name="co50" table:visibility="collapse" table:default-cell-style-name="ce8"/>
        <table:table-column table:style-name="co27" table:visibility="collapse" table:default-cell-style-name="ce8"/>
        <table:table-column table:style-name="co51" table:visibility="collapse" table:default-cell-style-name="ce8"/>
        <table:table-column table:style-name="co52" table:visibility="collapse" table:default-cell-style-name="ce8"/>
        <table:table-column table:style-name="co85" table:visibility="collapse" table:default-cell-style-name="ce8"/>
        <table:table-column table:style-name="co86" table:default-cell-style-name="ce8"/>
        <table:table-column table:style-name="co87" table:visibility="collapse" table:default-cell-style-name="ce8"/>
        <table:table-column table:style-name="co1" table:number-columns-repeated="969" table:default-cell-style-name="ce8"/>
        <table:table-row table:style-name="ro1">
          <table:table-cell table:style-name="ce19" table:formula="of:=[Global.A1]" office:value-type="string" office:string-value="NOM_client" calcext:value-type="string">
            <text:p>NOM_client</text:p>
          </table:table-cell>
          <table:table-cell table:style-name="ce19" table:formula="of:=[Global.B1]" office:value-type="string" office:string-value="prenom_client" calcext:value-type="string">
            <text:p>prenom_client</text:p>
          </table:table-cell>
          <table:table-cell table:style-name="ce19" table:formula="of:=[Global.C1]" office:value-type="string" office:string-value="REF_etude" calcext:value-type="string">
            <text:p>REF_etude</text:p>
          </table:table-cell>
          <table:table-cell table:style-name="ce19" table:formula="of:=[Global.D1]" office:value-type="string" office:string-value="annee_etude" calcext:value-type="string">
            <text:p>annee_etude</text:p>
          </table:table-cell>
          <table:table-cell table:style-name="ce19" table:formula="of:=[Global.E1]" office:value-type="string" office:string-value="numero_etude" calcext:value-type="string">
            <text:p>numero_etude</text:p>
          </table:table-cell>
          <table:table-cell table:style-name="ce19" office:value-type="string" calcext:value-type="string">
            <text:p>avec_jai</text:p>
          </table:table-cell>
          <table:table-cell table:style-name="ce19" office:value-type="string" calcext:value-type="string">
            <text:p>version_cdc</text:p>
          </table:table-cell>
          <table:table-cell table:style-name="ce19" office:value-type="string" calcext:value-type="string">
            <text:p>version_pc</text:p>
          </table:table-cell>
          <table:table-cell table:style-name="ce26" office:value-type="string" calcext:value-type="string">
            <text:p>version</text:p>
          </table:table-cell>
          <table:table-cell table:style-name="ce19" table:formula="of:=[Global.M1]" office:value-type="string" office:string-value="nom_president" calcext:value-type="string">
            <text:p>nom_president</text:p>
          </table:table-cell>
          <table:table-cell table:style-name="ce19" table:formula="of:=[Global.F1]" office:value-type="string" office:string-value="societe_client" calcext:value-type="string">
            <text:p>societe_client</text:p>
          </table:table-cell>
          <table:table-cell table:style-name="ce19" table:formula="of:=[Global.G1]" office:value-type="string" office:string-value="adresse_client" calcext:value-type="string">
            <text:p>adresse_client</text:p>
          </table:table-cell>
          <table:table-cell table:style-name="ce19" table:formula="of:=[Global.H1]" office:value-type="string" office:string-value="code_postal_client" calcext:value-type="string">
            <text:p>code_postal_client</text:p>
          </table:table-cell>
          <table:table-cell table:style-name="ce19" table:formula="of:=[Global.I1]" office:value-type="string" office:string-value="nom_ville_client" calcext:value-type="string">
            <text:p>nom_ville_client</text:p>
          </table:table-cell>
          <table:table-cell table:style-name="ce19" table:formula="of:=[Global.J1]" office:value-type="string" office:string-value="poste_client" calcext:value-type="string">
            <text:p>poste_client</text:p>
          </table:table-cell>
          <table:table-cell table:style-name="ce19" office:value-type="string" calcext:value-type="string">
            <text:p>date</text:p>
          </table:table-cell>
          <table:table-cell table:style-name="ce85" office:value-type="string" calcext:value-type="string">
            <text:p>duree_garantie</text:p>
          </table:table-cell>
          <table:table-cell table:style-name="ce46" office:value-type="string" calcext:value-type="string">
            <text:p>duree_garantie_lettres</text:p>
          </table:table-cell>
          <table:table-cell table:style-name="ce9" table:number-columns-repeated="6"/>
          <table:table-cell table:number-columns-repeated="963"/>
        </table:table-row>
        <table:table-row table:style-name="ro1">
          <table:table-cell table:style-name="ce15" table:formula="of:=[Global.A2]" office:value-type="string" office:string-value="BONBEUR" calcext:value-type="string">
            <text:p>BONBEUR</text:p>
          </table:table-cell>
          <table:table-cell table:style-name="ce15" table:formula="of:=[Global.B2]" office:value-type="string" office:string-value="Jean" calcext:value-type="string">
            <text:p>Jean</text:p>
          </table:table-cell>
          <table:table-cell table:style-name="ce15" table:formula="of:=[Global.C2]" office:value-type="string" office:string-value="OPT" calcext:value-type="string">
            <text:p>OPT</text:p>
          </table:table-cell>
          <table:table-cell table:style-name="ce15" table:formula="of:=[Global.D2]" office:value-type="float" office:value="2016" calcext:value-type="float">
            <text:p>2016</text:p>
          </table:table-cell>
          <table:table-cell table:style-name="ce82" table:formula="of:=[Global.E2]" office:value-type="string" office:string-value="01" calcext:value-type="string">
            <text:p>01</text:p>
          </table:table-cell>
          <table:table-cell table:style-name="ce45" table:formula="of:=[Global.R2]" office:value-type="float" office:value="0" calcext:value-type="float">
            <text:p>0</text:p>
          </table:table-cell>
          <table:table-cell table:style-name="ce83" table:formula="of:=[CdC.F2]" office:value-type="string" office:string-value="01" calcext:value-type="string">
            <text:p>01</text:p>
          </table:table-cell>
          <table:table-cell table:style-name="ce83" table:formula="of:=[PC.G2]" office:value-type="string" office:string-value="01" calcext:value-type="string">
            <text:p>01</text:p>
          </table:table-cell>
          <table:table-cell table:style-name="ce84" office:value-type="string" calcext:value-type="string">
            <text:p>01</text:p>
          </table:table-cell>
          <table:table-cell table:style-name="ce15" table:formula="of:=[Global.M$2]" office:value-type="string" office:string-value="Grégory JOLLY" calcext:value-type="string">
            <text:p>Grégory JOLLY</text:p>
          </table:table-cell>
          <table:table-cell table:style-name="ce15" table:formula="of:=[Global.F2]" office:value-type="string" office:string-value="Google Inc." calcext:value-type="string">
            <text:p>Google Inc.</text:p>
          </table:table-cell>
          <table:table-cell table:style-name="ce15" table:formula="of:=[Global.G2]" office:value-type="string" office:string-value="1, rue de la Raie" calcext:value-type="string">
            <text:p>1, rue de la Raie</text:p>
          </table:table-cell>
          <table:table-cell table:style-name="ce36" table:formula="of:=[Global.H2]" office:value-type="string" office:string-value="06400" calcext:value-type="string">
            <text:p>06400</text:p>
          </table:table-cell>
          <table:table-cell table:style-name="ce15" table:formula="of:=[Global.I2]" office:value-type="string" office:string-value="Montcuq" calcext:value-type="string">
            <text:p>Montcuq</text:p>
          </table:table-cell>
          <table:table-cell table:style-name="ce15" table:formula="of:=[Global.J2]" office:value-type="string" office:string-value="Responsable" calcext:value-type="string">
            <text:p>Responsable</text:p>
          </table:table-cell>
          <table:table-cell table:style-name="ce20" table:formula="of:=[Global.Q2]" office:value-type="date" office:date-value="2016-01-01" calcext:value-type="date">
            <text:p>01/01/16</text:p>
          </table:table-cell>
          <table:table-cell table:style-name="ce9" office:value-type="float" office:value="3" calcext:value-type="float">
            <office:annotation office:display="true" draw:style-name="gr15" draw:text-style-name="P2" svg:width="28.99mm" svg:height="25.71mm" svg:x="45.77mm" svg:y="12.26mm" draw:caption-point-x="-3.03mm" draw:caption-point-y="-7.65mm">
              <dc:date>2016-08-09T00:00:00</dc:date>
              <text:p text:style-name="P5"><text:span text:style-name="T1">(en mois)</text:span><text:span text:style-name="T1"><text:line-break/></text:span><text:span text:style-name="T1"><text:line-break/></text:span><text:span text:style-name="T1">Durée de base, à ne modifier qu’à la demande du Client.</text:span></text:p>
            </office:annotation>
            <text:p>3</text:p>
          </table:table-cell>
          <table:table-cell table:style-name="ce9" table:formula="of:=ORG.NUMBERTEXT.NUMBERTEXT([.Q2];&quot;fr&quot;)" office:value-type="string" office:string-value="trois" calcext:value-type="string">
            <text:p>trois</text:p>
          </table:table-cell>
          <table:table-cell table:style-name="ce9" table:number-columns-repeated="6"/>
          <table:table-cell table:number-columns-repeated="963"/>
        </table:table-row>
        <table:table-row table:style-name="ro1" table:number-rows-repeated="98">
          <table:table-cell table:style-name="ce15" table:number-columns-repeated="4"/>
          <table:table-cell table:style-name="ce82" table:number-columns-repeated="5"/>
          <table:table-cell table:style-name="ce15" table:number-columns-repeated="6"/>
          <table:table-cell table:number-columns-repeated="972"/>
        </table:table-row>
        <table:table-row table:style-name="ro1" table:number-rows-repeated="1048475">
          <table:table-cell table:number-columns-repeated="987"/>
        </table:table-row>
        <table:table-row table:style-name="ro1">
          <table:table-cell table:number-columns-repeated="987"/>
        </table:table-row>
      </table:table>
      <table:table table:name="RMChaff" table:style-name="ta1">
        <table:table-column table:style-name="co88" table:default-cell-style-name="ce1"/>
        <table:table-column table:style-name="co89" table:default-cell-style-name="ce1"/>
        <table:table-column table:style-name="co90" table:default-cell-style-name="ce1"/>
        <table:table-column table:style-name="co91" table:default-cell-style-name="ce1"/>
        <table:table-column table:style-name="co92" table:default-cell-style-name="ce1"/>
        <table:table-column table:style-name="co1" table:visibility="collapse" table:default-cell-style-name="ce86"/>
        <table:table-column table:style-name="co93" table:visibility="collapse" table:default-cell-style-name="ce86"/>
        <table:table-column table:style-name="co94" table:visibility="collapse" table:default-cell-style-name="ce86"/>
        <table:table-column table:style-name="co95" table:default-cell-style-name="ce1"/>
        <table:table-column table:style-name="co15" table:visibility="collapse" table:default-cell-style-name="ce86"/>
        <table:table-column table:style-name="co57" table:visibility="collapse" table:default-cell-style-name="ce23"/>
        <table:table-column table:style-name="co96" table:visibility="collapse" table:default-cell-style-name="ce23"/>
        <table:table-column table:style-name="co97" table:visibility="collapse" table:default-cell-style-name="ce86"/>
        <table:table-column table:style-name="co98" table:default-cell-style-name="ce88"/>
        <table:table-column table:style-name="co99" table:default-cell-style-name="ce1"/>
        <table:table-column table:style-name="co100" table:visibility="collapse" table:number-columns-repeated="2" table:default-cell-style-name="ce86"/>
        <table:table-column table:style-name="co101" table:default-cell-style-name="ce1"/>
        <table:table-column table:style-name="co102" table:visibility="collapse" table:default-cell-style-name="ce86"/>
        <table:table-column table:style-name="co103" table:visibility="collapse" table:default-cell-style-name="ce86"/>
        <table:table-column table:style-name="co104" table:visibility="collapse" table:default-cell-style-name="ce86"/>
        <table:table-column table:style-name="co105" table:visibility="collapse" table:default-cell-style-name="ce86"/>
        <table:table-column table:style-name="co85" table:visibility="collapse" table:default-cell-style-name="ce91"/>
        <table:table-column table:style-name="co106" table:default-cell-style-name="Protégé"/>
        <table:table-column table:style-name="co107" table:visibility="collapse" table:default-cell-style-name="ce28"/>
        <table:table-column table:style-name="co87" table:visibility="collapse" table:default-cell-style-name="ce28"/>
        <table:table-row table:style-name="ro1">
          <table:table-cell office:value-type="string" calcext:value-type="string">
            <text:p>prenom_chaff</text:p>
          </table:table-cell>
          <table:table-cell office:value-type="string" calcext:value-type="string">
            <text:p>NOM_chaff</text:p>
          </table:table-cell>
          <table:table-cell office:value-type="string" calcext:value-type="string">
            <text:p>adresse_chaff</text:p>
          </table:table-cell>
          <table:table-cell office:value-type="string" calcext:value-type="string">
            <text:p>code_postal_chaff</text:p>
          </table:table-cell>
          <table:table-cell office:value-type="string" calcext:value-type="string">
            <text:p>ville_chaff</text:p>
          </table:table-cell>
          <table:table-cell table:formula="of:=[Global.C1]" office:value-type="string" office:string-value="REF_etude"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version</text:p>
          </table:table-cell>
          <table:table-cell office:value-type="string" calcext:value-type="string">
            <text:p>nom_president</text:p>
          </table:table-cell>
          <table:table-cell office:value-type="string" calcext:value-type="string">
            <text:p>prenom_client</text:p>
          </table:table-cell>
          <table:table-cell office:value-type="string" calcext:value-type="string">
            <text:p>NOM_client</text:p>
          </table:table-cell>
          <table:table-cell office:value-type="string" calcext:value-type="string">
            <text:p>version_pc</text:p>
          </table:table-cell>
          <table:table-cell office:value-type="string" calcext:value-type="string">
            <office:annotation office:display="true" draw:style-name="gr16" draw:text-style-name="P2" svg:width="30.22mm" svg:height="26.49mm" svg:x="263.76mm" svg:y="26.52mm" draw:caption-point-x="4mm" draw:caption-point-y="-26.42mm">
              <dc:date>2016-07-05T00:00:00</dc:date>
              <text:p text:style-name="P5"><text:span text:style-name="T1">S’intègre après « </text:span><text:span text:style-name="T17">consistant en</text:span><text:span text:style-name="T18"> </text:span><text:span text:style-name="T17">».</text:span></text:p>
              <text:p text:style-name="P5"><text:span text:style-name="T17"/></text:p>
              <text:p text:style-name="P5"><text:span text:style-name="T17">Correspond au sujet général de l’étude.</text:span></text:p>
            </office:annotation>
            <text:p>sujet_de_l_etude</text:p>
          </table:table-cell>
          <table:table-cell office:value-type="string" calcext:value-type="string">
            <office:annotation office:display="true" draw:style-name="gr15" draw:text-style-name="P2" svg:width="48.13mm" svg:height="25.71mm" svg:x="383.05mm" svg:y="30.53mm" draw:caption-point-x="20.9mm" draw:caption-point-y="-30.43mm">
              <dc:date>2016-07-05T00:00:00</dc:date>
              <text:p text:style-name="P5"><text:span text:style-name="T1">S’intègre après « la mission consiste à ».</text:span><text:span text:style-name="T1"><text:line-break/></text:span><text:span text:style-name="T1"><text:line-break/></text:span><text:span text:style-name="T1">Doit être exhaustif et correspondre à la mission du seul signataire (ici le Chaff).</text:span></text:p>
            </office:annotation>
            <text:p>description_de_la_mission</text:p>
          </table:table-cell>
          <table:table-cell office:value-type="string" calcext:value-type="string">
            <text:p>version_ce</text:p>
          </table:table-cell>
          <table:table-cell office:value-type="string" calcext:value-type="string">
            <text:p>version_cdc</text:p>
          </table:table-cell>
          <table:table-cell office:value-type="string" calcext:value-type="string">
            <office:annotation office:display="true" draw:style-name="gr17" draw:text-style-name="P2" svg:width="26.84mm" svg:height="5.96mm" svg:x="419.89mm" svg:y="20mm" draw:caption-point-x="8.59mm" draw:caption-point-y="-19.9mm">
              <dc:date>2017-03-04T00:00:00</dc:date>
              <text:p text:style-name="P5"><text:span text:style-name="T6">en majuscules</text:span></text:p>
            </office:annotation>
            <text:p>LOGIN_chaff </text:p>
          </table:table-cell>
          <table:table-cell office:value-type="string" calcext:value-type="string">
            <text:p>montant_ht_jeh_chaff</text:p>
          </table:table-cell>
          <table:table-cell office:value-type="string" calcext:value-type="string">
            <text:p>montant_ht_jeh_chaff_lettres</text:p>
          </table:table-cell>
          <table:table-cell office:value-type="string" calcext:value-type="string">
            <text:p>nbr_jeh_chaff</text:p>
          </table:table-cell>
          <table:table-cell office:value-type="string" calcext:value-type="string">
            <text:p>nbr_jeh_chaff_lettres</text:p>
          </table:table-cell>
          <table:table-cell office:value-type="string" calcext:value-type="string">
            <text:p>date</text:p>
          </table:table-cell>
          <table:table-cell office:value-type="string" calcext:value-type="string">
            <office:annotation office:display="true" draw:style-name="gr18" draw:text-style-name="P11" svg:width="22.79mm" svg:height="14.31mm" svg:x="461.04mm" svg:y="13.21mm" draw:caption-point-x="6.2mm" draw:caption-point-y="-13.11mm">
              <dc:date>2016-04-05T00:00:00</dc:date>
              <text:p text:style-name="P5"><text:span text:style-name="T19">En parler au DC avant modification</text:span></text:p>
            </office:annotation>
            <text:p>pourcentage_jeh_chaff</text:p>
          </table:table-cell>
          <table:table-cell office:value-type="string" calcext:value-type="string">
            <text:p>duree_garantie</text:p>
          </table:table-cell>
          <table:table-cell office:value-type="string" calcext:value-type="string">
            <text:p>duree_garantie_lettres</text:p>
          </table:table-cell>
        </table:table-row>
        <table:table-row table:style-name="ro1">
          <table:table-cell table:style-name="ce64" office:value-type="string" calcext:value-type="string">
            <text:p>Jacky</text:p>
          </table:table-cell>
          <table:table-cell table:style-name="ce64" office:value-type="string" calcext:value-type="string">
            <text:p>EMMICHEL</text:p>
          </table:table-cell>
          <table:table-cell table:style-name="ce64" office:value-type="string" calcext:value-type="string">
            <text:p>1, Boulevard Gambetta</text:p>
          </table:table-cell>
          <table:table-cell table:style-name="ce64" office:value-type="string" calcext:value-type="string">
            <text:p>38000</text:p>
          </table:table-cell>
          <table:table-cell table:style-name="ce64" office:value-type="string" calcext:value-type="string">
            <text:p>Grenoble</text:p>
          </table:table-cell>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87" office:value-type="string" calcext:value-type="string">
            <text:p>01</text:p>
          </table:table-cell>
          <table:table-cell table:style-name="ce8" table:formula="of:=[Global.M2]" office:value-type="string" office:string-value="Grégory JOLLY" calcext:value-type="string">
            <text:p>Grégory JOLLY</text:p>
          </table:table-cell>
          <table:table-cell table:style-name="ce8" table:formula="of:=[Global.B2]" office:value-type="string" office:string-value="Jean" calcext:value-type="string">
            <text:p>Jean</text:p>
          </table:table-cell>
          <table:table-cell table:style-name="ce8" table:formula="of:=[Global.A2]" office:value-type="string" office:string-value="BONBEUR" calcext:value-type="string">
            <text:p>BONBEUR</text:p>
          </table:table-cell>
          <table:table-cell table:style-name="ce83" table:formula="of:=[PC.G2]" office:value-type="string" office:string-value="01" calcext:value-type="string">
            <text:p>01</text:p>
          </table:table-cell>
          <table:table-cell table:style-name="ce89" office:value-type="string" calcext:value-type="string">
            <text:p>la réalisation d’un portail spatio-temporel</text:p>
          </table:table-cell>
          <table:table-cell table:style-name="ce64" office:value-type="string" calcext:value-type="string">
            <text:p>suivre le projet, rédiger des documents et acheter une PS4 avec l’argent empoché</text:p>
          </table:table-cell>
          <table:table-cell table:style-name="ce83" table:formula="of:=[CE.I2]" office:value-type="string" office:string-value="01" calcext:value-type="string">
            <text:p>01</text:p>
          </table:table-cell>
          <table:table-cell table:style-name="ce83" table:formula="of:=[CdC.F2]" office:value-type="string" office:string-value="01" calcext:value-type="string">
            <text:p>01</text:p>
          </table:table-cell>
          <table:table-cell table:style-name="ce64" office:value-type="string" calcext:value-type="string">
            <text:p>EMMICHEJ</text:p>
          </table:table-cell>
          <table:table-cell table:style-name="ce90" table:formula="of:=[Phases.D18]*[.X2]" office:value-type="currency" office:currency="€ H.T." office:value="540" calcext:value-type="currency">
            <text:p>540,00 € H.T.</text:p>
          </table:table-cell>
          <table:table-cell table:style-name="ce90" table:formula="of:=ORG.NUMBERTEXT.NUMBERTEXT([.S2];&quot;fr&quot;)" office:value-type="string" office:string-value="cinq cent quarante" calcext:value-type="string">
            <text:p>cinq cent quarante</text:p>
          </table:table-cell>
          <table:table-cell table:style-name="ce8" table:formula="of:=[Phases.B18]" office:value-type="float" office:value="3" calcext:value-type="float">
            <text:p>3</text:p>
          </table:table-cell>
          <table:table-cell table:style-name="ce8" table:formula="of:=ORG.NUMBERTEXT.NUMBERTEXT([Phases.B18];&quot;fr&quot;)" office:value-type="string" office:string-value="trois" calcext:value-type="string">
            <text:p>trois</text:p>
          </table:table-cell>
          <table:table-cell table:style-name="ce29" table:formula="of:=[CE.P2]" office:value-type="date" office:date-value="2016-01-01" calcext:value-type="date">
            <text:p>01/01/16</text:p>
          </table:table-cell>
          <table:table-cell table:style-name="ce8" office:value-type="float" office:value="0.6" calcext:value-type="float">
            <text:p>0,6</text:p>
          </table:table-cell>
          <table:table-cell table:style-name="ce8" table:formula="of:=[CE.Q2]" office:value-type="float" office:value="3" calcext:value-type="float">
            <text:p>3</text:p>
          </table:table-cell>
          <table:table-cell table:style-name="ce8" table:formula="of:=[CE.R2]" office:value-type="string" office:string-value="trois" calcext:value-type="string">
            <text:p>trois</text:p>
          </table:table-cell>
        </table:table-row>
      </table:table>
      <table:table table:name="RMIntervenant" table:style-name="ta1">
        <table:shapes>
          <draw:frame draw:z-index="0" draw:style-name="gr19" draw:text-style-name="P12" svg:width="60.38mm" svg:height="27.78mm" svg:x="398.01mm" svg:y="49.33mm">
            <draw:text-box>
              <text:p><text:span text:style-name="T14">Si chaque phase n'a qu'un intervenant, tout est bon. </text:span></text:p>
              <text:p><text:span text:style-name="T14">Sinon, il faut remplir à la main, sachant que « montant_ht_jeh » est le montant </text:span><text:span text:style-name="T13">total</text:span><text:span text:style-name="T14"> des JEH (part JE + part intervenant)</text:span></text:p>
            </draw:text-box>
          </draw:frame>
          <draw:frame draw:z-index="2" draw:style-name="gr20" draw:text-style-name="P12" svg:width="61.58mm" svg:height="19.06mm" svg:x="5.97mm" svg:y="53.13mm">
            <draw:text-box>
              <text:p><text:span text:style-name="T14">Placez un intervenant par ligne et supprimez celles en trop. Un fichier PDF sera généré par ligne si vous suivez la procédure sur le Wiki.</text:span></text:p>
            </draw:text-box>
          </draw:frame>
        </table:shapes>
        <table:table-column table:style-name="co108" table:default-cell-style-name="ce24"/>
        <table:table-column table:style-name="co109" table:default-cell-style-name="ce24"/>
        <table:table-column table:style-name="co110" table:visibility="collapse" table:default-cell-style-name="ce24"/>
        <table:table-column table:style-name="co111" table:default-cell-style-name="ce24"/>
        <table:table-column table:style-name="co112" table:default-cell-style-name="ce24"/>
        <table:table-column table:style-name="co113" table:default-cell-style-name="ce24"/>
        <table:table-column table:style-name="co23" table:visibility="collapse" table:default-cell-style-name="ce8"/>
        <table:table-column table:style-name="co114" table:visibility="collapse" table:default-cell-style-name="ce8"/>
        <table:table-column table:style-name="co115" table:visibility="collapse" table:default-cell-style-name="ce8"/>
        <table:table-column table:style-name="co48" table:default-cell-style-name="ce24"/>
        <table:table-column table:style-name="co15" table:visibility="collapse" table:default-cell-style-name="ce8"/>
        <table:table-column table:style-name="co116" table:visibility="collapse" table:default-cell-style-name="ce8"/>
        <table:table-column table:style-name="co1" table:visibility="collapse" table:default-cell-style-name="ce8"/>
        <table:table-column table:style-name="co117" table:visibility="collapse" table:default-cell-style-name="ce8"/>
        <table:table-column table:style-name="co1" table:visibility="collapse" table:default-cell-style-name="ce8"/>
        <table:table-column table:style-name="co118" table:default-cell-style-name="ce8"/>
        <table:table-column table:style-name="co1" table:visibility="collapse" table:number-columns-repeated="2" table:default-cell-style-name="ce8"/>
        <table:table-column table:style-name="co41" table:visibility="collapse" table:default-cell-style-name="ce8"/>
        <table:table-column table:style-name="co92" table:visibility="collapse" table:default-cell-style-name="ce8"/>
        <table:table-column table:style-name="co1" table:visibility="collapse" table:default-cell-style-name="ce8"/>
        <table:table-column table:style-name="co119" table:default-cell-style-name="ce8"/>
        <table:table-column table:style-name="co120" table:visibility="collapse" table:default-cell-style-name="ce8"/>
        <table:table-column table:style-name="co121" table:visibility="collapse" table:default-cell-style-name="ce8"/>
        <table:table-column table:style-name="co122" table:default-cell-style-name="ce8"/>
        <table:table-column table:style-name="co123" table:visibility="collapse" table:default-cell-style-name="ce8"/>
        <table:table-column table:style-name="co58" table:default-cell-style-name="ce24"/>
        <table:table-column table:style-name="co124" table:default-cell-style-name="ce8"/>
        <table:table-column table:style-name="co107" table:visibility="collapse" table:default-cell-style-name="ce8"/>
        <table:table-column table:style-name="co87" table:visibility="collapse" table:default-cell-style-name="ce8"/>
        <table:table-column table:style-name="co1" table:default-cell-style-name="ce8"/>
        <table:table-column table:style-name="co125" table:default-cell-style-name="ce8"/>
        <table:table-column table:style-name="co126" table:default-cell-style-name="ce8"/>
        <table:table-column table:style-name="co1" table:number-columns-repeated="983" table:default-cell-style-name="ce8"/>
        <table:table-row table:style-name="ro1">
          <table:table-cell table:style-name="ce92" office:value-type="string" calcext:value-type="string">
            <text:p>prenom_intervenant</text:p>
          </table:table-cell>
          <table:table-cell table:style-name="ce92" office:value-type="string" calcext:value-type="string">
            <text:p>NOM_intervenant</text:p>
          </table:table-cell>
          <table:table-cell table:style-name="ce93" office:value-type="string" calcext:value-type="string">
            <text:p>prenom_NOM_intervenants</text:p>
          </table:table-cell>
          <table:table-cell table:style-name="ce92" office:value-type="string" calcext:value-type="string">
            <text:p>adresse_intervenant</text:p>
          </table:table-cell>
          <table:table-cell table:style-name="ce92" office:value-type="string" calcext:value-type="string">
            <text:p>code_postal_intervenant</text:p>
          </table:table-cell>
          <table:table-cell table:style-name="ce92" office:value-type="string" calcext:value-type="string">
            <text:p>ville_intervenant</text:p>
          </table:table-cell>
          <table:table-cell table:style-name="ce86" table:formula="of:=[Global.C1]" office:value-type="string" office:string-value="REF_etude" calcext:value-type="string">
            <text:p>REF_etude</text:p>
          </table:table-cell>
          <table:table-cell table:style-name="ce86" office:value-type="string" calcext:value-type="string">
            <text:p>annee_etude</text:p>
          </table:table-cell>
          <table:table-cell table:style-name="ce86" office:value-type="string" calcext:value-type="string">
            <text:p>numero_etude</text:p>
          </table:table-cell>
          <table:table-cell table:style-name="ce92" office:value-type="string" calcext:value-type="string">
            <text:p>version</text:p>
          </table:table-cell>
          <table:table-cell table:style-name="ce86" office:value-type="string" calcext:value-type="string">
            <text:p>nom_president</text:p>
          </table:table-cell>
          <table:table-cell table:style-name="ce23" office:value-type="string" calcext:value-type="string">
            <text:p>prenom_client</text:p>
          </table:table-cell>
          <table:table-cell table:style-name="ce23" office:value-type="string" calcext:value-type="string">
            <text:p>NOM_client</text:p>
          </table:table-cell>
          <table:table-cell table:style-name="ce23" office:value-type="string" calcext:value-type="string">
            <text:p>sujet_de_l_etude</text:p>
          </table:table-cell>
          <table:table-cell table:style-name="ce86" office:value-type="string" calcext:value-type="string">
            <text:p>version_pc</text:p>
          </table:table-cell>
          <table:table-cell table:style-name="ce95" office:value-type="string" calcext:value-type="string">
            <office:annotation office:display="true" draw:style-name="gr21" draw:text-style-name="P2" svg:width="57.91mm" svg:height="26.23mm" svg:x="271.78mm" svg:y="48.81mm" draw:caption-point-x="118.8mm" draw:caption-point-y="-48.71mm">
              <dc:date>2016-07-05T00:00:00</dc:date>
              <text:p text:style-name="P5"><text:span text:style-name="T1">S’intègre après « la mission consiste à ».</text:span><text:span text:style-name="T1"><text:line-break/></text:span><text:span text:style-name="T1"><text:line-break/></text:span><text:span text:style-name="T1">Doit être exhaustif et correspondre à la mission du seul signataire (ici l’Intervenant).</text:span></text:p>
            </office:annotation>
            <text:p>description_de_la_mission</text:p>
          </table:table-cell>
          <table:table-cell table:style-name="ce86" office:value-type="string" calcext:value-type="string">
            <text:p>version_ce</text:p>
          </table:table-cell>
          <table:table-cell table:style-name="ce86" office:value-type="string" calcext:value-type="string">
            <text:p>version_cdc</text:p>
          </table:table-cell>
          <table:table-cell table:style-name="ce91" office:value-type="string" calcext:value-type="string">
            <text:p>date</text:p>
          </table:table-cell>
          <table:table-cell table:style-name="ce23" office:value-type="string" calcext:value-type="string">
            <text:p>prenom_chaff</text:p>
          </table:table-cell>
          <table:table-cell table:style-name="ce23" office:value-type="string" calcext:value-type="string">
            <text:p>NOM_chaff</text:p>
          </table:table-cell>
          <table:table-cell table:style-name="ce96" office:value-type="string" calcext:value-type="string">
            <text:p>montant_ht_jeh</text:p>
          </table:table-cell>
          <table:table-cell table:style-name="ce97" office:value-type="string" calcext:value-type="string">
            <text:p>montant_ht_jeh_intervenant</text:p>
          </table:table-cell>
          <table:table-cell table:style-name="ce14" office:value-type="string" calcext:value-type="string">
            <text:p>montant_ht_jeh_intervenant_lettres</text:p>
          </table:table-cell>
          <table:table-cell table:style-name="ce96" office:value-type="string" calcext:value-type="string">
            <text:p>nbr_jeh_intervenant</text:p>
          </table:table-cell>
          <table:table-cell table:style-name="ce28" office:value-type="string" calcext:value-type="string">
            <text:p>nbr_jeh_lettres_intervenant</text:p>
          </table:table-cell>
          <table:table-cell table:style-name="ce63" office:value-type="string" calcext:value-type="string">
            <office:annotation office:display="true" draw:style-name="gr17" draw:text-style-name="P13" svg:width="28.99mm" svg:height="5.96mm" svg:x="505.53mm" svg:y="59.78mm" draw:caption-point-x="10.11mm" draw:caption-point-y="-59.68mm">
              <dc:date>2017-03-04T00:00:00</dc:date>
              <text:p text:style-name="P5"><text:span text:style-name="T6">en majuscules</text:span></text:p>
            </office:annotation>
            <text:p>LOGIN_intervenant</text:p>
          </table:table-cell>
          <table:table-cell table:style-name="ce99" office:value-type="string" calcext:value-type="string">
            <office:annotation office:display="true" draw:style-name="gr22" draw:text-style-name="P14" svg:width="31.18mm" svg:height="10.75mm" svg:x="563.94mm" svg:y="22.51mm" draw:caption-point-x="-0.02mm" draw:caption-point-y="-22.41mm">
              <dc:date>2016-03-31T00:00:00</dc:date>
              <text:p text:style-name="P5"><text:span text:style-name="T1">En parler au DC avant modification</text:span></text:p>
            </office:annotation>
            <text:p>pourcentage_jeh_intervenant</text:p>
          </table:table-cell>
          <table:table-cell table:style-name="ce99" office:value-type="string" calcext:value-type="string">
            <text:p>duree_garantie</text:p>
          </table:table-cell>
          <table:table-cell table:style-name="ce99" office:value-type="string" calcext:value-type="string">
            <text:p>duree_garantie_lettres</text:p>
          </table:table-cell>
          <table:table-cell/>
          <table:table-cell table:style-name="ce100" office:value-type="string" calcext:value-type="string">
            <text:p>VERIF_NBR_JEH</text:p>
          </table:table-cell>
          <table:table-cell table:style-name="ce100" office:value-type="string" calcext:value-type="string">
            <text:p>VERIF_MONTANT_JEH</text:p>
          </table:table-cell>
          <table:table-cell table:number-columns-repeated="983"/>
        </table:table-row>
        <table:table-row table:style-name="ro1">
          <table:table-cell table:style-name="ce89" office:value-type="string" calcext:value-type="string">
            <text:p>Richie</text:p>
          </table:table-cell>
          <table:table-cell table:style-name="ce89" office:value-type="string" calcext:value-type="string">
            <text:p>SIM</text:p>
          </table:table-cell>
          <table:table-cell table:style-name="ce94" table:formula="of:=CONCATENATE([.A2];&quot; &quot;;[.B2])" office:value-type="string" office:string-value="Richie SIM" calcext:value-type="string">
            <text:p>Richie SIM</text:p>
          </table:table-cell>
          <table:table-cell table:style-name="ce89" office:value-type="string" calcext:value-type="string">
            <text:p>777, Boulevard des Airs</text:p>
          </table:table-cell>
          <table:table-cell table:style-name="ce89" office:value-type="string" calcext:value-type="string">
            <text:p>11000</text:p>
          </table:table-cell>
          <table:table-cell table:style-name="ce89" office:value-type="string" calcext:value-type="string">
            <text:p>Guingamp</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24" table:formula="of:=[Global.E2]" office:value-type="string" office:string-value="01" calcext:value-type="string">
            <text:p>01</text:p>
          </table:table-cell>
          <table:table-cell table:style-name="ce87" office:value-type="string" calcext:value-type="string">
            <text:p>01</text:p>
          </table:table-cell>
          <table:table-cell table:formula="of:=[Global.M2]" office:value-type="string" office:string-value="Grégory JOLLY" calcext:value-type="string">
            <text:p>Grégory JOLLY</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formula="of:=[RMChaff.N2]" office:value-type="string" office:string-value="la réalisation d’un portail spatio-temporel" calcext:value-type="string">
            <text:p>la réalisation d’un portail spatio-temporel</text:p>
          </table:table-cell>
          <table:table-cell table:style-name="ce83" table:formula="of:=[PC.G2]" office:value-type="string" office:string-value="01" calcext:value-type="string">
            <text:p>01</text:p>
          </table:table-cell>
          <table:table-cell table:style-name="ce64" office:value-type="string" calcext:value-type="string">
            <text:p>développer un outil de téléportation dans le but de pouvoir se lever le plus tard possible avant d’aller en cours</text:p>
          </table:table-cell>
          <table:table-cell table:style-name="ce83" table:formula="of:=[CE.I2]" office:value-type="string" office:string-value="01" calcext:value-type="string">
            <text:p>01</text:p>
          </table:table-cell>
          <table:table-cell table:style-name="ce83" table:formula="of:=[CdC.F2]" office:value-type="string" office:string-value="01" calcext:value-type="string">
            <text:p>01</text:p>
          </table:table-cell>
          <table:table-cell table:style-name="ce29" table:formula="of:=[CE.P2]" office:value-type="date" office:date-value="2016-01-01" calcext:value-type="date">
            <text:p>01/01/16</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style-name="ce64" table:formula="of:=SUMIF([Phases.K$2:Phases.K$17]; &quot;=&quot;&amp;[.AA2]; [Phases.D$2:Phases.D$17])" office:value-type="float" office:value="10880" calcext:value-type="float">
            <text:p>10880</text:p>
          </table:table-cell>
          <table:table-cell table:style-name="ce98" table:formula="of:=[.AB2]*[.V2]" office:value-type="currency" office:currency="€ H.T." office:value="6528" calcext:value-type="currency">
            <text:p>6 528,00 € H.T.</text:p>
          </table:table-cell>
          <table:table-cell table:formula="of:=ORG.NUMBERTEXT.NUMBERTEXT([.W2];&quot;fr&quot;)" office:value-type="string" office:string-value="six mille cinq cent vingt-huit" calcext:value-type="string">
            <text:p>six mille cinq cent vingt-huit</text:p>
          </table:table-cell>
          <table:table-cell table:style-name="ce64" table:formula="of:=SUMIF([Phases.K$2:Phases.K$17]; &quot;=&quot;&amp;[.AA2]; [Phases.B$2:Phases.B$17])" office:value-type="float" office:value="32" calcext:value-type="float">
            <text:p>32</text:p>
          </table:table-cell>
          <table:table-cell table:formula="of:=ORG.NUMBERTEXT.NUMBERTEXT([.Y2];&quot;fr&quot;)" office:value-type="string" office:string-value="trente-deux" calcext:value-type="string">
            <text:p>trente-deux</text:p>
          </table:table-cell>
          <table:table-cell table:style-name="ce89" office:value-type="string" calcext:value-type="string">
            <text:p>SIMR</text:p>
          </table:table-cell>
          <table:table-cell office:value-type="float" office:value="0.6" calcext:value-type="float">
            <text:p>0,6</text:p>
          </table:table-cell>
          <table:table-cell table:formula="of:=[CE.Q$2]" office:value-type="float" office:value="3" calcext:value-type="float">
            <text:p>3</text:p>
          </table:table-cell>
          <table:table-cell table:formula="of:=[CE.R$2]" office:value-type="string" office:string-value="trois" calcext:value-type="string">
            <text:p>trois</text:p>
          </table:table-cell>
          <table:table-cell/>
          <table:table-cell table:style-name="ce100" table:formula="of:=IF(SUM([.Y2:.Y25])=SUM([Phases.B2:.B17]);&quot;OK&quot;;&quot;PAS OK&quot;)" office:value-type="string" office:string-value="PAS OK" calcext:value-type="string">
            <text:p>PAS OK</text:p>
          </table:table-cell>
          <table:table-cell table:style-name="ce100" table:formula="of:=IF(SUM([.V2:.V25])=SUM([Phases.D2:.D17]);&quot;OK&quot;;&quot;PAS OK&quot;)" office:value-type="string" office:string-value="PAS OK" calcext:value-type="string">
            <text:p>PAS OK</text:p>
          </table:table-cell>
          <table:table-cell table:number-columns-repeated="983"/>
        </table:table-row>
        <table:table-row table:style-name="ro1">
          <table:table-cell table:style-name="ce89" office:value-type="string" calcext:value-type="string">
            <text:p>Richie</text:p>
          </table:table-cell>
          <table:table-cell table:style-name="ce89" office:value-type="string" calcext:value-type="string">
            <text:p>SIM</text:p>
          </table:table-cell>
          <table:table-cell table:style-name="ce94" table:formula="of:=CONCATENATE([.C2];&quot;, &quot;;[.A3];&quot; &quot;;[.B3])" office:value-type="string" office:string-value="Richie SIM, Richie SIM" calcext:value-type="string">
            <text:p>Richie SIM, Richie SIM</text:p>
          </table:table-cell>
          <table:table-cell table:style-name="ce89" office:value-type="string" calcext:value-type="string">
            <text:p>777, Boulevard des Airs</text:p>
          </table:table-cell>
          <table:table-cell table:style-name="ce89" office:value-type="string" calcext:value-type="string">
            <text:p>11000</text:p>
          </table:table-cell>
          <table:table-cell table:style-name="ce89" office:value-type="string" calcext:value-type="string">
            <text:p>Guingamp</text:p>
          </table:table-cell>
          <table:table-cell table:formula="of:=[$RMIntervenant.$G$2]" office:value-type="string" office:string-value="OPT" calcext:value-type="string">
            <text:p>OPT</text:p>
          </table:table-cell>
          <table:table-cell table:formula="of:=[$RMIntervenant.$H$2]" office:value-type="float" office:value="2016" calcext:value-type="float">
            <text:p>2016</text:p>
          </table:table-cell>
          <table:table-cell table:style-name="ce24" table:formula="of:=[$RMIntervenant.$I$2]" office:value-type="string" office:string-value="01" calcext:value-type="string">
            <text:p>01</text:p>
          </table:table-cell>
          <table:table-cell table:style-name="ce87" office:value-type="string" calcext:value-type="string">
            <text:p>01</text:p>
          </table:table-cell>
          <table:table-cell table:formula="of:=[$RMIntervenant.$K$2]" office:value-type="string" office:string-value="Grégory JOLLY" calcext:value-type="string">
            <text:p>Grégory JOLLY</text:p>
          </table:table-cell>
          <table:table-cell table:formula="of:=[$RMIntervenant.$L$2]" office:value-type="string" office:string-value="Jean" calcext:value-type="string">
            <text:p>Jean</text:p>
          </table:table-cell>
          <table:table-cell table:formula="of:=[$RMIntervenant.$M$2]" office:value-type="string" office:string-value="BONBEUR" calcext:value-type="string">
            <text:p>BONBEUR</text:p>
          </table:table-cell>
          <table:table-cell table:formula="of:=[.$N$2]" office:value-type="string" office:string-value="la réalisation d’un portail spatio-temporel" calcext:value-type="string">
            <text:p>la réalisation d’un portail spatio-temporel</text:p>
          </table:table-cell>
          <table:table-cell table:style-name="ce83" table:formula="of:=[$RMIntervenant.$O$2]" office:value-type="string" office:string-value="01" calcext:value-type="string">
            <text:p>01</text:p>
          </table:table-cell>
          <table:table-cell table:style-name="ce64" office:value-type="string" calcext:value-type="string">
            <text:p>vous avez compris le principe, parce que là j’ai pas d’inspi’ clairement</text:p>
          </table:table-cell>
          <table:table-cell table:style-name="ce83" table:formula="of:=[$RMIntervenant.$Q$2]" office:value-type="string" office:string-value="01" calcext:value-type="string">
            <text:p>01</text:p>
          </table:table-cell>
          <table:table-cell table:style-name="ce83" table:formula="of:=[$RMIntervenant.$R$2]" office:value-type="string" office:string-value="01" calcext:value-type="string">
            <text:p>01</text:p>
          </table:table-cell>
          <table:table-cell table:style-name="ce29" table:formula="of:=[$RMIntervenant.$S$2]" office:value-type="date" office:date-value="2016-01-01" calcext:value-type="date">
            <text:p>01/01/16</text:p>
          </table:table-cell>
          <table:table-cell table:formula="of:=[$RMIntervenant.$T$2]" office:value-type="string" office:string-value="Jacky" calcext:value-type="string">
            <text:p>Jacky</text:p>
          </table:table-cell>
          <table:table-cell table:formula="of:=[$RMIntervenant.$U$2]" office:value-type="string" office:string-value="EMMICHEL" calcext:value-type="string">
            <text:p>EMMICHEL</text:p>
          </table:table-cell>
          <table:table-cell table:style-name="ce64" table:formula="of:=SUMIF([Phases.K$2:Phases.K$17]; &quot;=&quot;&amp;[.AA3]; [Phases.D$2:Phases.D$17])" office:value-type="float" office:value="10880" calcext:value-type="float">
            <text:p>10880</text:p>
          </table:table-cell>
          <table:table-cell table:style-name="ce98" table:formula="of:=[.AB3]*[.V3]" office:value-type="currency" office:currency="€ H.T." office:value="6528" calcext:value-type="currency">
            <text:p>6 528,00 € H.T.</text:p>
          </table:table-cell>
          <table:table-cell table:formula="of:=ORG.NUMBERTEXT.NUMBERTEXT([.W3];&quot;fr&quot;)" office:value-type="string" office:string-value="six mille cinq cent vingt-huit" calcext:value-type="string">
            <text:p>six mille cinq cent vingt-huit</text:p>
          </table:table-cell>
          <table:table-cell table:style-name="ce64" table:formula="of:=SUMIF([Phases.K$2:Phases.K$17]; &quot;=&quot;&amp;[.AA3]; [Phases.B$2:Phases.B$17])" office:value-type="float" office:value="32" calcext:value-type="float">
            <text:p>32</text:p>
          </table:table-cell>
          <table:table-cell table:formula="of:=ORG.NUMBERTEXT.NUMBERTEXT([.Y3];&quot;fr&quot;)" office:value-type="string" office:string-value="trente-deux" calcext:value-type="string">
            <text:p>trente-deux</text:p>
          </table:table-cell>
          <table:table-cell table:style-name="ce89" office:value-type="string" calcext:value-type="string">
            <text:p>SIMR</text:p>
          </table:table-cell>
          <table:table-cell office:value-type="float" office:value="0.6" calcext:value-type="float">
            <text:p>0,6</text:p>
          </table:table-cell>
          <table:table-cell table:formula="of:=[CE.Q$2]" office:value-type="float" office:value="3" calcext:value-type="float">
            <text:p>3</text:p>
          </table:table-cell>
          <table:table-cell table:formula="of:=[CE.R$2]" office:value-type="string" office:string-value="trois" calcext:value-type="string">
            <text:p>trois</text:p>
          </table:table-cell>
          <table:table-cell table:number-columns-repeated="986"/>
        </table:table-row>
        <table:table-row table:style-name="ro1">
          <table:table-cell table:style-name="ce89" office:value-type="string" calcext:value-type="string">
            <text:p>Richie</text:p>
          </table:table-cell>
          <table:table-cell table:style-name="ce89" office:value-type="string" calcext:value-type="string">
            <text:p>SIM</text:p>
          </table:table-cell>
          <table:table-cell table:style-name="ce94" table:formula="of:=CONCATENATE([.C3];&quot;, &quot;;[.A4];&quot; &quot;;[.B4])" office:value-type="string" office:string-value="Richie SIM, Richie SIM, Richie SIM" calcext:value-type="string">
            <text:p>Richie SIM, Richie SIM, Richie SIM</text:p>
          </table:table-cell>
          <table:table-cell table:style-name="ce89" office:value-type="string" calcext:value-type="string">
            <text:p>777, Boulevard des Airs</text:p>
          </table:table-cell>
          <table:table-cell table:style-name="ce89" office:value-type="string" calcext:value-type="string">
            <text:p>11000</text:p>
          </table:table-cell>
          <table:table-cell table:style-name="ce89" office:value-type="string" calcext:value-type="string">
            <text:p>Guingamp</text:p>
          </table:table-cell>
          <table:table-cell table:formula="of:=[$RMIntervenant.$G$2]" office:value-type="string" office:string-value="OPT" calcext:value-type="string">
            <text:p>OPT</text:p>
          </table:table-cell>
          <table:table-cell table:formula="of:=[$RMIntervenant.$H$2]" office:value-type="float" office:value="2016" calcext:value-type="float">
            <text:p>2016</text:p>
          </table:table-cell>
          <table:table-cell table:style-name="ce24" table:formula="of:=[$RMIntervenant.$I$2]" office:value-type="string" office:string-value="01" calcext:value-type="string">
            <text:p>01</text:p>
          </table:table-cell>
          <table:table-cell table:style-name="ce87" office:value-type="string" calcext:value-type="string">
            <text:p>01</text:p>
          </table:table-cell>
          <table:table-cell table:formula="of:=[$RMIntervenant.$K$2]" office:value-type="string" office:string-value="Grégory JOLLY" calcext:value-type="string">
            <text:p>Grégory JOLLY</text:p>
          </table:table-cell>
          <table:table-cell table:formula="of:=[$RMIntervenant.$L$2]" office:value-type="string" office:string-value="Jean" calcext:value-type="string">
            <text:p>Jean</text:p>
          </table:table-cell>
          <table:table-cell table:formula="of:=[$RMIntervenant.$M$2]" office:value-type="string" office:string-value="BONBEUR" calcext:value-type="string">
            <text:p>BONBEUR</text:p>
          </table:table-cell>
          <table:table-cell table:formula="of:=[.$N$2]" office:value-type="string" office:string-value="la réalisation d’un portail spatio-temporel" calcext:value-type="string">
            <text:p>la réalisation d’un portail spatio-temporel</text:p>
          </table:table-cell>
          <table:table-cell table:style-name="ce83" table:formula="of:=[$RMIntervenant.$O$2]" office:value-type="string" office:string-value="01" calcext:value-type="string">
            <text:p>01</text:p>
          </table:table-cell>
          <table:table-cell table:style-name="ce64" office:value-type="string" calcext:value-type="string">
            <text:p>idem</text:p>
          </table:table-cell>
          <table:table-cell table:style-name="ce83" table:formula="of:=[$RMIntervenant.$Q$2]" office:value-type="string" office:string-value="01" calcext:value-type="string">
            <text:p>01</text:p>
          </table:table-cell>
          <table:table-cell table:style-name="ce83" table:formula="of:=[$RMIntervenant.$R$2]" office:value-type="string" office:string-value="01" calcext:value-type="string">
            <text:p>01</text:p>
          </table:table-cell>
          <table:table-cell table:style-name="ce29" table:formula="of:=[$RMIntervenant.$S$2]" office:value-type="date" office:date-value="2016-01-01" calcext:value-type="date">
            <text:p>01/01/16</text:p>
          </table:table-cell>
          <table:table-cell table:formula="of:=[$RMIntervenant.$T$2]" office:value-type="string" office:string-value="Jacky" calcext:value-type="string">
            <text:p>Jacky</text:p>
          </table:table-cell>
          <table:table-cell table:formula="of:=[$RMIntervenant.$U$2]" office:value-type="string" office:string-value="EMMICHEL" calcext:value-type="string">
            <text:p>EMMICHEL</text:p>
          </table:table-cell>
          <table:table-cell table:style-name="ce64" table:formula="of:=SUMIF([Phases.K$2:Phases.K$17]; &quot;=&quot;&amp;[.AA4]; [Phases.D$2:Phases.D$17])" office:value-type="float" office:value="10880" calcext:value-type="float">
            <text:p>10880</text:p>
          </table:table-cell>
          <table:table-cell table:style-name="ce98" table:formula="of:=[.AB4]*[.V4]" office:value-type="currency" office:currency="€ H.T." office:value="6528" calcext:value-type="currency">
            <text:p>6 528,00 € H.T.</text:p>
          </table:table-cell>
          <table:table-cell table:formula="of:=ORG.NUMBERTEXT.NUMBERTEXT([.W4];&quot;fr&quot;)" office:value-type="string" office:string-value="six mille cinq cent vingt-huit" calcext:value-type="string">
            <text:p>six mille cinq cent vingt-huit</text:p>
          </table:table-cell>
          <table:table-cell table:style-name="ce64" table:formula="of:=SUMIF([Phases.K$2:Phases.K$17]; &quot;=&quot;&amp;[.AA4]; [Phases.B$2:Phases.B$17])" office:value-type="float" office:value="32" calcext:value-type="float">
            <text:p>32</text:p>
          </table:table-cell>
          <table:table-cell table:formula="of:=ORG.NUMBERTEXT.NUMBERTEXT([.Y4];&quot;fr&quot;)" office:value-type="string" office:string-value="trente-deux" calcext:value-type="string">
            <text:p>trente-deux</text:p>
          </table:table-cell>
          <table:table-cell table:style-name="ce89" office:value-type="string" calcext:value-type="string">
            <text:p>SIMR</text:p>
          </table:table-cell>
          <table:table-cell office:value-type="float" office:value="0.6" calcext:value-type="float">
            <text:p>0,6</text:p>
          </table:table-cell>
          <table:table-cell table:formula="of:=[CE.Q$2]" office:value-type="float" office:value="3" calcext:value-type="float">
            <text:p>3</text:p>
          </table:table-cell>
          <table:table-cell table:formula="of:=[CE.R$2]" office:value-type="string" office:string-value="trois" calcext:value-type="string">
            <text:p>trois</text:p>
          </table:table-cell>
          <table:table-cell table:number-columns-repeated="986"/>
        </table:table-row>
        <table:table-row table:style-name="ro1">
          <table:table-cell table:style-name="ce89" office:value-type="string" calcext:value-type="string">
            <text:p>Richie</text:p>
          </table:table-cell>
          <table:table-cell table:style-name="ce89" office:value-type="string" calcext:value-type="string">
            <text:p>SIM</text:p>
          </table:table-cell>
          <table:table-cell table:style-name="ce94" table:formula="of:=CONCATENATE([.C4];&quot;, &quot;;[.A5];&quot; &quot;;[.B5])" office:value-type="string" office:string-value="Richie SIM, Richie SIM, Richie SIM, Richie SIM" calcext:value-type="string">
            <text:p>Richie SIM, Richie SIM, Richie SIM, Richie SIM</text:p>
          </table:table-cell>
          <table:table-cell table:style-name="ce89" office:value-type="string" calcext:value-type="string">
            <text:p>777, Boulevard des Airs</text:p>
          </table:table-cell>
          <table:table-cell table:style-name="ce89" office:value-type="string" calcext:value-type="string">
            <text:p>11000</text:p>
          </table:table-cell>
          <table:table-cell table:style-name="ce89" office:value-type="string" calcext:value-type="string">
            <text:p>Guingamp</text:p>
          </table:table-cell>
          <table:table-cell table:formula="of:=[$RMIntervenant.$G$2]" office:value-type="string" office:string-value="OPT" calcext:value-type="string">
            <text:p>OPT</text:p>
          </table:table-cell>
          <table:table-cell table:formula="of:=[$RMIntervenant.$H$2]" office:value-type="float" office:value="2016" calcext:value-type="float">
            <text:p>2016</text:p>
          </table:table-cell>
          <table:table-cell table:style-name="ce24" table:formula="of:=[$RMIntervenant.$I$2]" office:value-type="string" office:string-value="01" calcext:value-type="string">
            <text:p>01</text:p>
          </table:table-cell>
          <table:table-cell table:style-name="ce87" office:value-type="string" calcext:value-type="string">
            <text:p>01</text:p>
          </table:table-cell>
          <table:table-cell table:formula="of:=[$RMIntervenant.$K$2]" office:value-type="string" office:string-value="Grégory JOLLY" calcext:value-type="string">
            <text:p>Grégory JOLLY</text:p>
          </table:table-cell>
          <table:table-cell table:formula="of:=[$RMIntervenant.$L$2]" office:value-type="string" office:string-value="Jean" calcext:value-type="string">
            <text:p>Jean</text:p>
          </table:table-cell>
          <table:table-cell table:formula="of:=[$RMIntervenant.$M$2]" office:value-type="string" office:string-value="BONBEUR" calcext:value-type="string">
            <text:p>BONBEUR</text:p>
          </table:table-cell>
          <table:table-cell table:formula="of:=[.$N$2]" office:value-type="string" office:string-value="la réalisation d’un portail spatio-temporel" calcext:value-type="string">
            <text:p>la réalisation d’un portail spatio-temporel</text:p>
          </table:table-cell>
          <table:table-cell table:style-name="ce83" table:formula="of:=[$RMIntervenant.$O$2]" office:value-type="string" office:string-value="01" calcext:value-type="string">
            <text:p>01</text:p>
          </table:table-cell>
          <table:table-cell table:style-name="ce64" office:value-type="string" calcext:value-type="string">
            <text:p>on change pas les bonnes habitudes</text:p>
          </table:table-cell>
          <table:table-cell table:style-name="ce83" table:formula="of:=[$RMIntervenant.$Q$2]" office:value-type="string" office:string-value="01" calcext:value-type="string">
            <text:p>01</text:p>
          </table:table-cell>
          <table:table-cell table:style-name="ce83" table:formula="of:=[$RMIntervenant.$R$2]" office:value-type="string" office:string-value="01" calcext:value-type="string">
            <text:p>01</text:p>
          </table:table-cell>
          <table:table-cell table:style-name="ce29" table:formula="of:=[$RMIntervenant.$S$2]" office:value-type="date" office:date-value="2016-01-01" calcext:value-type="date">
            <text:p>01/01/16</text:p>
          </table:table-cell>
          <table:table-cell table:formula="of:=[$RMIntervenant.$T$2]" office:value-type="string" office:string-value="Jacky" calcext:value-type="string">
            <text:p>Jacky</text:p>
          </table:table-cell>
          <table:table-cell table:formula="of:=[$RMIntervenant.$U$2]" office:value-type="string" office:string-value="EMMICHEL" calcext:value-type="string">
            <text:p>EMMICHEL</text:p>
          </table:table-cell>
          <table:table-cell table:style-name="ce64" table:formula="of:=SUMIF([Phases.K$2:Phases.K$17]; &quot;=&quot;&amp;[.AA5]; [Phases.D$2:Phases.D$17])" office:value-type="float" office:value="10880" calcext:value-type="float">
            <text:p>10880</text:p>
          </table:table-cell>
          <table:table-cell table:style-name="ce98" table:formula="of:=[.AB5]*[.V5]" office:value-type="currency" office:currency="€ H.T." office:value="6528" calcext:value-type="currency">
            <text:p>6 528,00 € H.T.</text:p>
          </table:table-cell>
          <table:table-cell table:formula="of:=ORG.NUMBERTEXT.NUMBERTEXT([.W5];&quot;fr&quot;)" office:value-type="string" office:string-value="six mille cinq cent vingt-huit" calcext:value-type="string">
            <text:p>six mille cinq cent vingt-huit</text:p>
          </table:table-cell>
          <table:table-cell table:style-name="ce64" table:formula="of:=SUMIF([Phases.K$2:Phases.K$17]; &quot;=&quot;&amp;[.AA5]; [Phases.B$2:Phases.B$17])" office:value-type="float" office:value="32" calcext:value-type="float">
            <text:p>32</text:p>
          </table:table-cell>
          <table:table-cell table:formula="of:=ORG.NUMBERTEXT.NUMBERTEXT([.Y5];&quot;fr&quot;)" office:value-type="string" office:string-value="trente-deux" calcext:value-type="string">
            <text:p>trente-deux</text:p>
          </table:table-cell>
          <table:table-cell table:style-name="ce89" office:value-type="string" calcext:value-type="string">
            <text:p>SIMR</text:p>
          </table:table-cell>
          <table:table-cell office:value-type="float" office:value="0.6" calcext:value-type="float">
            <text:p>0,6</text:p>
          </table:table-cell>
          <table:table-cell table:formula="of:=[CE.Q$2]" office:value-type="float" office:value="3" calcext:value-type="float">
            <text:p>3</text:p>
          </table:table-cell>
          <table:table-cell table:formula="of:=[CE.R$2]" office:value-type="string" office:string-value="trois" calcext:value-type="string">
            <text:p>trois</text:p>
          </table:table-cell>
          <table:table-cell table:number-columns-repeated="986"/>
        </table:table-row>
        <table:table-row table:style-name="ro1">
          <table:table-cell table:style-name="ce89" office:value-type="string" calcext:value-type="string">
            <text:p>Richie</text:p>
          </table:table-cell>
          <table:table-cell table:style-name="ce89" office:value-type="string" calcext:value-type="string">
            <text:p>SIM</text:p>
          </table:table-cell>
          <table:table-cell table:style-name="ce94" table:formula="of:=CONCATENATE([.C5];&quot;, &quot;;[.A6];&quot; &quot;;[.B6])" office:value-type="string" office:string-value="Richie SIM, Richie SIM, Richie SIM, Richie SIM, Richie SIM" calcext:value-type="string">
            <text:p>Richie SIM, Richie SIM, Richie SIM, Richie SIM, Richie SIM</text:p>
          </table:table-cell>
          <table:table-cell table:style-name="ce89" office:value-type="string" calcext:value-type="string">
            <text:p>777, Boulevard des Airs</text:p>
          </table:table-cell>
          <table:table-cell table:style-name="ce89" office:value-type="string" calcext:value-type="string">
            <text:p>11000</text:p>
          </table:table-cell>
          <table:table-cell table:style-name="ce89" office:value-type="string" calcext:value-type="string">
            <text:p>Guingamp</text:p>
          </table:table-cell>
          <table:table-cell table:formula="of:=[$RMIntervenant.$G$2]" office:value-type="string" office:string-value="OPT" calcext:value-type="string">
            <text:p>OPT</text:p>
          </table:table-cell>
          <table:table-cell table:formula="of:=[$RMIntervenant.$H$2]" office:value-type="float" office:value="2016" calcext:value-type="float">
            <text:p>2016</text:p>
          </table:table-cell>
          <table:table-cell table:style-name="ce24" table:formula="of:=[$RMIntervenant.$I$2]" office:value-type="string" office:string-value="01" calcext:value-type="string">
            <text:p>01</text:p>
          </table:table-cell>
          <table:table-cell table:style-name="ce87" office:value-type="string" calcext:value-type="string">
            <text:p>01</text:p>
          </table:table-cell>
          <table:table-cell table:formula="of:=[$RMIntervenant.$K$2]" office:value-type="string" office:string-value="Grégory JOLLY" calcext:value-type="string">
            <text:p>Grégory JOLLY</text:p>
          </table:table-cell>
          <table:table-cell table:formula="of:=[$RMIntervenant.$L$2]" office:value-type="string" office:string-value="Jean" calcext:value-type="string">
            <text:p>Jean</text:p>
          </table:table-cell>
          <table:table-cell table:formula="of:=[$RMIntervenant.$M$2]" office:value-type="string" office:string-value="BONBEUR" calcext:value-type="string">
            <text:p>BONBEUR</text:p>
          </table:table-cell>
          <table:table-cell table:formula="of:=[.$N$2]" office:value-type="string" office:string-value="la réalisation d’un portail spatio-temporel" calcext:value-type="string">
            <text:p>la réalisation d’un portail spatio-temporel</text:p>
          </table:table-cell>
          <table:table-cell table:style-name="ce83" table:formula="of:=[$RMIntervenant.$O$2]" office:value-type="string" office:string-value="01" calcext:value-type="string">
            <text:p>01</text:p>
          </table:table-cell>
          <table:table-cell table:style-name="ce64" office:value-type="string" calcext:value-type="string">
            <text:p>moi j’aime la forêt</text:p>
          </table:table-cell>
          <table:table-cell table:style-name="ce83" table:formula="of:=[$RMIntervenant.$Q$2]" office:value-type="string" office:string-value="01" calcext:value-type="string">
            <text:p>01</text:p>
          </table:table-cell>
          <table:table-cell table:style-name="ce83" table:formula="of:=[$RMIntervenant.$R$2]" office:value-type="string" office:string-value="01" calcext:value-type="string">
            <text:p>01</text:p>
          </table:table-cell>
          <table:table-cell table:style-name="ce29" table:formula="of:=[$RMIntervenant.$S$2]" office:value-type="date" office:date-value="2016-01-01" calcext:value-type="date">
            <text:p>01/01/16</text:p>
          </table:table-cell>
          <table:table-cell table:formula="of:=[$RMIntervenant.$T$2]" office:value-type="string" office:string-value="Jacky" calcext:value-type="string">
            <text:p>Jacky</text:p>
          </table:table-cell>
          <table:table-cell table:formula="of:=[$RMIntervenant.$U$2]" office:value-type="string" office:string-value="EMMICHEL" calcext:value-type="string">
            <text:p>EMMICHEL</text:p>
          </table:table-cell>
          <table:table-cell table:style-name="ce64" table:formula="of:=SUMIF([Phases.K$2:Phases.K$17]; &quot;=&quot;&amp;[.AA6]; [Phases.D$2:Phases.D$17])" office:value-type="float" office:value="10880" calcext:value-type="float">
            <text:p>10880</text:p>
          </table:table-cell>
          <table:table-cell table:style-name="ce98" table:formula="of:=[.AB6]*[.V6]" office:value-type="currency" office:currency="€ H.T." office:value="6528" calcext:value-type="currency">
            <text:p>6 528,00 € H.T.</text:p>
          </table:table-cell>
          <table:table-cell table:formula="of:=ORG.NUMBERTEXT.NUMBERTEXT([.W6];&quot;fr&quot;)" office:value-type="string" office:string-value="six mille cinq cent vingt-huit" calcext:value-type="string">
            <text:p>six mille cinq cent vingt-huit</text:p>
          </table:table-cell>
          <table:table-cell table:style-name="ce64" table:formula="of:=SUMIF([Phases.K$2:Phases.K$17]; &quot;=&quot;&amp;[.AA6]; [Phases.B$2:Phases.B$17])" office:value-type="float" office:value="32" calcext:value-type="float">
            <text:p>32</text:p>
          </table:table-cell>
          <table:table-cell table:formula="of:=ORG.NUMBERTEXT.NUMBERTEXT([.Y6];&quot;fr&quot;)" office:value-type="string" office:string-value="trente-deux" calcext:value-type="string">
            <text:p>trente-deux</text:p>
          </table:table-cell>
          <table:table-cell table:style-name="ce89" office:value-type="string" calcext:value-type="string">
            <text:p>SIMR</text:p>
          </table:table-cell>
          <table:table-cell office:value-type="float" office:value="0.6" calcext:value-type="float">
            <text:p>0,6</text:p>
          </table:table-cell>
          <table:table-cell table:formula="of:=[CE.Q$2]" office:value-type="float" office:value="3" calcext:value-type="float">
            <text:p>3</text:p>
          </table:table-cell>
          <table:table-cell table:formula="of:=[CE.R$2]" office:value-type="string" office:string-value="trois" calcext:value-type="string">
            <text:p>trois</text:p>
          </table:table-cell>
          <table:table-cell table:number-columns-repeated="986"/>
        </table:table-row>
        <table:table-row table:style-name="ro1">
          <table:table-cell table:style-name="ce89" office:value-type="string" calcext:value-type="string">
            <text:p>Richie</text:p>
          </table:table-cell>
          <table:table-cell table:style-name="ce89" office:value-type="string" calcext:value-type="string">
            <text:p>SIM</text:p>
          </table:table-cell>
          <table:table-cell table:style-name="ce94" table:formula="of:=CONCATENATE([.C6];&quot;, &quot;;[.A7];&quot; &quot;;[.B7])" office:value-type="string" office:string-value="Richie SIM, Richie SIM, Richie SIM, Richie SIM, Richie SIM, Richie SIM" calcext:value-type="string">
            <text:p>Richie SIM, Richie SIM, Richie SIM, Richie SIM, Richie SIM, Richie SIM</text:p>
          </table:table-cell>
          <table:table-cell table:style-name="ce89" office:value-type="string" calcext:value-type="string">
            <text:p>777, Boulevard des Airs</text:p>
          </table:table-cell>
          <table:table-cell table:style-name="ce89" office:value-type="string" calcext:value-type="string">
            <text:p>11000</text:p>
          </table:table-cell>
          <table:table-cell table:style-name="ce89" office:value-type="string" calcext:value-type="string">
            <text:p>Guingamp</text:p>
          </table:table-cell>
          <table:table-cell table:formula="of:=[$RMIntervenant.$G$6]" office:value-type="string" office:string-value="OPT" calcext:value-type="string">
            <text:p>OPT</text:p>
          </table:table-cell>
          <table:table-cell table:formula="of:=[$RMIntervenant.$H$6]" office:value-type="float" office:value="2016" calcext:value-type="float">
            <text:p>2016</text:p>
          </table:table-cell>
          <table:table-cell table:style-name="ce24" table:formula="of:=[$RMIntervenant.$I$6]" office:value-type="string" office:string-value="01" calcext:value-type="string">
            <text:p>01</text:p>
          </table:table-cell>
          <table:table-cell table:style-name="ce87" office:value-type="string" calcext:value-type="string">
            <text:p>01</text:p>
          </table:table-cell>
          <table:table-cell table:formula="of:=[$RMIntervenant.$K$6]" office:value-type="string" office:string-value="Grégory JOLLY" calcext:value-type="string">
            <text:p>Grégory JOLLY</text:p>
          </table:table-cell>
          <table:table-cell table:formula="of:=[$RMIntervenant.$L$6]" office:value-type="string" office:string-value="Jean" calcext:value-type="string">
            <text:p>Jean</text:p>
          </table:table-cell>
          <table:table-cell table:formula="of:=[$RMIntervenant.$M$6]" office:value-type="string" office:string-value="BONBEUR" calcext:value-type="string">
            <text:p>BONBEUR</text:p>
          </table:table-cell>
          <table:table-cell table:formula="of:=[.$N$2]" office:value-type="string" office:string-value="la réalisation d’un portail spatio-temporel" calcext:value-type="string">
            <text:p>la réalisation d’un portail spatio-temporel</text:p>
          </table:table-cell>
          <table:table-cell table:style-name="ce83" table:formula="of:=[$RMIntervenant.$O$6]" office:value-type="string" office:string-value="01" calcext:value-type="string">
            <text:p>01</text:p>
          </table:table-cell>
          <table:table-cell table:style-name="ce64" office:value-type="string" calcext:value-type="string">
            <text:p>parce qu’il y a des sangliers</text:p>
          </table:table-cell>
          <table:table-cell table:style-name="ce83" table:formula="of:=[$RMIntervenant.$Q$6]" office:value-type="string" office:string-value="01" calcext:value-type="string">
            <text:p>01</text:p>
          </table:table-cell>
          <table:table-cell table:style-name="ce83" table:formula="of:=[$RMIntervenant.$R$6]" office:value-type="string" office:string-value="01" calcext:value-type="string">
            <text:p>01</text:p>
          </table:table-cell>
          <table:table-cell table:style-name="ce29" table:formula="of:=[$RMIntervenant.$S$6]" office:value-type="date" office:date-value="2016-01-01" calcext:value-type="date">
            <text:p>01/01/16</text:p>
          </table:table-cell>
          <table:table-cell table:formula="of:=[$RMIntervenant.$T$6]" office:value-type="string" office:string-value="Jacky" calcext:value-type="string">
            <text:p>Jacky</text:p>
          </table:table-cell>
          <table:table-cell table:formula="of:=[$RMIntervenant.$U$6]" office:value-type="string" office:string-value="EMMICHEL" calcext:value-type="string">
            <text:p>EMMICHEL</text:p>
          </table:table-cell>
          <table:table-cell table:style-name="ce64" table:formula="of:=SUMIF([Phases.K$2:Phases.K$17]; &quot;=&quot;&amp;[.AA7]; [Phases.D$2:Phases.D$17])" office:value-type="float" office:value="10880" calcext:value-type="float">
            <text:p>10880</text:p>
          </table:table-cell>
          <table:table-cell table:style-name="ce98" table:formula="of:=[.AB7]*[.V7]" office:value-type="currency" office:currency="€ H.T." office:value="6528" calcext:value-type="currency">
            <text:p>6 528,00 € H.T.</text:p>
          </table:table-cell>
          <table:table-cell table:formula="of:=ORG.NUMBERTEXT.NUMBERTEXT([.W7];&quot;fr&quot;)" office:value-type="string" office:string-value="six mille cinq cent vingt-huit" calcext:value-type="string">
            <text:p>six mille cinq cent vingt-huit</text:p>
          </table:table-cell>
          <table:table-cell table:style-name="ce64" table:formula="of:=SUMIF([Phases.K$2:Phases.K$17]; &quot;=&quot;&amp;[.AA7]; [Phases.B$2:Phases.B$17])" office:value-type="float" office:value="32" calcext:value-type="float">
            <text:p>32</text:p>
          </table:table-cell>
          <table:table-cell table:formula="of:=ORG.NUMBERTEXT.NUMBERTEXT([.Y7];&quot;fr&quot;)" office:value-type="string" office:string-value="trente-deux" calcext:value-type="string">
            <text:p>trente-deux</text:p>
          </table:table-cell>
          <table:table-cell table:style-name="ce89" office:value-type="string" calcext:value-type="string">
            <text:p>SIMR</text:p>
          </table:table-cell>
          <table:table-cell office:value-type="float" office:value="0.6" calcext:value-type="float">
            <text:p>0,6</text:p>
          </table:table-cell>
          <table:table-cell table:formula="of:=[CE.Q$2]" office:value-type="float" office:value="3" calcext:value-type="float">
            <text:p>3</text:p>
          </table:table-cell>
          <table:table-cell table:formula="of:=[CE.R$2]" office:value-type="string" office:string-value="trois" calcext:value-type="string">
            <text:p>trois</text:p>
          </table:table-cell>
          <table:table-cell table:number-columns-repeated="986"/>
        </table:table-row>
        <table:table-row table:style-name="ro1">
          <table:table-cell table:style-name="ce89" office:value-type="string" calcext:value-type="string">
            <text:p>Richie</text:p>
          </table:table-cell>
          <table:table-cell table:style-name="ce89" office:value-type="string" calcext:value-type="string">
            <text:p>SIM</text:p>
          </table:table-cell>
          <table:table-cell table:style-name="ce94" table:formula="of:=CONCATENATE([.C7];&quot;, &quot;;[.A8];&quot; &quot;;[.B8])" office:value-type="string" office:string-value="Richie SIM, Richie SIM, Richie SIM, Richie SIM, Richie SIM, Richie SIM, Richie SIM" calcext:value-type="string">
            <text:p>Richie SIM, Richie SIM, Richie SIM, Richie SIM, Richie SIM, Richie SIM, Richie SIM</text:p>
          </table:table-cell>
          <table:table-cell table:style-name="ce89" office:value-type="string" calcext:value-type="string">
            <text:p>777, Boulevard des Airs</text:p>
          </table:table-cell>
          <table:table-cell table:style-name="ce89" office:value-type="string" calcext:value-type="string">
            <text:p>11000</text:p>
          </table:table-cell>
          <table:table-cell table:style-name="ce89" office:value-type="string" calcext:value-type="string">
            <text:p>Guingamp</text:p>
          </table:table-cell>
          <table:table-cell table:formula="of:=[$RMIntervenant.$G$6]" office:value-type="string" office:string-value="OPT" calcext:value-type="string">
            <text:p>OPT</text:p>
          </table:table-cell>
          <table:table-cell table:formula="of:=[$RMIntervenant.$H$6]" office:value-type="float" office:value="2016" calcext:value-type="float">
            <text:p>2016</text:p>
          </table:table-cell>
          <table:table-cell table:style-name="ce24" table:formula="of:=[$RMIntervenant.$I$6]" office:value-type="string" office:string-value="01" calcext:value-type="string">
            <text:p>01</text:p>
          </table:table-cell>
          <table:table-cell table:style-name="ce87" office:value-type="string" calcext:value-type="string">
            <text:p>01</text:p>
          </table:table-cell>
          <table:table-cell table:formula="of:=[$RMIntervenant.$K$6]" office:value-type="string" office:string-value="Grégory JOLLY" calcext:value-type="string">
            <text:p>Grégory JOLLY</text:p>
          </table:table-cell>
          <table:table-cell table:formula="of:=[$RMIntervenant.$L$6]" office:value-type="string" office:string-value="Jean" calcext:value-type="string">
            <text:p>Jean</text:p>
          </table:table-cell>
          <table:table-cell table:formula="of:=[$RMIntervenant.$M$6]" office:value-type="string" office:string-value="BONBEUR" calcext:value-type="string">
            <text:p>BONBEUR</text:p>
          </table:table-cell>
          <table:table-cell table:formula="of:=[.$N$2]" office:value-type="string" office:string-value="la réalisation d’un portail spatio-temporel" calcext:value-type="string">
            <text:p>la réalisation d’un portail spatio-temporel</text:p>
          </table:table-cell>
          <table:table-cell table:style-name="ce83" table:formula="of:=[$RMIntervenant.$O$6]" office:value-type="string" office:string-value="01" calcext:value-type="string">
            <text:p>01</text:p>
          </table:table-cell>
          <table:table-cell table:style-name="ce64" office:value-type="string" calcext:value-type="string">
            <text:p>et que le sanglier c’est bon</text:p>
          </table:table-cell>
          <table:table-cell table:style-name="ce83" table:formula="of:=[$RMIntervenant.$Q$6]" office:value-type="string" office:string-value="01" calcext:value-type="string">
            <text:p>01</text:p>
          </table:table-cell>
          <table:table-cell table:style-name="ce83" table:formula="of:=[$RMIntervenant.$R$6]" office:value-type="string" office:string-value="01" calcext:value-type="string">
            <text:p>01</text:p>
          </table:table-cell>
          <table:table-cell table:style-name="ce29" table:formula="of:=[$RMIntervenant.$S$6]" office:value-type="date" office:date-value="2016-01-01" calcext:value-type="date">
            <text:p>01/01/16</text:p>
          </table:table-cell>
          <table:table-cell table:formula="of:=[$RMIntervenant.$T$6]" office:value-type="string" office:string-value="Jacky" calcext:value-type="string">
            <text:p>Jacky</text:p>
          </table:table-cell>
          <table:table-cell table:formula="of:=[$RMIntervenant.$U$6]" office:value-type="string" office:string-value="EMMICHEL" calcext:value-type="string">
            <text:p>EMMICHEL</text:p>
          </table:table-cell>
          <table:table-cell table:style-name="ce64" table:formula="of:=SUMIF([Phases.K$2:Phases.K$17]; &quot;=&quot;&amp;[.AA8]; [Phases.D$2:Phases.D$17])" office:value-type="float" office:value="10880" calcext:value-type="float">
            <text:p>10880</text:p>
          </table:table-cell>
          <table:table-cell table:style-name="ce98" table:formula="of:=[.AB8]*[.V8]" office:value-type="currency" office:currency="€ H.T." office:value="6528" calcext:value-type="currency">
            <text:p>6 528,00 € H.T.</text:p>
          </table:table-cell>
          <table:table-cell table:formula="of:=ORG.NUMBERTEXT.NUMBERTEXT([.W8];&quot;fr&quot;)" office:value-type="string" office:string-value="six mille cinq cent vingt-huit" calcext:value-type="string">
            <text:p>six mille cinq cent vingt-huit</text:p>
          </table:table-cell>
          <table:table-cell table:style-name="ce64" table:formula="of:=SUMIF([Phases.K$2:Phases.K$17]; &quot;=&quot;&amp;[.AA8]; [Phases.B$2:Phases.B$17])" office:value-type="float" office:value="32" calcext:value-type="float">
            <text:p>32</text:p>
          </table:table-cell>
          <table:table-cell table:formula="of:=ORG.NUMBERTEXT.NUMBERTEXT([.Y8];&quot;fr&quot;)" office:value-type="string" office:string-value="trente-deux" calcext:value-type="string">
            <text:p>trente-deux</text:p>
          </table:table-cell>
          <table:table-cell table:style-name="ce89" office:value-type="string" calcext:value-type="string">
            <text:p>SIMR</text:p>
          </table:table-cell>
          <table:table-cell office:value-type="float" office:value="0.6" calcext:value-type="float">
            <text:p>0,6</text:p>
          </table:table-cell>
          <table:table-cell table:formula="of:=[CE.Q$2]" office:value-type="float" office:value="3" calcext:value-type="float">
            <text:p>3</text:p>
          </table:table-cell>
          <table:table-cell table:formula="of:=[CE.R$2]" office:value-type="string" office:string-value="trois" calcext:value-type="string">
            <text:p>trois</text:p>
          </table:table-cell>
          <table:table-cell table:number-columns-repeated="986"/>
        </table:table-row>
        <table:table-row table:style-name="ro1">
          <table:table-cell table:style-name="ce89" office:value-type="string" calcext:value-type="string">
            <text:p>Richie</text:p>
          </table:table-cell>
          <table:table-cell table:style-name="ce89" office:value-type="string" calcext:value-type="string">
            <text:p>SIM</text:p>
          </table:table-cell>
          <table:table-cell table:style-name="ce94" table:formula="of:=CONCATENATE([.C8];&quot;, &quot;;[.A9];&quot; &quot;;[.B9])" office:value-type="string" office:string-value="Richie SIM, Richie SIM, Richie SIM, Richie SIM, Richie SIM, Richie SIM, Richie SIM, Richie SIM" calcext:value-type="string">
            <text:p>Richie SIM, Richie SIM, Richie SIM, Richie SIM, Richie SIM, Richie SIM, Richie SIM, Richie SIM</text:p>
          </table:table-cell>
          <table:table-cell table:style-name="ce89" office:value-type="string" calcext:value-type="string">
            <text:p>777, Boulevard des Airs</text:p>
          </table:table-cell>
          <table:table-cell table:style-name="ce89" office:value-type="string" calcext:value-type="string">
            <text:p>11000</text:p>
          </table:table-cell>
          <table:table-cell table:style-name="ce89" office:value-type="string" calcext:value-type="string">
            <text:p>Guingamp</text:p>
          </table:table-cell>
          <table:table-cell table:formula="of:=[$RMIntervenant.$G$6]" office:value-type="string" office:string-value="OPT" calcext:value-type="string">
            <text:p>OPT</text:p>
          </table:table-cell>
          <table:table-cell table:formula="of:=[$RMIntervenant.$H$6]" office:value-type="float" office:value="2016" calcext:value-type="float">
            <text:p>2016</text:p>
          </table:table-cell>
          <table:table-cell table:style-name="ce24" table:formula="of:=[$RMIntervenant.$I$6]" office:value-type="string" office:string-value="01" calcext:value-type="string">
            <text:p>01</text:p>
          </table:table-cell>
          <table:table-cell table:style-name="ce87" office:value-type="string" calcext:value-type="string">
            <text:p>01</text:p>
          </table:table-cell>
          <table:table-cell table:formula="of:=[$RMIntervenant.$K$6]" office:value-type="string" office:string-value="Grégory JOLLY" calcext:value-type="string">
            <text:p>Grégory JOLLY</text:p>
          </table:table-cell>
          <table:table-cell table:formula="of:=[$RMIntervenant.$L$6]" office:value-type="string" office:string-value="Jean" calcext:value-type="string">
            <text:p>Jean</text:p>
          </table:table-cell>
          <table:table-cell table:formula="of:=[$RMIntervenant.$M$6]" office:value-type="string" office:string-value="BONBEUR" calcext:value-type="string">
            <text:p>BONBEUR</text:p>
          </table:table-cell>
          <table:table-cell table:formula="of:=[.$N$2]" office:value-type="string" office:string-value="la réalisation d’un portail spatio-temporel" calcext:value-type="string">
            <text:p>la réalisation d’un portail spatio-temporel</text:p>
          </table:table-cell>
          <table:table-cell table:style-name="ce83" table:formula="of:=[$RMIntervenant.$O$6]" office:value-type="string" office:string-value="01" calcext:value-type="string">
            <text:p>01</text:p>
          </table:table-cell>
          <table:table-cell table:style-name="ce64" office:value-type="string" calcext:value-type="string">
            <text:p>surtout avec des champignons</text:p>
          </table:table-cell>
          <table:table-cell table:style-name="ce83" table:formula="of:=[$RMIntervenant.$Q$6]" office:value-type="string" office:string-value="01" calcext:value-type="string">
            <text:p>01</text:p>
          </table:table-cell>
          <table:table-cell table:style-name="ce83" table:formula="of:=[$RMIntervenant.$R$6]" office:value-type="string" office:string-value="01" calcext:value-type="string">
            <text:p>01</text:p>
          </table:table-cell>
          <table:table-cell table:style-name="ce29" table:formula="of:=[$RMIntervenant.$S$6]" office:value-type="date" office:date-value="2016-01-01" calcext:value-type="date">
            <text:p>01/01/16</text:p>
          </table:table-cell>
          <table:table-cell table:formula="of:=[$RMIntervenant.$T$6]" office:value-type="string" office:string-value="Jacky" calcext:value-type="string">
            <text:p>Jacky</text:p>
          </table:table-cell>
          <table:table-cell table:formula="of:=[$RMIntervenant.$U$6]" office:value-type="string" office:string-value="EMMICHEL" calcext:value-type="string">
            <text:p>EMMICHEL</text:p>
          </table:table-cell>
          <table:table-cell table:style-name="ce64" table:formula="of:=SUMIF([Phases.K$2:Phases.K$17]; &quot;=&quot;&amp;[.AA9]; [Phases.D$2:Phases.D$17])" office:value-type="float" office:value="10880" calcext:value-type="float">
            <text:p>10880</text:p>
          </table:table-cell>
          <table:table-cell table:style-name="ce98" table:formula="of:=[.AB9]*[.V9]" office:value-type="currency" office:currency="€ H.T." office:value="6528" calcext:value-type="currency">
            <text:p>6 528,00 € H.T.</text:p>
          </table:table-cell>
          <table:table-cell table:formula="of:=ORG.NUMBERTEXT.NUMBERTEXT([.W9];&quot;fr&quot;)" office:value-type="string" office:string-value="six mille cinq cent vingt-huit" calcext:value-type="string">
            <text:p>six mille cinq cent vingt-huit</text:p>
          </table:table-cell>
          <table:table-cell table:style-name="ce64" table:formula="of:=SUMIF([Phases.K$2:Phases.K$17]; &quot;=&quot;&amp;[.AA9]; [Phases.B$2:Phases.B$17])" office:value-type="float" office:value="32" calcext:value-type="float">
            <text:p>32</text:p>
          </table:table-cell>
          <table:table-cell table:formula="of:=ORG.NUMBERTEXT.NUMBERTEXT([.Y9];&quot;fr&quot;)" office:value-type="string" office:string-value="trente-deux" calcext:value-type="string">
            <text:p>trente-deux</text:p>
          </table:table-cell>
          <table:table-cell table:style-name="ce89" office:value-type="string" calcext:value-type="string">
            <text:p>SIMR</text:p>
          </table:table-cell>
          <table:table-cell office:value-type="float" office:value="0.6" calcext:value-type="float">
            <text:p>0,6</text:p>
          </table:table-cell>
          <table:table-cell table:formula="of:=[CE.Q$2]" office:value-type="float" office:value="3" calcext:value-type="float">
            <text:p>3</text:p>
          </table:table-cell>
          <table:table-cell table:formula="of:=[CE.R$2]" office:value-type="string" office:string-value="trois" calcext:value-type="string">
            <text:p>trois</text:p>
          </table:table-cell>
          <table:table-cell table:number-columns-repeated="986"/>
        </table:table-row>
        <table:table-row table:style-name="ro1" table:number-rows-repeated="5">
          <table:table-cell table:number-columns-repeated="1016"/>
        </table:table-row>
        <table:table-row table:style-name="ro1">
          <table:table-cell table:number-columns-repeated="2"/>
          <table:table-cell table:style-name="Default"/>
          <table:table-cell table:number-columns-repeated="1013"/>
        </table:table-row>
        <table:table-row table:style-name="ro1" table:number-rows-repeated="1048560">
          <table:table-cell table:number-columns-repeated="1016"/>
        </table:table-row>
        <table:table-row table:style-name="ro1">
          <table:table-cell table:number-columns-repeated="1016"/>
        </table:table-row>
      </table:table>
      <table:table table:name="PVR" table:style-name="ta1">
        <table:table-column table:style-name="co127" table:visibility="collapse" table:default-cell-style-name="Default"/>
        <table:table-column table:style-name="co114" table:visibility="collapse" table:default-cell-style-name="Default"/>
        <table:table-column table:style-name="co115" table:visibility="collapse" table:default-cell-style-name="Default"/>
        <table:table-column table:style-name="co128" table:default-cell-style-name="Default"/>
        <table:table-column table:style-name="co15" table:visibility="collapse" table:default-cell-style-name="Default"/>
        <table:table-column table:style-name="co101" table:visibility="collapse" table:default-cell-style-name="Default"/>
        <table:table-column table:style-name="co3" table:visibility="collapse" table:default-cell-style-name="Default"/>
        <table:table-column table:style-name="co125" table:visibility="collapse" table:default-cell-style-name="Default"/>
        <table:table-column table:style-name="co4" table:visibility="collapse" table:default-cell-style-name="Default"/>
        <table:table-column table:style-name="co116" table:visibility="collapse" table:default-cell-style-name="Default"/>
        <table:table-column table:style-name="co69" table:visibility="collapse" table:default-cell-style-name="Default"/>
        <table:table-column table:style-name="co129" table:visibility="collapse" table:default-cell-style-name="Default"/>
        <table:table-column table:style-name="co83" table:visibility="collapse" table:default-cell-style-name="Default"/>
        <table:table-column table:style-name="co130" table:default-cell-style-name="Default"/>
        <table:table-column table:style-name="co83" table:visibility="collapse" table:default-cell-style-name="Default"/>
        <table:table-column table:style-name="co131" table:default-cell-style-name="ce59"/>
        <table:table-column table:style-name="co109" table:default-cell-style-name="ce59"/>
        <table:table-column table:style-name="co132" table:default-cell-style-name="ce59"/>
        <table:table-column table:style-name="co1" table:visibility="collapse" table:default-cell-style-name="Default"/>
        <table:table-column table:style-name="co133" table:default-cell-style-name="Default"/>
        <table:table-row table:style-name="ro1">
          <table:table-cell table:style-name="ce28" table:formula="of:=[Global.C1]" office:value-type="string" office:string-value="REF_etude" calcext:value-type="string">
            <text:p>REF_etude</text:p>
          </table:table-cell>
          <table:table-cell table:style-name="ce28" office:value-type="string" calcext:value-type="string">
            <text:p>annee_etude</text:p>
          </table:table-cell>
          <table:table-cell table:style-name="ce28" office:value-type="string" calcext:value-type="string">
            <text:p>numero_etude</text:p>
          </table:table-cell>
          <table:table-cell table:style-name="ce1" office:value-type="string" calcext:value-type="string">
            <text:p>version</text:p>
          </table:table-cell>
          <table:table-cell table:style-name="ce23" office:value-type="string" calcext:value-type="string">
            <text:p>nom_president</text:p>
          </table:table-cell>
          <table:table-cell table:style-name="ce23" office:value-type="string" calcext:value-type="string">
            <text:p>societe_client</text:p>
          </table:table-cell>
          <table:table-cell table:style-name="ce23" office:value-type="string" calcext:value-type="string">
            <text:p>adresse_client</text:p>
          </table:table-cell>
          <table:table-cell table:style-name="ce23" office:value-type="string" calcext:value-type="string">
            <text:p>code_postal_client</text:p>
          </table:table-cell>
          <table:table-cell table:style-name="ce23" office:value-type="string" calcext:value-type="string">
            <text:p>nom_ville_client</text:p>
          </table:table-cell>
          <table:table-cell table:style-name="ce23" office:value-type="string" calcext:value-type="string">
            <text:p>prenom_client</text:p>
          </table:table-cell>
          <table:table-cell table:style-name="ce23" office:value-type="string" calcext:value-type="string">
            <text:p>nom_client</text:p>
          </table:table-cell>
          <table:table-cell table:style-name="ce23" office:value-type="string" calcext:value-type="string">
            <text:p>poste_client</text:p>
          </table:table-cell>
          <table:table-cell table:style-name="ce23" office:value-type="string" calcext:value-type="string">
            <text:p>version_pc</text:p>
          </table:table-cell>
          <table:table-cell table:style-name="ce1" office:value-type="string" calcext:value-type="string">
            <office:annotation office:display="true" draw:style-name="gr5" draw:text-style-name="P2" svg:width="97.74mm" svg:height="13.86mm" svg:x="51.65mm" svg:y="13.3mm" draw:caption-point-x="135.01mm" draw:caption-point-y="-13.2mm">
              <dc:date>2016-07-05T00:00:00</dc:date>
              <text:p text:style-name="P5"><text:span text:style-name="T1">Expliciter le nom du rendu.</text:span></text:p>
              <text:p text:style-name="P5"><text:span text:style-name="T1"/></text:p>
              <text:p text:style-name="P5"><text:span text:style-name="T1">Si plusieurs éléments, faire les autres </text:span><text:span text:style-name="T1">directement sur le .odt</text:span></text:p>
            </office:annotation>
            <text:p>premier_element</text:p>
          </table:table-cell>
          <table:table-cell table:style-name="ce28" office:value-type="string" calcext:value-type="string">
            <text:p>version_ce</text:p>
          </table:table-cell>
          <table:table-cell table:style-name="ce101" office:value-type="string" calcext:value-type="string">
            <text:p>date_rendu_annee</text:p>
          </table:table-cell>
          <table:table-cell table:style-name="ce101" office:value-type="string" calcext:value-type="string">
            <text:p>date_rendu_mois</text:p>
          </table:table-cell>
          <table:table-cell table:style-name="ce101" office:value-type="string" calcext:value-type="string">
            <text:p>date_rendu_jour</text:p>
          </table:table-cell>
          <table:table-cell table:style-name="ce28" office:value-type="string" calcext:value-type="string">
            <text:p>date_rendu</text:p>
          </table:table-cell>
          <table:table-cell/>
        </table:table-row>
        <table:table-row table:style-name="ro1">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87" office:value-type="string" calcext:value-type="string">
            <text:p>01</text:p>
          </table:table-cell>
          <table:table-cell table:style-name="ce8" table:formula="of:=[Global.M2]" office:value-type="string" office:string-value="Grégory JOLLY" calcext:value-type="string">
            <text:p>Grégory JOLLY</text:p>
          </table:table-cell>
          <table:table-cell table:style-name="ce8" table:formula="of:=[Global.F2]" office:value-type="string" office:string-value="Google Inc." calcext:value-type="string">
            <text:p>Google Inc.</text:p>
          </table:table-cell>
          <table:table-cell table:style-name="ce8" table:formula="of:=[Global.G2]" office:value-type="string" office:string-value="1, rue de la Raie" calcext:value-type="string">
            <text:p>1, rue de la Raie</text:p>
          </table:table-cell>
          <table:table-cell table:style-name="ce8" table:formula="of:=[Global.H2]" office:value-type="string" office:string-value="06400" calcext:value-type="string">
            <text:p>06400</text:p>
          </table:table-cell>
          <table:table-cell table:style-name="ce8" table:formula="of:=[Global.I2]" office:value-type="string" office:string-value="Montcuq" calcext:value-type="string">
            <text:p>Montcuq</text:p>
          </table:table-cell>
          <table:table-cell table:style-name="ce8" table:formula="of:=[Global.B2]" office:value-type="string" office:string-value="Jean" calcext:value-type="string">
            <text:p>Jean</text:p>
          </table:table-cell>
          <table:table-cell table:style-name="ce8" table:formula="of:=[Global.A2]" office:value-type="string" office:string-value="BONBEUR" calcext:value-type="string">
            <text:p>BONBEUR</text:p>
          </table:table-cell>
          <table:table-cell table:style-name="ce8" table:formula="of:=[Global.J2]" office:value-type="string" office:string-value="Responsable" calcext:value-type="string">
            <text:p>Responsable</text:p>
          </table:table-cell>
          <table:table-cell table:style-name="ce8" table:formula="of:=[PC.G2]" office:value-type="string" office:string-value="01" calcext:value-type="string">
            <text:p>01</text:p>
          </table:table-cell>
          <table:table-cell table:style-name="ce64" office:value-type="string" calcext:value-type="string">
            <text:p>un site Web </text:p>
          </table:table-cell>
          <table:table-cell table:style-name="ce8" table:formula="of:=[CE.I2]" office:value-type="string" office:string-value="01" calcext:value-type="string">
            <text:p>01</text:p>
          </table:table-cell>
          <table:table-cell table:style-name="ce89" office:value-type="string" calcext:value-type="string">
            <text:p>2016</text:p>
          </table:table-cell>
          <table:table-cell table:style-name="ce89" office:value-type="string" calcext:value-type="string">
            <text:p>01</text:p>
          </table:table-cell>
          <table:table-cell table:style-name="ce89" office:value-type="string" calcext:value-type="string">
            <text:p>02</text:p>
          </table:table-cell>
          <table:table-cell table:style-name="ce29" table:formula="of:=DATE([.P2];[.Q2];[.R2])" office:value-type="date" office:date-value="2016-01-02" calcext:value-type="date">
            <text:p>02/01/16</text:p>
          </table:table-cell>
          <table:table-cell/>
        </table:table-row>
        <table:table-row table:style-name="ro1" table:number-rows-repeated="1048573">
          <table:table-cell table:number-columns-repeated="20"/>
        </table:table-row>
        <table:table-row table:style-name="ro1">
          <table:table-cell table:number-columns-repeated="20"/>
        </table:table-row>
      </table:table>
      <table:table table:name="RP" table:style-name="ta1">
        <table:shapes>
          <draw:frame draw:z-index="1" draw:style-name="gr23" draw:text-style-name="P6" svg:width="73.99mm" svg:height="32.41mm" svg:x="17.85mm" svg:y="60.07mm">
            <draw:text-box>
              <text:p><text:span text:style-name="T7">Vous pouvez générer le fichier .odt en remplissant cette feuille avec les variables correspondantes (cf. Wiki) et le faire passer à votre (vos) intervenant(s) pour lui (leur) enlever un peu de travail si cela vous chante, ou les laisser trimer si vous êtes un peu sadique.</text:span></text:p>
            </draw:text-box>
          </draw:frame>
        </table:shapes>
        <table:table-column table:style-name="co127" table:visibility="collapse" table:default-cell-style-name="ce14"/>
        <table:table-column table:style-name="co114" table:visibility="collapse" table:default-cell-style-name="ce14"/>
        <table:table-column table:style-name="co115" table:visibility="collapse" table:default-cell-style-name="ce14"/>
        <table:table-column table:style-name="co92" table:visibility="collapse" table:default-cell-style-name="ce14"/>
        <table:table-column table:style-name="co25" table:visibility="collapse" table:default-cell-style-name="ce14"/>
        <table:table-column table:style-name="co134" table:default-cell-style-name="ce6"/>
        <table:table-column table:style-name="co134" table:visibility="collapse" table:default-cell-style-name="ce14"/>
        <table:table-column table:style-name="co41" table:visibility="collapse" table:default-cell-style-name="ce103"/>
        <table:table-column table:style-name="co116" table:visibility="collapse" table:default-cell-style-name="ce14"/>
        <table:table-column table:style-name="co135" table:visibility="collapse" table:default-cell-style-name="ce14"/>
        <table:table-column table:style-name="co136" table:default-cell-style-name="ce1"/>
        <table:table-column table:style-name="co137" table:visibility="collapse" table:default-cell-style-name="ce14"/>
        <table:table-column table:style-name="co123" table:visibility="collapse" table:default-cell-style-name="ce14"/>
        <table:table-column table:style-name="co23" table:visibility="collapse" table:default-cell-style-name="ce14"/>
        <table:table-column table:style-name="co41" table:visibility="collapse" table:default-cell-style-name="ce14"/>
        <table:table-row table:style-name="ro2">
          <table:table-cell table:formula="of:=[Global.C1]" office:value-type="string" office:string-value="REF_etude"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prenom_chaff</text:p>
          </table:table-cell>
          <table:table-cell office:value-type="string" calcext:value-type="string">
            <text:p>NOM_chaff</text:p>
          </table:table-cell>
          <table:table-cell office:value-type="string" calcext:value-type="string">
            <text:p>nb_intervenants</text:p>
          </table:table-cell>
          <table:table-cell office:value-type="string" calcext:value-type="string">
            <text:p>intervenants</text:p>
          </table:table-cell>
          <table:table-cell office:value-type="string" calcext:value-type="string">
            <text:p>date</text:p>
          </table:table-cell>
          <table:table-cell office:value-type="string" calcext:value-type="string">
            <text:p>prenom_client</text:p>
          </table:table-cell>
          <table:table-cell office:value-type="string" calcext:value-type="string">
            <text:p>NOM_client</text:p>
          </table:table-cell>
          <table:table-cell office:value-type="string" calcext:value-type="string">
            <office:annotation office:display="true" draw:style-name="gr5" draw:text-style-name="P2" svg:width="27.55mm" svg:height="13.86mm" svg:x="50.95mm" svg:y="29.37mm" draw:caption-point-x="58.13mm" draw:caption-point-y="-29.27mm">
              <dc:date>2016-07-05T00:00:00</dc:date>
              <text:p text:style-name="P5"><text:span text:style-name="T1">S'intègre après « Il s'agit de réaliser ».</text:span></text:p>
            </office:annotation>
            <text:p>produit</text:p>
          </table:table-cell>
          <table:table-cell office:value-type="string" calcext:value-type="string">
            <text:p>nbr_jeh</text:p>
          </table:table-cell>
          <table:table-cell office:value-type="string" calcext:value-type="string">
            <text:p>nbr_jeh_lettres</text:p>
          </table:table-cell>
          <table:table-cell office:value-type="string" calcext:value-type="string">
            <text:p>date_debut</text:p>
          </table:table-cell>
          <table:table-cell office:value-type="string" calcext:value-type="string">
            <text:p>date_fin</text:p>
          </table:table-cell>
        </table:table-row>
        <table:table-row table:style-name="ro2">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8" table:formula="of:=[RMChaff.A2]" office:value-type="string" office:string-value="Jacky" calcext:value-type="string">
            <text:p>Jacky</text:p>
          </table:table-cell>
          <table:table-cell table:style-name="ce8" table:formula="of:=[RMChaff.B2]" office:value-type="string" office:string-value="EMMICHEL" calcext:value-type="string">
            <text:p>EMMICHEL</text:p>
          </table:table-cell>
          <table:table-cell table:style-name="ce8" office:value-type="float" office:value="1" calcext:value-type="float">
            <text:p>1</text:p>
          </table:table-cell>
          <table:table-cell table:style-name="ce102" table:formula="of:=INDIRECT(&quot;RMIntervenant.C&quot; &amp; ([.F2] + 1))" office:value-type="string" office:string-value="Richie SIM" calcext:value-type="string">
            <text:p>Richie SIM</text:p>
          </table:table-cell>
          <table:table-cell table:style-name="ce29" table:formula="of:=[PVR.S2]" office:value-type="date" office:date-value="2016-01-02" calcext:value-type="date">
            <text:p>02/01/16</text:p>
          </table:table-cell>
          <table:table-cell table:style-name="ce8" table:formula="of:=[Global.B2]" office:value-type="string" office:string-value="Jean" calcext:value-type="string">
            <text:p>Jean</text:p>
          </table:table-cell>
          <table:table-cell table:style-name="ce8" table:formula="of:=[Global.A2]" office:value-type="string" office:string-value="BONBEUR" calcext:value-type="string">
            <text:p>BONBEUR</text:p>
          </table:table-cell>
          <table:table-cell table:style-name="ce64" office:value-type="string" calcext:value-type="string">
            <text:p>un portail spatio-temporel</text:p>
          </table:table-cell>
          <table:table-cell table:style-name="ce8" table:formula="of:=[Phases.B20]" office:value-type="float" office:value="35" calcext:value-type="float">
            <text:p>35</text:p>
          </table:table-cell>
          <table:table-cell table:style-name="ce8" table:formula="of:=ORG.NUMBERTEXT.NUMBERTEXT([Phases.B20];&quot;fr&quot;)" office:value-type="string" office:string-value="trente-cinq" calcext:value-type="string">
            <text:p>trente-cinq</text:p>
          </table:table-cell>
          <table:table-cell table:style-name="ce29" table:formula="of:=[CE.P2]" office:value-type="date" office:date-value="2016-01-01" calcext:value-type="date">
            <text:p>01/01/16</text:p>
          </table:table-cell>
          <table:table-cell table:style-name="ce29" table:formula="of:=[PVR.S2]" office:value-type="date" office:date-value="2016-01-02" calcext:value-type="date">
            <text:p>02/01/16</text:p>
          </table:table-cell>
        </table:table-row>
      </table:table>
      <table:table table:name="AC" table:style-name="ta1">
        <table:table-column table:style-name="co127" table:visibility="collapse" table:default-cell-style-name="ce28"/>
        <table:table-column table:style-name="co114" table:visibility="collapse" table:default-cell-style-name="ce28"/>
        <table:table-column table:style-name="co115" table:visibility="collapse" table:default-cell-style-name="ce28"/>
        <table:table-column table:style-name="co128" table:default-cell-style-name="ce1"/>
        <table:table-column table:style-name="co15" table:visibility="collapse" table:default-cell-style-name="ce28"/>
        <table:table-column table:style-name="co101" table:visibility="collapse" table:default-cell-style-name="ce28"/>
        <table:table-column table:style-name="co3" table:visibility="collapse" table:default-cell-style-name="ce28"/>
        <table:table-column table:style-name="co125" table:visibility="collapse" table:default-cell-style-name="ce28"/>
        <table:table-column table:style-name="co4" table:visibility="collapse" table:default-cell-style-name="ce28"/>
        <table:table-column table:style-name="co116" table:visibility="collapse" table:default-cell-style-name="ce28"/>
        <table:table-column table:style-name="co135" table:visibility="collapse" table:default-cell-style-name="ce28"/>
        <table:table-column table:style-name="co129" table:visibility="collapse" table:default-cell-style-name="ce28"/>
        <table:table-column table:style-name="co138" table:default-cell-style-name="ce95"/>
        <table:table-column table:style-name="co139" table:default-cell-style-name="ce95"/>
        <table:table-column table:style-name="co140" table:default-cell-style-name="ce95"/>
        <table:table-column table:style-name="co141" table:visibility="collapse" table:default-cell-style-name="ce28"/>
        <table:table-column table:style-name="co127" table:default-cell-style-name="ce1"/>
        <table:table-column table:style-name="co24" table:default-cell-style-name="ce1"/>
        <table:table-column table:style-name="co142" table:default-cell-style-name="ce1"/>
        <table:table-column table:style-name="co41" table:visibility="collapse" table:default-cell-style-name="ce28"/>
        <table:table-row table:style-name="ro1">
          <table:table-cell table:formula="of:=[Global.C1]" office:value-type="string" office:string-value="REF_etude"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version</text:p>
          </table:table-cell>
          <table:table-cell office:value-type="string" calcext:value-type="string">
            <text:p>nom_president</text:p>
          </table:table-cell>
          <table:table-cell office:value-type="string" calcext:value-type="string">
            <text:p>societe_client</text:p>
          </table:table-cell>
          <table:table-cell office:value-type="string" calcext:value-type="string">
            <text:p>adresse_client</text:p>
          </table:table-cell>
          <table:table-cell office:value-type="string" calcext:value-type="string">
            <text:p>code_postal_client</text:p>
          </table:table-cell>
          <table:table-cell office:value-type="string" calcext:value-type="string">
            <text:p>nom_ville_client</text:p>
          </table:table-cell>
          <table:table-cell office:value-type="string" calcext:value-type="string">
            <text:p>prenom_client</text:p>
          </table:table-cell>
          <table:table-cell office:value-type="string" calcext:value-type="string">
            <text:p>NOM_client</text:p>
          </table:table-cell>
          <table:table-cell office:value-type="string" calcext:value-type="string">
            <text:p>poste_client</text:p>
          </table:table-cell>
          <table:table-cell office:value-type="string" calcext:value-type="string">
            <text:p>date_annee_premier_contact</text:p>
          </table:table-cell>
          <table:table-cell office:value-type="string" calcext:value-type="string">
            <text:p>date_mois_premier_contact</text:p>
          </table:table-cell>
          <table:table-cell office:value-type="string" calcext:value-type="string">
            <text:p>date_jour_premier_contact</text:p>
          </table:table-cell>
          <table:table-cell office:value-type="string" calcext:value-type="string">
            <text:p>date_premier_contact</text:p>
          </table:table-cell>
          <table:table-cell office:value-type="string" calcext:value-type="string">
            <text:p>date_annee</text:p>
          </table:table-cell>
          <table:table-cell office:value-type="string" calcext:value-type="string">
            <text:p>date_mois</text:p>
          </table:table-cell>
          <table:table-cell office:value-type="string" calcext:value-type="string">
            <text:p>date_jour</text:p>
          </table:table-cell>
          <table:table-cell office:value-type="string" calcext:value-type="string">
            <text:p>date</text:p>
          </table:table-cell>
        </table:table-row>
        <table:table-row table:style-name="ro1">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87" office:value-type="string" calcext:value-type="string">
            <text:p>01</text:p>
          </table:table-cell>
          <table:table-cell table:style-name="ce8" table:formula="of:=[Global.M2]" office:value-type="string" office:string-value="Grégory JOLLY" calcext:value-type="string">
            <text:p>Grégory JOLLY</text:p>
          </table:table-cell>
          <table:table-cell table:style-name="ce8" table:formula="of:=[Global.F2]" office:value-type="string" office:string-value="Google Inc." calcext:value-type="string">
            <text:p>Google Inc.</text:p>
          </table:table-cell>
          <table:table-cell table:style-name="ce8" table:formula="of:=[Global.G2]" office:value-type="string" office:string-value="1, rue de la Raie" calcext:value-type="string">
            <text:p>1, rue de la Raie</text:p>
          </table:table-cell>
          <table:table-cell table:style-name="ce8" table:formula="of:=[Global.H2]" office:value-type="string" office:string-value="06400" calcext:value-type="string">
            <text:p>06400</text:p>
          </table:table-cell>
          <table:table-cell table:style-name="ce8" table:formula="of:=[Global.I2]" office:value-type="string" office:string-value="Montcuq" calcext:value-type="string">
            <text:p>Montcuq</text:p>
          </table:table-cell>
          <table:table-cell table:style-name="ce8" table:formula="of:=[Global.B2]" office:value-type="string" office:string-value="Jean" calcext:value-type="string">
            <text:p>Jean</text:p>
          </table:table-cell>
          <table:table-cell table:style-name="ce8" table:formula="of:=[Global.A2]" office:value-type="string" office:string-value="BONBEUR" calcext:value-type="string">
            <text:p>BONBEUR</text:p>
          </table:table-cell>
          <table:table-cell table:style-name="ce8" table:formula="of:=[Global.J2]" office:value-type="string" office:string-value="Responsable" calcext:value-type="string">
            <text:p>Responsable</text:p>
          </table:table-cell>
          <table:table-cell table:style-name="ce64" office:value-type="float" office:value="2015" calcext:value-type="float">
            <text:p>2015</text:p>
          </table:table-cell>
          <table:table-cell table:style-name="ce89" office:value-type="string" calcext:value-type="string">
            <text:p>12</text:p>
          </table:table-cell>
          <table:table-cell table:style-name="ce89" office:value-type="string" calcext:value-type="string">
            <text:p>31</text:p>
          </table:table-cell>
          <table:table-cell table:style-name="ce29" table:formula="of:=DATE([.M2];[.N2];[.O2])" office:value-type="date" office:date-value="2015-12-31" calcext:value-type="date">
            <text:p>31/12/15</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Q2];[.R2];[.S2])" office:value-type="date" office:date-value="2016-01-01" calcext:value-type="date">
            <text:p>01/01/16</text:p>
          </table:table-cell>
        </table:table-row>
      </table:table>
      <table:table table:name="EC" table:style-name="ta1">
        <table:shapes>
          <draw:frame draw:z-index="0" draw:style-name="gr24" draw:text-style-name="P15" svg:width="128.55mm" svg:height="41.29mm" svg:x="9.74mm" svg:y="74.39mm">
            <draw:text-box>
              <text:p text:style-name="P5"><text:span text:style-name="T20">Une ligne = un rendu</text:span><text:span text:style-name="T21"> (sur le même PDF lors de l’exportation)</text:span></text:p>
              <text:p text:style-name="P5"><text:span text:style-name="T21"><text:line-break/></text:span><text:span text:style-name="T21">Un EC concerne toute personne susceptible d’avoir accès à tout ou partie de l’étude en cours (très souvent Prez’, DC, Qualiteux, Chaff, Intervenant(s)).</text:span></text:p>
              <text:p text:style-name="P5"><text:span text:style-name="T21"/></text:p>
              <text:p text:style-name="P5"><text:span text:style-name="T21">N’oubliez pas de supprimer les lignes inutiles avant de générer vos documents (clic-droit sur les numéros de lignes inutiles puis </text:span><text:span text:style-name="T22">Supprimer les lignes</text:span><text:span text:style-name="T21">).</text:span></text:p>
            </draw:text-box>
          </draw:frame>
        </table:shapes>
        <table:table-column table:style-name="co48" table:default-cell-style-name="ce24"/>
        <table:table-column table:style-name="co127" table:visibility="collapse" table:default-cell-style-name="ce8"/>
        <table:table-column table:style-name="co1" table:visibility="collapse" table:default-cell-style-name="ce8"/>
        <table:table-column table:style-name="co115" table:visibility="collapse" table:default-cell-style-name="ce8"/>
        <table:table-column table:style-name="co10" table:default-cell-style-name="ce8"/>
        <table:table-column table:style-name="co143" table:default-cell-style-name="ce8"/>
        <table:table-column table:style-name="co144" table:default-cell-style-name="ce24"/>
        <table:table-column table:style-name="co145" table:default-cell-style-name="ce8"/>
        <table:table-column table:style-name="co116" table:visibility="collapse" table:default-cell-style-name="ce8"/>
        <table:table-column table:style-name="co135" table:visibility="collapse" table:default-cell-style-name="ce8"/>
        <table:table-column table:style-name="co146" table:visibility="collapse" table:default-cell-style-name="ce8"/>
        <table:table-column table:style-name="co22" table:default-cell-style-name="ce24"/>
        <table:table-column table:style-name="co23" table:default-cell-style-name="ce24"/>
        <table:table-column table:style-name="co24" table:default-cell-style-name="ce24"/>
        <table:table-column table:style-name="co41" table:default-cell-style-name="Default"/>
        <table:table-column table:style-name="co1" table:number-columns-repeated="2" table:default-cell-style-name="Default"/>
        <table:table-row table:style-name="ro1">
          <table:table-cell table:style-name="ce92" office:value-type="string" calcext:value-type="string">
            <text:p>version</text:p>
          </table:table-cell>
          <table:table-cell table:style-name="ce28" table:formula="of:=[Global.C1]" office:value-type="string" office:string-value="REF_etude" calcext:value-type="string">
            <text:p>REF_etude</text:p>
          </table:table-cell>
          <table:table-cell table:style-name="ce28" office:value-type="string" calcext:value-type="string">
            <text:p>annee_etude</text:p>
          </table:table-cell>
          <table:table-cell table:style-name="ce28" office:value-type="string" calcext:value-type="string">
            <text:p>numero_etude</text:p>
          </table:table-cell>
          <table:table-cell table:style-name="ce1" office:value-type="string" calcext:value-type="string">
            <text:p>prenom_signataire</text:p>
          </table:table-cell>
          <table:table-cell table:style-name="ce1" office:value-type="string" calcext:value-type="string">
            <text:p>NOM_signataire</text:p>
          </table:table-cell>
          <table:table-cell table:style-name="ce92" office:value-type="string" calcext:value-type="string">
            <text:p>poste_signataire</text:p>
          </table:table-cell>
          <table:table-cell table:style-name="ce1" office:value-type="string" calcext:value-type="string">
            <text:p>LOGIN_signataire</text:p>
          </table:table-cell>
          <table:table-cell table:style-name="ce28" office:value-type="string" calcext:value-type="string">
            <text:p>prenom_client</text:p>
          </table:table-cell>
          <table:table-cell table:style-name="ce28" office:value-type="string" calcext:value-type="string">
            <text:p>NOM_client</text:p>
          </table:table-cell>
          <table:table-cell table:style-name="ce28" office:value-type="string" calcext:value-type="string">
            <text:p>date</text:p>
          </table:table-cell>
          <table:table-cell table:style-name="ce92" table:number-columns-repeated="3"/>
          <table:table-cell table:style-name="ce8"/>
          <table:table-cell table:number-columns-repeated="2"/>
        </table:table-row>
        <table:table-row table:style-name="ro1">
          <table:table-cell table:style-name="ce104"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5" office:value-type="string" calcext:value-type="string">
            <text:p>Grégory</text:p>
          </table:table-cell>
          <table:table-cell table:style-name="ce105" office:value-type="string" calcext:value-type="string">
            <text:p>JOLLY</text:p>
          </table:table-cell>
          <table:table-cell table:style-name="ce104" office:value-type="string" calcext:value-type="string">
            <text:p>Président</text:p>
          </table:table-cell>
          <table:table-cell table:style-name="ce105" office:value-type="string" calcext:value-type="string">
            <text:p>JOLLYG</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table-cell table:style-name="ce107" table:number-columns-repeated="2"/>
          <table:table-cell table:style-name="ce8"/>
          <table:table-cell table:number-columns-repeated="2"/>
        </table:table-row>
        <table:table-row table:style-name="ro1">
          <table:table-cell table:style-name="ce104"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5" office:value-type="string" calcext:value-type="string">
            <text:p>Sélim</text:p>
          </table:table-cell>
          <table:table-cell table:style-name="ce105" office:value-type="string" calcext:value-type="string">
            <text:p>CHRAIBI</text:p>
          </table:table-cell>
          <table:table-cell table:style-name="ce104" office:value-type="string" calcext:value-type="string">
            <text:p>Directeur Commercial</text:p>
          </table:table-cell>
          <table:table-cell table:style-name="ce105" office:value-type="string" calcext:value-type="string">
            <text:p>CHRAIBIS</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table-cell table:style-name="ce107" table:number-columns-repeated="2"/>
          <table:table-cell table:style-name="ce8"/>
          <table:table-cell table:number-columns-repeated="2"/>
        </table:table-row>
        <table:table-row table:style-name="ro1">
          <table:table-cell table:style-name="ce87"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64" office:value-type="string" calcext:value-type="string">
            <text:p>Veronica</text:p>
          </table:table-cell>
          <table:table-cell table:style-name="ce64" office:value-type="string" calcext:value-type="string">
            <text:p>LITEY</text:p>
          </table:table-cell>
          <table:table-cell table:style-name="ce87" office:value-type="string" calcext:value-type="string">
            <text:p>Responsable Qualité</text:p>
          </table:table-cell>
          <table:table-cell table:style-name="ce64" office:value-type="string" calcext:value-type="string">
            <text:p>LITEYV</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number-columns-repeated="3"/>
        </table:table-row>
        <table:table-row table:style-name="ro1">
          <table:table-cell table:style-name="ce87"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6" table:formula="of:=[RMChaff.A2]" office:value-type="string" office:string-value="Jacky" calcext:value-type="string">
            <text:p>Jacky</text:p>
          </table:table-cell>
          <table:table-cell table:style-name="ce106" table:formula="of:=[RMChaff.B2]" office:value-type="string" office:string-value="EMMICHEL" calcext:value-type="string">
            <text:p>EMMICHEL</text:p>
          </table:table-cell>
          <table:table-cell table:style-name="ce87" office:value-type="string" calcext:value-type="string">
            <text:p>Chargé d’Affaires</text:p>
          </table:table-cell>
          <table:table-cell table:style-name="ce106" table:formula="of:=[RMChaff.R2]" office:value-type="string" office:string-value="EMMICHEJ" calcext:value-type="string">
            <text:p>EMMICHEJ</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table-cell table:style-name="ce24"/>
          <table:table-cell table:style-name="ce8"/>
        </table:table-row>
        <table:table-row table:style-name="ro1">
          <table:table-cell table:style-name="ce87"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6" table:formula="of:=[RMIntervenant.A2]" office:value-type="string" office:string-value="Richie" calcext:value-type="string">
            <text:p>Richie</text:p>
          </table:table-cell>
          <table:table-cell table:style-name="ce106" table:formula="of:=[RMIntervenant.B2]" office:value-type="string" office:string-value="SIM" calcext:value-type="string">
            <text:p>SIM</text:p>
          </table:table-cell>
          <table:table-cell table:style-name="ce87" office:value-type="string" calcext:value-type="string">
            <text:p>Intervenant</text:p>
          </table:table-cell>
          <table:table-cell table:style-name="ce106" table:formula="of:=[RMIntervenant.AA2]" office:value-type="string" office:string-value="SIMR" calcext:value-type="string">
            <text:p>SIMR</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number-columns-repeated="3"/>
        </table:table-row>
        <table:table-row table:style-name="ro1">
          <table:table-cell table:style-name="ce87"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6" table:formula="of:=[RMIntervenant.A3]" office:value-type="string" office:string-value="Richie" calcext:value-type="string">
            <text:p>Richie</text:p>
          </table:table-cell>
          <table:table-cell table:style-name="ce106" table:formula="of:=[RMIntervenant.B3]" office:value-type="string" office:string-value="SIM" calcext:value-type="string">
            <text:p>SIM</text:p>
          </table:table-cell>
          <table:table-cell table:style-name="ce87" office:value-type="string" calcext:value-type="string">
            <text:p>Intervenant</text:p>
          </table:table-cell>
          <table:table-cell table:style-name="ce106" table:formula="of:=[RMIntervenant.AA3]" office:value-type="string" office:string-value="SIMR" calcext:value-type="string">
            <text:p>SIMR</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number-columns-repeated="3"/>
        </table:table-row>
        <table:table-row table:style-name="ro1">
          <table:table-cell table:style-name="ce87"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6" table:formula="of:=[RMIntervenant.A4]" office:value-type="string" office:string-value="Richie" calcext:value-type="string">
            <text:p>Richie</text:p>
          </table:table-cell>
          <table:table-cell table:style-name="ce106" table:formula="of:=[RMIntervenant.B4]" office:value-type="string" office:string-value="SIM" calcext:value-type="string">
            <text:p>SIM</text:p>
          </table:table-cell>
          <table:table-cell table:style-name="ce87" office:value-type="string" calcext:value-type="string">
            <text:p>Intervenant</text:p>
          </table:table-cell>
          <table:table-cell table:style-name="ce106" table:formula="of:=[RMIntervenant.AA4]" office:value-type="string" office:string-value="SIMR" calcext:value-type="string">
            <text:p>SIMR</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number-columns-repeated="3"/>
        </table:table-row>
        <table:table-row table:style-name="ro1">
          <table:table-cell table:style-name="ce87"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6" table:formula="of:=[RMIntervenant.A5]" office:value-type="string" office:string-value="Richie" calcext:value-type="string">
            <text:p>Richie</text:p>
          </table:table-cell>
          <table:table-cell table:style-name="ce106" table:formula="of:=[RMIntervenant.B5]" office:value-type="string" office:string-value="SIM" calcext:value-type="string">
            <text:p>SIM</text:p>
          </table:table-cell>
          <table:table-cell table:style-name="ce87" office:value-type="string" calcext:value-type="string">
            <text:p>Intervenant</text:p>
          </table:table-cell>
          <table:table-cell table:style-name="ce106" table:formula="of:=[RMIntervenant.AA5]" office:value-type="string" office:string-value="SIMR" calcext:value-type="string">
            <text:p>SIMR</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number-columns-repeated="3"/>
        </table:table-row>
        <table:table-row table:style-name="ro1">
          <table:table-cell table:style-name="ce87"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6" table:formula="of:=[RMIntervenant.A6]" office:value-type="string" office:string-value="Richie" calcext:value-type="string">
            <text:p>Richie</text:p>
          </table:table-cell>
          <table:table-cell table:style-name="ce106" table:formula="of:=[RMIntervenant.B6]" office:value-type="string" office:string-value="SIM" calcext:value-type="string">
            <text:p>SIM</text:p>
          </table:table-cell>
          <table:table-cell table:style-name="ce87" office:value-type="string" calcext:value-type="string">
            <text:p>Intervenant</text:p>
          </table:table-cell>
          <table:table-cell table:style-name="ce106" table:formula="of:=[RMIntervenant.AA6]" office:value-type="string" office:string-value="SIMR" calcext:value-type="string">
            <text:p>SIMR</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number-columns-repeated="3"/>
        </table:table-row>
        <table:table-row table:style-name="ro1">
          <table:table-cell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6" table:formula="of:=[RMIntervenant.A7]" office:value-type="string" office:string-value="Richie" calcext:value-type="string">
            <text:p>Richie</text:p>
          </table:table-cell>
          <table:table-cell table:style-name="ce106" table:formula="of:=[RMIntervenant.B7]" office:value-type="string" office:string-value="SIM" calcext:value-type="string">
            <text:p>SIM</text:p>
          </table:table-cell>
          <table:table-cell office:value-type="string" calcext:value-type="string">
            <text:p>Intervenant</text:p>
          </table:table-cell>
          <table:table-cell table:style-name="ce106" table:formula="of:=[RMIntervenant.AA7]" office:value-type="string" office:string-value="SIMR" calcext:value-type="string">
            <text:p>SIMR</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number-columns-repeated="3"/>
        </table:table-row>
        <table:table-row table:style-name="ro1">
          <table:table-cell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6" table:formula="of:=[RMIntervenant.A8]" office:value-type="string" office:string-value="Richie" calcext:value-type="string">
            <text:p>Richie</text:p>
          </table:table-cell>
          <table:table-cell table:style-name="ce106" table:formula="of:=[RMIntervenant.B8]" office:value-type="string" office:string-value="SIM" calcext:value-type="string">
            <text:p>SIM</text:p>
          </table:table-cell>
          <table:table-cell office:value-type="string" calcext:value-type="string">
            <text:p>Intervenant</text:p>
          </table:table-cell>
          <table:table-cell table:style-name="ce106" table:formula="of:=[RMIntervenant.AA8]" office:value-type="string" office:string-value="SIMR" calcext:value-type="string">
            <text:p>SIMR</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number-columns-repeated="3"/>
        </table:table-row>
        <table:table-row table:style-name="ro1">
          <table:table-cell office:value-type="string" calcext:value-type="string">
            <text:p>01</text:p>
          </table:table-cell>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106" table:formula="of:=[RMIntervenant.A9]" office:value-type="string" office:string-value="Richie" calcext:value-type="string">
            <text:p>Richie</text:p>
          </table:table-cell>
          <table:table-cell table:style-name="ce106" table:formula="of:=[RMIntervenant.B9]" office:value-type="string" office:string-value="SIM" calcext:value-type="string">
            <text:p>SIM</text:p>
          </table:table-cell>
          <table:table-cell office:value-type="string" calcext:value-type="string">
            <text:p>Intervenant</text:p>
          </table:table-cell>
          <table:table-cell table:style-name="ce106" table:formula="of:=[RMIntervenant.AA9]" office:value-type="string" office:string-value="SIMR" calcext:value-type="string">
            <text:p>SIMR</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style-name="ce29" table:formula="of:=[AC.$T$2]" office:value-type="date" office:date-value="2016-01-01" calcext:value-type="date">
            <text:p>01/01/16</text:p>
          </table:table-cell>
          <table:table-cell table:style-name="ce89" table:number-columns-repeated="3"/>
          <table:table-cell table:number-columns-repeated="3"/>
        </table:table-row>
        <table:table-row table:style-name="ro1" table:number-rows-repeated="1048562">
          <table:table-cell table:number-columns-repeated="17"/>
        </table:table-row>
        <table:table-row table:style-name="ro1">
          <table:table-cell table:number-columns-repeated="17"/>
        </table:table-row>
      </table:table>
      <table:table table:name="PVRI" table:style-name="ta1">
        <table:table-column table:style-name="co147" table:visibility="collapse" table:default-cell-style-name="ce8"/>
        <table:table-column table:style-name="co148" table:visibility="collapse" table:default-cell-style-name="ce8"/>
        <table:table-column table:style-name="co149" table:visibility="collapse" table:default-cell-style-name="ce8"/>
        <table:table-column table:style-name="co150" table:default-cell-style-name="ce24"/>
        <table:table-column table:style-name="co151" table:visibility="collapse" table:default-cell-style-name="ce8"/>
        <table:table-column table:style-name="co152" table:visibility="collapse" table:default-cell-style-name="ce8"/>
        <table:table-column table:style-name="co153" table:visibility="collapse" table:default-cell-style-name="ce8"/>
        <table:table-column table:style-name="co154" table:visibility="collapse" table:default-cell-style-name="ce8"/>
        <table:table-column table:style-name="co155" table:visibility="collapse" table:default-cell-style-name="ce8"/>
        <table:table-column table:style-name="co156" table:visibility="collapse" table:default-cell-style-name="ce8"/>
        <table:table-column table:style-name="co146" table:visibility="collapse" table:default-cell-style-name="ce8"/>
        <table:table-column table:style-name="co157" table:visibility="collapse" table:default-cell-style-name="ce8"/>
        <table:table-column table:style-name="co83" table:visibility="collapse" table:default-cell-style-name="ce8"/>
        <table:table-column table:style-name="co158" table:default-cell-style-name="ce24"/>
        <table:table-column table:style-name="co159" table:default-cell-style-name="ce24"/>
        <table:table-column table:style-name="co160" table:default-cell-style-name="ce24"/>
        <table:table-column table:style-name="co161" table:default-cell-style-name="ce24"/>
        <table:table-column table:style-name="co146" table:visibility="collapse" table:default-cell-style-name="ce8"/>
        <table:table-column table:style-name="co1" table:number-columns-repeated="1005" table:default-cell-style-name="ce8"/>
        <table:table-row table:style-name="ro1">
          <table:table-cell table:style-name="ce28" table:formula="of:=[Global.C1]" office:value-type="string" office:string-value="REF_etude" calcext:value-type="string">
            <text:p>REF_etude</text:p>
          </table:table-cell>
          <table:table-cell table:style-name="ce28" office:value-type="string" calcext:value-type="string">
            <text:p>annee_etude</text:p>
          </table:table-cell>
          <table:table-cell table:style-name="ce28" office:value-type="string" calcext:value-type="string">
            <text:p>numero_etude</text:p>
          </table:table-cell>
          <table:table-cell table:style-name="ce92" office:value-type="string" calcext:value-type="string">
            <text:p>version</text:p>
          </table:table-cell>
          <table:table-cell table:style-name="ce23" office:value-type="string" calcext:value-type="string">
            <text:p>nom_president</text:p>
          </table:table-cell>
          <table:table-cell table:style-name="ce23" office:value-type="string" calcext:value-type="string">
            <text:p>societe_client</text:p>
          </table:table-cell>
          <table:table-cell table:style-name="ce23" office:value-type="string" calcext:value-type="string">
            <text:p>adresse_client</text:p>
          </table:table-cell>
          <table:table-cell table:style-name="ce23" office:value-type="string" calcext:value-type="string">
            <text:p>code_postal_client</text:p>
          </table:table-cell>
          <table:table-cell table:style-name="ce23" office:value-type="string" calcext:value-type="string">
            <text:p>nom_ville_client</text:p>
          </table:table-cell>
          <table:table-cell table:style-name="ce23" office:value-type="string" calcext:value-type="string">
            <text:p>prenom_client</text:p>
          </table:table-cell>
          <table:table-cell table:style-name="ce23" office:value-type="string" calcext:value-type="string">
            <text:p>nom_client</text:p>
          </table:table-cell>
          <table:table-cell table:style-name="ce23" office:value-type="string" calcext:value-type="string">
            <text:p>poste_client</text:p>
          </table:table-cell>
          <table:table-cell table:style-name="ce23" office:value-type="string" calcext:value-type="string">
            <text:p>version_pc</text:p>
          </table:table-cell>
          <table:table-cell table:style-name="ce92" office:value-type="string" calcext:value-type="string">
            <office:annotation office:display="true" draw:style-name="gr5" draw:text-style-name="P2" svg:width="96.75mm" svg:height="13.86mm" svg:x="28.58mm" svg:y="15.91mm" draw:caption-point-x="112.43mm" draw:caption-point-y="-15.81mm">
              <dc:date>2016-07-05T00:00:00</dc:date>
              <text:p text:style-name="P5"><text:span text:style-name="T1">Expliciter le nom du rendu.</text:span></text:p>
              <text:p text:style-name="P5"><text:span text:style-name="T1"/></text:p>
              <text:p text:style-name="P5"><text:span text:style-name="T1">Si plusieurs éléments, faire les autres directement sur le .odt</text:span></text:p>
            </office:annotation>
            <text:p>premier_element</text:p>
          </table:table-cell>
          <table:table-cell table:style-name="ce101" office:value-type="string" calcext:value-type="string">
            <text:p>date_ri_annee</text:p>
          </table:table-cell>
          <table:table-cell table:style-name="ce101" office:value-type="string" calcext:value-type="string">
            <text:p>date_ri_mois</text:p>
          </table:table-cell>
          <table:table-cell table:style-name="ce101" office:value-type="string" calcext:value-type="string">
            <text:p>date_ri_jour</text:p>
          </table:table-cell>
          <table:table-cell table:style-name="ce28" office:value-type="string" calcext:value-type="string">
            <text:p>date_ri</text:p>
          </table:table-cell>
          <table:table-cell table:number-columns-repeated="1005"/>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style-name="ce83" table:formula="of:=[Global.E2]" office:value-type="string" office:string-value="01" calcext:value-type="string">
            <text:p>01</text:p>
          </table:table-cell>
          <table:table-cell table:style-name="ce87" office:value-type="string" calcext:value-type="string">
            <text:p>01</text:p>
          </table:table-cell>
          <table:table-cell table:formula="of:=[Global.M2]" office:value-type="string" office:string-value="Grégory JOLLY" calcext:value-type="string">
            <text:p>Grégory JOLLY</text:p>
          </table:table-cell>
          <table:table-cell table:formula="of:=[Global.F2]" office:value-type="string" office:string-value="Google Inc." calcext:value-type="string">
            <text:p>Google Inc.</text:p>
          </table:table-cell>
          <table:table-cell table:formula="of:=[Global.G2]" office:value-type="string" office:string-value="1, rue de la Raie" calcext:value-type="string">
            <text:p>1, rue de la Raie</text:p>
          </table:table-cell>
          <table:table-cell table:formula="of:=[Global.H2]" office:value-type="string" office:string-value="06400" calcext:value-type="string">
            <text:p>06400</text:p>
          </table:table-cell>
          <table:table-cell table:formula="of:=[Global.I2]" office:value-type="string" office:string-value="Montcuq" calcext:value-type="string">
            <text:p>Montcuq</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formula="of:=[Global.J2]" office:value-type="string" office:string-value="Responsable" calcext:value-type="string">
            <text:p>Responsable</text:p>
          </table:table-cell>
          <table:table-cell table:formula="of:=[PC.G2]" office:value-type="string" office:string-value="01" calcext:value-type="string">
            <text:p>01</text:p>
          </table:table-cell>
          <table:table-cell table:style-name="ce89" office:value-type="string" calcext:value-type="string">
            <text:p>Un beau site web, avec des paillettes </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O2];[.P2];[.Q2])" office:value-type="date" office:date-value="2016-01-01" calcext:value-type="date">
            <text:p>01/01/16</text:p>
          </table:table-cell>
          <table:table-cell table:number-columns-repeated="1005"/>
        </table:table-row>
        <table:table-row table:style-name="ro1" table:number-rows-repeated="1048573">
          <table:table-cell table:number-columns-repeated="1023"/>
        </table:table-row>
        <table:table-row table:style-name="ro1">
          <table:table-cell table:number-columns-repeated="1023"/>
        </table:table-row>
      </table:table>
      <table:table table:name="AV_CE" table:style-name="ta1">
        <table:shapes>
          <draw:frame draw:z-index="0" draw:style-name="gr25" draw:text-style-name="P7" svg:width="42.94mm" svg:height="10.67mm" svg:x="14.03mm" svg:y="24.8mm">
            <draw:text-box>
              <text:p text:style-name="P5"><text:span text:style-name="T23">Ne pas oublier les AV_RM qui en </text:span><text:span text:style-name="T23">découlent</text:span></text:p>
            </draw:text-box>
          </draw:frame>
        </table:shapes>
        <table:table-column table:style-name="co127" table:visibility="collapse" table:default-cell-style-name="ce28"/>
        <table:table-column table:style-name="co114" table:visibility="collapse" table:default-cell-style-name="ce28"/>
        <table:table-column table:style-name="co115" table:visibility="collapse" table:default-cell-style-name="ce28"/>
        <table:table-column table:style-name="co48" table:default-cell-style-name="ce1"/>
        <table:table-column table:style-name="co15" table:visibility="collapse" table:default-cell-style-name="ce28"/>
        <table:table-column table:style-name="co101" table:visibility="collapse" table:default-cell-style-name="ce28"/>
        <table:table-column table:style-name="co3" table:visibility="collapse" table:default-cell-style-name="ce28"/>
        <table:table-column table:style-name="co125" table:visibility="collapse" table:default-cell-style-name="ce28"/>
        <table:table-column table:style-name="co4" table:visibility="collapse" table:default-cell-style-name="ce28"/>
        <table:table-column table:style-name="co116" table:visibility="collapse" table:default-cell-style-name="ce28"/>
        <table:table-column table:style-name="co135" table:visibility="collapse" table:default-cell-style-name="ce28"/>
        <table:table-column table:style-name="co162" table:visibility="collapse" table:default-cell-style-name="ce28"/>
        <table:table-column table:style-name="co83" table:visibility="collapse" table:default-cell-style-name="ce28"/>
        <table:table-column table:style-name="co1" table:visibility="collapse" table:default-cell-style-name="ce28"/>
        <table:table-column table:style-name="co22" table:default-cell-style-name="ce1"/>
        <table:table-column table:style-name="co23" table:default-cell-style-name="ce1"/>
        <table:table-column table:style-name="co24" table:default-cell-style-name="ce1"/>
        <table:table-column table:style-name="co41" table:visibility="collapse" table:default-cell-style-name="ce28"/>
        <table:table-row table:style-name="ro1">
          <table:table-cell table:formula="of:=[Global.C1]" office:value-type="string" office:string-value="REF_etude"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version</text:p>
          </table:table-cell>
          <table:table-cell office:value-type="string" calcext:value-type="string">
            <text:p>nom_president</text:p>
          </table:table-cell>
          <table:table-cell office:value-type="string" calcext:value-type="string">
            <text:p>societe_client</text:p>
          </table:table-cell>
          <table:table-cell office:value-type="string" calcext:value-type="string">
            <text:p>adresse_client</text:p>
          </table:table-cell>
          <table:table-cell office:value-type="string" calcext:value-type="string">
            <text:p>code_postal_client</text:p>
          </table:table-cell>
          <table:table-cell office:value-type="string" calcext:value-type="string">
            <text:p>nom_ville_client</text:p>
          </table:table-cell>
          <table:table-cell office:value-type="string" calcext:value-type="string">
            <text:p>prenom_client</text:p>
          </table:table-cell>
          <table:table-cell office:value-type="string" calcext:value-type="string">
            <text:p>NOM_client</text:p>
          </table:table-cell>
          <table:table-cell office:value-type="string" calcext:value-type="string">
            <text:p>poste_client</text:p>
          </table:table-cell>
          <table:table-cell office:value-type="string" calcext:value-type="string">
            <text:p>version_ce</text:p>
          </table:table-cell>
          <table:table-cell office:value-type="string" calcext:value-type="string">
            <text:p>version_pc</text:p>
          </table:table-cell>
          <table:table-cell office:value-type="string" calcext:value-type="string">
            <text:p>date_annee</text:p>
          </table:table-cell>
          <table:table-cell office:value-type="string" calcext:value-type="string">
            <text:p>date_mois</text:p>
          </table:table-cell>
          <table:table-cell office:value-type="string" calcext:value-type="string">
            <text:p>date_jour</text:p>
          </table:table-cell>
          <table:table-cell office:value-type="string" calcext:value-type="string">
            <text:p>date</text:p>
          </table:table-cell>
        </table:table-row>
        <table:table-row table:style-name="ro1">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87" office:value-type="string" calcext:value-type="string">
            <text:p>01</text:p>
          </table:table-cell>
          <table:table-cell table:style-name="ce8" table:formula="of:=[Global.M2]" office:value-type="string" office:string-value="Grégory JOLLY" calcext:value-type="string">
            <text:p>Grégory JOLLY</text:p>
          </table:table-cell>
          <table:table-cell table:style-name="ce8" table:formula="of:=[Global.F2]" office:value-type="string" office:string-value="Google Inc." calcext:value-type="string">
            <text:p>Google Inc.</text:p>
          </table:table-cell>
          <table:table-cell table:style-name="ce8" table:formula="of:=[Global.G2]" office:value-type="string" office:string-value="1, rue de la Raie" calcext:value-type="string">
            <text:p>1, rue de la Raie</text:p>
          </table:table-cell>
          <table:table-cell table:style-name="ce8" table:formula="of:=[Global.H2]" office:value-type="string" office:string-value="06400" calcext:value-type="string">
            <text:p>06400</text:p>
          </table:table-cell>
          <table:table-cell table:style-name="ce8" table:formula="of:=[Global.I2]" office:value-type="string" office:string-value="Montcuq" calcext:value-type="string">
            <text:p>Montcuq</text:p>
          </table:table-cell>
          <table:table-cell table:style-name="ce8" table:formula="of:=[Global.B2]" office:value-type="string" office:string-value="Jean" calcext:value-type="string">
            <text:p>Jean</text:p>
          </table:table-cell>
          <table:table-cell table:style-name="ce8" table:formula="of:=[Global.A2]" office:value-type="string" office:string-value="BONBEUR" calcext:value-type="string">
            <text:p>BONBEUR</text:p>
          </table:table-cell>
          <table:table-cell table:style-name="ce8" table:formula="of:=[Global.J2]" office:value-type="string" office:string-value="Responsable" calcext:value-type="string">
            <text:p>Responsable</text:p>
          </table:table-cell>
          <table:table-cell table:style-name="ce8" table:formula="of:=[CE.I2]" office:value-type="string" office:string-value="01" calcext:value-type="string">
            <text:p>01</text:p>
          </table:table-cell>
          <table:table-cell table:style-name="ce8" table:formula="of:=[PC.G2]" office:value-type="string" office:string-value="01" calcext:value-type="string">
            <text:p>01</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O2];[.P2];[.Q2])" office:value-type="date" office:date-value="2016-01-01" calcext:value-type="date">
            <text:p>01/01/16</text:p>
          </table:table-cell>
        </table:table-row>
      </table:table>
      <table:table table:name="AV_RMChaff" table:style-name="ta1">
        <table:table-column table:style-name="co127" table:visibility="collapse" table:default-cell-style-name="ce28"/>
        <table:table-column table:style-name="co114" table:visibility="collapse" table:default-cell-style-name="ce28"/>
        <table:table-column table:style-name="co115" table:visibility="collapse" table:default-cell-style-name="ce28"/>
        <table:table-column table:style-name="co163" table:visibility="collapse" table:default-cell-style-name="ce28"/>
        <table:table-column table:style-name="co48" table:default-cell-style-name="ce1"/>
        <table:table-column table:style-name="co15" table:visibility="collapse" table:default-cell-style-name="ce28"/>
        <table:table-column table:style-name="co92" table:visibility="collapse" table:default-cell-style-name="ce28"/>
        <table:table-column table:style-name="co127" table:visibility="collapse" table:default-cell-style-name="ce28"/>
        <table:table-column table:style-name="co65" table:visibility="collapse" table:default-cell-style-name="ce28"/>
        <table:table-column table:style-name="co164" table:visibility="collapse" table:default-cell-style-name="ce28"/>
        <table:table-column table:style-name="co165" table:visibility="collapse" table:default-cell-style-name="ce28"/>
        <table:table-column table:style-name="co166" table:visibility="collapse" table:default-cell-style-name="ce28"/>
        <table:table-column table:style-name="co83" table:visibility="collapse" table:default-cell-style-name="ce28"/>
        <table:table-column table:style-name="co167" table:visibility="collapse" table:default-cell-style-name="ce28"/>
        <table:table-column table:style-name="co83" table:visibility="collapse" table:default-cell-style-name="ce28"/>
        <table:table-column table:style-name="co115" table:visibility="collapse" table:default-cell-style-name="ce28"/>
        <table:table-column table:style-name="co22" table:visibility="collapse" table:default-cell-style-name="ce28"/>
        <table:table-column table:style-name="co41" table:visibility="collapse" table:default-cell-style-name="ce28"/>
        <table:table-row table:style-name="ro1">
          <table:table-cell table:formula="of:=[Global.C1]" office:value-type="string" office:string-value="REF_etude"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LOGIN_chaff</text:p>
          </table:table-cell>
          <table:table-cell office:value-type="string" calcext:value-type="string">
            <text:p>version</text:p>
          </table:table-cell>
          <table:table-cell office:value-type="string" calcext:value-type="string">
            <text:p>nom_president</text:p>
          </table:table-cell>
          <table:table-cell office:value-type="string" calcext:value-type="string">
            <text:p>prenom_chaff</text:p>
          </table:table-cell>
          <table:table-cell office:value-type="string" calcext:value-type="string">
            <text:p>NOM_chaff</text:p>
          </table:table-cell>
          <table:table-cell office:value-type="string" calcext:value-type="string">
            <text:p>adresse_chaff</text:p>
          </table:table-cell>
          <table:table-cell office:value-type="string" calcext:value-type="string">
            <text:p>code_postal_chaff</text:p>
          </table:table-cell>
          <table:table-cell office:value-type="string" calcext:value-type="string">
            <text:p>nom_ville_chaff</text:p>
          </table:table-cell>
          <table:table-cell office:value-type="string" calcext:value-type="string">
            <text:p>version_rm_chaff</text:p>
          </table:table-cell>
          <table:table-cell office:value-type="string" calcext:value-type="string">
            <text:p>version_pc</text:p>
          </table:table-cell>
          <table:table-cell office:value-type="string" calcext:value-type="string">
            <text:p>description_de_la_mission</text:p>
          </table:table-cell>
          <table:table-cell office:value-type="string" calcext:value-type="string">
            <text:p>version_ce</text:p>
          </table:table-cell>
          <table:table-cell office:value-type="string" calcext:value-type="string">
            <text:p>version_av_ce</text:p>
          </table:table-cell>
          <table:table-cell office:value-type="string" calcext:value-type="string">
            <text:p>version_cdc</text:p>
          </table:table-cell>
          <table:table-cell office:value-type="string" calcext:value-type="string">
            <text:p>date</text:p>
          </table:table-cell>
        </table:table-row>
        <table:table-row table:style-name="ro1">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8" table:formula="of:=[RMChaff.R2]" office:value-type="string" office:string-value="EMMICHEJ" calcext:value-type="string">
            <text:p>EMMICHEJ</text:p>
          </table:table-cell>
          <table:table-cell table:style-name="ce87" office:value-type="string" calcext:value-type="string">
            <text:p>01</text:p>
          </table:table-cell>
          <table:table-cell table:style-name="ce8" table:formula="of:=[Global.M2]" office:value-type="string" office:string-value="Grégory JOLLY" calcext:value-type="string">
            <text:p>Grégory JOLLY</text:p>
          </table:table-cell>
          <table:table-cell table:style-name="ce8" table:formula="of:=[RMChaff.A2]" office:value-type="string" office:string-value="Jacky" calcext:value-type="string">
            <text:p>Jacky</text:p>
          </table:table-cell>
          <table:table-cell table:style-name="ce8" table:formula="of:=[RMChaff.B2]" office:value-type="string" office:string-value="EMMICHEL" calcext:value-type="string">
            <text:p>EMMICHEL</text:p>
          </table:table-cell>
          <table:table-cell table:style-name="ce8" table:formula="of:=[RMChaff.C2]" office:value-type="string" office:string-value="1, Boulevard Gambetta" calcext:value-type="string">
            <text:p>1, Boulevard Gambetta</text:p>
          </table:table-cell>
          <table:table-cell table:style-name="ce8" table:formula="of:=[RMChaff.D2]" office:value-type="string" office:string-value="38000" calcext:value-type="string">
            <text:p>38000</text:p>
          </table:table-cell>
          <table:table-cell table:style-name="ce8" table:formula="of:=[RMChaff.E2]" office:value-type="string" office:string-value="Grenoble" calcext:value-type="string">
            <text:p>Grenoble</text:p>
          </table:table-cell>
          <table:table-cell table:style-name="ce8" table:formula="of:=[RMChaff.I2]" office:value-type="string" office:string-value="01" calcext:value-type="string">
            <text:p>01</text:p>
          </table:table-cell>
          <table:table-cell table:style-name="ce8" table:formula="of:=[PC.G2]" office:value-type="string" office:string-value="01" calcext:value-type="string">
            <text:p>01</text:p>
          </table:table-cell>
          <table:table-cell table:style-name="ce8" table:formula="of:=[RMChaff.O2]" office:value-type="string" office:string-value="suivre le projet, rédiger des documents et acheter une PS4 avec l’argent empoché" calcext:value-type="string">
            <text:p>suivre le projet, rédiger des documents et acheter une PS4 avec l’argent empoché</text:p>
          </table:table-cell>
          <table:table-cell table:style-name="ce8" table:formula="of:=[CE.I2]" office:value-type="string" office:string-value="01" calcext:value-type="string">
            <text:p>01</text:p>
          </table:table-cell>
          <table:table-cell table:style-name="ce8" table:formula="of:=[AV_CE.D2]" office:value-type="string" office:string-value="01" calcext:value-type="string">
            <text:p>01</text:p>
          </table:table-cell>
          <table:table-cell table:style-name="ce8" table:formula="of:=[CdC.F2]" office:value-type="string" office:string-value="01" calcext:value-type="string">
            <text:p>01</text:p>
          </table:table-cell>
          <table:table-cell table:style-name="ce29" table:formula="of:=[AV_CE.R2]" office:value-type="date" office:date-value="2016-01-01" calcext:value-type="date">
            <text:p>01/01/16</text:p>
          </table:table-cell>
        </table:table-row>
      </table:table>
      <table:table table:name="AV_RMIntervenant" table:style-name="ta1">
        <table:shapes>
          <draw:frame draw:z-index="0" draw:style-name="gr26" draw:text-style-name="P6" svg:width="57.22mm" svg:height="35.91mm" svg:x="38.13mm" svg:y="8.82mm">
            <draw:text-box>
              <text:p><text:span text:style-name="T7">L’ordre des AV_RMIntervenants établi est celui des RMIntervenants sur la feuille </text:span><text:span text:style-name="T7">correspondante.</text:span></text:p>
              <text:p><text:span text:style-name="T7"/></text:p>
              <text:p><text:span text:style-name="T7">Ne pas oublier de </text:span><text:span text:style-name="T13">supprimer les lignes inutiles</text:span><text:span text:style-name="T7"> avant de générer vos documents.</text:span></text:p>
            </draw:text-box>
          </draw:frame>
        </table:shapes>
        <table:table-column table:style-name="co127" table:visibility="collapse" table:default-cell-style-name="ce8"/>
        <table:table-column table:style-name="co114" table:visibility="collapse" table:default-cell-style-name="ce8"/>
        <table:table-column table:style-name="co115" table:visibility="collapse" table:default-cell-style-name="ce8"/>
        <table:table-column table:style-name="co168" table:visibility="collapse" table:default-cell-style-name="ce8"/>
        <table:table-column table:style-name="co48" table:default-cell-style-name="ce24"/>
        <table:table-column table:style-name="co15" table:visibility="collapse" table:default-cell-style-name="ce8"/>
        <table:table-column table:style-name="co169" table:visibility="collapse" table:default-cell-style-name="ce8"/>
        <table:table-column table:style-name="co143" table:visibility="collapse" table:default-cell-style-name="ce8"/>
        <table:table-column table:style-name="co170" table:visibility="collapse" table:default-cell-style-name="ce8"/>
        <table:table-column table:style-name="co171" table:visibility="collapse" table:default-cell-style-name="ce8"/>
        <table:table-column table:style-name="co59" table:visibility="collapse" table:default-cell-style-name="ce8"/>
        <table:table-column table:style-name="co172" table:visibility="collapse" table:default-cell-style-name="ce8"/>
        <table:table-column table:style-name="co92" table:visibility="collapse" table:default-cell-style-name="ce8"/>
        <table:table-column table:style-name="co25" table:visibility="collapse" table:default-cell-style-name="ce8"/>
        <table:table-column table:style-name="co83" table:visibility="collapse" table:default-cell-style-name="ce8"/>
        <table:table-column table:style-name="co173" table:visibility="collapse" table:default-cell-style-name="ce8"/>
        <table:table-column table:style-name="co83" table:visibility="collapse" table:default-cell-style-name="ce8"/>
        <table:table-column table:style-name="co115" table:visibility="collapse" table:default-cell-style-name="ce8"/>
        <table:table-column table:style-name="co47" table:visibility="collapse" table:default-cell-style-name="ce8"/>
        <table:table-column table:style-name="co41" table:visibility="collapse" table:default-cell-style-name="ce8"/>
        <table:table-column table:style-name="co1" table:number-columns-repeated="1000" table:default-cell-style-name="ce8"/>
        <table:table-row table:style-name="ro1">
          <table:table-cell table:style-name="ce28" table:formula="of:=[Global.C1]" office:value-type="string" office:string-value="REF_etude" calcext:value-type="string">
            <text:p>REF_etude</text:p>
          </table:table-cell>
          <table:table-cell table:style-name="ce28" office:value-type="string" calcext:value-type="string">
            <text:p>annee_etude</text:p>
          </table:table-cell>
          <table:table-cell table:style-name="ce28" office:value-type="string" calcext:value-type="string">
            <text:p>numero_etude</text:p>
          </table:table-cell>
          <table:table-cell table:style-name="ce28" office:value-type="string" calcext:value-type="string">
            <text:p>LOGIN_intervenant</text:p>
          </table:table-cell>
          <table:table-cell table:style-name="ce92" office:value-type="string" calcext:value-type="string">
            <text:p>version</text:p>
          </table:table-cell>
          <table:table-cell table:style-name="ce28" office:value-type="string" calcext:value-type="string">
            <text:p>nom_president</text:p>
          </table:table-cell>
          <table:table-cell table:style-name="ce28" office:value-type="string" calcext:value-type="string">
            <text:p>prenom_intervenant</text:p>
          </table:table-cell>
          <table:table-cell table:style-name="ce28" office:value-type="string" calcext:value-type="string">
            <text:p>NOM_intervenant</text:p>
          </table:table-cell>
          <table:table-cell table:style-name="ce28" office:value-type="string" calcext:value-type="string">
            <text:p>adresse_intervenant</text:p>
          </table:table-cell>
          <table:table-cell table:style-name="ce28" office:value-type="string" calcext:value-type="string">
            <text:p>code_postal_intervenant</text:p>
          </table:table-cell>
          <table:table-cell table:style-name="ce28" office:value-type="string" calcext:value-type="string">
            <text:p>nom_ville_intervenant</text:p>
          </table:table-cell>
          <table:table-cell table:style-name="ce28" office:value-type="string" calcext:value-type="string">
            <text:p>version_rm_intervenant</text:p>
          </table:table-cell>
          <table:table-cell table:style-name="ce28" office:value-type="string" calcext:value-type="string">
            <text:p>prenom_chaff</text:p>
          </table:table-cell>
          <table:table-cell table:style-name="ce28" office:value-type="string" calcext:value-type="string">
            <text:p>NOM_chaff</text:p>
          </table:table-cell>
          <table:table-cell table:style-name="ce28" office:value-type="string" calcext:value-type="string">
            <text:p>version_pc</text:p>
          </table:table-cell>
          <table:table-cell table:style-name="ce28" office:value-type="string" calcext:value-type="string">
            <text:p>description_de_la_mission</text:p>
          </table:table-cell>
          <table:table-cell table:style-name="ce28" office:value-type="string" calcext:value-type="string">
            <text:p>version_ce</text:p>
          </table:table-cell>
          <table:table-cell table:style-name="ce28" office:value-type="string" calcext:value-type="string">
            <text:p>version_av_ce</text:p>
          </table:table-cell>
          <table:table-cell table:style-name="ce28" office:value-type="string" calcext:value-type="string">
            <text:p>version_cdc</text:p>
          </table:table-cell>
          <table:table-cell table:style-name="ce28" office:value-type="string" calcext:value-type="string">
            <text:p>date</text:p>
          </table:table-cell>
          <table:table-cell table:style-name="ce24"/>
          <table:table-cell table:number-columns-repeated="999"/>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formula="of:=[Global.E2]" office:value-type="string" office:string-value="01" calcext:value-type="string">
            <text:p>01</text:p>
          </table:table-cell>
          <table:table-cell table:formula="of:=[RMIntervenant.AA2]" office:value-type="string" office:string-value="SIMR" calcext:value-type="string">
            <text:p>SIMR</text:p>
          </table:table-cell>
          <table:table-cell table:style-name="ce87" office:value-type="string" calcext:value-type="string">
            <text:p>01</text:p>
          </table:table-cell>
          <table:table-cell table:style-name="ce108" table:formula="of:=[Global.M2]" office:value-type="string" office:string-value="Grégory JOLLY" calcext:value-type="string">
            <text:p>Grégory JOLLY</text:p>
          </table:table-cell>
          <table:table-cell table:formula="of:=[RMIntervenant.A2]" office:value-type="string" office:string-value="Richie" calcext:value-type="string">
            <text:p>Richie</text:p>
          </table:table-cell>
          <table:table-cell table:formula="of:=[RMIntervenant.B2]" office:value-type="string" office:string-value="SIM" calcext:value-type="string">
            <text:p>SIM</text:p>
          </table:table-cell>
          <table:table-cell table:formula="of:=[RMIntervenant.D2]" office:value-type="string" office:string-value="777, Boulevard des Airs" calcext:value-type="string">
            <text:p>777, Boulevard des Airs</text:p>
          </table:table-cell>
          <table:table-cell table:formula="of:=[RMIntervenant.E2]" office:value-type="string" office:string-value="11000" calcext:value-type="string">
            <text:p>11000</text:p>
          </table:table-cell>
          <table:table-cell table:formula="of:=[RMIntervenant.F2]" office:value-type="string" office:string-value="Guingamp" calcext:value-type="string">
            <text:p>Guingamp</text:p>
          </table:table-cell>
          <table:table-cell table:formula="of:=[RMIntervenant.J2]" office:value-type="string" office:string-value="01" calcext:value-type="string">
            <text:p>01</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formula="of:=[PC.G2]" office:value-type="string" office:string-value="01" calcext:value-type="string">
            <text:p>01</text:p>
          </table:table-cell>
          <table:table-cell table:formula="of:=[RMIntervenant.P2]" office:value-type="string" office:string-value="développer un outil de téléportation dans le but de pouvoir se lever le plus tard possible avant d’aller en cours" calcext:value-type="string">
            <text:p>développer un outil de téléportation dans le but de pouvoir se lever le plus tard possible avant d’aller en cours</text:p>
          </table:table-cell>
          <table:table-cell table:formula="of:=[CE.I2]" office:value-type="string" office:string-value="01" calcext:value-type="string">
            <text:p>01</text:p>
          </table:table-cell>
          <table:table-cell table:formula="of:=[AV_CE.D2]" office:value-type="string" office:string-value="01" calcext:value-type="string">
            <text:p>01</text:p>
          </table:table-cell>
          <table:table-cell table:formula="of:=[CdC.F2]" office:value-type="string" office:string-value="01" calcext:value-type="string">
            <text:p>01</text:p>
          </table:table-cell>
          <table:table-cell table:style-name="ce29" table:formula="of:=[AV_CE.$R$2]" office:value-type="date" office:date-value="2016-01-01" calcext:value-type="date">
            <text:p>01/01/16</text:p>
          </table:table-cell>
          <table:table-cell table:number-columns-repeated="1000"/>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formula="of:=[Global.E2]" office:value-type="string" office:string-value="01" calcext:value-type="string">
            <text:p>01</text:p>
          </table:table-cell>
          <table:table-cell table:formula="of:=[RMIntervenant.AA3]" office:value-type="string" office:string-value="SIMR" calcext:value-type="string">
            <text:p>SIMR</text:p>
          </table:table-cell>
          <table:table-cell table:style-name="ce87" office:value-type="string" calcext:value-type="string">
            <text:p>01</text:p>
          </table:table-cell>
          <table:table-cell table:formula="of:=[Global.M2]" office:value-type="string" office:string-value="Grégory JOLLY" calcext:value-type="string">
            <text:p>Grégory JOLLY</text:p>
          </table:table-cell>
          <table:table-cell table:formula="of:=[RMIntervenant.A3]" office:value-type="string" office:string-value="Richie" calcext:value-type="string">
            <text:p>Richie</text:p>
          </table:table-cell>
          <table:table-cell table:formula="of:=[RMIntervenant.B3]" office:value-type="string" office:string-value="SIM" calcext:value-type="string">
            <text:p>SIM</text:p>
          </table:table-cell>
          <table:table-cell table:formula="of:=[RMIntervenant.D3]" office:value-type="string" office:string-value="777, Boulevard des Airs" calcext:value-type="string">
            <text:p>777, Boulevard des Airs</text:p>
          </table:table-cell>
          <table:table-cell table:formula="of:=[RMIntervenant.E3]" office:value-type="string" office:string-value="11000" calcext:value-type="string">
            <text:p>11000</text:p>
          </table:table-cell>
          <table:table-cell table:formula="of:=[RMIntervenant.F3]" office:value-type="string" office:string-value="Guingamp" calcext:value-type="string">
            <text:p>Guingamp</text:p>
          </table:table-cell>
          <table:table-cell table:formula="of:=[RMIntervenant.J3]" office:value-type="string" office:string-value="01" calcext:value-type="string">
            <text:p>01</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formula="of:=[PC.G2]" office:value-type="string" office:string-value="01" calcext:value-type="string">
            <text:p>01</text:p>
          </table:table-cell>
          <table:table-cell table:formula="of:=[RMIntervenant.P3]" office:value-type="string" office:string-value="vous avez compris le principe, parce que là j’ai pas d’inspi’ clairement" calcext:value-type="string">
            <text:p>vous avez compris le principe, parce que là j’ai pas d’inspi’ clairement</text:p>
          </table:table-cell>
          <table:table-cell table:formula="of:=[CE.I2]" office:value-type="string" office:string-value="01" calcext:value-type="string">
            <text:p>01</text:p>
          </table:table-cell>
          <table:table-cell table:formula="of:=[AV_CE.D2]" office:value-type="string" office:string-value="01" calcext:value-type="string">
            <text:p>01</text:p>
          </table:table-cell>
          <table:table-cell table:formula="of:=[CdC.F2]" office:value-type="string" office:string-value="01" calcext:value-type="string">
            <text:p>01</text:p>
          </table:table-cell>
          <table:table-cell table:style-name="ce29" table:formula="of:=[AV_CE.$R$2]" office:value-type="date" office:date-value="2016-01-01" calcext:value-type="date">
            <text:p>01/01/16</text:p>
          </table:table-cell>
          <table:table-cell table:number-columns-repeated="1000"/>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formula="of:=[Global.E2]" office:value-type="string" office:string-value="01" calcext:value-type="string">
            <text:p>01</text:p>
          </table:table-cell>
          <table:table-cell table:formula="of:=[RMIntervenant.AA4]" office:value-type="string" office:string-value="SIMR" calcext:value-type="string">
            <text:p>SIMR</text:p>
          </table:table-cell>
          <table:table-cell office:value-type="string" calcext:value-type="string">
            <text:p>01</text:p>
          </table:table-cell>
          <table:table-cell table:formula="of:=[Global.M2]" office:value-type="string" office:string-value="Grégory JOLLY" calcext:value-type="string">
            <text:p>Grégory JOLLY</text:p>
          </table:table-cell>
          <table:table-cell table:formula="of:=[RMIntervenant.A4]" office:value-type="string" office:string-value="Richie" calcext:value-type="string">
            <text:p>Richie</text:p>
          </table:table-cell>
          <table:table-cell table:formula="of:=[RMIntervenant.B4]" office:value-type="string" office:string-value="SIM" calcext:value-type="string">
            <text:p>SIM</text:p>
          </table:table-cell>
          <table:table-cell table:formula="of:=[RMIntervenant.D4]" office:value-type="string" office:string-value="777, Boulevard des Airs" calcext:value-type="string">
            <text:p>777, Boulevard des Airs</text:p>
          </table:table-cell>
          <table:table-cell table:formula="of:=[RMIntervenant.E4]" office:value-type="string" office:string-value="11000" calcext:value-type="string">
            <text:p>11000</text:p>
          </table:table-cell>
          <table:table-cell table:formula="of:=[RMIntervenant.F4]" office:value-type="string" office:string-value="Guingamp" calcext:value-type="string">
            <text:p>Guingamp</text:p>
          </table:table-cell>
          <table:table-cell table:formula="of:=[RMIntervenant.J4]" office:value-type="string" office:string-value="01" calcext:value-type="string">
            <text:p>01</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formula="of:=[PC.G2]" office:value-type="string" office:string-value="01" calcext:value-type="string">
            <text:p>01</text:p>
          </table:table-cell>
          <table:table-cell table:formula="of:=[RMIntervenant.P4]" office:value-type="string" office:string-value="idem" calcext:value-type="string">
            <text:p>idem</text:p>
          </table:table-cell>
          <table:table-cell table:formula="of:=[CE.I2]" office:value-type="string" office:string-value="01" calcext:value-type="string">
            <text:p>01</text:p>
          </table:table-cell>
          <table:table-cell table:formula="of:=[AV_CE.D2]" office:value-type="string" office:string-value="01" calcext:value-type="string">
            <text:p>01</text:p>
          </table:table-cell>
          <table:table-cell table:formula="of:=[CdC.F2]" office:value-type="string" office:string-value="01" calcext:value-type="string">
            <text:p>01</text:p>
          </table:table-cell>
          <table:table-cell table:style-name="ce29" table:formula="of:=[AV_CE.$R$2]" office:value-type="date" office:date-value="2016-01-01" calcext:value-type="date">
            <text:p>01/01/16</text:p>
          </table:table-cell>
          <table:table-cell table:number-columns-repeated="1000"/>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formula="of:=[Global.E2]" office:value-type="string" office:string-value="01" calcext:value-type="string">
            <text:p>01</text:p>
          </table:table-cell>
          <table:table-cell table:formula="of:=[RMIntervenant.AA5]" office:value-type="string" office:string-value="SIMR" calcext:value-type="string">
            <text:p>SIMR</text:p>
          </table:table-cell>
          <table:table-cell office:value-type="string" calcext:value-type="string">
            <text:p>01</text:p>
          </table:table-cell>
          <table:table-cell table:formula="of:=[Global.M2]" office:value-type="string" office:string-value="Grégory JOLLY" calcext:value-type="string">
            <text:p>Grégory JOLLY</text:p>
          </table:table-cell>
          <table:table-cell table:formula="of:=[RMIntervenant.A5]" office:value-type="string" office:string-value="Richie" calcext:value-type="string">
            <text:p>Richie</text:p>
          </table:table-cell>
          <table:table-cell table:formula="of:=[RMIntervenant.B5]" office:value-type="string" office:string-value="SIM" calcext:value-type="string">
            <text:p>SIM</text:p>
          </table:table-cell>
          <table:table-cell table:formula="of:=[RMIntervenant.D5]" office:value-type="string" office:string-value="777, Boulevard des Airs" calcext:value-type="string">
            <text:p>777, Boulevard des Airs</text:p>
          </table:table-cell>
          <table:table-cell table:formula="of:=[RMIntervenant.E5]" office:value-type="string" office:string-value="11000" calcext:value-type="string">
            <text:p>11000</text:p>
          </table:table-cell>
          <table:table-cell table:formula="of:=[RMIntervenant.F5]" office:value-type="string" office:string-value="Guingamp" calcext:value-type="string">
            <text:p>Guingamp</text:p>
          </table:table-cell>
          <table:table-cell table:formula="of:=[RMIntervenant.J5]" office:value-type="string" office:string-value="01" calcext:value-type="string">
            <text:p>01</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formula="of:=[PC.G2]" office:value-type="string" office:string-value="01" calcext:value-type="string">
            <text:p>01</text:p>
          </table:table-cell>
          <table:table-cell table:formula="of:=[RMIntervenant.P5]" office:value-type="string" office:string-value="on change pas les bonnes habitudes" calcext:value-type="string">
            <text:p>on change pas les bonnes habitudes</text:p>
          </table:table-cell>
          <table:table-cell table:formula="of:=[CE.I2]" office:value-type="string" office:string-value="01" calcext:value-type="string">
            <text:p>01</text:p>
          </table:table-cell>
          <table:table-cell table:formula="of:=[AV_CE.D2]" office:value-type="string" office:string-value="01" calcext:value-type="string">
            <text:p>01</text:p>
          </table:table-cell>
          <table:table-cell table:formula="of:=[CdC.F2]" office:value-type="string" office:string-value="01" calcext:value-type="string">
            <text:p>01</text:p>
          </table:table-cell>
          <table:table-cell table:style-name="ce29" table:formula="of:=[AV_CE.$R$2]" office:value-type="date" office:date-value="2016-01-01" calcext:value-type="date">
            <text:p>01/01/16</text:p>
          </table:table-cell>
          <table:table-cell table:number-columns-repeated="1000"/>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formula="of:=[Global.E2]" office:value-type="string" office:string-value="01" calcext:value-type="string">
            <text:p>01</text:p>
          </table:table-cell>
          <table:table-cell table:formula="of:=[RMIntervenant.AA6]" office:value-type="string" office:string-value="SIMR" calcext:value-type="string">
            <text:p>SIMR</text:p>
          </table:table-cell>
          <table:table-cell office:value-type="string" calcext:value-type="string">
            <text:p>01</text:p>
          </table:table-cell>
          <table:table-cell table:formula="of:=[Global.M2]" office:value-type="string" office:string-value="Grégory JOLLY" calcext:value-type="string">
            <text:p>Grégory JOLLY</text:p>
          </table:table-cell>
          <table:table-cell table:formula="of:=[RMIntervenant.A6]" office:value-type="string" office:string-value="Richie" calcext:value-type="string">
            <text:p>Richie</text:p>
          </table:table-cell>
          <table:table-cell table:formula="of:=[RMIntervenant.B6]" office:value-type="string" office:string-value="SIM" calcext:value-type="string">
            <text:p>SIM</text:p>
          </table:table-cell>
          <table:table-cell table:formula="of:=[RMIntervenant.D6]" office:value-type="string" office:string-value="777, Boulevard des Airs" calcext:value-type="string">
            <text:p>777, Boulevard des Airs</text:p>
          </table:table-cell>
          <table:table-cell table:formula="of:=[RMIntervenant.E6]" office:value-type="string" office:string-value="11000" calcext:value-type="string">
            <text:p>11000</text:p>
          </table:table-cell>
          <table:table-cell table:formula="of:=[RMIntervenant.F6]" office:value-type="string" office:string-value="Guingamp" calcext:value-type="string">
            <text:p>Guingamp</text:p>
          </table:table-cell>
          <table:table-cell table:formula="of:=[RMIntervenant.J6]" office:value-type="string" office:string-value="01" calcext:value-type="string">
            <text:p>01</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formula="of:=[PC.G2]" office:value-type="string" office:string-value="01" calcext:value-type="string">
            <text:p>01</text:p>
          </table:table-cell>
          <table:table-cell table:formula="of:=[RMIntervenant.P6]" office:value-type="string" office:string-value="moi j’aime la forêt" calcext:value-type="string">
            <text:p>moi j’aime la forêt</text:p>
          </table:table-cell>
          <table:table-cell table:formula="of:=[CE.I2]" office:value-type="string" office:string-value="01" calcext:value-type="string">
            <text:p>01</text:p>
          </table:table-cell>
          <table:table-cell table:formula="of:=[AV_CE.D2]" office:value-type="string" office:string-value="01" calcext:value-type="string">
            <text:p>01</text:p>
          </table:table-cell>
          <table:table-cell table:formula="of:=[CdC.F2]" office:value-type="string" office:string-value="01" calcext:value-type="string">
            <text:p>01</text:p>
          </table:table-cell>
          <table:table-cell table:style-name="ce29" table:formula="of:=[AV_CE.$R$2]" office:value-type="date" office:date-value="2016-01-01" calcext:value-type="date">
            <text:p>01/01/16</text:p>
          </table:table-cell>
          <table:table-cell table:number-columns-repeated="1000"/>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formula="of:=[Global.E2]" office:value-type="string" office:string-value="01" calcext:value-type="string">
            <text:p>01</text:p>
          </table:table-cell>
          <table:table-cell table:formula="of:=[RMIntervenant.AA7]" office:value-type="string" office:string-value="SIMR" calcext:value-type="string">
            <text:p>SIMR</text:p>
          </table:table-cell>
          <table:table-cell office:value-type="string" calcext:value-type="string">
            <text:p>01</text:p>
          </table:table-cell>
          <table:table-cell table:formula="of:=[Global.M2]" office:value-type="string" office:string-value="Grégory JOLLY" calcext:value-type="string">
            <text:p>Grégory JOLLY</text:p>
          </table:table-cell>
          <table:table-cell table:formula="of:=[RMIntervenant.A7]" office:value-type="string" office:string-value="Richie" calcext:value-type="string">
            <text:p>Richie</text:p>
          </table:table-cell>
          <table:table-cell table:formula="of:=[RMIntervenant.B7]" office:value-type="string" office:string-value="SIM" calcext:value-type="string">
            <text:p>SIM</text:p>
          </table:table-cell>
          <table:table-cell table:formula="of:=[RMIntervenant.D7]" office:value-type="string" office:string-value="777, Boulevard des Airs" calcext:value-type="string">
            <text:p>777, Boulevard des Airs</text:p>
          </table:table-cell>
          <table:table-cell table:formula="of:=[RMIntervenant.E7]" office:value-type="string" office:string-value="11000" calcext:value-type="string">
            <text:p>11000</text:p>
          </table:table-cell>
          <table:table-cell table:formula="of:=[RMIntervenant.F7]" office:value-type="string" office:string-value="Guingamp" calcext:value-type="string">
            <text:p>Guingamp</text:p>
          </table:table-cell>
          <table:table-cell table:formula="of:=[RMIntervenant.J7]" office:value-type="string" office:string-value="01" calcext:value-type="string">
            <text:p>01</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formula="of:=[PC.G2]" office:value-type="string" office:string-value="01" calcext:value-type="string">
            <text:p>01</text:p>
          </table:table-cell>
          <table:table-cell table:formula="of:=[RMIntervenant.P7]" office:value-type="string" office:string-value="parce qu’il y a des sangliers" calcext:value-type="string">
            <text:p>parce qu’il y a des sangliers</text:p>
          </table:table-cell>
          <table:table-cell table:formula="of:=[CE.I2]" office:value-type="string" office:string-value="01" calcext:value-type="string">
            <text:p>01</text:p>
          </table:table-cell>
          <table:table-cell table:formula="of:=[AV_CE.D2]" office:value-type="string" office:string-value="01" calcext:value-type="string">
            <text:p>01</text:p>
          </table:table-cell>
          <table:table-cell table:formula="of:=[CdC.F2]" office:value-type="string" office:string-value="01" calcext:value-type="string">
            <text:p>01</text:p>
          </table:table-cell>
          <table:table-cell table:style-name="ce29" table:formula="of:=[AV_CE.$R$2]" office:value-type="date" office:date-value="2016-01-01" calcext:value-type="date">
            <text:p>01/01/16</text:p>
          </table:table-cell>
          <table:table-cell table:number-columns-repeated="1000"/>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formula="of:=[Global.E2]" office:value-type="string" office:string-value="01" calcext:value-type="string">
            <text:p>01</text:p>
          </table:table-cell>
          <table:table-cell table:formula="of:=[RMIntervenant.AA8]" office:value-type="string" office:string-value="SIMR" calcext:value-type="string">
            <text:p>SIMR</text:p>
          </table:table-cell>
          <table:table-cell office:value-type="string" calcext:value-type="string">
            <text:p>01</text:p>
          </table:table-cell>
          <table:table-cell table:formula="of:=[Global.M2]" office:value-type="string" office:string-value="Grégory JOLLY" calcext:value-type="string">
            <text:p>Grégory JOLLY</text:p>
          </table:table-cell>
          <table:table-cell table:formula="of:=[RMIntervenant.A8]" office:value-type="string" office:string-value="Richie" calcext:value-type="string">
            <text:p>Richie</text:p>
          </table:table-cell>
          <table:table-cell table:formula="of:=[RMIntervenant.B8]" office:value-type="string" office:string-value="SIM" calcext:value-type="string">
            <text:p>SIM</text:p>
          </table:table-cell>
          <table:table-cell table:formula="of:=[RMIntervenant.D8]" office:value-type="string" office:string-value="777, Boulevard des Airs" calcext:value-type="string">
            <text:p>777, Boulevard des Airs</text:p>
          </table:table-cell>
          <table:table-cell table:formula="of:=[RMIntervenant.E8]" office:value-type="string" office:string-value="11000" calcext:value-type="string">
            <text:p>11000</text:p>
          </table:table-cell>
          <table:table-cell table:formula="of:=[RMIntervenant.F8]" office:value-type="string" office:string-value="Guingamp" calcext:value-type="string">
            <text:p>Guingamp</text:p>
          </table:table-cell>
          <table:table-cell table:formula="of:=[RMIntervenant.J8]" office:value-type="string" office:string-value="01" calcext:value-type="string">
            <text:p>01</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formula="of:=[PC.G2]" office:value-type="string" office:string-value="01" calcext:value-type="string">
            <text:p>01</text:p>
          </table:table-cell>
          <table:table-cell table:formula="of:=[RMIntervenant.P8]" office:value-type="string" office:string-value="et que le sanglier c’est bon" calcext:value-type="string">
            <text:p>et que le sanglier c’est bon</text:p>
          </table:table-cell>
          <table:table-cell table:formula="of:=[CE.I2]" office:value-type="string" office:string-value="01" calcext:value-type="string">
            <text:p>01</text:p>
          </table:table-cell>
          <table:table-cell table:formula="of:=[AV_CE.D2]" office:value-type="string" office:string-value="01" calcext:value-type="string">
            <text:p>01</text:p>
          </table:table-cell>
          <table:table-cell table:formula="of:=[CdC.F2]" office:value-type="string" office:string-value="01" calcext:value-type="string">
            <text:p>01</text:p>
          </table:table-cell>
          <table:table-cell table:style-name="ce29" table:formula="of:=[AV_CE.$R$2]" office:value-type="date" office:date-value="2016-01-01" calcext:value-type="date">
            <text:p>01/01/16</text:p>
          </table:table-cell>
          <table:table-cell table:number-columns-repeated="1000"/>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formula="of:=[Global.E2]" office:value-type="string" office:string-value="01" calcext:value-type="string">
            <text:p>01</text:p>
          </table:table-cell>
          <table:table-cell table:formula="of:=[RMIntervenant.AA9]" office:value-type="string" office:string-value="SIMR" calcext:value-type="string">
            <text:p>SIMR</text:p>
          </table:table-cell>
          <table:table-cell office:value-type="string" calcext:value-type="string">
            <text:p>01</text:p>
          </table:table-cell>
          <table:table-cell table:formula="of:=[Global.M2]" office:value-type="string" office:string-value="Grégory JOLLY" calcext:value-type="string">
            <text:p>Grégory JOLLY</text:p>
          </table:table-cell>
          <table:table-cell table:formula="of:=[RMIntervenant.A9]" office:value-type="string" office:string-value="Richie" calcext:value-type="string">
            <text:p>Richie</text:p>
          </table:table-cell>
          <table:table-cell table:formula="of:=[RMIntervenant.B9]" office:value-type="string" office:string-value="SIM" calcext:value-type="string">
            <text:p>SIM</text:p>
          </table:table-cell>
          <table:table-cell table:formula="of:=[RMIntervenant.D9]" office:value-type="string" office:string-value="777, Boulevard des Airs" calcext:value-type="string">
            <text:p>777, Boulevard des Airs</text:p>
          </table:table-cell>
          <table:table-cell table:formula="of:=[RMIntervenant.E9]" office:value-type="string" office:string-value="11000" calcext:value-type="string">
            <text:p>11000</text:p>
          </table:table-cell>
          <table:table-cell table:formula="of:=[RMIntervenant.F9]" office:value-type="string" office:string-value="Guingamp" calcext:value-type="string">
            <text:p>Guingamp</text:p>
          </table:table-cell>
          <table:table-cell table:formula="of:=[RMIntervenant.J9]" office:value-type="string" office:string-value="01" calcext:value-type="string">
            <text:p>01</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formula="of:=[PC.G2]" office:value-type="string" office:string-value="01" calcext:value-type="string">
            <text:p>01</text:p>
          </table:table-cell>
          <table:table-cell table:formula="of:=[RMIntervenant.P9]" office:value-type="string" office:string-value="surtout avec des champignons" calcext:value-type="string">
            <text:p>surtout avec des champignons</text:p>
          </table:table-cell>
          <table:table-cell table:formula="of:=[CE.I2]" office:value-type="string" office:string-value="01" calcext:value-type="string">
            <text:p>01</text:p>
          </table:table-cell>
          <table:table-cell table:formula="of:=[AV_CE.D2]" office:value-type="string" office:string-value="01" calcext:value-type="string">
            <text:p>01</text:p>
          </table:table-cell>
          <table:table-cell table:formula="of:=[CdC.F2]" office:value-type="string" office:string-value="01" calcext:value-type="string">
            <text:p>01</text:p>
          </table:table-cell>
          <table:table-cell table:style-name="ce29" table:formula="of:=[AV_CE.$R$2]" office:value-type="date" office:date-value="2016-01-01" calcext:value-type="date">
            <text:p>01/01/16</text:p>
          </table:table-cell>
          <table:table-cell table:number-columns-repeated="1000"/>
        </table:table-row>
        <table:table-row table:style-name="ro1" table:number-rows-repeated="1048566">
          <table:table-cell table:number-columns-repeated="1020"/>
        </table:table-row>
        <table:table-row table:style-name="ro1">
          <table:table-cell table:number-columns-repeated="1020"/>
        </table:table-row>
      </table:table>
      <table:table table:name="ARM_CJ" table:style-name="ta1">
        <table:shapes>
          <draw:frame draw:z-index="0" draw:style-name="gr27" draw:text-style-name="P7" svg:width="45.59mm" svg:height="4.47mm" svg:x="11.18mm" svg:y="23.3mm">
            <draw:text-box>
              <text:p text:style-name="P5"><text:span text:style-name="T23">ARM Client pour la Junior</text:span></text:p>
            </draw:text-box>
          </draw:frame>
        </table:shapes>
        <table:table-column table:style-name="co127" table:visibility="collapse" table:default-cell-style-name="ce28"/>
        <table:table-column table:style-name="co114" table:visibility="collapse" table:default-cell-style-name="ce28"/>
        <table:table-column table:style-name="co115" table:visibility="collapse" table:default-cell-style-name="ce28"/>
        <table:table-column table:style-name="co15" table:visibility="collapse" table:default-cell-style-name="ce28"/>
        <table:table-column table:style-name="co101" table:visibility="collapse" table:default-cell-style-name="ce28"/>
        <table:table-column table:style-name="co3" table:visibility="collapse" table:default-cell-style-name="ce28"/>
        <table:table-column table:style-name="co125" table:visibility="collapse" table:default-cell-style-name="ce28"/>
        <table:table-column table:style-name="co4" table:visibility="collapse" table:default-cell-style-name="ce28"/>
        <table:table-column table:style-name="co116" table:visibility="collapse" table:default-cell-style-name="ce28"/>
        <table:table-column table:style-name="co135" table:visibility="collapse" table:default-cell-style-name="ce28"/>
        <table:table-column table:style-name="co129" table:visibility="collapse" table:default-cell-style-name="ce28"/>
        <table:table-column table:style-name="co174" table:default-cell-style-name="ce95"/>
        <table:table-column table:style-name="co1" table:number-columns-repeated="3" table:default-cell-style-name="ce1"/>
        <table:table-column table:style-name="co1" table:visibility="collapse" table:default-cell-style-name="ce28"/>
        <table:table-row table:style-name="ro1">
          <table:table-cell table:formula="of:=[Global.C1]" office:value-type="string" office:string-value="REF_etude"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nom_president</text:p>
          </table:table-cell>
          <table:table-cell office:value-type="string" calcext:value-type="string">
            <text:p>societe_client</text:p>
          </table:table-cell>
          <table:table-cell office:value-type="string" calcext:value-type="string">
            <text:p>adresse_client</text:p>
          </table:table-cell>
          <table:table-cell office:value-type="string" calcext:value-type="string">
            <text:p>code_postal_client</text:p>
          </table:table-cell>
          <table:table-cell office:value-type="string" calcext:value-type="string">
            <text:p>nom_ville_client</text:p>
          </table:table-cell>
          <table:table-cell office:value-type="string" calcext:value-type="string">
            <text:p>prenom_client</text:p>
          </table:table-cell>
          <table:table-cell office:value-type="string" calcext:value-type="string">
            <text:p>NOM_client</text:p>
          </table:table-cell>
          <table:table-cell office:value-type="string" calcext:value-type="string">
            <text:p>poste_client</text:p>
          </table:table-cell>
          <table:table-cell office:value-type="string" calcext:value-type="string">
            <text:p>description_du_materiel_prete</text:p>
          </table:table-cell>
          <table:table-cell office:value-type="string" calcext:value-type="string">
            <text:p>date_annee</text:p>
          </table:table-cell>
          <table:table-cell office:value-type="string" calcext:value-type="string">
            <text:p>date_mois</text:p>
          </table:table-cell>
          <table:table-cell office:value-type="string" calcext:value-type="string">
            <text:p>date_jour</text:p>
          </table:table-cell>
          <table:table-cell office:value-type="string" calcext:value-type="string">
            <text:p>date</text:p>
          </table:table-cell>
        </table:table-row>
        <table:table-row table:style-name="ro8">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8" table:formula="of:=[Global.M2]" office:value-type="string" office:string-value="Grégory JOLLY" calcext:value-type="string">
            <text:p>Grégory JOLLY</text:p>
          </table:table-cell>
          <table:table-cell table:style-name="ce8" table:formula="of:=[Global.F2]" office:value-type="string" office:string-value="Google Inc." calcext:value-type="string">
            <text:p>Google Inc.</text:p>
          </table:table-cell>
          <table:table-cell table:style-name="ce8" table:formula="of:=[Global.G2]" office:value-type="string" office:string-value="1, rue de la Raie" calcext:value-type="string">
            <text:p>1, rue de la Raie</text:p>
          </table:table-cell>
          <table:table-cell table:style-name="ce8" table:formula="of:=[Global.H2]" office:value-type="string" office:string-value="06400" calcext:value-type="string">
            <text:p>06400</text:p>
          </table:table-cell>
          <table:table-cell table:style-name="ce8" table:formula="of:=[Global.I2]" office:value-type="string" office:string-value="Montcuq" calcext:value-type="string">
            <text:p>Montcuq</text:p>
          </table:table-cell>
          <table:table-cell table:style-name="ce8" table:formula="of:=[Global.B2]" office:value-type="string" office:string-value="Jean" calcext:value-type="string">
            <text:p>Jean</text:p>
          </table:table-cell>
          <table:table-cell table:style-name="ce8" table:formula="of:=[Global.A2]" office:value-type="string" office:string-value="BONBEUR" calcext:value-type="string">
            <text:p>BONBEUR</text:p>
          </table:table-cell>
          <table:table-cell table:style-name="ce8" table:formula="of:=[Global.J2]" office:value-type="string" office:string-value="Responsable" calcext:value-type="string">
            <text:p>Responsable</text:p>
          </table:table-cell>
          <table:table-cell table:style-name="ce64" office:value-type="string" calcext:value-type="string">
            <text:p>Un coussin péteur de catégorie 2</text:p>
          </table:table-cell>
          <table:table-cell table:style-name="ce64" office:value-type="float" office:value="2016" calcext:value-type="float">
            <text:p>2016</text:p>
          </table:table-cell>
          <table:table-cell table:number-columns-repeated="2" table:style-name="ce89" office:value-type="string" calcext:value-type="string">
            <text:p>01</text:p>
          </table:table-cell>
          <table:table-cell table:style-name="ce29" table:formula="of:=DATE([.M2];[.N2];[.O2])" office:value-type="date" office:date-value="2016-01-01" calcext:value-type="date">
            <text:p>01/01/16</text:p>
          </table:table-cell>
        </table:table-row>
      </table:table>
      <table:table table:name="ARM_JI" table:style-name="ta1">
        <table:shapes>
          <draw:frame draw:z-index="0" draw:style-name="gr28" draw:text-style-name="P7" svg:width="63.58mm" svg:height="4.73mm" svg:x="8.54mm" svg:y="32.9mm">
            <draw:text-box>
              <text:p text:style-name="P5"><text:span text:style-name="T23">ARM Junior pour le(s) Intervenant(s)</text:span></text:p>
            </draw:text-box>
          </draw:frame>
          <draw:frame draw:z-index="1" draw:style-name="gr25" draw:text-style-name="P6" svg:width="91.63mm" svg:height="10.67mm" svg:x="8.33mm" svg:y="40.21mm">
            <draw:text-box>
              <text:p><text:span text:style-name="T7">Le matériel est prêté au nom du </text:span><text:span text:style-name="T7">premier Intervenant se trouvant sur </text:span><text:span text:style-name="T7">la feuille de calcul </text:span><text:span text:style-name="T8">RMIntervenant.</text:span></text:p>
            </draw:text-box>
          </draw:frame>
        </table:shapes>
        <table:table-column table:style-name="co127" table:visibility="collapse" table:default-cell-style-name="ce28"/>
        <table:table-column table:style-name="co114" table:visibility="collapse" table:default-cell-style-name="ce28"/>
        <table:table-column table:style-name="co115" table:visibility="collapse" table:default-cell-style-name="ce28"/>
        <table:table-column table:style-name="co15" table:visibility="collapse" table:default-cell-style-name="ce28"/>
        <table:table-column table:style-name="co169" table:visibility="collapse" table:default-cell-style-name="ce28"/>
        <table:table-column table:style-name="co143" table:visibility="collapse" table:default-cell-style-name="ce28"/>
        <table:table-column table:style-name="co170" table:visibility="collapse" table:default-cell-style-name="ce28"/>
        <table:table-column table:style-name="co171" table:visibility="collapse" table:default-cell-style-name="ce28"/>
        <table:table-column table:style-name="co59" table:visibility="collapse" table:default-cell-style-name="ce28"/>
        <table:table-column table:style-name="co175" table:visibility="collapse" table:default-cell-style-name="ce23"/>
        <table:table-column table:style-name="co1" table:number-columns-repeated="3" table:default-cell-style-name="ce1"/>
        <table:table-column table:style-name="co1" table:visibility="collapse" table:default-cell-style-name="ce28"/>
        <table:table-row table:style-name="ro1">
          <table:table-cell table:formula="of:=[Global.C1]" office:value-type="string" office:string-value="REF_etude"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nom_president</text:p>
          </table:table-cell>
          <table:table-cell office:value-type="string" calcext:value-type="string">
            <text:p>prenom_intervenant</text:p>
          </table:table-cell>
          <table:table-cell office:value-type="string" calcext:value-type="string">
            <text:p>NOM_intervenant</text:p>
          </table:table-cell>
          <table:table-cell office:value-type="string" calcext:value-type="string">
            <text:p>adresse_intervenant</text:p>
          </table:table-cell>
          <table:table-cell office:value-type="string" calcext:value-type="string">
            <text:p>code_postal_intervenant</text:p>
          </table:table-cell>
          <table:table-cell office:value-type="string" calcext:value-type="string">
            <text:p>nom_ville_intervenant</text:p>
          </table:table-cell>
          <table:table-cell office:value-type="string" calcext:value-type="string">
            <text:p>description_du_materiel_prete</text:p>
          </table:table-cell>
          <table:table-cell office:value-type="string" calcext:value-type="string">
            <text:p>date_annee</text:p>
          </table:table-cell>
          <table:table-cell office:value-type="string" calcext:value-type="string">
            <text:p>date_mois</text:p>
          </table:table-cell>
          <table:table-cell office:value-type="string" calcext:value-type="string">
            <text:p>date_jour</text:p>
          </table:table-cell>
          <table:table-cell office:value-type="string" calcext:value-type="string">
            <text:p>date</text:p>
          </table:table-cell>
        </table:table-row>
        <table:table-row table:style-name="ro1">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108" table:formula="of:=[Global.M2]" office:value-type="string" office:string-value="Grégory JOLLY" calcext:value-type="string">
            <text:p>Grégory JOLLY</text:p>
          </table:table-cell>
          <table:table-cell table:style-name="ce8" table:formula="of:=[RMIntervenant.A2]" office:value-type="string" office:string-value="Richie" calcext:value-type="string">
            <text:p>Richie</text:p>
          </table:table-cell>
          <table:table-cell table:style-name="ce8" table:formula="of:=[RMIntervenant.B2]" office:value-type="string" office:string-value="SIM" calcext:value-type="string">
            <text:p>SIM</text:p>
          </table:table-cell>
          <table:table-cell table:style-name="ce8" table:formula="of:=[RMIntervenant.D2]" office:value-type="string" office:string-value="777, Boulevard des Airs" calcext:value-type="string">
            <text:p>777, Boulevard des Airs</text:p>
          </table:table-cell>
          <table:table-cell table:style-name="ce8" table:formula="of:=[RMIntervenant.E2]" office:value-type="string" office:string-value="11000" calcext:value-type="string">
            <text:p>11000</text:p>
          </table:table-cell>
          <table:table-cell table:style-name="ce8" table:formula="of:=[RMIntervenant.F2]" office:value-type="string" office:string-value="Guingamp" calcext:value-type="string">
            <text:p>Guingamp</text:p>
          </table:table-cell>
          <table:table-cell table:style-name="ce8" table:formula="of:=[ARM_CJ.L2]" office:value-type="string" office:string-value="Un coussin péteur de catégorie 2" calcext:value-type="string">
            <text:p>Un coussin péteur de catégorie 2</text:p>
          </table:table-cell>
          <table:table-cell table:style-name="ce8" table:formula="of:=[ARM_CJ.M2]" office:value-type="float" office:value="2016" calcext:value-type="float">
            <text:p>2016</text:p>
          </table:table-cell>
          <table:table-cell table:style-name="ce8" table:formula="of:=[ARM_CJ.N2]" office:value-type="string" office:string-value="01" calcext:value-type="string">
            <text:p>01</text:p>
          </table:table-cell>
          <table:table-cell table:style-name="ce8" table:formula="of:=[ARM_CJ.O2]" office:value-type="string" office:string-value="01" calcext:value-type="string">
            <text:p>01</text:p>
          </table:table-cell>
          <table:table-cell table:style-name="ce29" table:formula="of:=DATE([.K2];[.L2];[.M2])" office:value-type="date" office:date-value="2016-01-01" calcext:value-type="date">
            <text:p>01/01/16</text:p>
          </table:table-cell>
        </table:table-row>
      </table:table>
      <table:table table:name="ARM_IJ" table:style-name="ta1">
        <table:shapes>
          <draw:frame draw:z-index="0" draw:style-name="gr29" draw:text-style-name="P7" svg:width="59.46mm" svg:height="4.51mm" svg:x="6.9mm" svg:y="19.57mm">
            <draw:text-box>
              <text:p text:style-name="P5"><text:span text:style-name="T23">ARM Intervenant(s) pour la Junior</text:span></text:p>
            </draw:text-box>
          </draw:frame>
        </table:shapes>
        <table:table-column table:style-name="co127" table:visibility="collapse" table:default-cell-style-name="Default"/>
        <table:table-column table:style-name="co114" table:visibility="collapse" table:default-cell-style-name="Default"/>
        <table:table-column table:style-name="co115" table:visibility="collapse" table:default-cell-style-name="Default"/>
        <table:table-column table:style-name="co15" table:visibility="collapse" table:default-cell-style-name="Default"/>
        <table:table-column table:style-name="co169" table:visibility="collapse" table:default-cell-style-name="Default"/>
        <table:table-column table:style-name="co143" table:visibility="collapse" table:default-cell-style-name="Default"/>
        <table:table-column table:style-name="co170" table:visibility="collapse" table:default-cell-style-name="Default"/>
        <table:table-column table:style-name="co171" table:visibility="collapse" table:default-cell-style-name="Default"/>
        <table:table-column table:style-name="co59" table:visibility="collapse" table:default-cell-style-name="Default"/>
        <table:table-column table:style-name="co175" table:visibility="collapse" table:default-cell-style-name="Default"/>
        <table:table-column table:style-name="co163" table:visibility="collapse" table:default-cell-style-name="Default"/>
        <table:table-column table:style-name="co176" table:default-cell-style-name="ce110"/>
        <table:table-column table:style-name="co177" table:default-cell-style-name="ce110"/>
        <table:table-column table:style-name="co178" table:default-cell-style-name="ce110"/>
        <table:table-column table:style-name="co1" table:visibility="collapse" table:default-cell-style-name="Default"/>
        <table:table-row table:style-name="ro1">
          <table:table-cell table:style-name="ce28" table:formula="of:=[Global.C1]" office:value-type="string" office:string-value="REF_etude" calcext:value-type="string">
            <text:p>REF_etude</text:p>
          </table:table-cell>
          <table:table-cell table:style-name="ce28" office:value-type="string" calcext:value-type="string">
            <text:p>annee_etude</text:p>
          </table:table-cell>
          <table:table-cell table:style-name="ce28" office:value-type="string" calcext:value-type="string">
            <text:p>numero_etude</text:p>
          </table:table-cell>
          <table:table-cell table:style-name="ce28" office:value-type="string" calcext:value-type="string">
            <text:p>nom_president</text:p>
          </table:table-cell>
          <table:table-cell table:style-name="ce28" office:value-type="string" calcext:value-type="string">
            <text:p>prenom_intervenant</text:p>
          </table:table-cell>
          <table:table-cell table:style-name="ce28" office:value-type="string" calcext:value-type="string">
            <text:p>NOM_intervenant</text:p>
          </table:table-cell>
          <table:table-cell table:style-name="ce28" office:value-type="string" calcext:value-type="string">
            <text:p>adresse_intervenant</text:p>
          </table:table-cell>
          <table:table-cell table:style-name="ce28" office:value-type="string" calcext:value-type="string">
            <text:p>code_postal_intervenant</text:p>
          </table:table-cell>
          <table:table-cell table:style-name="ce28" office:value-type="string" calcext:value-type="string">
            <text:p>nom_ville_intervenant</text:p>
          </table:table-cell>
          <table:table-cell table:style-name="ce28" office:value-type="string" calcext:value-type="string">
            <text:p>description_du_materiel_prete</text:p>
          </table:table-cell>
          <table:table-cell table:style-name="ce28" office:value-type="string" calcext:value-type="string">
            <text:p>date_arm_02</text:p>
          </table:table-cell>
          <table:table-cell table:style-name="ce1" office:value-type="string" calcext:value-type="string">
            <text:p>date_annee</text:p>
          </table:table-cell>
          <table:table-cell table:style-name="ce1" office:value-type="string" calcext:value-type="string">
            <text:p>date_mois</text:p>
          </table:table-cell>
          <table:table-cell table:style-name="ce1" office:value-type="string" calcext:value-type="string">
            <text:p>date_jour</text:p>
          </table:table-cell>
          <table:table-cell table:style-name="ce28" office:value-type="string" calcext:value-type="string">
            <text:p>date</text:p>
          </table:table-cell>
        </table:table-row>
        <table:table-row table:style-name="ro1">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8" table:formula="of:=[Global.M2]" office:value-type="string" office:string-value="Grégory JOLLY" calcext:value-type="string">
            <text:p>Grégory JOLLY</text:p>
          </table:table-cell>
          <table:table-cell table:style-name="ce8" table:formula="of:=[RMIntervenant.A2]" office:value-type="string" office:string-value="Richie" calcext:value-type="string">
            <text:p>Richie</text:p>
          </table:table-cell>
          <table:table-cell table:style-name="ce8" table:formula="of:=[RMIntervenant.B2]" office:value-type="string" office:string-value="SIM" calcext:value-type="string">
            <text:p>SIM</text:p>
          </table:table-cell>
          <table:table-cell table:style-name="ce8" table:formula="of:=[RMIntervenant.D2]" office:value-type="string" office:string-value="777, Boulevard des Airs" calcext:value-type="string">
            <text:p>777, Boulevard des Airs</text:p>
          </table:table-cell>
          <table:table-cell table:style-name="ce8" table:formula="of:=[RMIntervenant.E2]" office:value-type="string" office:string-value="11000" calcext:value-type="string">
            <text:p>11000</text:p>
          </table:table-cell>
          <table:table-cell table:style-name="ce8" table:formula="of:=[RMIntervenant.F2]" office:value-type="string" office:string-value="Guingamp" calcext:value-type="string">
            <text:p>Guingamp</text:p>
          </table:table-cell>
          <table:table-cell table:style-name="ce8" table:formula="of:=[ARM_CJ.L2]" office:value-type="string" office:string-value="Un coussin péteur de catégorie 2" calcext:value-type="string">
            <text:p>Un coussin péteur de catégorie 2</text:p>
          </table:table-cell>
          <table:table-cell table:style-name="ce29" table:formula="of:=[ARM_JI.N2]" office:value-type="date" office:date-value="2016-01-01" calcext:value-type="date">
            <text:p>01/01/16</text:p>
          </table:table-cell>
          <table:table-cell table:style-name="ce109" office:value-type="float" office:value="2016" calcext:value-type="float">
            <text:p>2016</text:p>
          </table:table-cell>
          <table:table-cell table:number-columns-repeated="2" table:style-name="ce107" office:value-type="string" calcext:value-type="string">
            <text:p>01</text:p>
          </table:table-cell>
          <table:table-cell table:style-name="ce29" table:formula="of:=DATE([.L2];[.M2];[.N2])" office:value-type="date" office:date-value="2016-01-01" calcext:value-type="date">
            <text:p>01/01/16</text:p>
          </table:table-cell>
        </table:table-row>
        <table:table-row table:style-name="ro1" table:number-rows-repeated="1048573">
          <table:table-cell table:number-columns-repeated="15"/>
        </table:table-row>
        <table:table-row table:style-name="ro1">
          <table:table-cell table:number-columns-repeated="15"/>
        </table:table-row>
      </table:table>
      <table:table table:name="ARM_JC" table:style-name="ta1">
        <table:shapes>
          <draw:frame draw:z-index="0" draw:style-name="gr30" draw:text-style-name="P7" svg:width="45.39mm" svg:height="4.84mm" svg:x="8.3mm" svg:y="16.02mm">
            <draw:text-box>
              <text:p text:style-name="P5"><text:span text:style-name="T23">ARM Junior pour le Client</text:span></text:p>
            </draw:text-box>
          </draw:frame>
        </table:shapes>
        <table:table-column table:style-name="co127" table:visibility="collapse" table:default-cell-style-name="ce23"/>
        <table:table-column table:style-name="co114" table:visibility="collapse" table:default-cell-style-name="ce23"/>
        <table:table-column table:style-name="co115" table:visibility="collapse" table:default-cell-style-name="ce23"/>
        <table:table-column table:style-name="co15" table:visibility="collapse" table:default-cell-style-name="ce28"/>
        <table:table-column table:style-name="co101" table:visibility="collapse" table:default-cell-style-name="ce28"/>
        <table:table-column table:style-name="co3" table:visibility="collapse" table:default-cell-style-name="ce28"/>
        <table:table-column table:style-name="co125" table:visibility="collapse" table:default-cell-style-name="ce28"/>
        <table:table-column table:style-name="co4" table:visibility="collapse" table:default-cell-style-name="ce28"/>
        <table:table-column table:style-name="co116" table:visibility="collapse" table:default-cell-style-name="ce28"/>
        <table:table-column table:style-name="co135" table:visibility="collapse" table:default-cell-style-name="ce28"/>
        <table:table-column table:style-name="co129" table:visibility="collapse" table:default-cell-style-name="ce28"/>
        <table:table-column table:style-name="co175" table:visibility="collapse" table:default-cell-style-name="ce23"/>
        <table:table-column table:style-name="co1" table:visibility="collapse" table:default-cell-style-name="ce23"/>
        <table:table-column table:style-name="co22" table:default-cell-style-name="ce1"/>
        <table:table-column table:style-name="co23" table:default-cell-style-name="ce1"/>
        <table:table-column table:style-name="co24" table:default-cell-style-name="ce1"/>
        <table:table-column table:style-name="co41" table:visibility="collapse" table:default-cell-style-name="ce28"/>
        <table:table-row table:style-name="ro1">
          <table:table-cell table:formula="of:=[Global.C1]" office:value-type="string" office:string-value="REF_etude"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nom_president</text:p>
          </table:table-cell>
          <table:table-cell office:value-type="string" calcext:value-type="string">
            <text:p>societe_client</text:p>
          </table:table-cell>
          <table:table-cell office:value-type="string" calcext:value-type="string">
            <text:p>adresse_client</text:p>
          </table:table-cell>
          <table:table-cell office:value-type="string" calcext:value-type="string">
            <text:p>code_postal_client</text:p>
          </table:table-cell>
          <table:table-cell office:value-type="string" calcext:value-type="string">
            <text:p>nom_ville_client</text:p>
          </table:table-cell>
          <table:table-cell office:value-type="string" calcext:value-type="string">
            <text:p>prenom_client</text:p>
          </table:table-cell>
          <table:table-cell office:value-type="string" calcext:value-type="string">
            <text:p>NOM_client</text:p>
          </table:table-cell>
          <table:table-cell office:value-type="string" calcext:value-type="string">
            <text:p>poste_client</text:p>
          </table:table-cell>
          <table:table-cell office:value-type="string" calcext:value-type="string">
            <text:p>description_du_materiel_prete</text:p>
          </table:table-cell>
          <table:table-cell office:value-type="string" calcext:value-type="string">
            <text:p>date_arm_01</text:p>
          </table:table-cell>
          <table:table-cell office:value-type="string" calcext:value-type="string">
            <text:p>date_annee</text:p>
          </table:table-cell>
          <table:table-cell office:value-type="string" calcext:value-type="string">
            <text:p>date_mois</text:p>
          </table:table-cell>
          <table:table-cell office:value-type="string" calcext:value-type="string">
            <text:p>date_jour</text:p>
          </table:table-cell>
          <table:table-cell office:value-type="string" calcext:value-type="string">
            <text:p>date</text:p>
          </table:table-cell>
        </table:table-row>
        <table:table-row table:style-name="ro1">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8" table:formula="of:=[Global.M2]" office:value-type="string" office:string-value="Grégory JOLLY" calcext:value-type="string">
            <text:p>Grégory JOLLY</text:p>
          </table:table-cell>
          <table:table-cell table:style-name="ce8" table:formula="of:=[Global.F2]" office:value-type="string" office:string-value="Google Inc." calcext:value-type="string">
            <text:p>Google Inc.</text:p>
          </table:table-cell>
          <table:table-cell table:style-name="ce8" table:formula="of:=[Global.G2]" office:value-type="string" office:string-value="1, rue de la Raie" calcext:value-type="string">
            <text:p>1, rue de la Raie</text:p>
          </table:table-cell>
          <table:table-cell table:style-name="ce8" table:formula="of:=[Global.H2]" office:value-type="string" office:string-value="06400" calcext:value-type="string">
            <text:p>06400</text:p>
          </table:table-cell>
          <table:table-cell table:style-name="ce8" table:formula="of:=[Global.I2]" office:value-type="string" office:string-value="Montcuq" calcext:value-type="string">
            <text:p>Montcuq</text:p>
          </table:table-cell>
          <table:table-cell table:style-name="ce8" table:formula="of:=[Global.B2]" office:value-type="string" office:string-value="Jean" calcext:value-type="string">
            <text:p>Jean</text:p>
          </table:table-cell>
          <table:table-cell table:style-name="ce8" table:formula="of:=[Global.A2]" office:value-type="string" office:string-value="BONBEUR" calcext:value-type="string">
            <text:p>BONBEUR</text:p>
          </table:table-cell>
          <table:table-cell table:style-name="ce8" table:formula="of:=[Global.J2]" office:value-type="string" office:string-value="Responsable" calcext:value-type="string">
            <text:p>Responsable</text:p>
          </table:table-cell>
          <table:table-cell table:style-name="ce8" table:formula="of:=[ARM_CJ.L2]" office:value-type="string" office:string-value="Un coussin péteur de catégorie 2" calcext:value-type="string">
            <text:p>Un coussin péteur de catégorie 2</text:p>
          </table:table-cell>
          <table:table-cell table:style-name="ce29" table:formula="of:=[ARM_CJ.P2]" office:value-type="date" office:date-value="2016-01-01" calcext:value-type="date">
            <text:p>01/01/16</text:p>
          </table:table-cell>
          <table:table-cell table:style-name="ce106" table:formula="of:=[ARM_IJ.L2]" office:value-type="float" office:value="2016" calcext:value-type="float">
            <text:p>2016</text:p>
          </table:table-cell>
          <table:table-cell table:style-name="ce106" table:formula="of:=[ARM_IJ.M2]" office:value-type="string" office:string-value="01" calcext:value-type="string">
            <text:p>01</text:p>
          </table:table-cell>
          <table:table-cell table:style-name="ce106" table:formula="of:=[ARM_IJ.N2]" office:value-type="string" office:string-value="01" calcext:value-type="string">
            <text:p>01</text:p>
          </table:table-cell>
          <table:table-cell table:style-name="ce29" table:formula="of:=DATE([.N2];[.O2];[.P2])" office:value-type="date" office:date-value="2016-01-01" calcext:value-type="date">
            <text:p>01/01/16</text:p>
          </table:table-cell>
        </table:table-row>
      </table:table>
      <table:table table:name="AVR_CE" table:style-name="ta1">
        <table:table-column table:style-name="co1" table:visibility="collapse" table:default-cell-style-name="ce28"/>
        <table:table-column table:style-name="co114" table:visibility="collapse" table:default-cell-style-name="ce28"/>
        <table:table-column table:style-name="co115" table:visibility="collapse" table:default-cell-style-name="ce28"/>
        <table:table-column table:style-name="co48" table:default-cell-style-name="ce1"/>
        <table:table-column table:style-name="co15" table:visibility="collapse" table:default-cell-style-name="ce28"/>
        <table:table-column table:style-name="co179" table:visibility="collapse" table:default-cell-style-name="ce28"/>
        <table:table-column table:style-name="co59" table:visibility="collapse" table:default-cell-style-name="ce28"/>
        <table:table-column table:style-name="co125" table:visibility="collapse" table:default-cell-style-name="ce28"/>
        <table:table-column table:style-name="co4" table:visibility="collapse" table:default-cell-style-name="ce28"/>
        <table:table-column table:style-name="co116" table:visibility="collapse" table:default-cell-style-name="ce28"/>
        <table:table-column table:style-name="co42" table:visibility="collapse" table:default-cell-style-name="ce28"/>
        <table:table-column table:style-name="co166" table:visibility="collapse" table:default-cell-style-name="ce28"/>
        <table:table-column table:style-name="co83" table:visibility="collapse" table:default-cell-style-name="ce28"/>
        <table:table-column table:style-name="co180" table:default-cell-style-name="ce1"/>
        <table:table-column table:style-name="co113" table:default-cell-style-name="ce1"/>
        <table:table-column table:style-name="co78" table:visibility="collapse" table:default-cell-style-name="ce28"/>
        <table:table-column table:style-name="co181" table:default-cell-style-name="ce1"/>
        <table:table-column table:style-name="co182" table:default-cell-style-name="ce1"/>
        <table:table-column table:style-name="co183" table:visibility="collapse" table:default-cell-style-name="ce28"/>
        <table:table-column table:style-name="co184" table:default-cell-style-name="ce1"/>
        <table:table-column table:style-name="co185" table:visibility="collapse" table:default-cell-style-name="ce28"/>
        <table:table-column table:style-name="co179" table:visibility="collapse" table:default-cell-style-name="ce28"/>
        <table:table-column table:style-name="co66" table:visibility="collapse" table:default-cell-style-name="ce28"/>
        <table:table-column table:style-name="co3" table:visibility="collapse" table:default-cell-style-name="ce28"/>
        <table:table-column table:style-name="co186" table:visibility="collapse" table:default-cell-style-name="ce28"/>
        <table:table-column table:style-name="co63" table:default-cell-style-name="ce95"/>
        <table:table-column table:style-name="co187" table:visibility="collapse" table:default-cell-style-name="ce23"/>
        <table:table-column table:style-name="co188" table:visibility="collapse" table:default-cell-style-name="ce28"/>
        <table:table-column table:style-name="co189" table:visibility="collapse" table:default-cell-style-name="ce28"/>
        <table:table-column table:style-name="co190" table:visibility="collapse" table:default-cell-style-name="ce28"/>
        <table:table-column table:style-name="co1" table:number-columns-repeated="3" table:default-cell-style-name="ce1"/>
        <table:table-column table:style-name="co1" table:visibility="collapse" table:default-cell-style-name="ce28"/>
        <table:table-row table:style-name="ro1">
          <table:table-cell table:formula="of:=[Global.C1]" office:value-type="string" office:string-value="REF_etude" calcext:value-type="string">
            <text:p>REF_etude</text:p>
          </table:table-cell>
          <table:table-cell office:value-type="string" calcext:value-type="string">
            <text:p>annee_etude</text:p>
          </table:table-cell>
          <table:table-cell office:value-type="string" calcext:value-type="string">
            <text:p>numero_etude</text:p>
          </table:table-cell>
          <table:table-cell office:value-type="string" calcext:value-type="string">
            <text:p>version</text:p>
          </table:table-cell>
          <table:table-cell office:value-type="string" calcext:value-type="string">
            <text:p>nom_president</text:p>
          </table:table-cell>
          <table:table-cell office:value-type="string" calcext:value-type="string">
            <text:p>societe_client</text:p>
          </table:table-cell>
          <table:table-cell office:value-type="string" calcext:value-type="string">
            <text:p>adresse_client</text:p>
          </table:table-cell>
          <table:table-cell office:value-type="string" calcext:value-type="string">
            <text:p>code_postal_client</text:p>
          </table:table-cell>
          <table:table-cell office:value-type="string" calcext:value-type="string">
            <text:p>nom_ville_client</text:p>
          </table:table-cell>
          <table:table-cell office:value-type="string" calcext:value-type="string">
            <text:p>prenom_client</text:p>
          </table:table-cell>
          <table:table-cell office:value-type="string" calcext:value-type="string">
            <text:p>NOM_client</text:p>
          </table:table-cell>
          <table:table-cell office:value-type="string" calcext:value-type="string">
            <text:p>poste_client</text:p>
          </table:table-cell>
          <table:table-cell office:value-type="string" calcext:value-type="string">
            <text:p>version_ce</text:p>
          </table:table-cell>
          <table:table-cell office:value-type="string" calcext:value-type="string">
            <text:p>phase_realisee</text:p>
          </table:table-cell>
          <table:table-cell office:value-type="string" calcext:value-type="string">
            <text:p>nbr_jeh_realises</text:p>
          </table:table-cell>
          <table:table-cell office:value-type="string" calcext:value-type="string">
            <text:p>nbr_jeh_realises_lettres</text:p>
          </table:table-cell>
          <table:table-cell office:value-type="string" calcext:value-type="string">
            <text:p>livrable_realise</text:p>
          </table:table-cell>
          <table:table-cell office:value-type="string" calcext:value-type="string">
            <text:p>new_montant_sans_frais_ht</text:p>
          </table:table-cell>
          <table:table-cell office:value-type="string" calcext:value-type="string">
            <text:p>new_montant_sans_frais_ht_lettres</text:p>
          </table:table-cell>
          <table:table-cell office:value-type="string" calcext:value-type="string">
            <text:p>new_montant_ht_frais</text:p>
          </table:table-cell>
          <table:table-cell office:value-type="string" calcext:value-type="string">
            <text:p>new_montant_ht_frais_lettres</text:p>
          </table:table-cell>
          <table:table-cell office:value-type="string" calcext:value-type="string">
            <text:p>new_montant_ht</text:p>
          </table:table-cell>
          <table:table-cell office:value-type="string" calcext:value-type="string">
            <text:p>new_montant_ht_lettres</text:p>
          </table:table-cell>
          <table:table-cell office:value-type="string" calcext:value-type="string">
            <text:p>new_montant_ttc</text:p>
          </table:table-cell>
          <table:table-cell office:value-type="string" calcext:value-type="string">
            <text:p>new_montant_ttc_lettres</text:p>
          </table:table-cell>
          <table:table-cell office:value-type="string" calcext:value-type="string">
            <text:p>montant_deja_paye_ht</text:p>
          </table:table-cell>
          <table:table-cell office:value-type="string" calcext:value-type="string">
            <text:p>new_montant_<text:span text:style-name="T27">solde</text:span>_final_ht</text:p>
          </table:table-cell>
          <table:table-cell office:value-type="string" calcext:value-type="string">
            <text:p>new_montant_solde_final_ht_lettres</text:p>
          </table:table-cell>
          <table:table-cell office:value-type="string" calcext:value-type="string">
            <text:p>new_montant_solde_final_ttc</text:p>
          </table:table-cell>
          <table:table-cell office:value-type="string" calcext:value-type="string">
            <text:p>new_montant_solde_final_ttc_lettres</text:p>
          </table:table-cell>
          <table:table-cell office:value-type="string" calcext:value-type="string">
            <text:p>date_annee</text:p>
          </table:table-cell>
          <table:table-cell office:value-type="string" calcext:value-type="string">
            <text:p>date_mois</text:p>
          </table:table-cell>
          <table:table-cell office:value-type="string" calcext:value-type="string">
            <text:p>date_jour</text:p>
          </table:table-cell>
          <table:table-cell office:value-type="string" calcext:value-type="string">
            <text:p>date</text:p>
          </table:table-cell>
        </table:table-row>
        <table:table-row table:style-name="ro1">
          <table:table-cell table:style-name="ce8" table:formula="of:=[Global.C2]" office:value-type="string" office:string-value="OPT" calcext:value-type="string">
            <text:p>OPT</text:p>
          </table:table-cell>
          <table:table-cell table:style-name="ce8" table:formula="of:=[Global.D2]" office:value-type="float" office:value="2016" calcext:value-type="float">
            <text:p>2016</text:p>
          </table:table-cell>
          <table:table-cell table:style-name="ce8" table:formula="of:=[Global.E2]" office:value-type="string" office:string-value="01" calcext:value-type="string">
            <text:p>01</text:p>
          </table:table-cell>
          <table:table-cell table:style-name="ce87" office:value-type="string" calcext:value-type="string">
            <text:p>01</text:p>
          </table:table-cell>
          <table:table-cell table:style-name="ce8" table:formula="of:=[Global.M2]" office:value-type="string" office:string-value="Grégory JOLLY" calcext:value-type="string">
            <text:p>Grégory JOLLY</text:p>
          </table:table-cell>
          <table:table-cell table:style-name="ce8" table:formula="of:=[Global.F2]" office:value-type="string" office:string-value="Google Inc." calcext:value-type="string">
            <text:p>Google Inc.</text:p>
          </table:table-cell>
          <table:table-cell table:style-name="ce8" table:formula="of:=[Global.G2]" office:value-type="string" office:string-value="1, rue de la Raie" calcext:value-type="string">
            <text:p>1, rue de la Raie</text:p>
          </table:table-cell>
          <table:table-cell table:style-name="ce8" table:formula="of:=[Global.H2]" office:value-type="string" office:string-value="06400" calcext:value-type="string">
            <text:p>06400</text:p>
          </table:table-cell>
          <table:table-cell table:style-name="ce8" table:formula="of:=[Global.I2]" office:value-type="string" office:string-value="Montcuq" calcext:value-type="string">
            <text:p>Montcuq</text:p>
          </table:table-cell>
          <table:table-cell table:style-name="ce8" table:formula="of:=[Global.B2]" office:value-type="string" office:string-value="Jean" calcext:value-type="string">
            <text:p>Jean</text:p>
          </table:table-cell>
          <table:table-cell table:style-name="ce8" table:formula="of:=[Global.A2]" office:value-type="string" office:string-value="BONBEUR" calcext:value-type="string">
            <text:p>BONBEUR</text:p>
          </table:table-cell>
          <table:table-cell table:style-name="ce8" table:formula="of:=[Global.J2]" office:value-type="string" office:string-value="Responsable" calcext:value-type="string">
            <text:p>Responsable</text:p>
          </table:table-cell>
          <table:table-cell table:style-name="ce8" table:formula="of:=[CE.I2]" office:value-type="string" office:string-value="01" calcext:value-type="string">
            <text:p>01</text:p>
          </table:table-cell>
          <table:table-cell table:style-name="ce64" office:value-type="string" calcext:value-type="string">
            <text:p>Phase d’analyse</text:p>
          </table:table-cell>
          <table:table-cell table:style-name="ce64" office:value-type="float" office:value="1" calcext:value-type="float">
            <text:p>1</text:p>
          </table:table-cell>
          <table:table-cell table:style-name="ce8" table:formula="of:=ORG.NUMBERTEXT.NUMBERTEXT([.O2];&quot;fr&quot;)" office:value-type="string" office:string-value="un" calcext:value-type="string">
            <text:p>un</text:p>
          </table:table-cell>
          <table:table-cell table:style-name="ce64" office:value-type="string" calcext:value-type="string">
            <text:p>Un rapport d’analyse</text:p>
          </table:table-cell>
          <table:table-cell table:style-name="ce98" office:value-type="currency" office:currency="€ H.T." office:value="200" calcext:value-type="currency">
            <office:annotation office:display="true" draw:style-name="gr31" draw:text-style-name="P2" svg:width="28.99mm" svg:height="10.76mm" svg:x="197.26mm" svg:y="16.76mm" draw:caption-point-x="41.52mm" draw:caption-point-y="-12.15mm">
              <dc:date>2016-02-26T00:00:00</dc:date>
              <text:p text:style-name="P5"><text:span text:style-name="T1">Correspond à nbr_jeh_realises</text:span></text:p>
            </office:annotation>
            <text:p>200,00 € H.T.</text:p>
          </table:table-cell>
          <table:table-cell table:style-name="ce8" table:formula="of:=ORG.NUMBERTEXT.NUMBERTEXT([.R2];&quot;fr&quot;)" office:value-type="string" office:string-value="deux cents" calcext:value-type="string">
            <text:p>deux cents</text:p>
          </table:table-cell>
          <table:table-cell table:style-name="ce98" office:value-type="currency" office:currency="€ H.T." office:value="40" calcext:value-type="currency">
            <text:p>40,00 € H.T.</text:p>
          </table:table-cell>
          <table:table-cell table:style-name="ce8" table:formula="of:=ORG.NUMBERTEXT.NUMBERTEXT([.T2];&quot;fr&quot;)" office:value-type="string" office:string-value="quarante" calcext:value-type="string">
            <text:p>quarante</text:p>
          </table:table-cell>
          <table:table-cell table:style-name="ce90" table:formula="of:=SUM([.R2];[.T2])" office:value-type="currency" office:currency="€ H.T." office:value="240" calcext:value-type="currency">
            <text:p>240,00 € H.T.</text:p>
          </table:table-cell>
          <table:table-cell table:style-name="ce8" table:formula="of:=ORG.NUMBERTEXT.NUMBERTEXT([.V2];&quot;fr&quot;)" office:value-type="string" office:string-value="deux cent quarante" calcext:value-type="string">
            <text:p>deux cent quarante</text:p>
          </table:table-cell>
          <table:table-cell table:style-name="ce90" table:formula="of:=1.2*[.V2]" office:value-type="currency" office:currency="€ H.T." office:value="288" calcext:value-type="currency">
            <text:p>288,00 € H.T.</text:p>
          </table:table-cell>
          <table:table-cell table:style-name="ce8" table:formula="of:=ORG.NUMBERTEXT.NUMBERTEXT([.X2];&quot;fr&quot;)" office:value-type="string" office:string-value="deux cent quatre-vingt-huit" calcext:value-type="string">
            <text:p>deux cent quatre-vingt-huit</text:p>
          </table:table-cell>
          <table:table-cell table:style-name="ce98" office:value-type="currency" office:currency="€ H.T." office:value="0" calcext:value-type="currency">
            <text:p>0,00 € H.T.</text:p>
          </table:table-cell>
          <table:table-cell table:style-name="ce90" table:formula="of:=[.V2]-[.Z2]" office:value-type="currency" office:currency="€ H.T." office:value="240" calcext:value-type="currency">
            <text:p>240,00 € H.T.</text:p>
          </table:table-cell>
          <table:table-cell table:style-name="ce8" table:formula="of:=ORG.NUMBERTEXT.NUMBERTEXT([.AA2];&quot;fr&quot;)" office:value-type="string" office:string-value="deux cent quarante" calcext:value-type="string">
            <text:p>deux cent quarante</text:p>
          </table:table-cell>
          <table:table-cell table:style-name="ce90" table:formula="of:=1.2*[.AA2]" office:value-type="currency" office:currency="€ H.T." office:value="288" calcext:value-type="currency">
            <text:p>288,00 € H.T.</text:p>
          </table:table-cell>
          <table:table-cell table:style-name="ce8" table:formula="of:=ORG.NUMBERTEXT.NUMBERTEXT([.AC2];&quot;fr&quot;)" office:value-type="string" office:string-value="deux cent quatre-vingt-huit" calcext:value-type="string">
            <text:p>deux cent quatre-vingt-huit</text:p>
          </table:table-cell>
          <table:table-cell table:style-name="ce64" office:value-type="float" office:value="2016" calcext:value-type="float">
            <text:p>2016</text:p>
          </table:table-cell>
          <table:table-cell table:number-columns-repeated="2" table:style-name="ce89" office:value-type="string" calcext:value-type="string">
            <text:p>01</text:p>
          </table:table-cell>
          <table:table-cell table:style-name="ce29" table:formula="of:=DATE([.AE2];[.AF2];[.AG2])" office:value-type="date" office:date-value="2016-01-01" calcext:value-type="date">
            <text:p>01/01/16</text:p>
          </table:table-cell>
        </table:table-row>
      </table:table>
      <table:table table:name="AVR_RM" table:style-name="ta1">
        <table:shapes>
          <draw:frame draw:z-index="0" draw:style-name="gr32" draw:text-style-name="P12" svg:width="61.58mm" svg:height="58.7mm" svg:x="6.14mm" svg:y="51.18mm">
            <draw:text-box>
              <text:p><text:span text:style-name="T14">L’ordre des signataires est </text:span><text:span text:style-name="T14">établi par les deux colonnes </text:span><text:span text:style-name="T14">vertes qui sont à </text:span><text:span text:style-name="T13">ne PAS </text:span><text:span text:style-name="T13">modifier</text:span><text:span text:style-name="T14">.</text:span></text:p>
              <text:p><text:span text:style-name="T14"/></text:p>
              <text:p><text:span text:style-name="T14">Supprimez ensuite les </text:span><text:span text:style-name="T14">lignes en trop (en faisant un </text:span><text:span text:style-name="T14">clic-droit sur le numéro de </text:span><text:span text:style-name="T14">ligne à supprimer et en </text:span><text:span text:style-name="T14">cliquant ensuite sur </text:span><text:span text:style-name="T24">Supprimer les lignes</text:span><text:span text:style-name="T25">)</text:span><text:span text:style-name="T14">.</text:span></text:p>
              <text:p><text:span text:style-name="T14"/></text:p>
              <text:p><text:span text:style-name="T14">Un fichier PDF sera généré </text:span><text:span text:style-name="T14">par ligne si vous suivez la </text:span><text:span text:style-name="T14">procédure sur le Wiki.</text:span></text:p>
            </draw:text-box>
          </draw:frame>
        </table:shapes>
        <table:table-column table:style-name="co127" table:visibility="collapse" table:default-cell-style-name="ce8"/>
        <table:table-column table:style-name="co114" table:visibility="collapse" table:default-cell-style-name="ce8"/>
        <table:table-column table:style-name="co115" table:visibility="collapse" table:default-cell-style-name="ce8"/>
        <table:table-column table:style-name="co191" table:visibility="collapse" table:default-cell-style-name="ce8"/>
        <table:table-column table:style-name="co48" table:default-cell-style-name="ce24"/>
        <table:table-column table:style-name="co15" table:visibility="collapse" table:default-cell-style-name="ce8"/>
        <table:table-column table:style-name="co101" table:visibility="collapse" table:default-cell-style-name="ce8"/>
        <table:table-column table:style-name="co3" table:visibility="collapse" table:default-cell-style-name="ce8"/>
        <table:table-column table:style-name="co125" table:visibility="collapse" table:default-cell-style-name="ce8"/>
        <table:table-column table:style-name="co4" table:visibility="collapse" table:default-cell-style-name="ce8"/>
        <table:table-column table:style-name="co116" table:visibility="collapse" table:default-cell-style-name="ce8"/>
        <table:table-column table:style-name="co135" table:visibility="collapse" table:default-cell-style-name="ce8"/>
        <table:table-column table:style-name="co129" table:visibility="collapse" table:default-cell-style-name="ce8"/>
        <table:table-column table:style-name="co83" table:visibility="collapse" table:default-cell-style-name="ce8"/>
        <table:table-column table:style-name="co1" table:visibility="collapse" table:default-cell-style-name="ce8"/>
        <table:table-column table:style-name="co107" table:visibility="collapse" table:default-cell-style-name="ce8"/>
        <table:table-column table:style-name="co10" table:default-cell-style-name="ce8"/>
        <table:table-column table:style-name="co143" table:default-cell-style-name="ce8"/>
        <table:table-column table:style-name="co192" table:visibility="collapse" table:number-columns-repeated="3" table:default-cell-style-name="ce8"/>
        <table:table-column table:style-name="co193" table:default-cell-style-name="ce8"/>
        <table:table-column table:style-name="co194" table:visibility="collapse" table:default-cell-style-name="ce8"/>
        <table:table-column table:style-name="co144" table:default-cell-style-name="ce8"/>
        <table:table-column table:style-name="co195" table:visibility="collapse" table:default-cell-style-name="ce8"/>
        <table:table-column table:style-name="co171" table:visibility="collapse" table:default-cell-style-name="ce8"/>
        <table:table-column table:style-name="co196" table:visibility="collapse" table:default-cell-style-name="ce8"/>
        <table:table-column table:style-name="co1" table:number-columns-repeated="3" table:default-cell-style-name="ce24"/>
        <table:table-column table:style-name="co1" table:visibility="collapse" table:default-cell-style-name="ce8"/>
        <table:table-column table:style-name="co1" table:number-columns-repeated="990" table:default-cell-style-name="ce8"/>
        <table:table-row table:style-name="ro1">
          <table:table-cell table:style-name="ce28" table:formula="of:=[Global.C1]" office:value-type="string" office:string-value="REF_etude" calcext:value-type="string">
            <text:p>REF_etude</text:p>
          </table:table-cell>
          <table:table-cell table:style-name="ce28" office:value-type="string" calcext:value-type="string">
            <text:p>annee_etude</text:p>
          </table:table-cell>
          <table:table-cell table:style-name="ce28" office:value-type="string" calcext:value-type="string">
            <text:p>numero_etude</text:p>
          </table:table-cell>
          <table:table-cell table:style-name="ce23" office:value-type="string" calcext:value-type="string">
            <text:p>LOGIN_signataire</text:p>
          </table:table-cell>
          <table:table-cell table:style-name="ce92" office:value-type="string" calcext:value-type="string">
            <text:p>version</text:p>
          </table:table-cell>
          <table:table-cell table:style-name="ce28" office:value-type="string" calcext:value-type="string">
            <text:p>nom_president</text:p>
          </table:table-cell>
          <table:table-cell table:style-name="ce28" office:value-type="string" calcext:value-type="string">
            <text:p>societe_client</text:p>
          </table:table-cell>
          <table:table-cell table:style-name="ce28" office:value-type="string" calcext:value-type="string">
            <text:p>adresse_client</text:p>
          </table:table-cell>
          <table:table-cell table:style-name="ce28" office:value-type="string" calcext:value-type="string">
            <text:p>code_postal_client</text:p>
          </table:table-cell>
          <table:table-cell table:style-name="ce28" office:value-type="string" calcext:value-type="string">
            <text:p>nom_ville_client</text:p>
          </table:table-cell>
          <table:table-cell table:style-name="ce28" office:value-type="string" calcext:value-type="string">
            <text:p>prenom_client</text:p>
          </table:table-cell>
          <table:table-cell table:style-name="ce28" office:value-type="string" calcext:value-type="string">
            <text:p>NOM_client</text:p>
          </table:table-cell>
          <table:table-cell table:style-name="ce28" office:value-type="string" calcext:value-type="string">
            <text:p>poste_client</text:p>
          </table:table-cell>
          <table:table-cell table:style-name="ce28" office:value-type="string" calcext:value-type="string">
            <text:p>version_ce</text:p>
          </table:table-cell>
          <table:table-cell table:style-name="ce23" office:value-type="string" calcext:value-type="string">
            <text:p>version_rm</text:p>
          </table:table-cell>
          <table:table-cell table:style-name="ce28" office:value-type="string" calcext:value-type="string">
            <text:p>version_avr_ce</text:p>
          </table:table-cell>
          <table:table-cell table:style-name="ce23" office:value-type="string" calcext:value-type="string">
            <text:p>prenom_signataire</text:p>
          </table:table-cell>
          <table:table-cell table:style-name="ce23" office:value-type="string" calcext:value-type="string">
            <text:p>NOM_signataire</text:p>
          </table:table-cell>
          <table:table-cell table:style-name="ce23" office:value-type="string" calcext:value-type="string">
            <text:p>adresse_signataire</text:p>
          </table:table-cell>
          <table:table-cell table:style-name="ce23" office:value-type="string" calcext:value-type="string">
            <text:p>code_postal_signataire</text:p>
          </table:table-cell>
          <table:table-cell table:style-name="ce23" office:value-type="string" calcext:value-type="string">
            <text:p>nom_ville_signataire</text:p>
          </table:table-cell>
          <table:table-cell table:style-name="ce1" office:value-type="string" calcext:value-type="string">
            <text:p>new_nbr_jeh_signataire</text:p>
          </table:table-cell>
          <table:table-cell table:style-name="ce28" office:value-type="string" calcext:value-type="string">
            <text:p>new_nbr_jeh_signataire_lettres</text:p>
          </table:table-cell>
          <table:table-cell table:style-name="ce1" office:value-type="string" calcext:value-type="string">
            <text:p>montant_jeh_signataire</text:p>
          </table:table-cell>
          <table:table-cell table:style-name="ce28" office:value-type="string" calcext:value-type="string">
            <text:p>montant_jeh_signataire_lettres</text:p>
          </table:table-cell>
          <table:table-cell table:style-name="ce28" office:value-type="string" calcext:value-type="string">
            <text:p>montant_total_signataire</text:p>
          </table:table-cell>
          <table:table-cell table:style-name="ce28" office:value-type="string" calcext:value-type="string">
            <text:p>montant_total_signataire_lettres</text:p>
          </table:table-cell>
          <table:table-cell table:style-name="ce92" office:value-type="string" calcext:value-type="string">
            <text:p>date_annee</text:p>
          </table:table-cell>
          <table:table-cell table:style-name="ce92" office:value-type="string" calcext:value-type="string">
            <text:p>date_mois</text:p>
          </table:table-cell>
          <table:table-cell table:style-name="ce92" office:value-type="string" calcext:value-type="string">
            <text:p>date_jour</text:p>
          </table:table-cell>
          <table:table-cell table:style-name="ce28" office:value-type="string" calcext:value-type="string">
            <text:p>date</text:p>
          </table:table-cell>
          <table:table-cell table:number-columns-repeated="990"/>
        </table:table-row>
        <table:table-row table:style-name="ro1">
          <table:table-cell table:formula="of:=[Global.C2]" office:value-type="string" office:string-value="OPT" calcext:value-type="string">
            <text:p>OPT</text:p>
          </table:table-cell>
          <table:table-cell table:formula="of:=[Global.D2]" office:value-type="float" office:value="2016" calcext:value-type="float">
            <text:p>2016</text:p>
          </table:table-cell>
          <table:table-cell table:formula="of:=[Global.E2]" office:value-type="string" office:string-value="01" calcext:value-type="string">
            <text:p>01</text:p>
          </table:table-cell>
          <table:table-cell table:formula="of:=[RMChaff.R2]" office:value-type="string" office:string-value="EMMICHEJ" calcext:value-type="string">
            <text:p>EMMICHEJ</text:p>
          </table:table-cell>
          <table:table-cell office:value-type="string" calcext:value-type="string">
            <text:p>01</text:p>
          </table:table-cell>
          <table:table-cell table:formula="of:=[Global.M2]" office:value-type="string" office:string-value="Grégory JOLLY" calcext:value-type="string">
            <text:p>Grégory JOLLY</text:p>
          </table:table-cell>
          <table:table-cell table:formula="of:=[Global.F2]" office:value-type="string" office:string-value="Google Inc." calcext:value-type="string">
            <text:p>Google Inc.</text:p>
          </table:table-cell>
          <table:table-cell table:formula="of:=[Global.G2]" office:value-type="string" office:string-value="1, rue de la Raie" calcext:value-type="string">
            <text:p>1, rue de la Raie</text:p>
          </table:table-cell>
          <table:table-cell table:formula="of:=[Global.H2]" office:value-type="string" office:string-value="06400" calcext:value-type="string">
            <text:p>06400</text:p>
          </table:table-cell>
          <table:table-cell table:formula="of:=[Global.I2]" office:value-type="string" office:string-value="Montcuq" calcext:value-type="string">
            <text:p>Montcuq</text:p>
          </table:table-cell>
          <table:table-cell table:formula="of:=[Global.B2]" office:value-type="string" office:string-value="Jean" calcext:value-type="string">
            <text:p>Jean</text:p>
          </table:table-cell>
          <table:table-cell table:formula="of:=[Global.A2]" office:value-type="string" office:string-value="BONBEUR" calcext:value-type="string">
            <text:p>BONBEUR</text:p>
          </table:table-cell>
          <table:table-cell table:formula="of:=[Global.J2]" office:value-type="string" office:string-value="Responsable" calcext:value-type="string">
            <text:p>Responsable</text:p>
          </table:table-cell>
          <table:table-cell table:formula="of:=[CE.I2]" office:value-type="string" office:string-value="01" calcext:value-type="string">
            <text:p>01</text:p>
          </table:table-cell>
          <table:table-cell table:formula="of:=[RMChaff.I2]" office:value-type="string" office:string-value="01" calcext:value-type="string">
            <text:p>01</text:p>
          </table:table-cell>
          <table:table-cell table:formula="of:=[AVR_CE.D2]" office:value-type="string" office:string-value="01" calcext:value-type="string">
            <text:p>01</text:p>
          </table:table-cell>
          <table:table-cell table:formula="of:=[RMChaff.A2]" office:value-type="string" office:string-value="Jacky" calcext:value-type="string">
            <text:p>Jacky</text:p>
          </table:table-cell>
          <table:table-cell table:formula="of:=[RMChaff.B2]" office:value-type="string" office:string-value="EMMICHEL" calcext:value-type="string">
            <text:p>EMMICHEL</text:p>
          </table:table-cell>
          <table:table-cell table:formula="of:=[RMChaff.C2]" office:value-type="string" office:string-value="1, Boulevard Gambetta" calcext:value-type="string">
            <text:p>1, Boulevard Gambetta</text:p>
          </table:table-cell>
          <table:table-cell table:formula="of:=[RMChaff.D2]" office:value-type="string" office:string-value="38000" calcext:value-type="string">
            <text:p>38000</text:p>
          </table:table-cell>
          <table:table-cell table:formula="of:=[RMChaff.E2]" office:value-type="string" office:string-value="Grenoble" calcext:value-type="string">
            <text:p>Grenoble</text:p>
          </table:table-cell>
          <table:table-cell table:style-name="ce64" office:value-type="float" office:value="2" calcext:value-type="float">
            <text:p>2</text:p>
          </table:table-cell>
          <table:table-cell table:formula="of:=ORG.NUMBERTEXT.NUMBERTEXT([.V2];&quot;fr&quot;)" office:value-type="string" office:string-value="deux" calcext:value-type="string">
            <text:p>deux</text:p>
          </table:table-cell>
          <table:table-cell table:style-name="ce111" office:value-type="currency" office:currency="EUR" office:value="200" calcext:value-type="currency">
            <text:p>200,00 €</text:p>
          </table:table-cell>
          <table:table-cell table:formula="of:=ORG.NUMBERTEXT.NUMBERTEXT([.X2];&quot;fr&quot;)" office:value-type="string" office:string-value="deux cents" calcext:value-type="string">
            <text:p>deux cents</text:p>
          </table:table-cell>
          <table:table-cell table:style-name="ce112" table:formula="of:=[.V2]*[.X2]" office:value-type="currency" office:currency="EUR" office:value="400" calcext:value-type="currency">
            <text:p>400,00 €</text:p>
          </table:table-cell>
          <table:table-cell table:formula="of:=ORG.NUMBERTEXT.NUMBERTEXT([.Z2];&quot;fr&quot;)" office:value-type="string" office:string-value="quatre cents" calcext:value-type="string">
            <text:p>quatre cents</text:p>
          </table:table-cell>
          <table:table-cell table:style-name="ce107" office:value-type="string" calcext:value-type="string">
            <text:p>2016</text:p>
          </table:table-cell>
          <table:table-cell table:number-columns-repeated="2" table:style-name="ce107" office:value-type="string" calcext:value-type="string">
            <text:p>01</text:p>
          </table:table-cell>
          <table:table-cell table:style-name="ce29" table:formula="of:=DATE([.AB2];[.AC2];[.AD2])" office:value-type="date" office:date-value="2016-01-01" calcext:value-type="date">
            <text:p>01/01/16</text:p>
          </table:table-cell>
          <table:table-cell table:number-columns-repeated="990"/>
        </table:table-row>
        <table:table-row table:style-name="ro1">
          <table:table-cell table:formula="of:=[$AVR_RM.$A$2]" office:value-type="string" office:string-value="OPT" calcext:value-type="string">
            <text:p>OPT</text:p>
          </table:table-cell>
          <table:table-cell table:formula="of:=[$AVR_RM.$B$2]" office:value-type="float" office:value="2016" calcext:value-type="float">
            <text:p>2016</text:p>
          </table:table-cell>
          <table:table-cell table:formula="of:=[$AVR_RM.$C$2]" office:value-type="string" office:string-value="01" calcext:value-type="string">
            <text:p>01</text:p>
          </table:table-cell>
          <table:table-cell table:formula="of:=[RMIntervenant.AA2]" office:value-type="string" office:string-value="SIMR" calcext:value-type="string">
            <text:p>SIMR</text:p>
          </table:table-cell>
          <table:table-cell office:value-type="string" calcext:value-type="string">
            <text:p>01</text:p>
          </table:table-cell>
          <table:table-cell table:formula="of:=[$AVR_RM.$F$2]" office:value-type="string" office:string-value="Grégory JOLLY" calcext:value-type="string">
            <text:p>Grégory JOLLY</text:p>
          </table:table-cell>
          <table:table-cell table:formula="of:=[$AVR_RM.$G$2]" office:value-type="string" office:string-value="Google Inc." calcext:value-type="string">
            <text:p>Google Inc.</text:p>
          </table:table-cell>
          <table:table-cell table:formula="of:=[$AVR_RM.$H$2]" office:value-type="string" office:string-value="1, rue de la Raie" calcext:value-type="string">
            <text:p>1, rue de la Raie</text:p>
          </table:table-cell>
          <table:table-cell table:formula="of:=[$AVR_RM.$I$2]" office:value-type="string" office:string-value="06400" calcext:value-type="string">
            <text:p>06400</text:p>
          </table:table-cell>
          <table:table-cell table:formula="of:=[$AVR_RM.$J$2]" office:value-type="string" office:string-value="Montcuq" calcext:value-type="string">
            <text:p>Montcuq</text:p>
          </table:table-cell>
          <table:table-cell table:formula="of:=[$AVR_RM.$K$2]" office:value-type="string" office:string-value="Jean" calcext:value-type="string">
            <text:p>Jean</text:p>
          </table:table-cell>
          <table:table-cell table:formula="of:=[$AVR_RM.$L$2]" office:value-type="string" office:string-value="BONBEUR" calcext:value-type="string">
            <text:p>BONBEUR</text:p>
          </table:table-cell>
          <table:table-cell table:formula="of:=[$AVR_RM.$M$2]" office:value-type="string" office:string-value="Responsable" calcext:value-type="string">
            <text:p>Responsable</text:p>
          </table:table-cell>
          <table:table-cell table:formula="of:=[$AVR_RM.$N$2]" office:value-type="string" office:string-value="01" calcext:value-type="string">
            <text:p>01</text:p>
          </table:table-cell>
          <table:table-cell table:formula="of:=[RMIntervenant.J2]" office:value-type="string" office:string-value="01" calcext:value-type="string">
            <text:p>01</text:p>
          </table:table-cell>
          <table:table-cell table:formula="of:=[$AVR_RM.$P$2]" office:value-type="string" office:string-value="01" calcext:value-type="string">
            <text:p>01</text:p>
          </table:table-cell>
          <table:table-cell table:formula="of:=[RMIntervenant.A2]" office:value-type="string" office:string-value="Richie" calcext:value-type="string">
            <text:p>Richie</text:p>
          </table:table-cell>
          <table:table-cell table:formula="of:=[RMIntervenant.B2]" office:value-type="string" office:string-value="SIM" calcext:value-type="string">
            <text:p>SIM</text:p>
          </table:table-cell>
          <table:table-cell table:formula="of:=[RMIntervenant.D2]" office:value-type="string" office:string-value="777, Boulevard des Airs" calcext:value-type="string">
            <text:p>777, Boulevard des Airs</text:p>
          </table:table-cell>
          <table:table-cell table:formula="of:=[RMIntervenant.E2]" office:value-type="string" office:string-value="11000" calcext:value-type="string">
            <text:p>11000</text:p>
          </table:table-cell>
          <table:table-cell table:formula="of:=[RMIntervenant.F2]" office:value-type="string" office:string-value="Guingamp" calcext:value-type="string">
            <text:p>Guingamp</text:p>
          </table:table-cell>
          <table:table-cell table:style-name="ce64" office:value-type="float" office:value="3" calcext:value-type="float">
            <text:p>3</text:p>
          </table:table-cell>
          <table:table-cell table:formula="of:=ORG.NUMBERTEXT.NUMBERTEXT([.V3];&quot;fr&quot;)" office:value-type="string" office:string-value="trois" calcext:value-type="string">
            <text:p>trois</text:p>
          </table:table-cell>
          <table:table-cell table:style-name="ce111" office:value-type="currency" office:currency="EUR" office:value="320" calcext:value-type="currency">
            <text:p>320,00 €</text:p>
          </table:table-cell>
          <table:table-cell table:formula="of:=ORG.NUMBERTEXT.NUMBERTEXT([.X3];&quot;fr&quot;)" office:value-type="string" office:string-value="trois cent vingt" calcext:value-type="string">
            <text:p>trois cent vingt</text:p>
          </table:table-cell>
          <table:table-cell table:style-name="ce112" table:formula="of:=[.V3]*[.X3]" office:value-type="currency" office:currency="EUR" office:value="960" calcext:value-type="currency">
            <text:p>960,00 €</text:p>
          </table:table-cell>
          <table:table-cell table:formula="of:=ORG.NUMBERTEXT.NUMBERTEXT([.Z3];&quot;fr&quot;)" office:value-type="string" office:string-value="neuf cent soixante" calcext:value-type="string">
            <text:p>neuf cent soixante</text:p>
          </table:table-cell>
          <table:table-cell table:style-name="ce107" office:value-type="string" calcext:value-type="string">
            <text:p>2016</text:p>
          </table:table-cell>
          <table:table-cell table:number-columns-repeated="2" table:style-name="ce107" office:value-type="string" calcext:value-type="string">
            <text:p>01</text:p>
          </table:table-cell>
          <table:table-cell table:style-name="ce29" table:formula="of:=DATE([.AB3];[.AC3];[.AD3])" office:value-type="date" office:date-value="2016-01-01" calcext:value-type="date">
            <text:p>01/01/16</text:p>
          </table:table-cell>
          <table:table-cell table:number-columns-repeated="990"/>
        </table:table-row>
        <table:table-row table:style-name="ro1">
          <table:table-cell table:formula="of:=[$AVR_RM.$A$2]" office:value-type="string" office:string-value="OPT" calcext:value-type="string">
            <text:p>OPT</text:p>
          </table:table-cell>
          <table:table-cell table:formula="of:=[$AVR_RM.$B$2]" office:value-type="float" office:value="2016" calcext:value-type="float">
            <text:p>2016</text:p>
          </table:table-cell>
          <table:table-cell table:formula="of:=[$AVR_RM.$C$2]" office:value-type="string" office:string-value="01" calcext:value-type="string">
            <text:p>01</text:p>
          </table:table-cell>
          <table:table-cell table:formula="of:=[RMIntervenant.AA3]" office:value-type="string" office:string-value="SIMR" calcext:value-type="string">
            <text:p>SIMR</text:p>
          </table:table-cell>
          <table:table-cell office:value-type="string" calcext:value-type="string">
            <text:p>01</text:p>
          </table:table-cell>
          <table:table-cell table:formula="of:=[$AVR_RM.$F$2]" office:value-type="string" office:string-value="Grégory JOLLY" calcext:value-type="string">
            <text:p>Grégory JOLLY</text:p>
          </table:table-cell>
          <table:table-cell table:formula="of:=[$AVR_RM.$G$2]" office:value-type="string" office:string-value="Google Inc." calcext:value-type="string">
            <text:p>Google Inc.</text:p>
          </table:table-cell>
          <table:table-cell table:formula="of:=[$AVR_RM.$H$2]" office:value-type="string" office:string-value="1, rue de la Raie" calcext:value-type="string">
            <text:p>1, rue de la Raie</text:p>
          </table:table-cell>
          <table:table-cell table:formula="of:=[$AVR_RM.$I$2]" office:value-type="string" office:string-value="06400" calcext:value-type="string">
            <text:p>06400</text:p>
          </table:table-cell>
          <table:table-cell table:formula="of:=[$AVR_RM.$J$2]" office:value-type="string" office:string-value="Montcuq" calcext:value-type="string">
            <text:p>Montcuq</text:p>
          </table:table-cell>
          <table:table-cell table:formula="of:=[$AVR_RM.$K$2]" office:value-type="string" office:string-value="Jean" calcext:value-type="string">
            <text:p>Jean</text:p>
          </table:table-cell>
          <table:table-cell table:formula="of:=[$AVR_RM.$L$2]" office:value-type="string" office:string-value="BONBEUR" calcext:value-type="string">
            <text:p>BONBEUR</text:p>
          </table:table-cell>
          <table:table-cell table:formula="of:=[$AVR_RM.$M$2]" office:value-type="string" office:string-value="Responsable" calcext:value-type="string">
            <text:p>Responsable</text:p>
          </table:table-cell>
          <table:table-cell table:formula="of:=[$AVR_RM.$N$2]" office:value-type="string" office:string-value="01" calcext:value-type="string">
            <text:p>01</text:p>
          </table:table-cell>
          <table:table-cell table:formula="of:=[RMIntervenant.J3]" office:value-type="string" office:string-value="01" calcext:value-type="string">
            <text:p>01</text:p>
          </table:table-cell>
          <table:table-cell table:formula="of:=[$AVR_RM.$P$2]" office:value-type="string" office:string-value="01" calcext:value-type="string">
            <text:p>01</text:p>
          </table:table-cell>
          <table:table-cell table:formula="of:=[RMIntervenant.A3]" office:value-type="string" office:string-value="Richie" calcext:value-type="string">
            <text:p>Richie</text:p>
          </table:table-cell>
          <table:table-cell table:formula="of:=[RMIntervenant.B3]" office:value-type="string" office:string-value="SIM" calcext:value-type="string">
            <text:p>SIM</text:p>
          </table:table-cell>
          <table:table-cell table:formula="of:=[RMIntervenant.D3]" office:value-type="string" office:string-value="777, Boulevard des Airs" calcext:value-type="string">
            <text:p>777, Boulevard des Airs</text:p>
          </table:table-cell>
          <table:table-cell table:formula="of:=[RMIntervenant.E3]" office:value-type="string" office:string-value="11000" calcext:value-type="string">
            <text:p>11000</text:p>
          </table:table-cell>
          <table:table-cell table:formula="of:=[RMIntervenant.F3]" office:value-type="string" office:string-value="Guingamp" calcext:value-type="string">
            <text:p>Guingamp</text:p>
          </table:table-cell>
          <table:table-cell table:style-name="ce64" office:value-type="float" office:value="3" calcext:value-type="float">
            <text:p>3</text:p>
          </table:table-cell>
          <table:table-cell table:formula="of:=ORG.NUMBERTEXT.NUMBERTEXT([.V4];&quot;fr&quot;)" office:value-type="string" office:string-value="trois" calcext:value-type="string">
            <text:p>trois</text:p>
          </table:table-cell>
          <table:table-cell table:style-name="ce111" office:value-type="currency" office:currency="EUR" office:value="320" calcext:value-type="currency">
            <text:p>320,00 €</text:p>
          </table:table-cell>
          <table:table-cell table:formula="of:=ORG.NUMBERTEXT.NUMBERTEXT([.X4];&quot;fr&quot;)" office:value-type="string" office:string-value="trois cent vingt" calcext:value-type="string">
            <text:p>trois cent vingt</text:p>
          </table:table-cell>
          <table:table-cell table:style-name="ce112" table:formula="of:=[.V4]*[.X4]" office:value-type="currency" office:currency="EUR" office:value="960" calcext:value-type="currency">
            <text:p>960,00 €</text:p>
          </table:table-cell>
          <table:table-cell table:formula="of:=ORG.NUMBERTEXT.NUMBERTEXT([.Z4];&quot;fr&quot;)" office:value-type="string" office:string-value="neuf cent soixante" calcext:value-type="string">
            <text:p>neuf cent soixante</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AB4];[.AC4];[.AD4])" office:value-type="date" office:date-value="2016-01-01" calcext:value-type="date">
            <text:p>01/01/16</text:p>
          </table:table-cell>
          <table:table-cell table:number-columns-repeated="990"/>
        </table:table-row>
        <table:table-row table:style-name="ro1">
          <table:table-cell table:formula="of:=[$AVR_RM.$A$2]" office:value-type="string" office:string-value="OPT" calcext:value-type="string">
            <text:p>OPT</text:p>
          </table:table-cell>
          <table:table-cell table:formula="of:=[$AVR_RM.$B$2]" office:value-type="float" office:value="2016" calcext:value-type="float">
            <text:p>2016</text:p>
          </table:table-cell>
          <table:table-cell table:formula="of:=[$AVR_RM.$C$2]" office:value-type="string" office:string-value="01" calcext:value-type="string">
            <text:p>01</text:p>
          </table:table-cell>
          <table:table-cell table:formula="of:=[RMIntervenant.AA4]" office:value-type="string" office:string-value="SIMR" calcext:value-type="string">
            <text:p>SIMR</text:p>
          </table:table-cell>
          <table:table-cell office:value-type="string" calcext:value-type="string">
            <text:p>01</text:p>
          </table:table-cell>
          <table:table-cell table:formula="of:=[$AVR_RM.$F$2]" office:value-type="string" office:string-value="Grégory JOLLY" calcext:value-type="string">
            <text:p>Grégory JOLLY</text:p>
          </table:table-cell>
          <table:table-cell table:formula="of:=[$AVR_RM.$G$2]" office:value-type="string" office:string-value="Google Inc." calcext:value-type="string">
            <text:p>Google Inc.</text:p>
          </table:table-cell>
          <table:table-cell table:formula="of:=[$AVR_RM.$H$2]" office:value-type="string" office:string-value="1, rue de la Raie" calcext:value-type="string">
            <text:p>1, rue de la Raie</text:p>
          </table:table-cell>
          <table:table-cell table:formula="of:=[$AVR_RM.$I$2]" office:value-type="string" office:string-value="06400" calcext:value-type="string">
            <text:p>06400</text:p>
          </table:table-cell>
          <table:table-cell table:formula="of:=[$AVR_RM.$J$2]" office:value-type="string" office:string-value="Montcuq" calcext:value-type="string">
            <text:p>Montcuq</text:p>
          </table:table-cell>
          <table:table-cell table:formula="of:=[$AVR_RM.$K$2]" office:value-type="string" office:string-value="Jean" calcext:value-type="string">
            <text:p>Jean</text:p>
          </table:table-cell>
          <table:table-cell table:formula="of:=[$AVR_RM.$L$2]" office:value-type="string" office:string-value="BONBEUR" calcext:value-type="string">
            <text:p>BONBEUR</text:p>
          </table:table-cell>
          <table:table-cell table:formula="of:=[$AVR_RM.$M$2]" office:value-type="string" office:string-value="Responsable" calcext:value-type="string">
            <text:p>Responsable</text:p>
          </table:table-cell>
          <table:table-cell table:formula="of:=[$AVR_RM.$N$2]" office:value-type="string" office:string-value="01" calcext:value-type="string">
            <text:p>01</text:p>
          </table:table-cell>
          <table:table-cell table:formula="of:=[RMIntervenant.J4]" office:value-type="string" office:string-value="01" calcext:value-type="string">
            <text:p>01</text:p>
          </table:table-cell>
          <table:table-cell table:formula="of:=[$AVR_RM.$P$2]" office:value-type="string" office:string-value="01" calcext:value-type="string">
            <text:p>01</text:p>
          </table:table-cell>
          <table:table-cell table:formula="of:=[RMIntervenant.A4]" office:value-type="string" office:string-value="Richie" calcext:value-type="string">
            <text:p>Richie</text:p>
          </table:table-cell>
          <table:table-cell table:formula="of:=[RMIntervenant.B4]" office:value-type="string" office:string-value="SIM" calcext:value-type="string">
            <text:p>SIM</text:p>
          </table:table-cell>
          <table:table-cell table:formula="of:=[RMIntervenant.D4]" office:value-type="string" office:string-value="777, Boulevard des Airs" calcext:value-type="string">
            <text:p>777, Boulevard des Airs</text:p>
          </table:table-cell>
          <table:table-cell table:formula="of:=[RMIntervenant.E4]" office:value-type="string" office:string-value="11000" calcext:value-type="string">
            <text:p>11000</text:p>
          </table:table-cell>
          <table:table-cell table:formula="of:=[RMIntervenant.F4]" office:value-type="string" office:string-value="Guingamp" calcext:value-type="string">
            <text:p>Guingamp</text:p>
          </table:table-cell>
          <table:table-cell table:style-name="ce64" office:value-type="float" office:value="3" calcext:value-type="float">
            <text:p>3</text:p>
          </table:table-cell>
          <table:table-cell table:formula="of:=ORG.NUMBERTEXT.NUMBERTEXT([.V5];&quot;fr&quot;)" office:value-type="string" office:string-value="trois" calcext:value-type="string">
            <text:p>trois</text:p>
          </table:table-cell>
          <table:table-cell table:style-name="ce111" office:value-type="currency" office:currency="EUR" office:value="320" calcext:value-type="currency">
            <text:p>320,00 €</text:p>
          </table:table-cell>
          <table:table-cell table:formula="of:=ORG.NUMBERTEXT.NUMBERTEXT([.X5];&quot;fr&quot;)" office:value-type="string" office:string-value="trois cent vingt" calcext:value-type="string">
            <text:p>trois cent vingt</text:p>
          </table:table-cell>
          <table:table-cell table:style-name="ce112" table:formula="of:=[.V5]*[.X5]" office:value-type="currency" office:currency="EUR" office:value="960" calcext:value-type="currency">
            <text:p>960,00 €</text:p>
          </table:table-cell>
          <table:table-cell table:formula="of:=ORG.NUMBERTEXT.NUMBERTEXT([.Z5];&quot;fr&quot;)" office:value-type="string" office:string-value="neuf cent soixante" calcext:value-type="string">
            <text:p>neuf cent soixante</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AB5];[.AC5];[.AD5])" office:value-type="date" office:date-value="2016-01-01" calcext:value-type="date">
            <text:p>01/01/16</text:p>
          </table:table-cell>
          <table:table-cell table:number-columns-repeated="990"/>
        </table:table-row>
        <table:table-row table:style-name="ro1">
          <table:table-cell table:formula="of:=[$AVR_RM.$A$2]" office:value-type="string" office:string-value="OPT" calcext:value-type="string">
            <text:p>OPT</text:p>
          </table:table-cell>
          <table:table-cell table:formula="of:=[$AVR_RM.$B$2]" office:value-type="float" office:value="2016" calcext:value-type="float">
            <text:p>2016</text:p>
          </table:table-cell>
          <table:table-cell table:formula="of:=[$AVR_RM.$C$2]" office:value-type="string" office:string-value="01" calcext:value-type="string">
            <text:p>01</text:p>
          </table:table-cell>
          <table:table-cell table:formula="of:=[RMIntervenant.AA5]" office:value-type="string" office:string-value="SIMR" calcext:value-type="string">
            <text:p>SIMR</text:p>
          </table:table-cell>
          <table:table-cell office:value-type="string" calcext:value-type="string">
            <text:p>01</text:p>
          </table:table-cell>
          <table:table-cell table:formula="of:=[$AVR_RM.$F$2]" office:value-type="string" office:string-value="Grégory JOLLY" calcext:value-type="string">
            <text:p>Grégory JOLLY</text:p>
          </table:table-cell>
          <table:table-cell table:formula="of:=[$AVR_RM.$G$2]" office:value-type="string" office:string-value="Google Inc." calcext:value-type="string">
            <text:p>Google Inc.</text:p>
          </table:table-cell>
          <table:table-cell table:formula="of:=[$AVR_RM.$H$2]" office:value-type="string" office:string-value="1, rue de la Raie" calcext:value-type="string">
            <text:p>1, rue de la Raie</text:p>
          </table:table-cell>
          <table:table-cell table:formula="of:=[$AVR_RM.$I$2]" office:value-type="string" office:string-value="06400" calcext:value-type="string">
            <text:p>06400</text:p>
          </table:table-cell>
          <table:table-cell table:formula="of:=[$AVR_RM.$J$2]" office:value-type="string" office:string-value="Montcuq" calcext:value-type="string">
            <text:p>Montcuq</text:p>
          </table:table-cell>
          <table:table-cell table:formula="of:=[$AVR_RM.$K$2]" office:value-type="string" office:string-value="Jean" calcext:value-type="string">
            <text:p>Jean</text:p>
          </table:table-cell>
          <table:table-cell table:formula="of:=[$AVR_RM.$L$2]" office:value-type="string" office:string-value="BONBEUR" calcext:value-type="string">
            <text:p>BONBEUR</text:p>
          </table:table-cell>
          <table:table-cell table:formula="of:=[$AVR_RM.$M$2]" office:value-type="string" office:string-value="Responsable" calcext:value-type="string">
            <text:p>Responsable</text:p>
          </table:table-cell>
          <table:table-cell table:formula="of:=[$AVR_RM.$N$2]" office:value-type="string" office:string-value="01" calcext:value-type="string">
            <text:p>01</text:p>
          </table:table-cell>
          <table:table-cell table:formula="of:=[RMIntervenant.J5]" office:value-type="string" office:string-value="01" calcext:value-type="string">
            <text:p>01</text:p>
          </table:table-cell>
          <table:table-cell table:formula="of:=[$AVR_RM.$P$2]" office:value-type="string" office:string-value="01" calcext:value-type="string">
            <text:p>01</text:p>
          </table:table-cell>
          <table:table-cell table:formula="of:=[RMIntervenant.A5]" office:value-type="string" office:string-value="Richie" calcext:value-type="string">
            <text:p>Richie</text:p>
          </table:table-cell>
          <table:table-cell table:formula="of:=[RMIntervenant.B5]" office:value-type="string" office:string-value="SIM" calcext:value-type="string">
            <text:p>SIM</text:p>
          </table:table-cell>
          <table:table-cell table:formula="of:=[RMIntervenant.D5]" office:value-type="string" office:string-value="777, Boulevard des Airs" calcext:value-type="string">
            <text:p>777, Boulevard des Airs</text:p>
          </table:table-cell>
          <table:table-cell table:formula="of:=[RMIntervenant.E5]" office:value-type="string" office:string-value="11000" calcext:value-type="string">
            <text:p>11000</text:p>
          </table:table-cell>
          <table:table-cell table:formula="of:=[RMIntervenant.F5]" office:value-type="string" office:string-value="Guingamp" calcext:value-type="string">
            <text:p>Guingamp</text:p>
          </table:table-cell>
          <table:table-cell table:style-name="ce64" office:value-type="float" office:value="3" calcext:value-type="float">
            <text:p>3</text:p>
          </table:table-cell>
          <table:table-cell table:formula="of:=ORG.NUMBERTEXT.NUMBERTEXT([.V6];&quot;fr&quot;)" office:value-type="string" office:string-value="trois" calcext:value-type="string">
            <text:p>trois</text:p>
          </table:table-cell>
          <table:table-cell table:style-name="ce111" office:value-type="currency" office:currency="EUR" office:value="320" calcext:value-type="currency">
            <text:p>320,00 €</text:p>
          </table:table-cell>
          <table:table-cell table:formula="of:=ORG.NUMBERTEXT.NUMBERTEXT([.X6];&quot;fr&quot;)" office:value-type="string" office:string-value="trois cent vingt" calcext:value-type="string">
            <text:p>trois cent vingt</text:p>
          </table:table-cell>
          <table:table-cell table:style-name="ce112" table:formula="of:=[.V6]*[.X6]" office:value-type="currency" office:currency="EUR" office:value="960" calcext:value-type="currency">
            <text:p>960,00 €</text:p>
          </table:table-cell>
          <table:table-cell table:formula="of:=ORG.NUMBERTEXT.NUMBERTEXT([.Z6];&quot;fr&quot;)" office:value-type="string" office:string-value="neuf cent soixante" calcext:value-type="string">
            <text:p>neuf cent soixante</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AB6];[.AC6];[.AD6])" office:value-type="date" office:date-value="2016-01-01" calcext:value-type="date">
            <text:p>01/01/16</text:p>
          </table:table-cell>
          <table:table-cell table:number-columns-repeated="990"/>
        </table:table-row>
        <table:table-row table:style-name="ro1">
          <table:table-cell table:formula="of:=[$AVR_RM.$A$2]" office:value-type="string" office:string-value="OPT" calcext:value-type="string">
            <text:p>OPT</text:p>
          </table:table-cell>
          <table:table-cell table:formula="of:=[$AVR_RM.$B$2]" office:value-type="float" office:value="2016" calcext:value-type="float">
            <text:p>2016</text:p>
          </table:table-cell>
          <table:table-cell table:formula="of:=[$AVR_RM.$C$2]" office:value-type="string" office:string-value="01" calcext:value-type="string">
            <text:p>01</text:p>
          </table:table-cell>
          <table:table-cell table:formula="of:=[RMIntervenant.AA6]" office:value-type="string" office:string-value="SIMR" calcext:value-type="string">
            <text:p>SIMR</text:p>
          </table:table-cell>
          <table:table-cell office:value-type="string" calcext:value-type="string">
            <text:p>01</text:p>
          </table:table-cell>
          <table:table-cell table:formula="of:=[$AVR_RM.$F$2]" office:value-type="string" office:string-value="Grégory JOLLY" calcext:value-type="string">
            <text:p>Grégory JOLLY</text:p>
          </table:table-cell>
          <table:table-cell table:formula="of:=[$AVR_RM.$G$2]" office:value-type="string" office:string-value="Google Inc." calcext:value-type="string">
            <text:p>Google Inc.</text:p>
          </table:table-cell>
          <table:table-cell table:formula="of:=[$AVR_RM.$H$2]" office:value-type="string" office:string-value="1, rue de la Raie" calcext:value-type="string">
            <text:p>1, rue de la Raie</text:p>
          </table:table-cell>
          <table:table-cell table:formula="of:=[$AVR_RM.$I$2]" office:value-type="string" office:string-value="06400" calcext:value-type="string">
            <text:p>06400</text:p>
          </table:table-cell>
          <table:table-cell table:formula="of:=[$AVR_RM.$J$2]" office:value-type="string" office:string-value="Montcuq" calcext:value-type="string">
            <text:p>Montcuq</text:p>
          </table:table-cell>
          <table:table-cell table:formula="of:=[$AVR_RM.$K$2]" office:value-type="string" office:string-value="Jean" calcext:value-type="string">
            <text:p>Jean</text:p>
          </table:table-cell>
          <table:table-cell table:formula="of:=[$AVR_RM.$L$2]" office:value-type="string" office:string-value="BONBEUR" calcext:value-type="string">
            <text:p>BONBEUR</text:p>
          </table:table-cell>
          <table:table-cell table:formula="of:=[$AVR_RM.$M$2]" office:value-type="string" office:string-value="Responsable" calcext:value-type="string">
            <text:p>Responsable</text:p>
          </table:table-cell>
          <table:table-cell table:formula="of:=[$AVR_RM.$N$2]" office:value-type="string" office:string-value="01" calcext:value-type="string">
            <text:p>01</text:p>
          </table:table-cell>
          <table:table-cell table:formula="of:=[RMIntervenant.J6]" office:value-type="string" office:string-value="01" calcext:value-type="string">
            <text:p>01</text:p>
          </table:table-cell>
          <table:table-cell table:formula="of:=[$AVR_RM.$P$2]" office:value-type="string" office:string-value="01" calcext:value-type="string">
            <text:p>01</text:p>
          </table:table-cell>
          <table:table-cell table:formula="of:=[RMIntervenant.A6]" office:value-type="string" office:string-value="Richie" calcext:value-type="string">
            <text:p>Richie</text:p>
          </table:table-cell>
          <table:table-cell table:formula="of:=[RMIntervenant.B6]" office:value-type="string" office:string-value="SIM" calcext:value-type="string">
            <text:p>SIM</text:p>
          </table:table-cell>
          <table:table-cell table:formula="of:=[RMIntervenant.D6]" office:value-type="string" office:string-value="777, Boulevard des Airs" calcext:value-type="string">
            <text:p>777, Boulevard des Airs</text:p>
          </table:table-cell>
          <table:table-cell table:formula="of:=[RMIntervenant.E6]" office:value-type="string" office:string-value="11000" calcext:value-type="string">
            <text:p>11000</text:p>
          </table:table-cell>
          <table:table-cell table:formula="of:=[RMIntervenant.F6]" office:value-type="string" office:string-value="Guingamp" calcext:value-type="string">
            <text:p>Guingamp</text:p>
          </table:table-cell>
          <table:table-cell table:style-name="ce64" office:value-type="float" office:value="3" calcext:value-type="float">
            <text:p>3</text:p>
          </table:table-cell>
          <table:table-cell table:formula="of:=ORG.NUMBERTEXT.NUMBERTEXT([.V7];&quot;fr&quot;)" office:value-type="string" office:string-value="trois" calcext:value-type="string">
            <text:p>trois</text:p>
          </table:table-cell>
          <table:table-cell table:style-name="ce111" office:value-type="currency" office:currency="EUR" office:value="320" calcext:value-type="currency">
            <text:p>320,00 €</text:p>
          </table:table-cell>
          <table:table-cell table:formula="of:=ORG.NUMBERTEXT.NUMBERTEXT([.X7];&quot;fr&quot;)" office:value-type="string" office:string-value="trois cent vingt" calcext:value-type="string">
            <text:p>trois cent vingt</text:p>
          </table:table-cell>
          <table:table-cell table:style-name="ce112" table:formula="of:=[.V7]*[.X7]" office:value-type="currency" office:currency="EUR" office:value="960" calcext:value-type="currency">
            <text:p>960,00 €</text:p>
          </table:table-cell>
          <table:table-cell table:formula="of:=ORG.NUMBERTEXT.NUMBERTEXT([.Z7];&quot;fr&quot;)" office:value-type="string" office:string-value="neuf cent soixante" calcext:value-type="string">
            <text:p>neuf cent soixante</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AB7];[.AC7];[.AD7])" office:value-type="date" office:date-value="2016-01-01" calcext:value-type="date">
            <text:p>01/01/16</text:p>
          </table:table-cell>
          <table:table-cell table:number-columns-repeated="990"/>
        </table:table-row>
        <table:table-row table:style-name="ro1">
          <table:table-cell table:formula="of:=[$AVR_RM.$A$2]" office:value-type="string" office:string-value="OPT" calcext:value-type="string">
            <text:p>OPT</text:p>
          </table:table-cell>
          <table:table-cell table:formula="of:=[$AVR_RM.$B$2]" office:value-type="float" office:value="2016" calcext:value-type="float">
            <text:p>2016</text:p>
          </table:table-cell>
          <table:table-cell table:formula="of:=[$AVR_RM.$C$2]" office:value-type="string" office:string-value="01" calcext:value-type="string">
            <text:p>01</text:p>
          </table:table-cell>
          <table:table-cell table:formula="of:=[RMIntervenant.AA7]" office:value-type="string" office:string-value="SIMR" calcext:value-type="string">
            <text:p>SIMR</text:p>
          </table:table-cell>
          <table:table-cell office:value-type="string" calcext:value-type="string">
            <text:p>01</text:p>
          </table:table-cell>
          <table:table-cell table:formula="of:=[$AVR_RM.$F$2]" office:value-type="string" office:string-value="Grégory JOLLY" calcext:value-type="string">
            <text:p>Grégory JOLLY</text:p>
          </table:table-cell>
          <table:table-cell table:formula="of:=[$AVR_RM.$G$2]" office:value-type="string" office:string-value="Google Inc." calcext:value-type="string">
            <text:p>Google Inc.</text:p>
          </table:table-cell>
          <table:table-cell table:formula="of:=[$AVR_RM.$H$2]" office:value-type="string" office:string-value="1, rue de la Raie" calcext:value-type="string">
            <text:p>1, rue de la Raie</text:p>
          </table:table-cell>
          <table:table-cell table:formula="of:=[$AVR_RM.$I$2]" office:value-type="string" office:string-value="06400" calcext:value-type="string">
            <text:p>06400</text:p>
          </table:table-cell>
          <table:table-cell table:formula="of:=[$AVR_RM.$J$2]" office:value-type="string" office:string-value="Montcuq" calcext:value-type="string">
            <text:p>Montcuq</text:p>
          </table:table-cell>
          <table:table-cell table:formula="of:=[$AVR_RM.$K$2]" office:value-type="string" office:string-value="Jean" calcext:value-type="string">
            <text:p>Jean</text:p>
          </table:table-cell>
          <table:table-cell table:formula="of:=[$AVR_RM.$L$2]" office:value-type="string" office:string-value="BONBEUR" calcext:value-type="string">
            <text:p>BONBEUR</text:p>
          </table:table-cell>
          <table:table-cell table:formula="of:=[$AVR_RM.$M$2]" office:value-type="string" office:string-value="Responsable" calcext:value-type="string">
            <text:p>Responsable</text:p>
          </table:table-cell>
          <table:table-cell table:formula="of:=[$AVR_RM.$N$2]" office:value-type="string" office:string-value="01" calcext:value-type="string">
            <text:p>01</text:p>
          </table:table-cell>
          <table:table-cell table:formula="of:=[RMIntervenant.J7]" office:value-type="string" office:string-value="01" calcext:value-type="string">
            <text:p>01</text:p>
          </table:table-cell>
          <table:table-cell table:formula="of:=[$AVR_RM.$P$2]" office:value-type="string" office:string-value="01" calcext:value-type="string">
            <text:p>01</text:p>
          </table:table-cell>
          <table:table-cell table:formula="of:=[RMIntervenant.A7]" office:value-type="string" office:string-value="Richie" calcext:value-type="string">
            <text:p>Richie</text:p>
          </table:table-cell>
          <table:table-cell table:formula="of:=[RMIntervenant.B7]" office:value-type="string" office:string-value="SIM" calcext:value-type="string">
            <text:p>SIM</text:p>
          </table:table-cell>
          <table:table-cell table:formula="of:=[RMIntervenant.D7]" office:value-type="string" office:string-value="777, Boulevard des Airs" calcext:value-type="string">
            <text:p>777, Boulevard des Airs</text:p>
          </table:table-cell>
          <table:table-cell table:formula="of:=[RMIntervenant.E7]" office:value-type="string" office:string-value="11000" calcext:value-type="string">
            <text:p>11000</text:p>
          </table:table-cell>
          <table:table-cell table:formula="of:=[RMIntervenant.F7]" office:value-type="string" office:string-value="Guingamp" calcext:value-type="string">
            <text:p>Guingamp</text:p>
          </table:table-cell>
          <table:table-cell table:style-name="ce64" office:value-type="float" office:value="3" calcext:value-type="float">
            <text:p>3</text:p>
          </table:table-cell>
          <table:table-cell table:formula="of:=ORG.NUMBERTEXT.NUMBERTEXT([.V8];&quot;fr&quot;)" office:value-type="string" office:string-value="trois" calcext:value-type="string">
            <text:p>trois</text:p>
          </table:table-cell>
          <table:table-cell table:style-name="ce111" office:value-type="currency" office:currency="EUR" office:value="320" calcext:value-type="currency">
            <text:p>320,00 €</text:p>
          </table:table-cell>
          <table:table-cell table:formula="of:=ORG.NUMBERTEXT.NUMBERTEXT([.X8];&quot;fr&quot;)" office:value-type="string" office:string-value="trois cent vingt" calcext:value-type="string">
            <text:p>trois cent vingt</text:p>
          </table:table-cell>
          <table:table-cell table:style-name="ce112" table:formula="of:=[.V8]*[.X8]" office:value-type="currency" office:currency="EUR" office:value="960" calcext:value-type="currency">
            <text:p>960,00 €</text:p>
          </table:table-cell>
          <table:table-cell table:formula="of:=ORG.NUMBERTEXT.NUMBERTEXT([.Z8];&quot;fr&quot;)" office:value-type="string" office:string-value="neuf cent soixante" calcext:value-type="string">
            <text:p>neuf cent soixante</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AB8];[.AC8];[.AD8])" office:value-type="date" office:date-value="2016-01-01" calcext:value-type="date">
            <text:p>01/01/16</text:p>
          </table:table-cell>
          <table:table-cell table:number-columns-repeated="990"/>
        </table:table-row>
        <table:table-row table:style-name="ro1">
          <table:table-cell table:formula="of:=[$AVR_RM.$A$2]" office:value-type="string" office:string-value="OPT" calcext:value-type="string">
            <text:p>OPT</text:p>
          </table:table-cell>
          <table:table-cell table:formula="of:=[$AVR_RM.$B$2]" office:value-type="float" office:value="2016" calcext:value-type="float">
            <text:p>2016</text:p>
          </table:table-cell>
          <table:table-cell table:formula="of:=[$AVR_RM.$C$2]" office:value-type="string" office:string-value="01" calcext:value-type="string">
            <text:p>01</text:p>
          </table:table-cell>
          <table:table-cell table:formula="of:=[RMIntervenant.AA8]" office:value-type="string" office:string-value="SIMR" calcext:value-type="string">
            <text:p>SIMR</text:p>
          </table:table-cell>
          <table:table-cell office:value-type="string" calcext:value-type="string">
            <text:p>01</text:p>
          </table:table-cell>
          <table:table-cell table:formula="of:=[$AVR_RM.$F$2]" office:value-type="string" office:string-value="Grégory JOLLY" calcext:value-type="string">
            <text:p>Grégory JOLLY</text:p>
          </table:table-cell>
          <table:table-cell table:formula="of:=[$AVR_RM.$G$2]" office:value-type="string" office:string-value="Google Inc." calcext:value-type="string">
            <text:p>Google Inc.</text:p>
          </table:table-cell>
          <table:table-cell table:formula="of:=[$AVR_RM.$H$2]" office:value-type="string" office:string-value="1, rue de la Raie" calcext:value-type="string">
            <text:p>1, rue de la Raie</text:p>
          </table:table-cell>
          <table:table-cell table:formula="of:=[$AVR_RM.$I$2]" office:value-type="string" office:string-value="06400" calcext:value-type="string">
            <text:p>06400</text:p>
          </table:table-cell>
          <table:table-cell table:formula="of:=[$AVR_RM.$J$2]" office:value-type="string" office:string-value="Montcuq" calcext:value-type="string">
            <text:p>Montcuq</text:p>
          </table:table-cell>
          <table:table-cell table:formula="of:=[$AVR_RM.$K$2]" office:value-type="string" office:string-value="Jean" calcext:value-type="string">
            <text:p>Jean</text:p>
          </table:table-cell>
          <table:table-cell table:formula="of:=[$AVR_RM.$L$2]" office:value-type="string" office:string-value="BONBEUR" calcext:value-type="string">
            <text:p>BONBEUR</text:p>
          </table:table-cell>
          <table:table-cell table:formula="of:=[$AVR_RM.$M$2]" office:value-type="string" office:string-value="Responsable" calcext:value-type="string">
            <text:p>Responsable</text:p>
          </table:table-cell>
          <table:table-cell table:formula="of:=[$AVR_RM.$N$2]" office:value-type="string" office:string-value="01" calcext:value-type="string">
            <text:p>01</text:p>
          </table:table-cell>
          <table:table-cell table:formula="of:=[RMIntervenant.J8]" office:value-type="string" office:string-value="01" calcext:value-type="string">
            <text:p>01</text:p>
          </table:table-cell>
          <table:table-cell table:formula="of:=[$AVR_RM.$P$2]" office:value-type="string" office:string-value="01" calcext:value-type="string">
            <text:p>01</text:p>
          </table:table-cell>
          <table:table-cell table:formula="of:=[RMIntervenant.A8]" office:value-type="string" office:string-value="Richie" calcext:value-type="string">
            <text:p>Richie</text:p>
          </table:table-cell>
          <table:table-cell table:formula="of:=[RMIntervenant.B8]" office:value-type="string" office:string-value="SIM" calcext:value-type="string">
            <text:p>SIM</text:p>
          </table:table-cell>
          <table:table-cell table:formula="of:=[RMIntervenant.D8]" office:value-type="string" office:string-value="777, Boulevard des Airs" calcext:value-type="string">
            <text:p>777, Boulevard des Airs</text:p>
          </table:table-cell>
          <table:table-cell table:formula="of:=[RMIntervenant.E8]" office:value-type="string" office:string-value="11000" calcext:value-type="string">
            <text:p>11000</text:p>
          </table:table-cell>
          <table:table-cell table:formula="of:=[RMIntervenant.F8]" office:value-type="string" office:string-value="Guingamp" calcext:value-type="string">
            <text:p>Guingamp</text:p>
          </table:table-cell>
          <table:table-cell table:style-name="ce64" office:value-type="float" office:value="3" calcext:value-type="float">
            <text:p>3</text:p>
          </table:table-cell>
          <table:table-cell table:formula="of:=ORG.NUMBERTEXT.NUMBERTEXT([.V9];&quot;fr&quot;)" office:value-type="string" office:string-value="trois" calcext:value-type="string">
            <text:p>trois</text:p>
          </table:table-cell>
          <table:table-cell table:style-name="ce111" office:value-type="currency" office:currency="EUR" office:value="320" calcext:value-type="currency">
            <text:p>320,00 €</text:p>
          </table:table-cell>
          <table:table-cell table:formula="of:=ORG.NUMBERTEXT.NUMBERTEXT([.X9];&quot;fr&quot;)" office:value-type="string" office:string-value="trois cent vingt" calcext:value-type="string">
            <text:p>trois cent vingt</text:p>
          </table:table-cell>
          <table:table-cell table:style-name="ce112" table:formula="of:=[.V9]*[.X9]" office:value-type="currency" office:currency="EUR" office:value="960" calcext:value-type="currency">
            <text:p>960,00 €</text:p>
          </table:table-cell>
          <table:table-cell table:formula="of:=ORG.NUMBERTEXT.NUMBERTEXT([.Z9];&quot;fr&quot;)" office:value-type="string" office:string-value="neuf cent soixante" calcext:value-type="string">
            <text:p>neuf cent soixante</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AB9];[.AC9];[.AD9])" office:value-type="date" office:date-value="2016-01-01" calcext:value-type="date">
            <text:p>01/01/16</text:p>
          </table:table-cell>
          <table:table-cell table:number-columns-repeated="990"/>
        </table:table-row>
        <table:table-row table:style-name="ro1">
          <table:table-cell table:formula="of:=[$AVR_RM.$A$2]" office:value-type="string" office:string-value="OPT" calcext:value-type="string">
            <text:p>OPT</text:p>
          </table:table-cell>
          <table:table-cell table:formula="of:=[$AVR_RM.$B$2]" office:value-type="float" office:value="2016" calcext:value-type="float">
            <text:p>2016</text:p>
          </table:table-cell>
          <table:table-cell table:formula="of:=[$AVR_RM.$C$2]" office:value-type="string" office:string-value="01" calcext:value-type="string">
            <text:p>01</text:p>
          </table:table-cell>
          <table:table-cell table:formula="of:=[RMIntervenant.AA9]" office:value-type="string" office:string-value="SIMR" calcext:value-type="string">
            <text:p>SIMR</text:p>
          </table:table-cell>
          <table:table-cell office:value-type="string" calcext:value-type="string">
            <text:p>01</text:p>
          </table:table-cell>
          <table:table-cell table:formula="of:=[$AVR_RM.$F$2]" office:value-type="string" office:string-value="Grégory JOLLY" calcext:value-type="string">
            <text:p>Grégory JOLLY</text:p>
          </table:table-cell>
          <table:table-cell table:formula="of:=[$AVR_RM.$G$2]" office:value-type="string" office:string-value="Google Inc." calcext:value-type="string">
            <text:p>Google Inc.</text:p>
          </table:table-cell>
          <table:table-cell table:formula="of:=[$AVR_RM.$H$2]" office:value-type="string" office:string-value="1, rue de la Raie" calcext:value-type="string">
            <text:p>1, rue de la Raie</text:p>
          </table:table-cell>
          <table:table-cell table:formula="of:=[$AVR_RM.$I$2]" office:value-type="string" office:string-value="06400" calcext:value-type="string">
            <text:p>06400</text:p>
          </table:table-cell>
          <table:table-cell table:formula="of:=[$AVR_RM.$J$2]" office:value-type="string" office:string-value="Montcuq" calcext:value-type="string">
            <text:p>Montcuq</text:p>
          </table:table-cell>
          <table:table-cell table:formula="of:=[$AVR_RM.$K$2]" office:value-type="string" office:string-value="Jean" calcext:value-type="string">
            <text:p>Jean</text:p>
          </table:table-cell>
          <table:table-cell table:formula="of:=[$AVR_RM.$L$2]" office:value-type="string" office:string-value="BONBEUR" calcext:value-type="string">
            <text:p>BONBEUR</text:p>
          </table:table-cell>
          <table:table-cell table:formula="of:=[$AVR_RM.$M$2]" office:value-type="string" office:string-value="Responsable" calcext:value-type="string">
            <text:p>Responsable</text:p>
          </table:table-cell>
          <table:table-cell table:formula="of:=[$AVR_RM.$N$2]" office:value-type="string" office:string-value="01" calcext:value-type="string">
            <text:p>01</text:p>
          </table:table-cell>
          <table:table-cell table:formula="of:=[RMIntervenant.J9]" office:value-type="string" office:string-value="01" calcext:value-type="string">
            <text:p>01</text:p>
          </table:table-cell>
          <table:table-cell table:formula="of:=[$AVR_RM.$P$2]" office:value-type="string" office:string-value="01" calcext:value-type="string">
            <text:p>01</text:p>
          </table:table-cell>
          <table:table-cell table:formula="of:=[RMIntervenant.A9]" office:value-type="string" office:string-value="Richie" calcext:value-type="string">
            <text:p>Richie</text:p>
          </table:table-cell>
          <table:table-cell table:formula="of:=[RMIntervenant.B9]" office:value-type="string" office:string-value="SIM" calcext:value-type="string">
            <text:p>SIM</text:p>
          </table:table-cell>
          <table:table-cell table:formula="of:=[RMIntervenant.D9]" office:value-type="string" office:string-value="777, Boulevard des Airs" calcext:value-type="string">
            <text:p>777, Boulevard des Airs</text:p>
          </table:table-cell>
          <table:table-cell table:formula="of:=[RMIntervenant.E9]" office:value-type="string" office:string-value="11000" calcext:value-type="string">
            <text:p>11000</text:p>
          </table:table-cell>
          <table:table-cell table:formula="of:=[RMIntervenant.F9]" office:value-type="string" office:string-value="Guingamp" calcext:value-type="string">
            <text:p>Guingamp</text:p>
          </table:table-cell>
          <table:table-cell table:style-name="ce64" office:value-type="float" office:value="3" calcext:value-type="float">
            <text:p>3</text:p>
          </table:table-cell>
          <table:table-cell table:formula="of:=ORG.NUMBERTEXT.NUMBERTEXT([.V10];&quot;fr&quot;)" office:value-type="string" office:string-value="trois" calcext:value-type="string">
            <text:p>trois</text:p>
          </table:table-cell>
          <table:table-cell table:style-name="ce111" office:value-type="currency" office:currency="EUR" office:value="320" calcext:value-type="currency">
            <text:p>320,00 €</text:p>
          </table:table-cell>
          <table:table-cell table:formula="of:=ORG.NUMBERTEXT.NUMBERTEXT([.X10];&quot;fr&quot;)" office:value-type="string" office:string-value="trois cent vingt" calcext:value-type="string">
            <text:p>trois cent vingt</text:p>
          </table:table-cell>
          <table:table-cell table:style-name="ce112" table:formula="of:=[.V10]*[.X10]" office:value-type="currency" office:currency="EUR" office:value="960" calcext:value-type="currency">
            <text:p>960,00 €</text:p>
          </table:table-cell>
          <table:table-cell table:formula="of:=ORG.NUMBERTEXT.NUMBERTEXT([.Z10];&quot;fr&quot;)" office:value-type="string" office:string-value="neuf cent soixante" calcext:value-type="string">
            <text:p>neuf cent soixante</text:p>
          </table:table-cell>
          <table:table-cell table:style-name="ce89" office:value-type="string" calcext:value-type="string">
            <text:p>2016</text:p>
          </table:table-cell>
          <table:table-cell table:number-columns-repeated="2" table:style-name="ce89" office:value-type="string" calcext:value-type="string">
            <text:p>01</text:p>
          </table:table-cell>
          <table:table-cell table:style-name="ce29" table:formula="of:=DATE([.AB10];[.AC10];[.AD10])" office:value-type="date" office:date-value="2016-01-01" calcext:value-type="date">
            <text:p>01/01/16</text:p>
          </table:table-cell>
          <table:table-cell table:number-columns-repeated="990"/>
        </table:table-row>
        <table:table-row table:style-name="ro1" table:number-rows-repeated="1048565">
          <table:table-cell table:number-columns-repeated="1021"/>
        </table:table-row>
        <table:table-row table:style-name="ro1">
          <table:table-cell table:number-columns-repeated="1021"/>
        </table:table-row>
      </table:table>
      <table:table table:name="Frais" table:style-name="ta1">
        <table:table-column table:style-name="co197" table:default-cell-style-name="Default"/>
        <table:table-column table:style-name="co198" table:default-cell-style-name="Default"/>
        <table:table-column table:style-name="co197" table:default-cell-style-name="Default"/>
        <table:table-column table:style-name="co14" table:default-cell-style-name="Default"/>
        <table:table-column table:style-name="co27" table:default-cell-style-name="Default"/>
        <table:table-column table:style-name="co1" table:default-cell-style-name="Default"/>
        <table:table-column table:style-name="co199" table:default-cell-style-name="Default"/>
        <table:table-column table:style-name="co1" table:number-columns-repeated="2" table:default-cell-style-name="Default"/>
        <table:table-column table:style-name="co200" table:default-cell-style-name="Default"/>
        <table:table-row table:style-name="ro1">
          <table:table-cell table:style-name="ce113" office:value-type="string" calcext:value-type="string">
            <text:p>Nombre JEH Intervenants</text:p>
          </table:table-cell>
          <table:table-cell table:style-name="ce113" office:value-type="string" calcext:value-type="string">
            <text:p>Nombre JEH Chaff</text:p>
          </table:table-cell>
          <table:table-cell table:style-name="ce113" office:value-type="string" calcext:value-type="string">
            <text:p>Montant HT du JEH Chaff</text:p>
          </table:table-cell>
          <table:table-cell table:style-name="ce113" office:value-type="string" calcext:value-type="string">
            <text:p>Montant HT Chaff</text:p>
          </table:table-cell>
          <table:table-cell table:style-name="ce113" office:value-type="string" calcext:value-type="string">
            <text:p>Frais de dossier</text:p>
          </table:table-cell>
          <table:table-cell table:style-name="NomVariable"/>
          <table:table-cell table:style-name="NomVariable" office:value-type="string" calcext:value-type="string">
            <text:p>Fin de la matrice</text:p>
          </table:table-cell>
          <table:table-cell/>
          <table:table-cell table:style-name="ce115" office:value-type="string" calcext:value-type="string">
            <text:p>Base</text:p>
          </table:table-cell>
          <table:table-cell table:style-name="ce115" office:value-type="string" calcext:value-type="string">
            <text:p>Bonus par JEH</text:p>
          </table:table-cell>
        </table:table-row>
        <table:table-row table:style-name="ro9">
          <table:table-cell office:value-type="float" office:value="1" calcext:value-type="float">
            <text:p>1</text:p>
          </table:table-cell>
          <table:table-cell table:formula="of:=1+INT(([.$I$2]+[.$J$2]*[.A2])/[Global.$L$2])" office:value-type="float" office:value="1" calcext:value-type="float">
            <text:p>1</text:p>
          </table:table-cell>
          <table:table-cell table:formula="of:=ROUND(([.$I$2]+[.$J$2]*[.A2])/[.B2])" office:value-type="float" office:value="125" calcext:value-type="float">
            <text:p>125</text:p>
          </table:table-cell>
          <table:table-cell table:formula="of:=[.B2]*[.C2]" office:value-type="float" office:value="125" calcext:value-type="float">
            <text:p>125</text:p>
          </table:table-cell>
          <table:table-cell office:value-type="float" office:value="40" calcext:value-type="float">
            <text:p>40</text:p>
          </table:table-cell>
          <table:table-cell/>
          <table:table-cell table:style-name="ce114" office:value-type="string" calcext:value-type="string">
            <office:annotation office:display="true" draw:style-name="gr33" draw:text-style-name="P16" svg:width="53.98mm" svg:height="16.59mm" svg:x="216.26mm" svg:y="19.91mm" draw:caption-point-x="26.15mm" draw:caption-point-y="-15.3mm">
              <dc:date>2016-02-24T00:00:00</dc:date>
              <text:p text:style-name="P5"><text:span text:style-name="T1">A modifier lors d'une </text:span><text:span text:style-name="T1">suppression ou d'un ajout de </text:span><text:span text:style-name="T1">ligne dans le tableau de gauche</text:span></text:p>
            </office:annotation>
            <text:p>E100</text:p>
          </table:table-cell>
          <table:table-cell/>
          <table:table-cell office:value-type="float" office:value="100" calcext:value-type="float">
            <text:p>100</text:p>
          </table:table-cell>
          <table:table-cell office:value-type="float" office:value="25" calcext:value-type="float">
            <text:p>25</text:p>
          </table:table-cell>
        </table:table-row>
        <table:table-row table:style-name="ro1">
          <table:table-cell office:value-type="float" office:value="2" calcext:value-type="float">
            <text:p>2</text:p>
          </table:table-cell>
          <table:table-cell table:formula="of:=1+INT(([.$I$2]+[.$J$2]*[.A3])/[Global.$L$2])" office:value-type="float" office:value="1" calcext:value-type="float">
            <text:p>1</text:p>
          </table:table-cell>
          <table:table-cell table:formula="of:=ROUND(([.$I$2]+[.$J$2]*[.A3])/[.B3])" office:value-type="float" office:value="150" calcext:value-type="float">
            <text:p>150</text:p>
          </table:table-cell>
          <table:table-cell table:formula="of:=[.B3]*[.C3]" office:value-type="float" office:value="150" calcext:value-type="float">
            <text:p>150</text:p>
          </table:table-cell>
          <table:table-cell office:value-type="float" office:value="40" calcext:value-type="float">
            <text:p>40</text:p>
          </table:table-cell>
          <table:table-cell table:number-columns-repeated="5"/>
        </table:table-row>
        <table:table-row table:style-name="ro1">
          <table:table-cell office:value-type="float" office:value="3" calcext:value-type="float">
            <text:p>3</text:p>
          </table:table-cell>
          <table:table-cell table:formula="of:=1+INT(([.$I$2]+[.$J$2]*[.A4])/[Global.$L$2])" office:value-type="float" office:value="1" calcext:value-type="float">
            <text:p>1</text:p>
          </table:table-cell>
          <table:table-cell table:formula="of:=ROUND(([.$I$2]+[.$J$2]*[.A4])/[.B4])" office:value-type="float" office:value="175" calcext:value-type="float">
            <text:p>175</text:p>
          </table:table-cell>
          <table:table-cell table:formula="of:=[.B4]*[.C4]" office:value-type="float" office:value="175" calcext:value-type="float">
            <text:p>175</text:p>
          </table:table-cell>
          <table:table-cell office:value-type="float" office:value="40" calcext:value-type="float">
            <text:p>40</text:p>
          </table:table-cell>
          <table:table-cell table:number-columns-repeated="5"/>
        </table:table-row>
        <table:table-row table:style-name="ro1">
          <table:table-cell office:value-type="float" office:value="4" calcext:value-type="float">
            <text:p>4</text:p>
          </table:table-cell>
          <table:table-cell table:formula="of:=1+INT(([.$I$2]+[.$J$2]*[.A5])/[Global.$L$2])" office:value-type="float" office:value="1" calcext:value-type="float">
            <text:p>1</text:p>
          </table:table-cell>
          <table:table-cell table:formula="of:=ROUND(([.$I$2]+[.$J$2]*[.A5])/[.B5])" office:value-type="float" office:value="200" calcext:value-type="float">
            <text:p>200</text:p>
          </table:table-cell>
          <table:table-cell table:formula="of:=[.B5]*[.C5]" office:value-type="float" office:value="200" calcext:value-type="float">
            <text:p>200</text:p>
          </table:table-cell>
          <table:table-cell office:value-type="float" office:value="40" calcext:value-type="float">
            <text:p>40</text:p>
          </table:table-cell>
          <table:table-cell table:number-columns-repeated="5"/>
        </table:table-row>
        <table:table-row table:style-name="ro1">
          <table:table-cell office:value-type="float" office:value="5" calcext:value-type="float">
            <text:p>5</text:p>
          </table:table-cell>
          <table:table-cell table:formula="of:=1+INT(([.$I$2]+[.$J$2]*[.A6])/[Global.$L$2])" office:value-type="float" office:value="1" calcext:value-type="float">
            <text:p>1</text:p>
          </table:table-cell>
          <table:table-cell table:formula="of:=ROUND(([.$I$2]+[.$J$2]*[.A6])/[.B6])" office:value-type="float" office:value="225" calcext:value-type="float">
            <text:p>225</text:p>
          </table:table-cell>
          <table:table-cell table:formula="of:=[.B6]*[.C6]" office:value-type="float" office:value="225" calcext:value-type="float">
            <text:p>225</text:p>
          </table:table-cell>
          <table:table-cell office:value-type="float" office:value="60" calcext:value-type="float">
            <text:p>60</text:p>
          </table:table-cell>
          <table:table-cell table:number-columns-repeated="5"/>
        </table:table-row>
        <table:table-row table:style-name="ro1">
          <table:table-cell office:value-type="float" office:value="6" calcext:value-type="float">
            <text:p>6</text:p>
          </table:table-cell>
          <table:table-cell table:formula="of:=1+INT(([.$I$2]+[.$J$2]*[.A7])/[Global.$L$2])" office:value-type="float" office:value="1" calcext:value-type="float">
            <text:p>1</text:p>
          </table:table-cell>
          <table:table-cell table:formula="of:=ROUND(([.$I$2]+[.$J$2]*[.A7])/[.B7])" office:value-type="float" office:value="250" calcext:value-type="float">
            <text:p>250</text:p>
          </table:table-cell>
          <table:table-cell table:formula="of:=[.B7]*[.C7]" office:value-type="float" office:value="250" calcext:value-type="float">
            <text:p>250</text:p>
          </table:table-cell>
          <table:table-cell office:value-type="float" office:value="60" calcext:value-type="float">
            <text:p>60</text:p>
          </table:table-cell>
          <table:table-cell table:number-columns-repeated="5"/>
        </table:table-row>
        <table:table-row table:style-name="ro1">
          <table:table-cell office:value-type="float" office:value="7" calcext:value-type="float">
            <text:p>7</text:p>
          </table:table-cell>
          <table:table-cell table:formula="of:=1+INT(([.$I$2]+[.$J$2]*[.A8])/[Global.$L$2])" office:value-type="float" office:value="1" calcext:value-type="float">
            <text:p>1</text:p>
          </table:table-cell>
          <table:table-cell table:formula="of:=ROUND(([.$I$2]+[.$J$2]*[.A8])/[.B8])" office:value-type="float" office:value="275" calcext:value-type="float">
            <text:p>275</text:p>
          </table:table-cell>
          <table:table-cell table:formula="of:=[.B8]*[.C8]" office:value-type="float" office:value="275" calcext:value-type="float">
            <text:p>275</text:p>
          </table:table-cell>
          <table:table-cell office:value-type="float" office:value="60" calcext:value-type="float">
            <text:p>60</text:p>
          </table:table-cell>
          <table:table-cell table:number-columns-repeated="5"/>
        </table:table-row>
        <table:table-row table:style-name="ro1">
          <table:table-cell office:value-type="float" office:value="8" calcext:value-type="float">
            <text:p>8</text:p>
          </table:table-cell>
          <table:table-cell table:formula="of:=1+INT(([.$I$2]+[.$J$2]*[.A9])/[Global.$L$2])" office:value-type="float" office:value="1" calcext:value-type="float">
            <text:p>1</text:p>
          </table:table-cell>
          <table:table-cell table:formula="of:=ROUND(([.$I$2]+[.$J$2]*[.A9])/[.B9])" office:value-type="float" office:value="300" calcext:value-type="float">
            <text:p>300</text:p>
          </table:table-cell>
          <table:table-cell table:formula="of:=[.B9]*[.C9]" office:value-type="float" office:value="300" calcext:value-type="float">
            <text:p>300</text:p>
          </table:table-cell>
          <table:table-cell office:value-type="float" office:value="60" calcext:value-type="float">
            <text:p>60</text:p>
          </table:table-cell>
          <table:table-cell table:number-columns-repeated="5"/>
        </table:table-row>
        <table:table-row table:style-name="ro1">
          <table:table-cell office:value-type="float" office:value="9" calcext:value-type="float">
            <text:p>9</text:p>
          </table:table-cell>
          <table:table-cell table:formula="of:=1+INT(([.$I$2]+[.$J$2]*[.A10])/[Global.$L$2])" office:value-type="float" office:value="1" calcext:value-type="float">
            <text:p>1</text:p>
          </table:table-cell>
          <table:table-cell table:formula="of:=ROUND(([.$I$2]+[.$J$2]*[.A10])/[.B10])" office:value-type="float" office:value="325" calcext:value-type="float">
            <text:p>325</text:p>
          </table:table-cell>
          <table:table-cell table:formula="of:=[.B10]*[.C10]" office:value-type="float" office:value="325" calcext:value-type="float">
            <text:p>325</text:p>
          </table:table-cell>
          <table:table-cell table:formula="of:=80" office:value-type="float" office:value="80" calcext:value-type="float">
            <text:p>80</text:p>
          </table:table-cell>
          <table:table-cell table:number-columns-repeated="5"/>
        </table:table-row>
        <table:table-row table:style-name="ro1">
          <table:table-cell office:value-type="float" office:value="10" calcext:value-type="float">
            <text:p>10</text:p>
          </table:table-cell>
          <table:table-cell table:formula="of:=1+INT(([.$I$2]+[.$J$2]*[.A11])/[Global.$L$2])" office:value-type="float" office:value="2" calcext:value-type="float">
            <text:p>2</text:p>
          </table:table-cell>
          <table:table-cell table:formula="of:=ROUND(([.$I$2]+[.$J$2]*[.A11])/[.B11])" office:value-type="float" office:value="175" calcext:value-type="float">
            <text:p>175</text:p>
          </table:table-cell>
          <table:table-cell table:formula="of:=[.B11]*[.C11]" office:value-type="float" office:value="350" calcext:value-type="float">
            <text:p>350</text:p>
          </table:table-cell>
          <table:table-cell table:formula="of:=80" office:value-type="float" office:value="80" calcext:value-type="float">
            <text:p>80</text:p>
          </table:table-cell>
          <table:table-cell table:number-columns-repeated="5"/>
        </table:table-row>
        <table:table-row table:style-name="ro1">
          <table:table-cell office:value-type="float" office:value="11" calcext:value-type="float">
            <text:p>11</text:p>
          </table:table-cell>
          <table:table-cell table:formula="of:=1+INT(([.$I$2]+[.$J$2]*[.A12])/[Global.$L$2])" office:value-type="float" office:value="2" calcext:value-type="float">
            <text:p>2</text:p>
          </table:table-cell>
          <table:table-cell table:formula="of:=ROUND(([.$I$2]+[.$J$2]*[.A12])/[.B12])" office:value-type="float" office:value="188" calcext:value-type="float">
            <text:p>188</text:p>
          </table:table-cell>
          <table:table-cell table:formula="of:=[.B12]*[.C12]" office:value-type="float" office:value="376" calcext:value-type="float">
            <text:p>376</text:p>
          </table:table-cell>
          <table:table-cell table:formula="of:=80" office:value-type="float" office:value="80" calcext:value-type="float">
            <text:p>80</text:p>
          </table:table-cell>
          <table:table-cell table:number-columns-repeated="5"/>
        </table:table-row>
        <table:table-row table:style-name="ro1">
          <table:table-cell office:value-type="float" office:value="12" calcext:value-type="float">
            <text:p>12</text:p>
          </table:table-cell>
          <table:table-cell table:formula="of:=1+INT(([.$I$2]+[.$J$2]*[.A13])/[Global.$L$2])" office:value-type="float" office:value="2" calcext:value-type="float">
            <text:p>2</text:p>
          </table:table-cell>
          <table:table-cell table:formula="of:=ROUND(([.$I$2]+[.$J$2]*[.A13])/[.B13])" office:value-type="float" office:value="200" calcext:value-type="float">
            <text:p>200</text:p>
          </table:table-cell>
          <table:table-cell table:formula="of:=[.B13]*[.C13]" office:value-type="float" office:value="400" calcext:value-type="float">
            <text:p>400</text:p>
          </table:table-cell>
          <table:table-cell table:formula="of:=80" office:value-type="float" office:value="80" calcext:value-type="float">
            <text:p>80</text:p>
          </table:table-cell>
          <table:table-cell table:number-columns-repeated="5"/>
        </table:table-row>
        <table:table-row table:style-name="ro1">
          <table:table-cell office:value-type="float" office:value="13" calcext:value-type="float">
            <text:p>13</text:p>
          </table:table-cell>
          <table:table-cell table:formula="of:=1+INT(([.$I$2]+[.$J$2]*[.A14])/[Global.$L$2])" office:value-type="float" office:value="2" calcext:value-type="float">
            <text:p>2</text:p>
          </table:table-cell>
          <table:table-cell table:formula="of:=ROUND(([.$I$2]+[.$J$2]*[.A14])/[.B14])" office:value-type="float" office:value="213" calcext:value-type="float">
            <text:p>213</text:p>
          </table:table-cell>
          <table:table-cell table:formula="of:=[.B14]*[.C14]" office:value-type="float" office:value="426" calcext:value-type="float">
            <text:p>426</text:p>
          </table:table-cell>
          <table:table-cell table:formula="of:=80" office:value-type="float" office:value="80" calcext:value-type="float">
            <text:p>80</text:p>
          </table:table-cell>
          <table:table-cell table:number-columns-repeated="5"/>
        </table:table-row>
        <table:table-row table:style-name="ro1">
          <table:table-cell office:value-type="float" office:value="14" calcext:value-type="float">
            <text:p>14</text:p>
          </table:table-cell>
          <table:table-cell table:formula="of:=1+INT(([.$I$2]+[.$J$2]*[.A15])/[Global.$L$2])" office:value-type="float" office:value="2" calcext:value-type="float">
            <text:p>2</text:p>
          </table:table-cell>
          <table:table-cell table:formula="of:=ROUND(([.$I$2]+[.$J$2]*[.A15])/[.B15])" office:value-type="float" office:value="225" calcext:value-type="float">
            <text:p>225</text:p>
          </table:table-cell>
          <table:table-cell table:formula="of:=[.B15]*[.C15]" office:value-type="float" office:value="450" calcext:value-type="float">
            <text:p>450</text:p>
          </table:table-cell>
          <table:table-cell table:formula="of:=80" office:value-type="float" office:value="80" calcext:value-type="float">
            <text:p>80</text:p>
          </table:table-cell>
          <table:table-cell table:number-columns-repeated="5"/>
        </table:table-row>
        <table:table-row table:style-name="ro1">
          <table:table-cell office:value-type="float" office:value="15" calcext:value-type="float">
            <text:p>15</text:p>
          </table:table-cell>
          <table:table-cell table:formula="of:=1+INT(([.$I$2]+[.$J$2]*[.A16])/[Global.$L$2])" office:value-type="float" office:value="2" calcext:value-type="float">
            <text:p>2</text:p>
          </table:table-cell>
          <table:table-cell table:formula="of:=ROUND(([.$I$2]+[.$J$2]*[.A16])/[.B16])" office:value-type="float" office:value="238" calcext:value-type="float">
            <text:p>238</text:p>
          </table:table-cell>
          <table:table-cell table:formula="of:=[.B16]*[.C16]" office:value-type="float" office:value="476" calcext:value-type="float">
            <text:p>476</text:p>
          </table:table-cell>
          <table:table-cell table:formula="of:=80" office:value-type="float" office:value="80" calcext:value-type="float">
            <text:p>80</text:p>
          </table:table-cell>
          <table:table-cell table:number-columns-repeated="5"/>
        </table:table-row>
        <table:table-row table:style-name="ro1">
          <table:table-cell office:value-type="float" office:value="16" calcext:value-type="float">
            <text:p>16</text:p>
          </table:table-cell>
          <table:table-cell table:formula="of:=1+INT(([.$I$2]+[.$J$2]*[.A17])/[Global.$L$2])" office:value-type="float" office:value="2" calcext:value-type="float">
            <text:p>2</text:p>
          </table:table-cell>
          <table:table-cell table:formula="of:=ROUND(([.$I$2]+[.$J$2]*[.A17])/[.B17])" office:value-type="float" office:value="250" calcext:value-type="float">
            <text:p>250</text:p>
          </table:table-cell>
          <table:table-cell table:formula="of:=[.B17]*[.C17]" office:value-type="float" office:value="500" calcext:value-type="float">
            <text:p>500</text:p>
          </table:table-cell>
          <table:table-cell table:formula="of:=80" office:value-type="float" office:value="80" calcext:value-type="float">
            <text:p>80</text:p>
          </table:table-cell>
          <table:table-cell table:number-columns-repeated="5"/>
        </table:table-row>
        <table:table-row table:style-name="ro1">
          <table:table-cell office:value-type="float" office:value="17" calcext:value-type="float">
            <text:p>17</text:p>
          </table:table-cell>
          <table:table-cell table:formula="of:=1+INT(([.$I$2]+[.$J$2]*[.A18])/[Global.$L$2])" office:value-type="float" office:value="2" calcext:value-type="float">
            <text:p>2</text:p>
          </table:table-cell>
          <table:table-cell table:formula="of:=ROUND(([.$I$2]+[.$J$2]*[.A18])/[.B18])" office:value-type="float" office:value="263" calcext:value-type="float">
            <text:p>263</text:p>
          </table:table-cell>
          <table:table-cell table:formula="of:=[.B18]*[.C18]" office:value-type="float" office:value="526" calcext:value-type="float">
            <text:p>526</text:p>
          </table:table-cell>
          <table:table-cell table:formula="of:=80" office:value-type="float" office:value="80" calcext:value-type="float">
            <text:p>80</text:p>
          </table:table-cell>
          <table:table-cell table:number-columns-repeated="5"/>
        </table:table-row>
        <table:table-row table:style-name="ro1">
          <table:table-cell office:value-type="float" office:value="18" calcext:value-type="float">
            <text:p>18</text:p>
          </table:table-cell>
          <table:table-cell table:formula="of:=1+INT(([.$I$2]+[.$J$2]*[.A19])/[Global.$L$2])" office:value-type="float" office:value="2" calcext:value-type="float">
            <text:p>2</text:p>
          </table:table-cell>
          <table:table-cell table:formula="of:=ROUND(([.$I$2]+[.$J$2]*[.A19])/[.B19])" office:value-type="float" office:value="275" calcext:value-type="float">
            <text:p>275</text:p>
          </table:table-cell>
          <table:table-cell table:formula="of:=[.B19]*[.C19]" office:value-type="float" office:value="550" calcext:value-type="float">
            <text:p>550</text:p>
          </table:table-cell>
          <table:table-cell table:formula="of:=80" office:value-type="float" office:value="80" calcext:value-type="float">
            <text:p>80</text:p>
          </table:table-cell>
          <table:table-cell table:number-columns-repeated="5"/>
        </table:table-row>
        <table:table-row table:style-name="ro1">
          <table:table-cell office:value-type="float" office:value="19" calcext:value-type="float">
            <text:p>19</text:p>
          </table:table-cell>
          <table:table-cell table:formula="of:=1+INT(([.$I$2]+[.$J$2]*[.A20])/[Global.$L$2])" office:value-type="float" office:value="2" calcext:value-type="float">
            <text:p>2</text:p>
          </table:table-cell>
          <table:table-cell table:formula="of:=ROUND(([.$I$2]+[.$J$2]*[.A20])/[.B20])" office:value-type="float" office:value="288" calcext:value-type="float">
            <text:p>288</text:p>
          </table:table-cell>
          <table:table-cell table:formula="of:=[.B20]*[.C20]" office:value-type="float" office:value="576" calcext:value-type="float">
            <text:p>576</text:p>
          </table:table-cell>
          <table:table-cell table:formula="of:=80" office:value-type="float" office:value="80" calcext:value-type="float">
            <text:p>80</text:p>
          </table:table-cell>
          <table:table-cell table:number-columns-repeated="5"/>
        </table:table-row>
        <table:table-row table:style-name="ro1">
          <table:table-cell office:value-type="float" office:value="20" calcext:value-type="float">
            <text:p>20</text:p>
          </table:table-cell>
          <table:table-cell table:formula="of:=1+INT(([.$I$2]+[.$J$2]*[.A21])/[Global.$L$2])" office:value-type="float" office:value="2" calcext:value-type="float">
            <text:p>2</text:p>
          </table:table-cell>
          <table:table-cell table:formula="of:=ROUND(([.$I$2]+[.$J$2]*[.A21])/[.B21])" office:value-type="float" office:value="300" calcext:value-type="float">
            <text:p>300</text:p>
          </table:table-cell>
          <table:table-cell table:formula="of:=[.B21]*[.C21]" office:value-type="float" office:value="600" calcext:value-type="float">
            <text:p>600</text:p>
          </table:table-cell>
          <table:table-cell table:formula="of:=80" office:value-type="float" office:value="80" calcext:value-type="float">
            <text:p>80</text:p>
          </table:table-cell>
          <table:table-cell table:number-columns-repeated="5"/>
        </table:table-row>
        <table:table-row table:style-name="ro1">
          <table:table-cell office:value-type="float" office:value="21" calcext:value-type="float">
            <text:p>21</text:p>
          </table:table-cell>
          <table:table-cell table:formula="of:=1+INT(([.$I$2]+[.$J$2]*[.A22])/[Global.$L$2])" office:value-type="float" office:value="2" calcext:value-type="float">
            <text:p>2</text:p>
          </table:table-cell>
          <table:table-cell table:formula="of:=ROUND(([.$I$2]+[.$J$2]*[.A22])/[.B22])" office:value-type="float" office:value="313" calcext:value-type="float">
            <text:p>313</text:p>
          </table:table-cell>
          <table:table-cell table:formula="of:=[.B22]*[.C22]" office:value-type="float" office:value="626" calcext:value-type="float">
            <text:p>626</text:p>
          </table:table-cell>
          <table:table-cell table:formula="of:=80" office:value-type="float" office:value="80" calcext:value-type="float">
            <text:p>80</text:p>
          </table:table-cell>
          <table:table-cell table:number-columns-repeated="5"/>
        </table:table-row>
        <table:table-row table:style-name="ro1">
          <table:table-cell office:value-type="float" office:value="22" calcext:value-type="float">
            <text:p>22</text:p>
          </table:table-cell>
          <table:table-cell table:formula="of:=1+INT(([.$I$2]+[.$J$2]*[.A23])/[Global.$L$2])" office:value-type="float" office:value="2" calcext:value-type="float">
            <text:p>2</text:p>
          </table:table-cell>
          <table:table-cell table:formula="of:=ROUND(([.$I$2]+[.$J$2]*[.A23])/[.B23])" office:value-type="float" office:value="325" calcext:value-type="float">
            <text:p>325</text:p>
          </table:table-cell>
          <table:table-cell table:formula="of:=[.B23]*[.C23]" office:value-type="float" office:value="650" calcext:value-type="float">
            <text:p>650</text:p>
          </table:table-cell>
          <table:table-cell table:formula="of:=80" office:value-type="float" office:value="80" calcext:value-type="float">
            <text:p>80</text:p>
          </table:table-cell>
          <table:table-cell table:number-columns-repeated="5"/>
        </table:table-row>
        <table:table-row table:style-name="ro1">
          <table:table-cell office:value-type="float" office:value="23" calcext:value-type="float">
            <text:p>23</text:p>
          </table:table-cell>
          <table:table-cell table:formula="of:=1+INT(([.$I$2]+[.$J$2]*[.A24])/[Global.$L$2])" office:value-type="float" office:value="2" calcext:value-type="float">
            <text:p>2</text:p>
          </table:table-cell>
          <table:table-cell table:formula="of:=ROUND(([.$I$2]+[.$J$2]*[.A24])/[.B24])" office:value-type="float" office:value="338" calcext:value-type="float">
            <text:p>338</text:p>
          </table:table-cell>
          <table:table-cell table:formula="of:=[.B24]*[.C24]" office:value-type="float" office:value="676" calcext:value-type="float">
            <text:p>676</text:p>
          </table:table-cell>
          <table:table-cell table:formula="of:=80" office:value-type="float" office:value="80" calcext:value-type="float">
            <text:p>80</text:p>
          </table:table-cell>
          <table:table-cell table:number-columns-repeated="5"/>
        </table:table-row>
        <table:table-row table:style-name="ro1">
          <table:table-cell office:value-type="float" office:value="24" calcext:value-type="float">
            <text:p>24</text:p>
          </table:table-cell>
          <table:table-cell table:formula="of:=1+INT(([.$I$2]+[.$J$2]*[.A25])/[Global.$L$2])" office:value-type="float" office:value="3" calcext:value-type="float">
            <text:p>3</text:p>
          </table:table-cell>
          <table:table-cell table:formula="of:=ROUND(([.$I$2]+[.$J$2]*[.A25])/[.B25])" office:value-type="float" office:value="233" calcext:value-type="float">
            <text:p>233</text:p>
          </table:table-cell>
          <table:table-cell table:formula="of:=[.B25]*[.C25]" office:value-type="float" office:value="699" calcext:value-type="float">
            <text:p>699</text:p>
          </table:table-cell>
          <table:table-cell table:formula="of:=80" office:value-type="float" office:value="80" calcext:value-type="float">
            <text:p>80</text:p>
          </table:table-cell>
          <table:table-cell table:number-columns-repeated="5"/>
        </table:table-row>
        <table:table-row table:style-name="ro1">
          <table:table-cell office:value-type="float" office:value="25" calcext:value-type="float">
            <text:p>25</text:p>
          </table:table-cell>
          <table:table-cell table:formula="of:=1+INT(([.$I$2]+[.$J$2]*[.A26])/[Global.$L$2])" office:value-type="float" office:value="3" calcext:value-type="float">
            <text:p>3</text:p>
          </table:table-cell>
          <table:table-cell table:formula="of:=ROUND(([.$I$2]+[.$J$2]*[.A26])/[.B26])" office:value-type="float" office:value="242" calcext:value-type="float">
            <text:p>242</text:p>
          </table:table-cell>
          <table:table-cell table:formula="of:=[.B26]*[.C26]" office:value-type="float" office:value="726" calcext:value-type="float">
            <text:p>726</text:p>
          </table:table-cell>
          <table:table-cell table:formula="of:=80" office:value-type="float" office:value="80" calcext:value-type="float">
            <text:p>80</text:p>
          </table:table-cell>
          <table:table-cell table:number-columns-repeated="5"/>
        </table:table-row>
        <table:table-row table:style-name="ro1">
          <table:table-cell office:value-type="float" office:value="26" calcext:value-type="float">
            <text:p>26</text:p>
          </table:table-cell>
          <table:table-cell table:formula="of:=1+INT(([.$I$2]+[.$J$2]*[.A27])/[Global.$L$2])" office:value-type="float" office:value="3" calcext:value-type="float">
            <text:p>3</text:p>
          </table:table-cell>
          <table:table-cell table:formula="of:=ROUND(([.$I$2]+[.$J$2]*[.A27])/[.B27])" office:value-type="float" office:value="250" calcext:value-type="float">
            <text:p>250</text:p>
          </table:table-cell>
          <table:table-cell table:formula="of:=[.B27]*[.C27]" office:value-type="float" office:value="750" calcext:value-type="float">
            <text:p>750</text:p>
          </table:table-cell>
          <table:table-cell table:formula="of:=80" office:value-type="float" office:value="80" calcext:value-type="float">
            <text:p>80</text:p>
          </table:table-cell>
          <table:table-cell table:number-columns-repeated="5"/>
        </table:table-row>
        <table:table-row table:style-name="ro1">
          <table:table-cell office:value-type="float" office:value="27" calcext:value-type="float">
            <text:p>27</text:p>
          </table:table-cell>
          <table:table-cell table:formula="of:=1+INT(([.$I$2]+[.$J$2]*[.A28])/[Global.$L$2])" office:value-type="float" office:value="3" calcext:value-type="float">
            <text:p>3</text:p>
          </table:table-cell>
          <table:table-cell table:formula="of:=ROUND(([.$I$2]+[.$J$2]*[.A28])/[.B28])" office:value-type="float" office:value="258" calcext:value-type="float">
            <text:p>258</text:p>
          </table:table-cell>
          <table:table-cell table:formula="of:=[.B28]*[.C28]" office:value-type="float" office:value="774" calcext:value-type="float">
            <text:p>774</text:p>
          </table:table-cell>
          <table:table-cell table:formula="of:=80" office:value-type="float" office:value="80" calcext:value-type="float">
            <text:p>80</text:p>
          </table:table-cell>
          <table:table-cell table:number-columns-repeated="5"/>
        </table:table-row>
        <table:table-row table:style-name="ro1">
          <table:table-cell office:value-type="float" office:value="28" calcext:value-type="float">
            <text:p>28</text:p>
          </table:table-cell>
          <table:table-cell table:formula="of:=1+INT(([.$I$2]+[.$J$2]*[.A29])/[Global.$L$2])" office:value-type="float" office:value="3" calcext:value-type="float">
            <text:p>3</text:p>
          </table:table-cell>
          <table:table-cell table:formula="of:=ROUND(([.$I$2]+[.$J$2]*[.A29])/[.B29])" office:value-type="float" office:value="267" calcext:value-type="float">
            <text:p>267</text:p>
          </table:table-cell>
          <table:table-cell table:formula="of:=[.B29]*[.C29]" office:value-type="float" office:value="801" calcext:value-type="float">
            <text:p>801</text:p>
          </table:table-cell>
          <table:table-cell table:formula="of:=80" office:value-type="float" office:value="80" calcext:value-type="float">
            <text:p>80</text:p>
          </table:table-cell>
          <table:table-cell table:number-columns-repeated="5"/>
        </table:table-row>
        <table:table-row table:style-name="ro1">
          <table:table-cell office:value-type="float" office:value="29" calcext:value-type="float">
            <text:p>29</text:p>
          </table:table-cell>
          <table:table-cell table:formula="of:=1+INT(([.$I$2]+[.$J$2]*[.A30])/[Global.$L$2])" office:value-type="float" office:value="3" calcext:value-type="float">
            <text:p>3</text:p>
          </table:table-cell>
          <table:table-cell table:formula="of:=ROUND(([.$I$2]+[.$J$2]*[.A30])/[.B30])" office:value-type="float" office:value="275" calcext:value-type="float">
            <text:p>275</text:p>
          </table:table-cell>
          <table:table-cell table:formula="of:=[.B30]*[.C30]" office:value-type="float" office:value="825" calcext:value-type="float">
            <text:p>825</text:p>
          </table:table-cell>
          <table:table-cell table:formula="of:=80" office:value-type="float" office:value="80" calcext:value-type="float">
            <text:p>80</text:p>
          </table:table-cell>
          <table:table-cell table:number-columns-repeated="5"/>
        </table:table-row>
        <table:table-row table:style-name="ro1">
          <table:table-cell office:value-type="float" office:value="30" calcext:value-type="float">
            <text:p>30</text:p>
          </table:table-cell>
          <table:table-cell table:formula="of:=1+INT(([.$I$2]+[.$J$2]*[.A31])/[Global.$L$2])" office:value-type="float" office:value="3" calcext:value-type="float">
            <text:p>3</text:p>
          </table:table-cell>
          <table:table-cell table:formula="of:=ROUND(([.$I$2]+[.$J$2]*[.A31])/[.B31])" office:value-type="float" office:value="283" calcext:value-type="float">
            <text:p>283</text:p>
          </table:table-cell>
          <table:table-cell table:formula="of:=[.B31]*[.C31]" office:value-type="float" office:value="849" calcext:value-type="float">
            <text:p>849</text:p>
          </table:table-cell>
          <table:table-cell table:formula="of:=80" office:value-type="float" office:value="80" calcext:value-type="float">
            <text:p>80</text:p>
          </table:table-cell>
          <table:table-cell table:number-columns-repeated="5"/>
        </table:table-row>
        <table:table-row table:style-name="ro1">
          <table:table-cell office:value-type="float" office:value="31" calcext:value-type="float">
            <text:p>31</text:p>
          </table:table-cell>
          <table:table-cell table:formula="of:=1+INT(([.$I$2]+[.$J$2]*[.A32])/[Global.$L$2])" office:value-type="float" office:value="3" calcext:value-type="float">
            <text:p>3</text:p>
          </table:table-cell>
          <table:table-cell table:formula="of:=ROUND(([.$I$2]+[.$J$2]*[.A32])/[.B32])" office:value-type="float" office:value="292" calcext:value-type="float">
            <text:p>292</text:p>
          </table:table-cell>
          <table:table-cell table:formula="of:=[.B32]*[.C32]" office:value-type="float" office:value="876" calcext:value-type="float">
            <text:p>876</text:p>
          </table:table-cell>
          <table:table-cell table:formula="of:=80" office:value-type="float" office:value="80" calcext:value-type="float">
            <text:p>80</text:p>
          </table:table-cell>
          <table:table-cell table:number-columns-repeated="5"/>
        </table:table-row>
        <table:table-row table:style-name="ro1">
          <table:table-cell office:value-type="float" office:value="32" calcext:value-type="float">
            <text:p>32</text:p>
          </table:table-cell>
          <table:table-cell table:formula="of:=1+INT(([.$I$2]+[.$J$2]*[.A33])/[Global.$L$2])" office:value-type="float" office:value="3" calcext:value-type="float">
            <text:p>3</text:p>
          </table:table-cell>
          <table:table-cell table:formula="of:=ROUND(([.$I$2]+[.$J$2]*[.A33])/[.B33])" office:value-type="float" office:value="300" calcext:value-type="float">
            <text:p>300</text:p>
          </table:table-cell>
          <table:table-cell table:formula="of:=[.B33]*[.C33]" office:value-type="float" office:value="900" calcext:value-type="float">
            <text:p>900</text:p>
          </table:table-cell>
          <table:table-cell table:formula="of:=80" office:value-type="float" office:value="80" calcext:value-type="float">
            <text:p>80</text:p>
          </table:table-cell>
          <table:table-cell table:number-columns-repeated="5"/>
        </table:table-row>
        <table:table-row table:style-name="ro1">
          <table:table-cell office:value-type="float" office:value="33" calcext:value-type="float">
            <text:p>33</text:p>
          </table:table-cell>
          <table:table-cell table:formula="of:=1+INT(([.$I$2]+[.$J$2]*[.A34])/[Global.$L$2])" office:value-type="float" office:value="3" calcext:value-type="float">
            <text:p>3</text:p>
          </table:table-cell>
          <table:table-cell table:formula="of:=ROUND(([.$I$2]+[.$J$2]*[.A34])/[.B34])" office:value-type="float" office:value="308" calcext:value-type="float">
            <text:p>308</text:p>
          </table:table-cell>
          <table:table-cell table:formula="of:=[.B34]*[.C34]" office:value-type="float" office:value="924" calcext:value-type="float">
            <text:p>924</text:p>
          </table:table-cell>
          <table:table-cell table:formula="of:=80" office:value-type="float" office:value="80" calcext:value-type="float">
            <text:p>80</text:p>
          </table:table-cell>
          <table:table-cell table:number-columns-repeated="5"/>
        </table:table-row>
        <table:table-row table:style-name="ro1">
          <table:table-cell office:value-type="float" office:value="34" calcext:value-type="float">
            <text:p>34</text:p>
          </table:table-cell>
          <table:table-cell table:formula="of:=1+INT(([.$I$2]+[.$J$2]*[.A35])/[Global.$L$2])" office:value-type="float" office:value="3" calcext:value-type="float">
            <text:p>3</text:p>
          </table:table-cell>
          <table:table-cell table:formula="of:=ROUND(([.$I$2]+[.$J$2]*[.A35])/[.B35])" office:value-type="float" office:value="317" calcext:value-type="float">
            <text:p>317</text:p>
          </table:table-cell>
          <table:table-cell table:formula="of:=[.B35]*[.C35]" office:value-type="float" office:value="951" calcext:value-type="float">
            <text:p>951</text:p>
          </table:table-cell>
          <table:table-cell table:formula="of:=80" office:value-type="float" office:value="80" calcext:value-type="float">
            <text:p>80</text:p>
          </table:table-cell>
          <table:table-cell table:number-columns-repeated="5"/>
        </table:table-row>
        <table:table-row table:style-name="ro1">
          <table:table-cell office:value-type="float" office:value="35" calcext:value-type="float">
            <text:p>35</text:p>
          </table:table-cell>
          <table:table-cell table:formula="of:=1+INT(([.$I$2]+[.$J$2]*[.A36])/[Global.$L$2])" office:value-type="float" office:value="3" calcext:value-type="float">
            <text:p>3</text:p>
          </table:table-cell>
          <table:table-cell table:formula="of:=ROUND(([.$I$2]+[.$J$2]*[.A36])/[.B36])" office:value-type="float" office:value="325" calcext:value-type="float">
            <text:p>325</text:p>
          </table:table-cell>
          <table:table-cell table:formula="of:=[.B36]*[.C36]" office:value-type="float" office:value="975" calcext:value-type="float">
            <text:p>975</text:p>
          </table:table-cell>
          <table:table-cell table:formula="of:=80" office:value-type="float" office:value="80" calcext:value-type="float">
            <text:p>80</text:p>
          </table:table-cell>
          <table:table-cell table:number-columns-repeated="5"/>
        </table:table-row>
        <table:table-row table:style-name="ro1">
          <table:table-cell office:value-type="float" office:value="36" calcext:value-type="float">
            <text:p>36</text:p>
          </table:table-cell>
          <table:table-cell table:formula="of:=1+INT(([.$I$2]+[.$J$2]*[.A37])/[Global.$L$2])" office:value-type="float" office:value="3" calcext:value-type="float">
            <text:p>3</text:p>
          </table:table-cell>
          <table:table-cell table:formula="of:=ROUND(([.$I$2]+[.$J$2]*[.A37])/[.B37])" office:value-type="float" office:value="333" calcext:value-type="float">
            <text:p>333</text:p>
          </table:table-cell>
          <table:table-cell table:formula="of:=[.B37]*[.C37]" office:value-type="float" office:value="999" calcext:value-type="float">
            <text:p>999</text:p>
          </table:table-cell>
          <table:table-cell table:formula="of:=80" office:value-type="float" office:value="80" calcext:value-type="float">
            <text:p>80</text:p>
          </table:table-cell>
          <table:table-cell table:number-columns-repeated="5"/>
        </table:table-row>
        <table:table-row table:style-name="ro1">
          <table:table-cell office:value-type="float" office:value="37" calcext:value-type="float">
            <text:p>37</text:p>
          </table:table-cell>
          <table:table-cell table:formula="of:=1+INT(([.$I$2]+[.$J$2]*[.A38])/[Global.$L$2])" office:value-type="float" office:value="4" calcext:value-type="float">
            <text:p>4</text:p>
          </table:table-cell>
          <table:table-cell table:formula="of:=ROUND(([.$I$2]+[.$J$2]*[.A38])/[.B38])" office:value-type="float" office:value="256" calcext:value-type="float">
            <text:p>256</text:p>
          </table:table-cell>
          <table:table-cell table:formula="of:=[.B38]*[.C38]" office:value-type="float" office:value="1024" calcext:value-type="float">
            <text:p>1024</text:p>
          </table:table-cell>
          <table:table-cell table:formula="of:=80" office:value-type="float" office:value="80" calcext:value-type="float">
            <text:p>80</text:p>
          </table:table-cell>
          <table:table-cell table:number-columns-repeated="5"/>
        </table:table-row>
        <table:table-row table:style-name="ro1">
          <table:table-cell office:value-type="float" office:value="38" calcext:value-type="float">
            <text:p>38</text:p>
          </table:table-cell>
          <table:table-cell table:formula="of:=1+INT(([.$I$2]+[.$J$2]*[.A39])/[Global.$L$2])" office:value-type="float" office:value="4" calcext:value-type="float">
            <text:p>4</text:p>
          </table:table-cell>
          <table:table-cell table:formula="of:=ROUND(([.$I$2]+[.$J$2]*[.A39])/[.B39])" office:value-type="float" office:value="263" calcext:value-type="float">
            <text:p>263</text:p>
          </table:table-cell>
          <table:table-cell table:formula="of:=[.B39]*[.C39]" office:value-type="float" office:value="1052" calcext:value-type="float">
            <text:p>1052</text:p>
          </table:table-cell>
          <table:table-cell table:formula="of:=80" office:value-type="float" office:value="80" calcext:value-type="float">
            <text:p>80</text:p>
          </table:table-cell>
          <table:table-cell table:number-columns-repeated="5"/>
        </table:table-row>
        <table:table-row table:style-name="ro1">
          <table:table-cell office:value-type="float" office:value="39" calcext:value-type="float">
            <text:p>39</text:p>
          </table:table-cell>
          <table:table-cell table:formula="of:=1+INT(([.$I$2]+[.$J$2]*[.A40])/[Global.$L$2])" office:value-type="float" office:value="4" calcext:value-type="float">
            <text:p>4</text:p>
          </table:table-cell>
          <table:table-cell table:formula="of:=ROUND(([.$I$2]+[.$J$2]*[.A40])/[.B40])" office:value-type="float" office:value="269" calcext:value-type="float">
            <text:p>269</text:p>
          </table:table-cell>
          <table:table-cell table:formula="of:=[.B40]*[.C40]" office:value-type="float" office:value="1076" calcext:value-type="float">
            <text:p>1076</text:p>
          </table:table-cell>
          <table:table-cell table:formula="of:=80" office:value-type="float" office:value="80" calcext:value-type="float">
            <text:p>80</text:p>
          </table:table-cell>
          <table:table-cell table:number-columns-repeated="5"/>
        </table:table-row>
        <table:table-row table:style-name="ro1">
          <table:table-cell office:value-type="float" office:value="40" calcext:value-type="float">
            <text:p>40</text:p>
          </table:table-cell>
          <table:table-cell table:formula="of:=1+INT(([.$I$2]+[.$J$2]*[.A41])/[Global.$L$2])" office:value-type="float" office:value="4" calcext:value-type="float">
            <text:p>4</text:p>
          </table:table-cell>
          <table:table-cell table:formula="of:=ROUND(([.$I$2]+[.$J$2]*[.A41])/[.B41])" office:value-type="float" office:value="275" calcext:value-type="float">
            <text:p>275</text:p>
          </table:table-cell>
          <table:table-cell table:formula="of:=[.B41]*[.C41]" office:value-type="float" office:value="1100" calcext:value-type="float">
            <text:p>1100</text:p>
          </table:table-cell>
          <table:table-cell table:formula="of:=80" office:value-type="float" office:value="80" calcext:value-type="float">
            <text:p>80</text:p>
          </table:table-cell>
          <table:table-cell table:number-columns-repeated="5"/>
        </table:table-row>
        <table:table-row table:style-name="ro1">
          <table:table-cell office:value-type="float" office:value="41" calcext:value-type="float">
            <text:p>41</text:p>
          </table:table-cell>
          <table:table-cell table:formula="of:=1+INT(([.$I$2]+[.$J$2]*[.A42])/[Global.$L$2])" office:value-type="float" office:value="4" calcext:value-type="float">
            <text:p>4</text:p>
          </table:table-cell>
          <table:table-cell table:formula="of:=ROUND(([.$I$2]+[.$J$2]*[.A42])/[.B42])" office:value-type="float" office:value="281" calcext:value-type="float">
            <text:p>281</text:p>
          </table:table-cell>
          <table:table-cell table:formula="of:=[.B42]*[.C42]" office:value-type="float" office:value="1124" calcext:value-type="float">
            <text:p>1124</text:p>
          </table:table-cell>
          <table:table-cell table:formula="of:=80" office:value-type="float" office:value="80" calcext:value-type="float">
            <text:p>80</text:p>
          </table:table-cell>
          <table:table-cell table:number-columns-repeated="5"/>
        </table:table-row>
        <table:table-row table:style-name="ro1">
          <table:table-cell office:value-type="float" office:value="42" calcext:value-type="float">
            <text:p>42</text:p>
          </table:table-cell>
          <table:table-cell table:formula="of:=1+INT(([.$I$2]+[.$J$2]*[.A43])/[Global.$L$2])" office:value-type="float" office:value="4" calcext:value-type="float">
            <text:p>4</text:p>
          </table:table-cell>
          <table:table-cell table:formula="of:=ROUND(([.$I$2]+[.$J$2]*[.A43])/[.B43])" office:value-type="float" office:value="288" calcext:value-type="float">
            <text:p>288</text:p>
          </table:table-cell>
          <table:table-cell table:formula="of:=[.B43]*[.C43]" office:value-type="float" office:value="1152" calcext:value-type="float">
            <text:p>1152</text:p>
          </table:table-cell>
          <table:table-cell table:formula="of:=80" office:value-type="float" office:value="80" calcext:value-type="float">
            <text:p>80</text:p>
          </table:table-cell>
          <table:table-cell table:number-columns-repeated="5"/>
        </table:table-row>
        <table:table-row table:style-name="ro1">
          <table:table-cell office:value-type="float" office:value="43" calcext:value-type="float">
            <text:p>43</text:p>
          </table:table-cell>
          <table:table-cell table:formula="of:=1+INT(([.$I$2]+[.$J$2]*[.A44])/[Global.$L$2])" office:value-type="float" office:value="4" calcext:value-type="float">
            <text:p>4</text:p>
          </table:table-cell>
          <table:table-cell table:formula="of:=ROUND(([.$I$2]+[.$J$2]*[.A44])/[.B44])" office:value-type="float" office:value="294" calcext:value-type="float">
            <text:p>294</text:p>
          </table:table-cell>
          <table:table-cell table:formula="of:=[.B44]*[.C44]" office:value-type="float" office:value="1176" calcext:value-type="float">
            <text:p>1176</text:p>
          </table:table-cell>
          <table:table-cell table:formula="of:=80" office:value-type="float" office:value="80" calcext:value-type="float">
            <text:p>80</text:p>
          </table:table-cell>
          <table:table-cell table:number-columns-repeated="5"/>
        </table:table-row>
        <table:table-row table:style-name="ro1">
          <table:table-cell office:value-type="float" office:value="44" calcext:value-type="float">
            <text:p>44</text:p>
          </table:table-cell>
          <table:table-cell table:formula="of:=1+INT(([.$I$2]+[.$J$2]*[.A45])/[Global.$L$2])" office:value-type="float" office:value="4" calcext:value-type="float">
            <text:p>4</text:p>
          </table:table-cell>
          <table:table-cell table:formula="of:=ROUND(([.$I$2]+[.$J$2]*[.A45])/[.B45])" office:value-type="float" office:value="300" calcext:value-type="float">
            <text:p>300</text:p>
          </table:table-cell>
          <table:table-cell table:formula="of:=[.B45]*[.C45]" office:value-type="float" office:value="1200" calcext:value-type="float">
            <text:p>1200</text:p>
          </table:table-cell>
          <table:table-cell table:formula="of:=80" office:value-type="float" office:value="80" calcext:value-type="float">
            <text:p>80</text:p>
          </table:table-cell>
          <table:table-cell table:number-columns-repeated="5"/>
        </table:table-row>
        <table:table-row table:style-name="ro1">
          <table:table-cell office:value-type="float" office:value="45" calcext:value-type="float">
            <text:p>45</text:p>
          </table:table-cell>
          <table:table-cell table:formula="of:=1+INT(([.$I$2]+[.$J$2]*[.A46])/[Global.$L$2])" office:value-type="float" office:value="4" calcext:value-type="float">
            <text:p>4</text:p>
          </table:table-cell>
          <table:table-cell table:formula="of:=ROUND(([.$I$2]+[.$J$2]*[.A46])/[.B46])" office:value-type="float" office:value="306" calcext:value-type="float">
            <text:p>306</text:p>
          </table:table-cell>
          <table:table-cell table:formula="of:=[.B46]*[.C46]" office:value-type="float" office:value="1224" calcext:value-type="float">
            <text:p>1224</text:p>
          </table:table-cell>
          <table:table-cell table:formula="of:=80" office:value-type="float" office:value="80" calcext:value-type="float">
            <text:p>80</text:p>
          </table:table-cell>
          <table:table-cell table:number-columns-repeated="5"/>
        </table:table-row>
        <table:table-row table:style-name="ro1">
          <table:table-cell office:value-type="float" office:value="46" calcext:value-type="float">
            <text:p>46</text:p>
          </table:table-cell>
          <table:table-cell table:formula="of:=1+INT(([.$I$2]+[.$J$2]*[.A47])/[Global.$L$2])" office:value-type="float" office:value="4" calcext:value-type="float">
            <text:p>4</text:p>
          </table:table-cell>
          <table:table-cell table:formula="of:=ROUND(([.$I$2]+[.$J$2]*[.A47])/[.B47])" office:value-type="float" office:value="313" calcext:value-type="float">
            <text:p>313</text:p>
          </table:table-cell>
          <table:table-cell table:formula="of:=[.B47]*[.C47]" office:value-type="float" office:value="1252" calcext:value-type="float">
            <text:p>1252</text:p>
          </table:table-cell>
          <table:table-cell table:formula="of:=80" office:value-type="float" office:value="80" calcext:value-type="float">
            <text:p>80</text:p>
          </table:table-cell>
          <table:table-cell table:number-columns-repeated="5"/>
        </table:table-row>
        <table:table-row table:style-name="ro1">
          <table:table-cell office:value-type="float" office:value="47" calcext:value-type="float">
            <text:p>47</text:p>
          </table:table-cell>
          <table:table-cell table:formula="of:=1+INT(([.$I$2]+[.$J$2]*[.A48])/[Global.$L$2])" office:value-type="float" office:value="4" calcext:value-type="float">
            <text:p>4</text:p>
          </table:table-cell>
          <table:table-cell table:formula="of:=ROUND(([.$I$2]+[.$J$2]*[.A48])/[.B48])" office:value-type="float" office:value="319" calcext:value-type="float">
            <text:p>319</text:p>
          </table:table-cell>
          <table:table-cell table:formula="of:=[.B48]*[.C48]" office:value-type="float" office:value="1276" calcext:value-type="float">
            <text:p>1276</text:p>
          </table:table-cell>
          <table:table-cell table:formula="of:=80" office:value-type="float" office:value="80" calcext:value-type="float">
            <text:p>80</text:p>
          </table:table-cell>
          <table:table-cell table:number-columns-repeated="5"/>
        </table:table-row>
        <table:table-row table:style-name="ro1">
          <table:table-cell office:value-type="float" office:value="48" calcext:value-type="float">
            <text:p>48</text:p>
          </table:table-cell>
          <table:table-cell table:formula="of:=1+INT(([.$I$2]+[.$J$2]*[.A49])/[Global.$L$2])" office:value-type="float" office:value="4" calcext:value-type="float">
            <text:p>4</text:p>
          </table:table-cell>
          <table:table-cell table:formula="of:=ROUND(([.$I$2]+[.$J$2]*[.A49])/[.B49])" office:value-type="float" office:value="325" calcext:value-type="float">
            <text:p>325</text:p>
          </table:table-cell>
          <table:table-cell table:formula="of:=[.B49]*[.C49]" office:value-type="float" office:value="1300" calcext:value-type="float">
            <text:p>1300</text:p>
          </table:table-cell>
          <table:table-cell table:formula="of:=80" office:value-type="float" office:value="80" calcext:value-type="float">
            <text:p>80</text:p>
          </table:table-cell>
          <table:table-cell table:number-columns-repeated="5"/>
        </table:table-row>
        <table:table-row table:style-name="ro1">
          <table:table-cell office:value-type="float" office:value="49" calcext:value-type="float">
            <text:p>49</text:p>
          </table:table-cell>
          <table:table-cell table:formula="of:=1+INT(([.$I$2]+[.$J$2]*[.A50])/[Global.$L$2])" office:value-type="float" office:value="4" calcext:value-type="float">
            <text:p>4</text:p>
          </table:table-cell>
          <table:table-cell table:formula="of:=ROUND(([.$I$2]+[.$J$2]*[.A50])/[.B50])" office:value-type="float" office:value="331" calcext:value-type="float">
            <text:p>331</text:p>
          </table:table-cell>
          <table:table-cell table:formula="of:=[.B50]*[.C50]" office:value-type="float" office:value="1324" calcext:value-type="float">
            <text:p>1324</text:p>
          </table:table-cell>
          <table:table-cell table:formula="of:=80" office:value-type="float" office:value="80" calcext:value-type="float">
            <text:p>80</text:p>
          </table:table-cell>
          <table:table-cell table:number-columns-repeated="5"/>
        </table:table-row>
        <table:table-row table:style-name="ro1">
          <table:table-cell office:value-type="float" office:value="50" calcext:value-type="float">
            <text:p>50</text:p>
          </table:table-cell>
          <table:table-cell table:formula="of:=1+INT(([.$I$2]+[.$J$2]*[.A51])/[Global.$L$2])" office:value-type="float" office:value="4" calcext:value-type="float">
            <text:p>4</text:p>
          </table:table-cell>
          <table:table-cell table:formula="of:=ROUND(([.$I$2]+[.$J$2]*[.A51])/[.B51])" office:value-type="float" office:value="338" calcext:value-type="float">
            <text:p>338</text:p>
          </table:table-cell>
          <table:table-cell table:formula="of:=[.B51]*[.C51]" office:value-type="float" office:value="1352" calcext:value-type="float">
            <text:p>1352</text:p>
          </table:table-cell>
          <table:table-cell table:formula="of:=80" office:value-type="float" office:value="80" calcext:value-type="float">
            <text:p>80</text:p>
          </table:table-cell>
          <table:table-cell table:number-columns-repeated="5"/>
        </table:table-row>
        <table:table-row table:style-name="ro1">
          <table:table-cell office:value-type="float" office:value="51" calcext:value-type="float">
            <text:p>51</text:p>
          </table:table-cell>
          <table:table-cell table:formula="of:=1+INT(([.$I$2]+[.$J$2]*[.A52])/[Global.$L$2])" office:value-type="float" office:value="5" calcext:value-type="float">
            <text:p>5</text:p>
          </table:table-cell>
          <table:table-cell table:formula="of:=ROUND(([.$I$2]+[.$J$2]*[.A52])/[.B52])" office:value-type="float" office:value="275" calcext:value-type="float">
            <text:p>275</text:p>
          </table:table-cell>
          <table:table-cell table:formula="of:=[.B52]*[.C52]" office:value-type="float" office:value="1375" calcext:value-type="float">
            <text:p>1375</text:p>
          </table:table-cell>
          <table:table-cell table:formula="of:=80" office:value-type="float" office:value="80" calcext:value-type="float">
            <text:p>80</text:p>
          </table:table-cell>
          <table:table-cell table:number-columns-repeated="5"/>
        </table:table-row>
        <table:table-row table:style-name="ro1">
          <table:table-cell office:value-type="float" office:value="52" calcext:value-type="float">
            <text:p>52</text:p>
          </table:table-cell>
          <table:table-cell table:formula="of:=1+INT(([.$I$2]+[.$J$2]*[.A53])/[Global.$L$2])" office:value-type="float" office:value="5" calcext:value-type="float">
            <text:p>5</text:p>
          </table:table-cell>
          <table:table-cell table:formula="of:=ROUND(([.$I$2]+[.$J$2]*[.A53])/[.B53])" office:value-type="float" office:value="280" calcext:value-type="float">
            <text:p>280</text:p>
          </table:table-cell>
          <table:table-cell table:formula="of:=[.B53]*[.C53]" office:value-type="float" office:value="1400" calcext:value-type="float">
            <text:p>1400</text:p>
          </table:table-cell>
          <table:table-cell table:formula="of:=80" office:value-type="float" office:value="80" calcext:value-type="float">
            <text:p>80</text:p>
          </table:table-cell>
          <table:table-cell table:number-columns-repeated="5"/>
        </table:table-row>
        <table:table-row table:style-name="ro1">
          <table:table-cell office:value-type="float" office:value="53" calcext:value-type="float">
            <text:p>53</text:p>
          </table:table-cell>
          <table:table-cell table:formula="of:=1+INT(([.$I$2]+[.$J$2]*[.A54])/[Global.$L$2])" office:value-type="float" office:value="5" calcext:value-type="float">
            <text:p>5</text:p>
          </table:table-cell>
          <table:table-cell table:formula="of:=ROUND(([.$I$2]+[.$J$2]*[.A54])/[.B54])" office:value-type="float" office:value="285" calcext:value-type="float">
            <text:p>285</text:p>
          </table:table-cell>
          <table:table-cell table:formula="of:=[.B54]*[.C54]" office:value-type="float" office:value="1425" calcext:value-type="float">
            <text:p>1425</text:p>
          </table:table-cell>
          <table:table-cell table:formula="of:=80" office:value-type="float" office:value="80" calcext:value-type="float">
            <text:p>80</text:p>
          </table:table-cell>
          <table:table-cell table:number-columns-repeated="5"/>
        </table:table-row>
        <table:table-row table:style-name="ro1">
          <table:table-cell office:value-type="float" office:value="54" calcext:value-type="float">
            <text:p>54</text:p>
          </table:table-cell>
          <table:table-cell table:formula="of:=1+INT(([.$I$2]+[.$J$2]*[.A55])/[Global.$L$2])" office:value-type="float" office:value="5" calcext:value-type="float">
            <text:p>5</text:p>
          </table:table-cell>
          <table:table-cell table:formula="of:=ROUND(([.$I$2]+[.$J$2]*[.A55])/[.B55])" office:value-type="float" office:value="290" calcext:value-type="float">
            <text:p>290</text:p>
          </table:table-cell>
          <table:table-cell table:formula="of:=[.B55]*[.C55]" office:value-type="float" office:value="1450" calcext:value-type="float">
            <text:p>1450</text:p>
          </table:table-cell>
          <table:table-cell table:formula="of:=80" office:value-type="float" office:value="80" calcext:value-type="float">
            <text:p>80</text:p>
          </table:table-cell>
          <table:table-cell table:number-columns-repeated="5"/>
        </table:table-row>
        <table:table-row table:style-name="ro1">
          <table:table-cell office:value-type="float" office:value="55" calcext:value-type="float">
            <text:p>55</text:p>
          </table:table-cell>
          <table:table-cell table:formula="of:=1+INT(([.$I$2]+[.$J$2]*[.A56])/[Global.$L$2])" office:value-type="float" office:value="5" calcext:value-type="float">
            <text:p>5</text:p>
          </table:table-cell>
          <table:table-cell table:formula="of:=ROUND(([.$I$2]+[.$J$2]*[.A56])/[.B56])" office:value-type="float" office:value="295" calcext:value-type="float">
            <text:p>295</text:p>
          </table:table-cell>
          <table:table-cell table:formula="of:=[.B56]*[.C56]" office:value-type="float" office:value="1475" calcext:value-type="float">
            <text:p>1475</text:p>
          </table:table-cell>
          <table:table-cell table:formula="of:=80" office:value-type="float" office:value="80" calcext:value-type="float">
            <text:p>80</text:p>
          </table:table-cell>
          <table:table-cell table:number-columns-repeated="5"/>
        </table:table-row>
        <table:table-row table:style-name="ro1">
          <table:table-cell office:value-type="float" office:value="56" calcext:value-type="float">
            <text:p>56</text:p>
          </table:table-cell>
          <table:table-cell table:formula="of:=1+INT(([.$I$2]+[.$J$2]*[.A57])/[Global.$L$2])" office:value-type="float" office:value="5" calcext:value-type="float">
            <text:p>5</text:p>
          </table:table-cell>
          <table:table-cell table:formula="of:=ROUND(([.$I$2]+[.$J$2]*[.A57])/[.B57])" office:value-type="float" office:value="300" calcext:value-type="float">
            <text:p>300</text:p>
          </table:table-cell>
          <table:table-cell table:formula="of:=[.B57]*[.C57]" office:value-type="float" office:value="1500" calcext:value-type="float">
            <text:p>1500</text:p>
          </table:table-cell>
          <table:table-cell table:formula="of:=80" office:value-type="float" office:value="80" calcext:value-type="float">
            <text:p>80</text:p>
          </table:table-cell>
          <table:table-cell table:number-columns-repeated="5"/>
        </table:table-row>
        <table:table-row table:style-name="ro1">
          <table:table-cell office:value-type="float" office:value="57" calcext:value-type="float">
            <text:p>57</text:p>
          </table:table-cell>
          <table:table-cell table:formula="of:=1+INT(([.$I$2]+[.$J$2]*[.A58])/[Global.$L$2])" office:value-type="float" office:value="5" calcext:value-type="float">
            <text:p>5</text:p>
          </table:table-cell>
          <table:table-cell table:formula="of:=ROUND(([.$I$2]+[.$J$2]*[.A58])/[.B58])" office:value-type="float" office:value="305" calcext:value-type="float">
            <text:p>305</text:p>
          </table:table-cell>
          <table:table-cell table:formula="of:=[.B58]*[.C58]" office:value-type="float" office:value="1525" calcext:value-type="float">
            <text:p>1525</text:p>
          </table:table-cell>
          <table:table-cell table:formula="of:=80" office:value-type="float" office:value="80" calcext:value-type="float">
            <text:p>80</text:p>
          </table:table-cell>
          <table:table-cell table:number-columns-repeated="5"/>
        </table:table-row>
        <table:table-row table:style-name="ro1">
          <table:table-cell office:value-type="float" office:value="58" calcext:value-type="float">
            <text:p>58</text:p>
          </table:table-cell>
          <table:table-cell table:formula="of:=1+INT(([.$I$2]+[.$J$2]*[.A59])/[Global.$L$2])" office:value-type="float" office:value="5" calcext:value-type="float">
            <text:p>5</text:p>
          </table:table-cell>
          <table:table-cell table:formula="of:=ROUND(([.$I$2]+[.$J$2]*[.A59])/[.B59])" office:value-type="float" office:value="310" calcext:value-type="float">
            <text:p>310</text:p>
          </table:table-cell>
          <table:table-cell table:formula="of:=[.B59]*[.C59]" office:value-type="float" office:value="1550" calcext:value-type="float">
            <text:p>1550</text:p>
          </table:table-cell>
          <table:table-cell table:formula="of:=80" office:value-type="float" office:value="80" calcext:value-type="float">
            <text:p>80</text:p>
          </table:table-cell>
          <table:table-cell table:number-columns-repeated="5"/>
        </table:table-row>
        <table:table-row table:style-name="ro1">
          <table:table-cell office:value-type="float" office:value="59" calcext:value-type="float">
            <text:p>59</text:p>
          </table:table-cell>
          <table:table-cell table:formula="of:=1+INT(([.$I$2]+[.$J$2]*[.A60])/[Global.$L$2])" office:value-type="float" office:value="5" calcext:value-type="float">
            <text:p>5</text:p>
          </table:table-cell>
          <table:table-cell table:formula="of:=ROUND(([.$I$2]+[.$J$2]*[.A60])/[.B60])" office:value-type="float" office:value="315" calcext:value-type="float">
            <text:p>315</text:p>
          </table:table-cell>
          <table:table-cell table:formula="of:=[.B60]*[.C60]" office:value-type="float" office:value="1575" calcext:value-type="float">
            <text:p>1575</text:p>
          </table:table-cell>
          <table:table-cell table:formula="of:=80" office:value-type="float" office:value="80" calcext:value-type="float">
            <text:p>80</text:p>
          </table:table-cell>
          <table:table-cell table:number-columns-repeated="5"/>
        </table:table-row>
        <table:table-row table:style-name="ro1">
          <table:table-cell office:value-type="float" office:value="60" calcext:value-type="float">
            <text:p>60</text:p>
          </table:table-cell>
          <table:table-cell table:formula="of:=1+INT(([.$I$2]+[.$J$2]*[.A61])/[Global.$L$2])" office:value-type="float" office:value="5" calcext:value-type="float">
            <text:p>5</text:p>
          </table:table-cell>
          <table:table-cell table:formula="of:=ROUND(([.$I$2]+[.$J$2]*[.A61])/[.B61])" office:value-type="float" office:value="320" calcext:value-type="float">
            <text:p>320</text:p>
          </table:table-cell>
          <table:table-cell table:formula="of:=[.B61]*[.C61]" office:value-type="float" office:value="1600" calcext:value-type="float">
            <text:p>1600</text:p>
          </table:table-cell>
          <table:table-cell table:formula="of:=80" office:value-type="float" office:value="80" calcext:value-type="float">
            <text:p>80</text:p>
          </table:table-cell>
          <table:table-cell table:number-columns-repeated="5"/>
        </table:table-row>
        <table:table-row table:style-name="ro1">
          <table:table-cell office:value-type="float" office:value="61" calcext:value-type="float">
            <text:p>61</text:p>
          </table:table-cell>
          <table:table-cell table:formula="of:=1+INT(([.$I$2]+[.$J$2]*[.A62])/[Global.$L$2])" office:value-type="float" office:value="5" calcext:value-type="float">
            <text:p>5</text:p>
          </table:table-cell>
          <table:table-cell table:formula="of:=ROUND(([.$I$2]+[.$J$2]*[.A62])/[.B62])" office:value-type="float" office:value="325" calcext:value-type="float">
            <text:p>325</text:p>
          </table:table-cell>
          <table:table-cell table:formula="of:=[.B62]*[.C62]" office:value-type="float" office:value="1625" calcext:value-type="float">
            <text:p>1625</text:p>
          </table:table-cell>
          <table:table-cell office:value-type="float" office:value="80" calcext:value-type="float">
            <text:p>80</text:p>
          </table:table-cell>
          <table:table-cell table:number-columns-repeated="5"/>
        </table:table-row>
        <table:table-row table:style-name="ro1">
          <table:table-cell office:value-type="float" office:value="62" calcext:value-type="float">
            <text:p>62</text:p>
          </table:table-cell>
          <table:table-cell table:formula="of:=1+INT(([.$I$2]+[.$J$2]*[.A63])/[Global.$L$2])" office:value-type="float" office:value="5" calcext:value-type="float">
            <text:p>5</text:p>
          </table:table-cell>
          <table:table-cell table:formula="of:=ROUND(([.$I$2]+[.$J$2]*[.A63])/[.B63])" office:value-type="float" office:value="330" calcext:value-type="float">
            <text:p>330</text:p>
          </table:table-cell>
          <table:table-cell table:formula="of:=[.B63]*[.C63]" office:value-type="float" office:value="1650" calcext:value-type="float">
            <text:p>1650</text:p>
          </table:table-cell>
          <table:table-cell office:value-type="float" office:value="80" calcext:value-type="float">
            <text:p>80</text:p>
          </table:table-cell>
          <table:table-cell table:number-columns-repeated="5"/>
        </table:table-row>
        <table:table-row table:style-name="ro1">
          <table:table-cell office:value-type="float" office:value="63" calcext:value-type="float">
            <text:p>63</text:p>
          </table:table-cell>
          <table:table-cell table:formula="of:=1+INT(([.$I$2]+[.$J$2]*[.A64])/[Global.$L$2])" office:value-type="float" office:value="5" calcext:value-type="float">
            <text:p>5</text:p>
          </table:table-cell>
          <table:table-cell table:formula="of:=ROUND(([.$I$2]+[.$J$2]*[.A64])/[.B64])" office:value-type="float" office:value="335" calcext:value-type="float">
            <text:p>335</text:p>
          </table:table-cell>
          <table:table-cell table:formula="of:=[.B64]*[.C64]" office:value-type="float" office:value="1675" calcext:value-type="float">
            <text:p>1675</text:p>
          </table:table-cell>
          <table:table-cell office:value-type="float" office:value="80" calcext:value-type="float">
            <text:p>80</text:p>
          </table:table-cell>
          <table:table-cell table:number-columns-repeated="5"/>
        </table:table-row>
        <table:table-row table:style-name="ro1">
          <table:table-cell office:value-type="float" office:value="64" calcext:value-type="float">
            <text:p>64</text:p>
          </table:table-cell>
          <table:table-cell table:formula="of:=1+INT(([.$I$2]+[.$J$2]*[.A65])/[Global.$L$2])" office:value-type="float" office:value="6" calcext:value-type="float">
            <text:p>6</text:p>
          </table:table-cell>
          <table:table-cell table:formula="of:=ROUND(([.$I$2]+[.$J$2]*[.A65])/[.B65])" office:value-type="float" office:value="283" calcext:value-type="float">
            <text:p>283</text:p>
          </table:table-cell>
          <table:table-cell table:formula="of:=[.B65]*[.C65]" office:value-type="float" office:value="1698" calcext:value-type="float">
            <text:p>1698</text:p>
          </table:table-cell>
          <table:table-cell office:value-type="float" office:value="80" calcext:value-type="float">
            <text:p>80</text:p>
          </table:table-cell>
          <table:table-cell table:number-columns-repeated="5"/>
        </table:table-row>
        <table:table-row table:style-name="ro1">
          <table:table-cell office:value-type="float" office:value="65" calcext:value-type="float">
            <text:p>65</text:p>
          </table:table-cell>
          <table:table-cell table:formula="of:=1+INT(([.$I$2]+[.$J$2]*[.A66])/[Global.$L$2])" office:value-type="float" office:value="6" calcext:value-type="float">
            <text:p>6</text:p>
          </table:table-cell>
          <table:table-cell table:formula="of:=ROUND(([.$I$2]+[.$J$2]*[.A66])/[.B66])" office:value-type="float" office:value="288" calcext:value-type="float">
            <text:p>288</text:p>
          </table:table-cell>
          <table:table-cell table:formula="of:=[.B66]*[.C66]" office:value-type="float" office:value="1728" calcext:value-type="float">
            <text:p>1728</text:p>
          </table:table-cell>
          <table:table-cell office:value-type="float" office:value="80" calcext:value-type="float">
            <text:p>80</text:p>
          </table:table-cell>
          <table:table-cell table:number-columns-repeated="5"/>
        </table:table-row>
        <table:table-row table:style-name="ro1">
          <table:table-cell office:value-type="float" office:value="66" calcext:value-type="float">
            <text:p>66</text:p>
          </table:table-cell>
          <table:table-cell table:formula="of:=1+INT(([.$I$2]+[.$J$2]*[.A67])/[Global.$L$2])" office:value-type="float" office:value="6" calcext:value-type="float">
            <text:p>6</text:p>
          </table:table-cell>
          <table:table-cell table:formula="of:=ROUND(([.$I$2]+[.$J$2]*[.A67])/[.B67])" office:value-type="float" office:value="292" calcext:value-type="float">
            <text:p>292</text:p>
          </table:table-cell>
          <table:table-cell table:formula="of:=[.B67]*[.C67]" office:value-type="float" office:value="1752" calcext:value-type="float">
            <text:p>1752</text:p>
          </table:table-cell>
          <table:table-cell office:value-type="float" office:value="80" calcext:value-type="float">
            <text:p>80</text:p>
          </table:table-cell>
          <table:table-cell table:number-columns-repeated="5"/>
        </table:table-row>
        <table:table-row table:style-name="ro1">
          <table:table-cell office:value-type="float" office:value="67" calcext:value-type="float">
            <text:p>67</text:p>
          </table:table-cell>
          <table:table-cell table:formula="of:=1+INT(([.$I$2]+[.$J$2]*[.A68])/[Global.$L$2])" office:value-type="float" office:value="6" calcext:value-type="float">
            <text:p>6</text:p>
          </table:table-cell>
          <table:table-cell table:formula="of:=ROUND(([.$I$2]+[.$J$2]*[.A68])/[.B68])" office:value-type="float" office:value="296" calcext:value-type="float">
            <text:p>296</text:p>
          </table:table-cell>
          <table:table-cell table:formula="of:=[.B68]*[.C68]" office:value-type="float" office:value="1776" calcext:value-type="float">
            <text:p>1776</text:p>
          </table:table-cell>
          <table:table-cell office:value-type="float" office:value="80" calcext:value-type="float">
            <text:p>80</text:p>
          </table:table-cell>
          <table:table-cell table:number-columns-repeated="5"/>
        </table:table-row>
        <table:table-row table:style-name="ro1">
          <table:table-cell office:value-type="float" office:value="68" calcext:value-type="float">
            <text:p>68</text:p>
          </table:table-cell>
          <table:table-cell table:formula="of:=1+INT(([.$I$2]+[.$J$2]*[.A69])/[Global.$L$2])" office:value-type="float" office:value="6" calcext:value-type="float">
            <text:p>6</text:p>
          </table:table-cell>
          <table:table-cell table:formula="of:=ROUND(([.$I$2]+[.$J$2]*[.A69])/[.B69])" office:value-type="float" office:value="300" calcext:value-type="float">
            <text:p>300</text:p>
          </table:table-cell>
          <table:table-cell table:formula="of:=[.B69]*[.C69]" office:value-type="float" office:value="1800" calcext:value-type="float">
            <text:p>1800</text:p>
          </table:table-cell>
          <table:table-cell office:value-type="float" office:value="80" calcext:value-type="float">
            <text:p>80</text:p>
          </table:table-cell>
          <table:table-cell table:number-columns-repeated="5"/>
        </table:table-row>
        <table:table-row table:style-name="ro1">
          <table:table-cell office:value-type="float" office:value="69" calcext:value-type="float">
            <text:p>69</text:p>
          </table:table-cell>
          <table:table-cell table:formula="of:=1+INT(([.$I$2]+[.$J$2]*[.A70])/[Global.$L$2])" office:value-type="float" office:value="6" calcext:value-type="float">
            <text:p>6</text:p>
          </table:table-cell>
          <table:table-cell table:formula="of:=ROUND(([.$I$2]+[.$J$2]*[.A70])/[.B70])" office:value-type="float" office:value="304" calcext:value-type="float">
            <text:p>304</text:p>
          </table:table-cell>
          <table:table-cell table:formula="of:=[.B70]*[.C70]" office:value-type="float" office:value="1824" calcext:value-type="float">
            <text:p>1824</text:p>
          </table:table-cell>
          <table:table-cell office:value-type="float" office:value="80" calcext:value-type="float">
            <text:p>80</text:p>
          </table:table-cell>
          <table:table-cell table:number-columns-repeated="5"/>
        </table:table-row>
        <table:table-row table:style-name="ro1">
          <table:table-cell office:value-type="float" office:value="70" calcext:value-type="float">
            <text:p>70</text:p>
          </table:table-cell>
          <table:table-cell table:formula="of:=1+INT(([.$I$2]+[.$J$2]*[.A71])/[Global.$L$2])" office:value-type="float" office:value="6" calcext:value-type="float">
            <text:p>6</text:p>
          </table:table-cell>
          <table:table-cell table:formula="of:=ROUND(([.$I$2]+[.$J$2]*[.A71])/[.B71])" office:value-type="float" office:value="308" calcext:value-type="float">
            <text:p>308</text:p>
          </table:table-cell>
          <table:table-cell table:formula="of:=[.B71]*[.C71]" office:value-type="float" office:value="1848" calcext:value-type="float">
            <text:p>1848</text:p>
          </table:table-cell>
          <table:table-cell office:value-type="float" office:value="80" calcext:value-type="float">
            <text:p>80</text:p>
          </table:table-cell>
          <table:table-cell table:number-columns-repeated="5"/>
        </table:table-row>
        <table:table-row table:style-name="ro1">
          <table:table-cell office:value-type="float" office:value="71" calcext:value-type="float">
            <text:p>71</text:p>
          </table:table-cell>
          <table:table-cell table:formula="of:=1+INT(([.$I$2]+[.$J$2]*[.A72])/[Global.$L$2])" office:value-type="float" office:value="6" calcext:value-type="float">
            <text:p>6</text:p>
          </table:table-cell>
          <table:table-cell table:formula="of:=ROUND(([.$I$2]+[.$J$2]*[.A72])/[.B72])" office:value-type="float" office:value="313" calcext:value-type="float">
            <text:p>313</text:p>
          </table:table-cell>
          <table:table-cell table:formula="of:=[.B72]*[.C72]" office:value-type="float" office:value="1878" calcext:value-type="float">
            <text:p>1878</text:p>
          </table:table-cell>
          <table:table-cell office:value-type="float" office:value="80" calcext:value-type="float">
            <text:p>80</text:p>
          </table:table-cell>
          <table:table-cell table:number-columns-repeated="5"/>
        </table:table-row>
        <table:table-row table:style-name="ro1">
          <table:table-cell office:value-type="float" office:value="72" calcext:value-type="float">
            <text:p>72</text:p>
          </table:table-cell>
          <table:table-cell table:formula="of:=1+INT(([.$I$2]+[.$J$2]*[.A73])/[Global.$L$2])" office:value-type="float" office:value="6" calcext:value-type="float">
            <text:p>6</text:p>
          </table:table-cell>
          <table:table-cell table:formula="of:=ROUND(([.$I$2]+[.$J$2]*[.A73])/[.B73])" office:value-type="float" office:value="317" calcext:value-type="float">
            <text:p>317</text:p>
          </table:table-cell>
          <table:table-cell table:formula="of:=[.B73]*[.C73]" office:value-type="float" office:value="1902" calcext:value-type="float">
            <text:p>1902</text:p>
          </table:table-cell>
          <table:table-cell office:value-type="float" office:value="80" calcext:value-type="float">
            <text:p>80</text:p>
          </table:table-cell>
          <table:table-cell table:number-columns-repeated="5"/>
        </table:table-row>
        <table:table-row table:style-name="ro1">
          <table:table-cell office:value-type="float" office:value="73" calcext:value-type="float">
            <text:p>73</text:p>
          </table:table-cell>
          <table:table-cell table:formula="of:=1+INT(([.$I$2]+[.$J$2]*[.A74])/[Global.$L$2])" office:value-type="float" office:value="6" calcext:value-type="float">
            <text:p>6</text:p>
          </table:table-cell>
          <table:table-cell table:formula="of:=ROUND(([.$I$2]+[.$J$2]*[.A74])/[.B74])" office:value-type="float" office:value="321" calcext:value-type="float">
            <text:p>321</text:p>
          </table:table-cell>
          <table:table-cell table:formula="of:=[.B74]*[.C74]" office:value-type="float" office:value="1926" calcext:value-type="float">
            <text:p>1926</text:p>
          </table:table-cell>
          <table:table-cell office:value-type="float" office:value="80" calcext:value-type="float">
            <text:p>80</text:p>
          </table:table-cell>
          <table:table-cell table:number-columns-repeated="5"/>
        </table:table-row>
        <table:table-row table:style-name="ro1">
          <table:table-cell office:value-type="float" office:value="74" calcext:value-type="float">
            <text:p>74</text:p>
          </table:table-cell>
          <table:table-cell table:formula="of:=1+INT(([.$I$2]+[.$J$2]*[.A75])/[Global.$L$2])" office:value-type="float" office:value="6" calcext:value-type="float">
            <text:p>6</text:p>
          </table:table-cell>
          <table:table-cell table:formula="of:=ROUND(([.$I$2]+[.$J$2]*[.A75])/[.B75])" office:value-type="float" office:value="325" calcext:value-type="float">
            <text:p>325</text:p>
          </table:table-cell>
          <table:table-cell table:formula="of:=[.B75]*[.C75]" office:value-type="float" office:value="1950" calcext:value-type="float">
            <text:p>1950</text:p>
          </table:table-cell>
          <table:table-cell office:value-type="float" office:value="80" calcext:value-type="float">
            <text:p>80</text:p>
          </table:table-cell>
          <table:table-cell table:number-columns-repeated="5"/>
        </table:table-row>
        <table:table-row table:style-name="ro1">
          <table:table-cell office:value-type="float" office:value="75" calcext:value-type="float">
            <text:p>75</text:p>
          </table:table-cell>
          <table:table-cell table:formula="of:=1+INT(([.$I$2]+[.$J$2]*[.A76])/[Global.$L$2])" office:value-type="float" office:value="6" calcext:value-type="float">
            <text:p>6</text:p>
          </table:table-cell>
          <table:table-cell table:formula="of:=ROUND(([.$I$2]+[.$J$2]*[.A76])/[.B76])" office:value-type="float" office:value="329" calcext:value-type="float">
            <text:p>329</text:p>
          </table:table-cell>
          <table:table-cell table:formula="of:=[.B76]*[.C76]" office:value-type="float" office:value="1974" calcext:value-type="float">
            <text:p>1974</text:p>
          </table:table-cell>
          <table:table-cell office:value-type="float" office:value="80" calcext:value-type="float">
            <text:p>80</text:p>
          </table:table-cell>
          <table:table-cell table:number-columns-repeated="5"/>
        </table:table-row>
        <table:table-row table:style-name="ro1">
          <table:table-cell office:value-type="float" office:value="76" calcext:value-type="float">
            <text:p>76</text:p>
          </table:table-cell>
          <table:table-cell table:formula="of:=1+INT(([.$I$2]+[.$J$2]*[.A77])/[Global.$L$2])" office:value-type="float" office:value="6" calcext:value-type="float">
            <text:p>6</text:p>
          </table:table-cell>
          <table:table-cell table:formula="of:=ROUND(([.$I$2]+[.$J$2]*[.A77])/[.B77])" office:value-type="float" office:value="333" calcext:value-type="float">
            <text:p>333</text:p>
          </table:table-cell>
          <table:table-cell table:formula="of:=[.B77]*[.C77]" office:value-type="float" office:value="1998" calcext:value-type="float">
            <text:p>1998</text:p>
          </table:table-cell>
          <table:table-cell office:value-type="float" office:value="80" calcext:value-type="float">
            <text:p>80</text:p>
          </table:table-cell>
          <table:table-cell table:number-columns-repeated="5"/>
        </table:table-row>
        <table:table-row table:style-name="ro1">
          <table:table-cell office:value-type="float" office:value="77" calcext:value-type="float">
            <text:p>77</text:p>
          </table:table-cell>
          <table:table-cell table:formula="of:=1+INT(([.$I$2]+[.$J$2]*[.A78])/[Global.$L$2])" office:value-type="float" office:value="6" calcext:value-type="float">
            <text:p>6</text:p>
          </table:table-cell>
          <table:table-cell table:formula="of:=ROUND(([.$I$2]+[.$J$2]*[.A78])/[.B78])" office:value-type="float" office:value="338" calcext:value-type="float">
            <text:p>338</text:p>
          </table:table-cell>
          <table:table-cell table:formula="of:=[.B78]*[.C78]" office:value-type="float" office:value="2028" calcext:value-type="float">
            <text:p>2028</text:p>
          </table:table-cell>
          <table:table-cell office:value-type="float" office:value="80" calcext:value-type="float">
            <text:p>80</text:p>
          </table:table-cell>
          <table:table-cell table:number-columns-repeated="5"/>
        </table:table-row>
        <table:table-row table:style-name="ro1">
          <table:table-cell office:value-type="float" office:value="78" calcext:value-type="float">
            <text:p>78</text:p>
          </table:table-cell>
          <table:table-cell table:formula="of:=1+INT(([.$I$2]+[.$J$2]*[.A79])/[Global.$L$2])" office:value-type="float" office:value="7" calcext:value-type="float">
            <text:p>7</text:p>
          </table:table-cell>
          <table:table-cell table:formula="of:=ROUND(([.$I$2]+[.$J$2]*[.A79])/[.B79])" office:value-type="float" office:value="293" calcext:value-type="float">
            <text:p>293</text:p>
          </table:table-cell>
          <table:table-cell table:formula="of:=[.B79]*[.C79]" office:value-type="float" office:value="2051" calcext:value-type="float">
            <text:p>2051</text:p>
          </table:table-cell>
          <table:table-cell office:value-type="float" office:value="80" calcext:value-type="float">
            <text:p>80</text:p>
          </table:table-cell>
          <table:table-cell table:number-columns-repeated="5"/>
        </table:table-row>
        <table:table-row table:style-name="ro1">
          <table:table-cell office:value-type="float" office:value="79" calcext:value-type="float">
            <text:p>79</text:p>
          </table:table-cell>
          <table:table-cell table:formula="of:=1+INT(([.$I$2]+[.$J$2]*[.A80])/[Global.$L$2])" office:value-type="float" office:value="7" calcext:value-type="float">
            <text:p>7</text:p>
          </table:table-cell>
          <table:table-cell table:formula="of:=ROUND(([.$I$2]+[.$J$2]*[.A80])/[.B80])" office:value-type="float" office:value="296" calcext:value-type="float">
            <text:p>296</text:p>
          </table:table-cell>
          <table:table-cell table:formula="of:=[.B80]*[.C80]" office:value-type="float" office:value="2072" calcext:value-type="float">
            <text:p>2072</text:p>
          </table:table-cell>
          <table:table-cell office:value-type="float" office:value="80" calcext:value-type="float">
            <text:p>80</text:p>
          </table:table-cell>
          <table:table-cell table:number-columns-repeated="5"/>
        </table:table-row>
        <table:table-row table:style-name="ro1">
          <table:table-cell office:value-type="float" office:value="80" calcext:value-type="float">
            <text:p>80</text:p>
          </table:table-cell>
          <table:table-cell table:formula="of:=1+INT(([.$I$2]+[.$J$2]*[.A81])/[Global.$L$2])" office:value-type="float" office:value="7" calcext:value-type="float">
            <text:p>7</text:p>
          </table:table-cell>
          <table:table-cell table:formula="of:=ROUND(([.$I$2]+[.$J$2]*[.A81])/[.B81])" office:value-type="float" office:value="300" calcext:value-type="float">
            <text:p>300</text:p>
          </table:table-cell>
          <table:table-cell table:formula="of:=[.B81]*[.C81]" office:value-type="float" office:value="2100" calcext:value-type="float">
            <text:p>2100</text:p>
          </table:table-cell>
          <table:table-cell office:value-type="float" office:value="80" calcext:value-type="float">
            <text:p>80</text:p>
          </table:table-cell>
          <table:table-cell table:number-columns-repeated="5"/>
        </table:table-row>
        <table:table-row table:style-name="ro1">
          <table:table-cell office:value-type="float" office:value="81" calcext:value-type="float">
            <text:p>81</text:p>
          </table:table-cell>
          <table:table-cell table:formula="of:=1+INT(([.$I$2]+[.$J$2]*[.A82])/[Global.$L$2])" office:value-type="float" office:value="7" calcext:value-type="float">
            <text:p>7</text:p>
          </table:table-cell>
          <table:table-cell table:formula="of:=ROUND(([.$I$2]+[.$J$2]*[.A82])/[.B82])" office:value-type="float" office:value="304" calcext:value-type="float">
            <text:p>304</text:p>
          </table:table-cell>
          <table:table-cell table:formula="of:=[.B82]*[.C82]" office:value-type="float" office:value="2128" calcext:value-type="float">
            <text:p>2128</text:p>
          </table:table-cell>
          <table:table-cell office:value-type="float" office:value="80" calcext:value-type="float">
            <text:p>80</text:p>
          </table:table-cell>
          <table:table-cell table:number-columns-repeated="5"/>
        </table:table-row>
        <table:table-row table:style-name="ro1">
          <table:table-cell office:value-type="float" office:value="82" calcext:value-type="float">
            <text:p>82</text:p>
          </table:table-cell>
          <table:table-cell table:formula="of:=1+INT(([.$I$2]+[.$J$2]*[.A83])/[Global.$L$2])" office:value-type="float" office:value="7" calcext:value-type="float">
            <text:p>7</text:p>
          </table:table-cell>
          <table:table-cell table:formula="of:=ROUND(([.$I$2]+[.$J$2]*[.A83])/[.B83])" office:value-type="float" office:value="307" calcext:value-type="float">
            <text:p>307</text:p>
          </table:table-cell>
          <table:table-cell table:formula="of:=[.B83]*[.C83]" office:value-type="float" office:value="2149" calcext:value-type="float">
            <text:p>2149</text:p>
          </table:table-cell>
          <table:table-cell office:value-type="float" office:value="80" calcext:value-type="float">
            <text:p>80</text:p>
          </table:table-cell>
          <table:table-cell table:number-columns-repeated="5"/>
        </table:table-row>
        <table:table-row table:style-name="ro1">
          <table:table-cell office:value-type="float" office:value="83" calcext:value-type="float">
            <text:p>83</text:p>
          </table:table-cell>
          <table:table-cell table:formula="of:=1+INT(([.$I$2]+[.$J$2]*[.A84])/[Global.$L$2])" office:value-type="float" office:value="7" calcext:value-type="float">
            <text:p>7</text:p>
          </table:table-cell>
          <table:table-cell table:formula="of:=ROUND(([.$I$2]+[.$J$2]*[.A84])/[.B84])" office:value-type="float" office:value="311" calcext:value-type="float">
            <text:p>311</text:p>
          </table:table-cell>
          <table:table-cell table:formula="of:=[.B84]*[.C84]" office:value-type="float" office:value="2177" calcext:value-type="float">
            <text:p>2177</text:p>
          </table:table-cell>
          <table:table-cell office:value-type="float" office:value="80" calcext:value-type="float">
            <text:p>80</text:p>
          </table:table-cell>
          <table:table-cell table:number-columns-repeated="5"/>
        </table:table-row>
        <table:table-row table:style-name="ro1">
          <table:table-cell office:value-type="float" office:value="84" calcext:value-type="float">
            <text:p>84</text:p>
          </table:table-cell>
          <table:table-cell table:formula="of:=1+INT(([.$I$2]+[.$J$2]*[.A85])/[Global.$L$2])" office:value-type="float" office:value="7" calcext:value-type="float">
            <text:p>7</text:p>
          </table:table-cell>
          <table:table-cell table:formula="of:=ROUND(([.$I$2]+[.$J$2]*[.A85])/[.B85])" office:value-type="float" office:value="314" calcext:value-type="float">
            <text:p>314</text:p>
          </table:table-cell>
          <table:table-cell table:formula="of:=[.B85]*[.C85]" office:value-type="float" office:value="2198" calcext:value-type="float">
            <text:p>2198</text:p>
          </table:table-cell>
          <table:table-cell office:value-type="float" office:value="80" calcext:value-type="float">
            <text:p>80</text:p>
          </table:table-cell>
          <table:table-cell table:number-columns-repeated="5"/>
        </table:table-row>
        <table:table-row table:style-name="ro1">
          <table:table-cell office:value-type="float" office:value="85" calcext:value-type="float">
            <text:p>85</text:p>
          </table:table-cell>
          <table:table-cell table:formula="of:=1+INT(([.$I$2]+[.$J$2]*[.A86])/[Global.$L$2])" office:value-type="float" office:value="7" calcext:value-type="float">
            <text:p>7</text:p>
          </table:table-cell>
          <table:table-cell table:formula="of:=ROUND(([.$I$2]+[.$J$2]*[.A86])/[.B86])" office:value-type="float" office:value="318" calcext:value-type="float">
            <text:p>318</text:p>
          </table:table-cell>
          <table:table-cell table:formula="of:=[.B86]*[.C86]" office:value-type="float" office:value="2226" calcext:value-type="float">
            <text:p>2226</text:p>
          </table:table-cell>
          <table:table-cell office:value-type="float" office:value="80" calcext:value-type="float">
            <text:p>80</text:p>
          </table:table-cell>
          <table:table-cell table:number-columns-repeated="5"/>
        </table:table-row>
        <table:table-row table:style-name="ro1">
          <table:table-cell office:value-type="float" office:value="86" calcext:value-type="float">
            <text:p>86</text:p>
          </table:table-cell>
          <table:table-cell table:formula="of:=1+INT(([.$I$2]+[.$J$2]*[.A87])/[Global.$L$2])" office:value-type="float" office:value="7" calcext:value-type="float">
            <text:p>7</text:p>
          </table:table-cell>
          <table:table-cell table:formula="of:=ROUND(([.$I$2]+[.$J$2]*[.A87])/[.B87])" office:value-type="float" office:value="321" calcext:value-type="float">
            <text:p>321</text:p>
          </table:table-cell>
          <table:table-cell table:formula="of:=[.B87]*[.C87]" office:value-type="float" office:value="2247" calcext:value-type="float">
            <text:p>2247</text:p>
          </table:table-cell>
          <table:table-cell office:value-type="float" office:value="80" calcext:value-type="float">
            <text:p>80</text:p>
          </table:table-cell>
          <table:table-cell table:number-columns-repeated="5"/>
        </table:table-row>
        <table:table-row table:style-name="ro1">
          <table:table-cell office:value-type="float" office:value="87" calcext:value-type="float">
            <text:p>87</text:p>
          </table:table-cell>
          <table:table-cell table:formula="of:=1+INT(([.$I$2]+[.$J$2]*[.A88])/[Global.$L$2])" office:value-type="float" office:value="7" calcext:value-type="float">
            <text:p>7</text:p>
          </table:table-cell>
          <table:table-cell table:formula="of:=ROUND(([.$I$2]+[.$J$2]*[.A88])/[.B88])" office:value-type="float" office:value="325" calcext:value-type="float">
            <text:p>325</text:p>
          </table:table-cell>
          <table:table-cell table:formula="of:=[.B88]*[.C88]" office:value-type="float" office:value="2275" calcext:value-type="float">
            <text:p>2275</text:p>
          </table:table-cell>
          <table:table-cell office:value-type="float" office:value="80" calcext:value-type="float">
            <text:p>80</text:p>
          </table:table-cell>
          <table:table-cell table:number-columns-repeated="5"/>
        </table:table-row>
        <table:table-row table:style-name="ro1">
          <table:table-cell office:value-type="float" office:value="88" calcext:value-type="float">
            <text:p>88</text:p>
          </table:table-cell>
          <table:table-cell table:formula="of:=1+INT(([.$I$2]+[.$J$2]*[.A89])/[Global.$L$2])" office:value-type="float" office:value="7" calcext:value-type="float">
            <text:p>7</text:p>
          </table:table-cell>
          <table:table-cell table:formula="of:=ROUND(([.$I$2]+[.$J$2]*[.A89])/[.B89])" office:value-type="float" office:value="329" calcext:value-type="float">
            <text:p>329</text:p>
          </table:table-cell>
          <table:table-cell table:formula="of:=[.B89]*[.C89]" office:value-type="float" office:value="2303" calcext:value-type="float">
            <text:p>2303</text:p>
          </table:table-cell>
          <table:table-cell office:value-type="float" office:value="80" calcext:value-type="float">
            <text:p>80</text:p>
          </table:table-cell>
          <table:table-cell table:number-columns-repeated="5"/>
        </table:table-row>
        <table:table-row table:style-name="ro1">
          <table:table-cell office:value-type="float" office:value="89" calcext:value-type="float">
            <text:p>89</text:p>
          </table:table-cell>
          <table:table-cell table:formula="of:=1+INT(([.$I$2]+[.$J$2]*[.A90])/[Global.$L$2])" office:value-type="float" office:value="7" calcext:value-type="float">
            <text:p>7</text:p>
          </table:table-cell>
          <table:table-cell table:formula="of:=ROUND(([.$I$2]+[.$J$2]*[.A90])/[.B90])" office:value-type="float" office:value="332" calcext:value-type="float">
            <text:p>332</text:p>
          </table:table-cell>
          <table:table-cell table:formula="of:=[.B90]*[.C90]" office:value-type="float" office:value="2324" calcext:value-type="float">
            <text:p>2324</text:p>
          </table:table-cell>
          <table:table-cell office:value-type="float" office:value="80" calcext:value-type="float">
            <text:p>80</text:p>
          </table:table-cell>
          <table:table-cell table:number-columns-repeated="5"/>
        </table:table-row>
        <table:table-row table:style-name="ro1">
          <table:table-cell office:value-type="float" office:value="90" calcext:value-type="float">
            <text:p>90</text:p>
          </table:table-cell>
          <table:table-cell table:formula="of:=1+INT(([.$I$2]+[.$J$2]*[.A91])/[Global.$L$2])" office:value-type="float" office:value="7" calcext:value-type="float">
            <text:p>7</text:p>
          </table:table-cell>
          <table:table-cell table:formula="of:=ROUND(([.$I$2]+[.$J$2]*[.A91])/[.B91])" office:value-type="float" office:value="336" calcext:value-type="float">
            <text:p>336</text:p>
          </table:table-cell>
          <table:table-cell table:formula="of:=[.B91]*[.C91]" office:value-type="float" office:value="2352" calcext:value-type="float">
            <text:p>2352</text:p>
          </table:table-cell>
          <table:table-cell office:value-type="float" office:value="80" calcext:value-type="float">
            <text:p>80</text:p>
          </table:table-cell>
          <table:table-cell table:number-columns-repeated="5"/>
        </table:table-row>
        <table:table-row table:style-name="ro1">
          <table:table-cell office:value-type="float" office:value="91" calcext:value-type="float">
            <text:p>91</text:p>
          </table:table-cell>
          <table:table-cell table:formula="of:=1+INT(([.$I$2]+[.$J$2]*[.A92])/[Global.$L$2])" office:value-type="float" office:value="7" calcext:value-type="float">
            <text:p>7</text:p>
          </table:table-cell>
          <table:table-cell table:formula="of:=ROUND(([.$I$2]+[.$J$2]*[.A92])/[.B92])" office:value-type="float" office:value="339" calcext:value-type="float">
            <text:p>339</text:p>
          </table:table-cell>
          <table:table-cell table:formula="of:=[.B92]*[.C92]" office:value-type="float" office:value="2373" calcext:value-type="float">
            <text:p>2373</text:p>
          </table:table-cell>
          <table:table-cell office:value-type="float" office:value="80" calcext:value-type="float">
            <text:p>80</text:p>
          </table:table-cell>
          <table:table-cell table:number-columns-repeated="5"/>
        </table:table-row>
        <table:table-row table:style-name="ro1">
          <table:table-cell office:value-type="float" office:value="92" calcext:value-type="float">
            <text:p>92</text:p>
          </table:table-cell>
          <table:table-cell table:formula="of:=1+INT(([.$I$2]+[.$J$2]*[.A93])/[Global.$L$2])" office:value-type="float" office:value="8" calcext:value-type="float">
            <text:p>8</text:p>
          </table:table-cell>
          <table:table-cell table:formula="of:=ROUND(([.$I$2]+[.$J$2]*[.A93])/[.B93])" office:value-type="float" office:value="300" calcext:value-type="float">
            <text:p>300</text:p>
          </table:table-cell>
          <table:table-cell table:formula="of:=[.B93]*[.C93]" office:value-type="float" office:value="2400" calcext:value-type="float">
            <text:p>2400</text:p>
          </table:table-cell>
          <table:table-cell office:value-type="float" office:value="80" calcext:value-type="float">
            <text:p>80</text:p>
          </table:table-cell>
          <table:table-cell table:number-columns-repeated="5"/>
        </table:table-row>
        <table:table-row table:style-name="ro1">
          <table:table-cell office:value-type="float" office:value="93" calcext:value-type="float">
            <text:p>93</text:p>
          </table:table-cell>
          <table:table-cell table:formula="of:=1+INT(([.$I$2]+[.$J$2]*[.A94])/[Global.$L$2])" office:value-type="float" office:value="8" calcext:value-type="float">
            <text:p>8</text:p>
          </table:table-cell>
          <table:table-cell table:formula="of:=ROUND(([.$I$2]+[.$J$2]*[.A94])/[.B94])" office:value-type="float" office:value="303" calcext:value-type="float">
            <text:p>303</text:p>
          </table:table-cell>
          <table:table-cell table:formula="of:=[.B94]*[.C94]" office:value-type="float" office:value="2424" calcext:value-type="float">
            <text:p>2424</text:p>
          </table:table-cell>
          <table:table-cell office:value-type="float" office:value="80" calcext:value-type="float">
            <text:p>80</text:p>
          </table:table-cell>
          <table:table-cell table:number-columns-repeated="5"/>
        </table:table-row>
        <table:table-row table:style-name="ro1">
          <table:table-cell office:value-type="float" office:value="94" calcext:value-type="float">
            <text:p>94</text:p>
          </table:table-cell>
          <table:table-cell table:formula="of:=1+INT(([.$I$2]+[.$J$2]*[.A95])/[Global.$L$2])" office:value-type="float" office:value="8" calcext:value-type="float">
            <text:p>8</text:p>
          </table:table-cell>
          <table:table-cell table:formula="of:=ROUND(([.$I$2]+[.$J$2]*[.A95])/[.B95])" office:value-type="float" office:value="306" calcext:value-type="float">
            <text:p>306</text:p>
          </table:table-cell>
          <table:table-cell table:formula="of:=[.B95]*[.C95]" office:value-type="float" office:value="2448" calcext:value-type="float">
            <text:p>2448</text:p>
          </table:table-cell>
          <table:table-cell office:value-type="float" office:value="80" calcext:value-type="float">
            <text:p>80</text:p>
          </table:table-cell>
          <table:table-cell table:number-columns-repeated="5"/>
        </table:table-row>
        <table:table-row table:style-name="ro1">
          <table:table-cell office:value-type="float" office:value="95" calcext:value-type="float">
            <text:p>95</text:p>
          </table:table-cell>
          <table:table-cell table:formula="of:=1+INT(([.$I$2]+[.$J$2]*[.A96])/[Global.$L$2])" office:value-type="float" office:value="8" calcext:value-type="float">
            <text:p>8</text:p>
          </table:table-cell>
          <table:table-cell table:formula="of:=ROUND(([.$I$2]+[.$J$2]*[.A96])/[.B96])" office:value-type="float" office:value="309" calcext:value-type="float">
            <text:p>309</text:p>
          </table:table-cell>
          <table:table-cell table:formula="of:=[.B96]*[.C96]" office:value-type="float" office:value="2472" calcext:value-type="float">
            <text:p>2472</text:p>
          </table:table-cell>
          <table:table-cell office:value-type="float" office:value="80" calcext:value-type="float">
            <text:p>80</text:p>
          </table:table-cell>
          <table:table-cell table:number-columns-repeated="5"/>
        </table:table-row>
        <table:table-row table:style-name="ro1">
          <table:table-cell office:value-type="float" office:value="96" calcext:value-type="float">
            <text:p>96</text:p>
          </table:table-cell>
          <table:table-cell table:formula="of:=1+INT(([.$I$2]+[.$J$2]*[.A97])/[Global.$L$2])" office:value-type="float" office:value="8" calcext:value-type="float">
            <text:p>8</text:p>
          </table:table-cell>
          <table:table-cell table:formula="of:=ROUND(([.$I$2]+[.$J$2]*[.A97])/[.B97])" office:value-type="float" office:value="313" calcext:value-type="float">
            <text:p>313</text:p>
          </table:table-cell>
          <table:table-cell table:formula="of:=[.B97]*[.C97]" office:value-type="float" office:value="2504" calcext:value-type="float">
            <text:p>2504</text:p>
          </table:table-cell>
          <table:table-cell office:value-type="float" office:value="80" calcext:value-type="float">
            <text:p>80</text:p>
          </table:table-cell>
          <table:table-cell table:number-columns-repeated="5"/>
        </table:table-row>
        <table:table-row table:style-name="ro1">
          <table:table-cell office:value-type="float" office:value="97" calcext:value-type="float">
            <text:p>97</text:p>
          </table:table-cell>
          <table:table-cell table:formula="of:=1+INT(([.$I$2]+[.$J$2]*[.A98])/[Global.$L$2])" office:value-type="float" office:value="8" calcext:value-type="float">
            <text:p>8</text:p>
          </table:table-cell>
          <table:table-cell table:formula="of:=ROUND(([.$I$2]+[.$J$2]*[.A98])/[.B98])" office:value-type="float" office:value="316" calcext:value-type="float">
            <text:p>316</text:p>
          </table:table-cell>
          <table:table-cell table:formula="of:=[.B98]*[.C98]" office:value-type="float" office:value="2528" calcext:value-type="float">
            <text:p>2528</text:p>
          </table:table-cell>
          <table:table-cell office:value-type="float" office:value="80" calcext:value-type="float">
            <text:p>80</text:p>
          </table:table-cell>
          <table:table-cell table:number-columns-repeated="5"/>
        </table:table-row>
        <table:table-row table:style-name="ro1">
          <table:table-cell office:value-type="float" office:value="98" calcext:value-type="float">
            <text:p>98</text:p>
          </table:table-cell>
          <table:table-cell table:formula="of:=1+INT(([.$I$2]+[.$J$2]*[.A99])/[Global.$L$2])" office:value-type="float" office:value="8" calcext:value-type="float">
            <text:p>8</text:p>
          </table:table-cell>
          <table:table-cell table:formula="of:=ROUND(([.$I$2]+[.$J$2]*[.A99])/[.B99])" office:value-type="float" office:value="319" calcext:value-type="float">
            <text:p>319</text:p>
          </table:table-cell>
          <table:table-cell table:formula="of:=[.B99]*[.C99]" office:value-type="float" office:value="2552" calcext:value-type="float">
            <text:p>2552</text:p>
          </table:table-cell>
          <table:table-cell office:value-type="float" office:value="80" calcext:value-type="float">
            <text:p>80</text:p>
          </table:table-cell>
          <table:table-cell table:number-columns-repeated="5"/>
        </table:table-row>
        <table:table-row table:style-name="ro1">
          <table:table-cell office:value-type="float" office:value="99" calcext:value-type="float">
            <text:p>99</text:p>
          </table:table-cell>
          <table:table-cell table:formula="of:=1+INT(([.$I$2]+[.$J$2]*[.A100])/[Global.$L$2])" office:value-type="float" office:value="8" calcext:value-type="float">
            <text:p>8</text:p>
          </table:table-cell>
          <table:table-cell table:formula="of:=ROUND(([.$I$2]+[.$J$2]*[.A100])/[.B100])" office:value-type="float" office:value="322" calcext:value-type="float">
            <text:p>322</text:p>
          </table:table-cell>
          <table:table-cell table:formula="of:=[.B100]*[.C100]" office:value-type="float" office:value="2576" calcext:value-type="float">
            <text:p>2576</text:p>
          </table:table-cell>
          <table:table-cell office:value-type="float" office:value="80" calcext:value-type="float">
            <text:p>80</text:p>
          </table:table-cell>
          <table:table-cell table:number-columns-repeated="5"/>
        </table:table-row>
        <table:table-row table:style-name="ro1">
          <table:table-cell office:value-type="float" office:value="100" calcext:value-type="float">
            <text:p>100</text:p>
          </table:table-cell>
          <table:table-cell table:formula="of:=1+INT(([.$I$2]+[.$J$2]*[.A101])/[Global.$L$2])" office:value-type="float" office:value="8" calcext:value-type="float">
            <text:p>8</text:p>
          </table:table-cell>
          <table:table-cell table:formula="of:=ROUND(([.$I$2]+[.$J$2]*[.A101])/[.B101])" office:value-type="float" office:value="325" calcext:value-type="float">
            <text:p>325</text:p>
          </table:table-cell>
          <table:table-cell table:formula="of:=[.B101]*[.C101]" office:value-type="float" office:value="2600" calcext:value-type="float">
            <text:p>2600</text:p>
          </table:table-cell>
          <table:table-cell office:value-type="float" office:value="80" calcext:value-type="float">
            <text:p>80</text:p>
          </table:table-cell>
          <table:table-cell table:number-columns-repeated="5"/>
        </table:table-row>
      </table:table>
      <table:named-expressions/>
      <table:database-ranges>
        <table:database-range table:name="__Anonymous_Sheet_DB__1" table:target-range-address="Global.A1:Global.R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Cantarell" svg:font-family="Cantarell" style:font-pitch="variable"/>
    <style:font-face style:name="DejaVu Sans1" svg:font-family="'DejaVu Sans'" style:font-pitch="variable"/>
    <style:font-face style:name="Cambria" svg:font-family="Cambria" style:font-family-generic="roman" style:font-pitch="variable"/>
    <style:font-face style:name="DejaVu Sans2"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 H.T.</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 H.T.</number:currency-symbol>
      <style:map style:condition="value()&gt;=0" style:apply-style-name="N110P0"/>
    </number:currency-style>
    <number:currency-style style:name="N112P0" style:volatile="true">
      <number:number number:decimal-places="2" loext:min-decimal-places="2" number:min-integer-digits="1" number:grouping="true"/>
      <number:text> </number:text>
      <number:currency-symbol number:language="fr" number:country="FR">€ T.T.C.</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 T.T.C.</number:currency-symbol>
      <style:map style:condition="value()&gt;=0" style:apply-style-name="N112P0"/>
    </number:currency-style>
    <number:number-style style:name="N113">
      <number:number number:decimal-places="0" loext:min-decimal-places="0" number:min-integer-digits="2"/>
    </number:number-style>
    <number:number-style style:name="N114">
      <number:number number:decimal-places="0" loext:min-decimal-places="0" number:min-integer-digits="4"/>
    </number:number-style>
    <number:number-style style:name="N116P0" style:volatile="true">
      <number:text/>
    </number:number-style>
    <number:number-style style:name="N116">
      <number:number number:min-integer-digits="1"/>
      <number:text/>
      <style:map style:condition="value()=0" style:apply-style-name="N116P0"/>
    </number:number-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number-style style:name="N118">
      <number:number number:decimal-places="1" loext:min-decimal-places="1" number:min-integer-digits="1"/>
    </number:number-style>
    <number:number-style style:name="N119">
      <number:number number:decimal-places="0" loext:min-decimal-places="0" number:min-integer-digits="2" number:grouping="true"/>
    </number:number-style>
    <number:number-style style:name="N120">
      <number:number number:decimal-places="2" loext:min-decimal-places="2" number:min-integer-digits="0"/>
    </number:number-style>
    <number:number-style style:name="N121">
      <number:number number:decimal-places="1" loext:min-decimal-places="1" number:min-integer-digits="0"/>
    </number:number-style>
    <number:number-style style:name="N122">
      <number:number number:decimal-places="0" loext:min-decimal-places="0" number:min-integer-digits="0"/>
    </number:number-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rotégé" style:family="table-cell" style:parent-style-name="Default">
      <style:table-cell-properties fo:background-color="#006600"/>
    </style:style>
    <style:style style:name="CalculAuto" style:family="table-cell" style:parent-style-name="Default">
      <style:table-cell-properties fo:background-color="#009900"/>
    </style:style>
    <style:style style:name="NomVariable" style:family="table-cell" style:parent-style-name="Default">
      <style:text-properties fo:font-size="10pt" fo:font-weight="bold"/>
    </style:style>
    <style:style style:name="VerifOK" style:family="table-cell" style:parent-style-name="Default" style:data-style-name="N0">
      <style:table-cell-properties fo:background-color="#00cc00"/>
    </style:style>
    <style:style style:name="VerifNOK" style:family="table-cell" style:parent-style-name="Default">
      <style:table-cell-properties fo:background-color="#ff3333"/>
    </style:style>
    <draw:gradient draw:name="Argile" draw:style="linear" draw:start-color="#423c24" draw:end-color="#968751" draw:start-intensity="100%" draw:end-intensity="100%" draw:angle="600" draw:border="0%"/>
    <draw:gradient draw:name="Tango_20_Green" draw:display-name="Tango Green" draw:style="linear" draw:start-color="#8ae234" draw:end-color="#4e9a06" draw:start-intensity="100%" draw:end-intensity="100%" draw:angle="300" draw:border="0%"/>
    <draw:marker draw:name="Arrowheads_20_1" draw:display-name="Arrowheads 1"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istance="5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7:56:54.0807672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12:32:04.143052522</meta:creation-date>
    <dc:date>2017-03-10T18:29:55.239016773</dc:date>
    <meta:editing-duration>P1DT11H16M19S</meta:editing-duration>
    <meta:editing-cycles>819</meta:editing-cycles>
    <meta:generator>LibreOffice/5.2.5.1$Linux_X86_64 LibreOffice_project/20m0$Build-1</meta:generator>
    <meta:document-statistic meta:table-count="25" meta:cell-count="2281" meta:object-count="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vertical="true" chart:include-hidden-cells="false" chart:treat-empty-cells="leave-gap" chart:right-angled-axes="true"/>
    </style:style>
    <style:style style:name="ch3" style:family="chart" style:data-style-name="N0">
      <style:chart-properties chart:display-label="true" chart:logarithmic="false" chart:reverse-direction="true" text:line-break="false" loext:try-staggering-first="true" chart:link-data-style-to-source="true" chart:axis-position="start"/>
      <style:graphic-properties svg:stroke-color="#b3b3b3"/>
      <style:text-properties fo:font-size="10pt" style:font-size-asian="10pt" style:font-size-complex="10pt"/>
    </style:style>
    <style:style style:name="ch4" style:family="chart">
      <style:chart-properties chart:auto-position="true" style:rotation-angle="90"/>
      <style:text-properties fo:font-family="Cambria" style:font-style-name="Regular" style:font-family-generic="roman" fo:font-size="11pt" style:font-size-asian="9pt" style:font-size-complex="9pt"/>
    </style:style>
    <style:style style:name="ch5" style:family="chart" style:data-style-name="N0">
      <style:chart-properties chart:display-label="true" chart:logarithmic="false" chart:reverse-direction="false" text:line-break="false" loext:try-staggering-first="true" chart:link-data-style-to-source="true" chart:axis-position="end"/>
      <style:graphic-properties svg:stroke-color="#b3b3b3"/>
      <style:text-properties fo:font-size="10pt" style:font-size-asian="10pt" style:font-size-complex="10pt"/>
    </style:style>
    <style:style style:name="ch6" style:family="chart">
      <style:chart-properties chart:auto-position="true" style:rotation-angle="0"/>
      <style:text-properties fo:font-family="Cambria" style:font-style-name="Regular" style:font-family-generic="roman" fo:font-size="11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ff420e" draw:opacity="0%" dr3d:edge-rounding="5%"/>
      <style:text-properties fo:font-size="10pt" style:font-size-asian="10pt" style:font-size-complex="10pt"/>
    </style:style>
    <style:style style:name="ch9" style:family="chart" style:data-style-name="N0">
      <style:chart-properties chart:link-data-style-to-source="true" chart:data-label-number="value" chart:data-label-text="false" chart:data-label-symbol="false"/>
      <style:graphic-properties draw:stroke="none" draw:fill-color="#00990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Phases.H2:Phases.I18" svg:x="1.093cm" svg:y="0.828cm" svg:width="14.6cm" svg:height="7.657cm">
          <chartooo:coordinate-region svg:x="1.767cm" svg:y="0.828cm" svg:width="13.818cm" svg:height="7.01cm"/>
          <chart:axis chart:dimension="x" chart:name="primary-x" chart:style-name="ch3">
            <chart:title svg:x="0.091cm" svg:y="5.295cm" chart:style-name="ch4">
              <text:p>Phases</text:p>
            </chart:title>
          </chart:axis>
          <chart:axis chart:dimension="y" chart:name="primary-y" chart:style-name="ch5">
            <chart:title svg:x="6.881cm" svg:y="8.318cm" chart:style-name="ch6">
              <text:p>Durée (semaines)</text:p>
            </chart:title>
            <chart:grid chart:style-name="ch7" chart:class="major"/>
          </chart:axis>
          <chart:series chart:style-name="ch8" chart:values-cell-range-address="Phases.H2:Phases.H18" chart:class="chart:bar">
            <chart:data-point chart:repeated="17"/>
          </chart:series>
          <chart:series chart:style-name="ch9" chart:values-cell-range-address="Phases.I2:Phases.I18" chart:class="chart:bar">
            <chart:data-point chart:repeated="1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Column I</text:p>
              </table:table-cell>
            </table:table-row>
          </table:table-header-rows>
          <table:table-rows>
            <table:table-row>
              <table:table-cell office:value-type="string">
                <text:p>1</text:p>
              </table:table-cell>
              <table:table-cell office:value-type="float" office:value="0">
                <text:p>0</text:p>
                <draw:g>
                  <svg:desc>Phases.H2:Phases.H18</svg:desc>
                </draw:g>
              </table:table-cell>
              <table:table-cell office:value-type="float" office:value="2">
                <text:p>2</text:p>
                <draw:g>
                  <svg:desc>Phases.I2:Phases.I18</svg:desc>
                </draw:g>
              </table:table-cell>
            </table:table-row>
            <table:table-row>
              <table:table-cell office:value-type="string">
                <text:p>2</text:p>
              </table:table-cell>
              <table:table-cell office:value-type="float" office:value="0">
                <text:p>0</text:p>
              </table:table-cell>
              <table:table-cell office:value-type="float" office:value="2">
                <text:p>2</text:p>
              </table:table-cell>
            </table:table-row>
            <table:table-row>
              <table:table-cell office:value-type="string">
                <text:p>3</text:p>
              </table:table-cell>
              <table:table-cell office:value-type="float" office:value="0">
                <text:p>0</text:p>
              </table:table-cell>
              <table:table-cell office:value-type="float" office:value="2">
                <text:p>2</text:p>
              </table:table-cell>
            </table:table-row>
            <table:table-row>
              <table:table-cell office:value-type="string">
                <text:p>4</text:p>
              </table:table-cell>
              <table:table-cell office:value-type="float" office:value="0">
                <text:p>0</text:p>
              </table:table-cell>
              <table:table-cell office:value-type="float" office:value="2">
                <text:p>2</text:p>
              </table:table-cell>
            </table:table-row>
            <table:table-row>
              <table:table-cell office:value-type="string">
                <text:p>5</text:p>
              </table:table-cell>
              <table:table-cell office:value-type="float" office:value="0">
                <text:p>0</text:p>
              </table:table-cell>
              <table:table-cell office:value-type="float" office:value="2">
                <text:p>2</text:p>
              </table:table-cell>
            </table:table-row>
            <table:table-row>
              <table:table-cell office:value-type="string">
                <text:p>6</text:p>
              </table:table-cell>
              <table:table-cell office:value-type="float" office:value="0">
                <text:p>0</text:p>
              </table:table-cell>
              <table:table-cell office:value-type="float" office:value="2">
                <text:p>2</text:p>
              </table:table-cell>
            </table:table-row>
            <table:table-row>
              <table:table-cell office:value-type="string">
                <text:p>7</text:p>
              </table:table-cell>
              <table:table-cell office:value-type="float" office:value="0">
                <text:p>0</text:p>
              </table:table-cell>
              <table:table-cell office:value-type="float" office:value="2">
                <text:p>2</text:p>
              </table:table-cell>
            </table:table-row>
            <table:table-row>
              <table:table-cell office:value-type="string">
                <text:p>8</text:p>
              </table:table-cell>
              <table:table-cell office:value-type="float" office:value="0">
                <text:p>0</text:p>
              </table:table-cell>
              <table:table-cell office:value-type="float" office:value="2">
                <text:p>2</text:p>
              </table:table-cell>
            </table:table-row>
            <table:table-row>
              <table:table-cell office:value-type="string">
                <text:p>9</text:p>
              </table:table-cell>
              <table:table-cell office:value-type="float" office:value="0">
                <text:p>0</text:p>
              </table:table-cell>
              <table:table-cell office:value-type="float" office:value="2">
                <text:p>2</text:p>
              </table:table-cell>
            </table:table-row>
            <table:table-row>
              <table:table-cell office:value-type="string">
                <text:p>10</text:p>
              </table:table-cell>
              <table:table-cell office:value-type="float" office:value="0">
                <text:p>0</text:p>
              </table:table-cell>
              <table:table-cell office:value-type="float" office:value="2">
                <text:p>2</text:p>
              </table:table-cell>
            </table:table-row>
            <table:table-row>
              <table:table-cell office:value-type="string">
                <text:p>11</text:p>
              </table:table-cell>
              <table:table-cell office:value-type="float" office:value="0">
                <text:p>0</text:p>
              </table:table-cell>
              <table:table-cell office:value-type="float" office:value="2">
                <text:p>2</text:p>
              </table:table-cell>
            </table:table-row>
            <table:table-row>
              <table:table-cell office:value-type="string">
                <text:p>12</text:p>
              </table:table-cell>
              <table:table-cell office:value-type="float" office:value="0">
                <text:p>0</text:p>
              </table:table-cell>
              <table:table-cell office:value-type="float" office:value="2">
                <text:p>2</text:p>
              </table:table-cell>
            </table:table-row>
            <table:table-row>
              <table:table-cell office:value-type="string">
                <text:p>13</text:p>
              </table:table-cell>
              <table:table-cell office:value-type="float" office:value="0">
                <text:p>0</text:p>
              </table:table-cell>
              <table:table-cell office:value-type="float" office:value="2">
                <text:p>2</text:p>
              </table:table-cell>
            </table:table-row>
            <table:table-row>
              <table:table-cell office:value-type="string">
                <text:p>14</text:p>
              </table:table-cell>
              <table:table-cell office:value-type="float" office:value="0">
                <text:p>0</text:p>
              </table:table-cell>
              <table:table-cell office:value-type="float" office:value="2">
                <text:p>2</text:p>
              </table:table-cell>
            </table:table-row>
            <table:table-row>
              <table:table-cell office:value-type="string">
                <text:p>15</text:p>
              </table:table-cell>
              <table:table-cell office:value-type="float" office:value="0">
                <text:p>0</text:p>
              </table:table-cell>
              <table:table-cell office:value-type="float" office:value="2">
                <text:p>2</text:p>
              </table:table-cell>
            </table:table-row>
            <table:table-row>
              <table:table-cell office:value-type="string">
                <text:p>16</text:p>
              </table:table-cell>
              <table:table-cell office:value-type="float" office:value="2">
                <text:p>2</text:p>
              </table:table-cell>
              <table:table-cell office:value-type="float" office:value="3">
                <text:p>3</text:p>
              </table:table-cell>
            </table:table-row>
            <table:table-row>
              <table:table-cell office:value-type="string">
                <text:p>17</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Linux_X86_64 LibreOffice_project/2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use-zero" chart:right-angled-axes="true"/>
    </style:style>
    <style:style style:name="ch3" style:family="chart" style:data-style-name="N100">
      <style:chart-properties chart:display-label="true" chart:logarithmic="false" chart:reverse-direction="true" text:line-break="false" loext:try-staggering-first="true" chart:link-data-style-to-source="true" chart:axis-position="0"/>
      <style:graphic-properties svg:stroke-color="#b3b3b3"/>
      <style:text-properties fo:font-family="Cambria" style:font-style-name="Regular" style:font-family-generic="roman" fo:font-size="11pt" style:font-size-asian="10pt" style:font-size-complex="10pt"/>
    </style:style>
    <style:style style:name="ch4" style:family="chart">
      <style:chart-properties chart:auto-position="true" style:rotation-angle="90"/>
      <style:text-properties fo:font-size="9pt" style:font-size-asian="9pt" style:font-size-complex="9pt"/>
    </style:style>
    <style:style style:name="ch5" style:family="chart" style:data-style-name="N0">
      <style:chart-properties chart:display-label="true" chart:logarithmic="false" chart:origin="0" chart:reverse-direction="false" text:line-break="false" loext:try-staggering-first="true" chart:link-data-style-to-source="true" chart:axis-position="end"/>
      <style:graphic-properties svg:stroke-color="#b3b3b3"/>
      <style:text-properties fo:font-family="Cambria" style:font-style-name="Regular" style:font-family-generic="roman" fo:font-size="11pt" style:font-size-asian="10pt" style:font-size-complex="10pt"/>
    </style:style>
    <style:style style:name="ch6" style:family="chart">
      <style:chart-properties chart:auto-position="true" style:rotation-angle="0"/>
      <style:text-properties fo:font-family="Cambria" style:font-style-name="Regular" style:font-family-generic="roman" fo:font-size="11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true" chart:link-data-style-to-source="true" chart:visible="false" chart:axis-position="start"/>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004586" draw:opacity="0%" dr3d:edge-rounding="5%"/>
      <style:text-properties fo:font-size="10pt" style:font-size-asian="10pt" style:font-size-complex="10pt"/>
    </style:style>
    <style:style style:name="ch10" style:family="chart" style:data-style-name="N0">
      <style:chart-properties chart:link-data-style-to-source="true" chart:data-label-number="value" chart:data-label-text="false" chart:data-label-symbol="false"/>
      <style:graphic-properties draw:stroke="none" draw:fill-color="#00990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Phases.A2:Phases.A18 Phases.H2:Phases.I18" chart:data-source-has-labels="column" svg:x="1.331cm" svg:y="0.18cm" svg:width="14.349cm" svg:height="7.537cm">
          <chartooo:coordinate-region svg:x="3.547cm" svg:y="0.18cm" svg:width="12.025cm" svg:height="6.064cm"/>
          <chart:axis chart:dimension="x" chart:name="primary-x" chart:style-name="ch3" chartooo:axis-type="auto">
            <chartooo:date-scale/>
            <chart:title svg:x="0.451cm" svg:y="4.548cm" chart:style-name="ch4">
              <text:p>Phases</text:p>
            </chart:title>
            <chart:categories table:cell-range-address="Phases.A2:Phases.A18"/>
          </chart:axis>
          <chart:axis chart:dimension="y" chart:name="primary-y" chart:style-name="ch5">
            <chart:title svg:x="6.993cm" svg:y="7.897cm" chart:style-name="ch6">
              <text:p>Durée (semaines)</text:p>
            </chart:title>
            <chart:grid chart:style-name="ch7" chart:class="major"/>
          </chart:axis>
          <chart:axis chart:dimension="y" chart:name="secondary-y" chart:style-name="ch8"/>
          <chart:series chart:attached-axis="primary-y" chart:style-name="ch9" chart:values-cell-range-address="Phases.H2:Phases.H18" chart:class="chart:bar">
            <chart:data-point chart:repeated="17"/>
          </chart:series>
          <chart:series chart:attached-axis="primary-y" chart:style-name="ch10" chart:values-cell-range-address="Phases.I2:Phases.I18"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Column I</text:p>
              </table:table-cell>
            </table:table-row>
          </table:table-header-rows>
          <table:table-rows>
            <table:table-row>
              <table:table-cell office:value-type="string">
                <text:p>Nom phase 1</text:p>
                <draw:g>
                  <svg:desc>Phases.A2:Phases.A18</svg:desc>
                </draw:g>
              </table:table-cell>
              <table:table-cell office:value-type="float" office:value="0">
                <text:p>0</text:p>
                <draw:g>
                  <svg:desc>Phases.H2:Phases.H18</svg:desc>
                </draw:g>
              </table:table-cell>
              <table:table-cell office:value-type="float" office:value="2">
                <text:p>2</text:p>
                <draw:g>
                  <svg:desc>Phases.I2:Phases.I18</svg:desc>
                </draw:g>
              </table:table-cell>
            </table:table-row>
            <table:table-row>
              <table:table-cell office:value-type="string">
                <text:p>Nom phase 2</text:p>
              </table:table-cell>
              <table:table-cell office:value-type="float" office:value="0">
                <text:p>0</text:p>
              </table:table-cell>
              <table:table-cell office:value-type="float" office:value="2">
                <text:p>2</text:p>
              </table:table-cell>
            </table:table-row>
            <table:table-row>
              <table:table-cell office:value-type="string">
                <text:p>Nom phase 3</text:p>
              </table:table-cell>
              <table:table-cell office:value-type="float" office:value="0">
                <text:p>0</text:p>
              </table:table-cell>
              <table:table-cell office:value-type="float" office:value="2">
                <text:p>2</text:p>
              </table:table-cell>
            </table:table-row>
            <table:table-row>
              <table:table-cell office:value-type="string">
                <text:p>Nom phase 4</text:p>
              </table:table-cell>
              <table:table-cell office:value-type="float" office:value="0">
                <text:p>0</text:p>
              </table:table-cell>
              <table:table-cell office:value-type="float" office:value="2">
                <text:p>2</text:p>
              </table:table-cell>
            </table:table-row>
            <table:table-row>
              <table:table-cell office:value-type="string">
                <text:p>Nom phase 5</text:p>
              </table:table-cell>
              <table:table-cell office:value-type="float" office:value="0">
                <text:p>0</text:p>
              </table:table-cell>
              <table:table-cell office:value-type="float" office:value="2">
                <text:p>2</text:p>
              </table:table-cell>
            </table:table-row>
            <table:table-row>
              <table:table-cell office:value-type="string">
                <text:p>Nom phase 6</text:p>
              </table:table-cell>
              <table:table-cell office:value-type="float" office:value="0">
                <text:p>0</text:p>
              </table:table-cell>
              <table:table-cell office:value-type="float" office:value="2">
                <text:p>2</text:p>
              </table:table-cell>
            </table:table-row>
            <table:table-row>
              <table:table-cell office:value-type="string">
                <text:p>Nom phase 7</text:p>
              </table:table-cell>
              <table:table-cell office:value-type="float" office:value="0">
                <text:p>0</text:p>
              </table:table-cell>
              <table:table-cell office:value-type="float" office:value="2">
                <text:p>2</text:p>
              </table:table-cell>
            </table:table-row>
            <table:table-row>
              <table:table-cell office:value-type="string">
                <text:p>Nom phase 8</text:p>
              </table:table-cell>
              <table:table-cell office:value-type="float" office:value="0">
                <text:p>0</text:p>
              </table:table-cell>
              <table:table-cell office:value-type="float" office:value="2">
                <text:p>2</text:p>
              </table:table-cell>
            </table:table-row>
            <table:table-row>
              <table:table-cell office:value-type="string">
                <text:p>Nom phase 9</text:p>
              </table:table-cell>
              <table:table-cell office:value-type="float" office:value="0">
                <text:p>0</text:p>
              </table:table-cell>
              <table:table-cell office:value-type="float" office:value="2">
                <text:p>2</text:p>
              </table:table-cell>
            </table:table-row>
            <table:table-row>
              <table:table-cell office:value-type="string">
                <text:p>Nom phase 10</text:p>
              </table:table-cell>
              <table:table-cell office:value-type="float" office:value="0">
                <text:p>0</text:p>
              </table:table-cell>
              <table:table-cell office:value-type="float" office:value="2">
                <text:p>2</text:p>
              </table:table-cell>
            </table:table-row>
            <table:table-row>
              <table:table-cell office:value-type="string">
                <text:p>Nom phase 11</text:p>
              </table:table-cell>
              <table:table-cell office:value-type="float" office:value="0">
                <text:p>0</text:p>
              </table:table-cell>
              <table:table-cell office:value-type="float" office:value="2">
                <text:p>2</text:p>
              </table:table-cell>
            </table:table-row>
            <table:table-row>
              <table:table-cell office:value-type="string">
                <text:p>Nom phase 12</text:p>
              </table:table-cell>
              <table:table-cell office:value-type="float" office:value="0">
                <text:p>0</text:p>
              </table:table-cell>
              <table:table-cell office:value-type="float" office:value="2">
                <text:p>2</text:p>
              </table:table-cell>
            </table:table-row>
            <table:table-row>
              <table:table-cell office:value-type="string">
                <text:p>Nom phase 13</text:p>
              </table:table-cell>
              <table:table-cell office:value-type="float" office:value="0">
                <text:p>0</text:p>
              </table:table-cell>
              <table:table-cell office:value-type="float" office:value="2">
                <text:p>2</text:p>
              </table:table-cell>
            </table:table-row>
            <table:table-row>
              <table:table-cell office:value-type="string">
                <text:p>Nom phase 14</text:p>
              </table:table-cell>
              <table:table-cell office:value-type="float" office:value="0">
                <text:p>0</text:p>
              </table:table-cell>
              <table:table-cell office:value-type="float" office:value="2">
                <text:p>2</text:p>
              </table:table-cell>
            </table:table-row>
            <table:table-row>
              <table:table-cell office:value-type="string">
                <text:p>Nom phase 15</text:p>
              </table:table-cell>
              <table:table-cell office:value-type="float" office:value="0">
                <text:p>0</text:p>
              </table:table-cell>
              <table:table-cell office:value-type="float" office:value="2">
                <text:p>2</text:p>
              </table:table-cell>
            </table:table-row>
            <table:table-row>
              <table:table-cell office:value-type="string">
                <text:p>Nom phase 16</text:p>
              </table:table-cell>
              <table:table-cell office:value-type="float" office:value="2">
                <text:p>2</text:p>
              </table:table-cell>
              <table:table-cell office:value-type="float" office:value="3">
                <text:p>3</text:p>
              </table:table-cell>
            </table:table-row>
            <table:table-row>
              <table:table-cell office:value-type="string">
                <text:p>Suivi d'étude</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Linux_X86_64 LibreOffice_project/2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